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4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Experiment 1</text:p>
          </table:table-cell>
          <table:table-cell table:number-columns-repeated="4" table:style-name="ce1"/>
          <table:table-cell table:style-name="ce5"/>
          <table:table-cell table:number-columns-repeated="16378" table:style-name="ce1"/>
        </table:table-row>
        <table:table-row table:style-name="ro2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Voltage (W)</text:p>
          </table:table-cell>
          <table:table-cell office:value-type="string" table:style-name="ce6">
            <text:p>Current (mA)</text:p>
          </table:table-cell>
          <table:table-cell office:value-type="string" table:style-name="ce7">
            <text:p>Consumed energy (J=Ws)</text:p>
          </table:table-cell>
          <table:table-cell table:number-columns-repeated="2" table:style-name="ce3"/>
          <table:table-cell office:value-type="string" table:style-name="ce3">
            <text:p>Consumed energy without SO (J=Ws)</text:p>
          </table:table-cell>
          <table:table-cell office:value-type="string" table:style-name="ce3">
            <text:p>Base power consumption by SO (Ws)</text:p>
          </table:table-cell>
          <table:table-cell table:number-columns-repeated="16374" table:style-name="ce3"/>
        </table:table-row>
        <table:table-row table:style-name="ro1">
          <table:table-cell office:value-type="time" office:time-value="PT20H33M59S" table:style-name="ce4">
            <text:p>20:33:59</text:p>
          </table:table-cell>
          <table:table-cell office:value-type="time" office:time-value="PT20H34M0S" table:style-name="ce4">
            <text:p>20:34:0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4.62" table:style-name="ce1">
            <text:p>564,62</text:p>
          </table:table-cell>
          <table:table-cell office:value-type="float" office:value="3.1057261871999997" table:formula="of:=[.C3]/1000 * [.D3]*[.E3]/1000" table:style-name="ce1">
            <text:p>3,105726187</text:p>
          </table:table-cell>
          <table:table-cell table:number-columns-repeated="2" table:style-name="ce1"/>
          <table:table-cell office:value-type="float" office:value="0.3960655915997271" table:formula="of:=[.F3]-([.$J$3]*[.C3]/1000)" table:style-name="ce1">
            <text:p>0,396065592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1">
          <table:table-cell office:value-type="time" office:time-value="PT20H34M1S" table:style-name="ce4">
            <text:p>20:34:01</text:p>
          </table:table-cell>
          <table:table-cell office:value-type="time" office:time-value="PT20H34M2S" table:style-name="ce4">
            <text:p>20:34:02</text:p>
          </table:table-cell>
          <table:table-cell office:value-type="float" office:value="1059" table:style-name="ce1">
            <text:p>1059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783.52" table:style-name="ce1">
            <text:p>783,52</text:p>
          </table:table-cell>
          <table:table-cell office:value-type="float" office:value="4.2400106447999999" table:formula="of:=[.C4]/1000 * [.D4]*[.E4]/1000" table:style-name="ce1">
            <text:p>4,240010645</text:p>
          </table:table-cell>
          <table:table-cell table:number-columns-repeated="2" table:style-name="ce1"/>
          <table:table-cell office:value-type="float" office:value="1.5481433176511361" table:formula="of:=[.F4]-([.$J$3]*[.C4]/1000)" table:style-name="ce1">
            <text:p>1,548143318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2S" table:style-name="ce4">
            <text:p>20:34:02</text:p>
          </table:table-cell>
          <table:table-cell office:value-type="time" office:time-value="PT20H34M3S" table:style-name="ce4">
            <text:p>20:34:03</text:p>
          </table:table-cell>
          <table:table-cell office:value-type="float" office:value="1051" table:style-name="ce1">
            <text:p>1051</text:p>
          </table:table-cell>
          <table:table-cell office:value-type="float" office:value="5.15" table:style-name="ce1">
            <text:p>5,15</text:p>
          </table:table-cell>
          <table:table-cell office:value-type="float" office:value="594.91999999999996" table:style-name="ce1">
            <text:p>594,92</text:p>
          </table:table-cell>
          <table:table-cell office:value-type="float" office:value="3.2200937380000001" table:formula="of:=[.C5]/1000 * [.D5]*[.E5]/1000" table:style-name="ce1">
            <text:p>3,220093738</text:p>
          </table:table-cell>
          <table:table-cell table:number-columns-repeated="2" table:style-name="ce1"/>
          <table:table-cell office:value-type="float" office:value="0.54856157479560386" table:formula="of:=[.F5]-([.$J$3]*[.C5]/1000)" table:style-name="ce1">
            <text:p>0,54856157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3S" table:style-name="ce4">
            <text:p>20:34:03</text:p>
          </table:table-cell>
          <table:table-cell office:value-type="time" office:time-value="PT20H34M4S" table:style-name="ce4">
            <text:p>20:34:0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81.57000000000005" table:style-name="ce1">
            <text:p>581,57</text:p>
          </table:table-cell>
          <table:table-cell office:value-type="float" office:value="3.1929588768000001" table:formula="of:=[.C6]/1000 * [.D6]*[.E6]/1000" table:style-name="ce1">
            <text:p>3,192958877</text:p>
          </table:table-cell>
          <table:table-cell table:number-columns-repeated="2" table:style-name="ce1"/>
          <table:table-cell office:value-type="float" office:value="0.48838207218584451" table:formula="of:=[.F6]-([.$J$3]*[.C6]/1000)" table:style-name="ce1">
            <text:p>0,48838207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4S" table:style-name="ce4">
            <text:p>20:34:04</text:p>
          </table:table-cell>
          <table:table-cell office:value-type="time" office:time-value="PT20H34M5S" table:style-name="ce4">
            <text:p>20:34:05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0.26" table:style-name="ce1">
            <text:p>540,26</text:p>
          </table:table-cell>
          <table:table-cell office:value-type="float" office:value="2.9940344784000001" table:formula="of:=[.C7]/1000 * [.D7]*[.E7]/1000" table:style-name="ce1">
            <text:p>2,994034478</text:p>
          </table:table-cell>
          <table:table-cell table:number-columns-repeated="2" table:style-name="ce1"/>
          <table:table-cell office:value-type="float" office:value="0.26403871885526042" table:formula="of:=[.F7]-([.$J$3]*[.C7]/1000)" table:style-name="ce1">
            <text:p>0,26403871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5S" table:style-name="ce4">
            <text:p>20:34:05</text:p>
          </table:table-cell>
          <table:table-cell office:value-type="time" office:time-value="PT20H34M6S" table:style-name="ce4">
            <text:p>20:34:0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2.61" table:style-name="ce1">
            <text:p>552,61</text:p>
          </table:table-cell>
          <table:table-cell office:value-type="float" office:value="3.0425159292000004" table:formula="of:=[.C8]/1000 * [.D8]*[.E8]/1000" table:style-name="ce1">
            <text:p>3,042515929</text:p>
          </table:table-cell>
          <table:table-cell table:number-columns-repeated="2" table:style-name="ce1"/>
          <table:table-cell office:value-type="float" office:value="0.33031343810666947" table:formula="of:=[.F8]-([.$J$3]*[.C8]/1000)" table:style-name="ce1">
            <text:p>0,330313438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6S" table:style-name="ce4">
            <text:p>20:34:06</text:p>
          </table:table-cell>
          <table:table-cell office:value-type="time" office:time-value="PT20H34M7S" table:style-name="ce4">
            <text:p>20:34:07</text:p>
          </table:table-cell>
          <table:table-cell office:value-type="float" office:value="1057" table:style-name="ce1">
            <text:p>1057</text:p>
          </table:table-cell>
          <table:table-cell office:value-type="float" office:value="5.16" table:style-name="ce1">
            <text:p>5,16</text:p>
          </table:table-cell>
          <table:table-cell office:value-type="float" office:value="558.58000000000004" table:style-name="ce1">
            <text:p>558,58</text:p>
          </table:table-cell>
          <table:table-cell office:value-type="float" office:value="3.0465623495999998" table:formula="of:=[.C9]/1000 * [.D9]*[.E9]/1000" table:style-name="ce1">
            <text:p>3,04656235</text:p>
          </table:table-cell>
          <table:table-cell table:number-columns-repeated="2" table:style-name="ce1"/>
          <table:table-cell office:value-type="float" office:value="0.35977881343725304" table:formula="of:=[.F9]-([.$J$3]*[.C9]/1000)" table:style-name="ce1">
            <text:p>0,35977881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7S" table:style-name="ce4">
            <text:p>20:34:07</text:p>
          </table:table-cell>
          <table:table-cell office:value-type="time" office:time-value="PT20H34M8S" table:style-name="ce4">
            <text:p>20:34:08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8.89" table:style-name="ce1">
            <text:p>548,89</text:p>
          </table:table-cell>
          <table:table-cell office:value-type="float" office:value="3.0418605576000006" table:formula="of:=[.C10]/1000 * [.D10]*[.E10]/1000" table:style-name="ce1">
            <text:p>3,041860558</text:p>
          </table:table-cell>
          <table:table-cell table:number-columns-repeated="2" table:style-name="ce1"/>
          <table:table-cell office:value-type="float" office:value="0.31186479805526091" table:formula="of:=[.F10]-([.$J$3]*[.C10]/1000)" table:style-name="ce1">
            <text:p>0,311864798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8S" table:style-name="ce4">
            <text:p>20:34:08</text:p>
          </table:table-cell>
          <table:table-cell office:value-type="time" office:time-value="PT20H34M9S" table:style-name="ce4">
            <text:p>20:34:0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29.16999999999996" table:style-name="ce1">
            <text:p>529,17</text:p>
          </table:table-cell>
          <table:table-cell office:value-type="float" office:value="2.9216534040000002" table:formula="of:=[.C11]/1000 * [.D11]*[.E11]/1000" table:style-name="ce1">
            <text:p>2,921653404</text:p>
          </table:table-cell>
          <table:table-cell table:number-columns-repeated="2" table:style-name="ce1"/>
          <table:table-cell office:value-type="float" office:value="0.20182522642749401" table:formula="of:=[.F11]-([.$J$3]*[.C11]/1000)" table:style-name="ce1">
            <text:p>0,20182522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9S" table:style-name="ce4">
            <text:p>20:34:09</text:p>
          </table:table-cell>
          <table:table-cell office:value-type="time" office:time-value="PT20H34M10S" table:style-name="ce4">
            <text:p>20:34:10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2.41" table:style-name="ce1">
            <text:p>552,41</text:p>
          </table:table-cell>
          <table:table-cell office:value-type="float" office:value="3.0587328386999997" table:formula="of:=[.C12]/1000 * [.D12]*[.E12]/1000" table:style-name="ce1">
            <text:p>3,058732839</text:p>
          </table:table-cell>
          <table:table-cell table:number-columns-repeated="2" table:style-name="ce1"/>
          <table:table-cell office:value-type="float" office:value="0.33636276563443523" table:formula="of:=[.F12]-([.$J$3]*[.C12]/1000)" table:style-name="ce1">
            <text:p>0,33636276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10S" table:style-name="ce4">
            <text:p>20:34:10</text:p>
          </table:table-cell>
          <table:table-cell office:value-type="time" office:time-value="PT20H34M11S" table:style-name="ce4">
            <text:p>20:34:1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6.25" table:style-name="ce1">
            <text:p>566,25</text:p>
          </table:table-cell>
          <table:table-cell office:value-type="float" office:value="3.1322232000000003" table:formula="of:=[.C13]/1000 * [.D13]*[.E13]/1000" table:style-name="ce1">
            <text:p>3,1322232</text:p>
          </table:table-cell>
          <table:table-cell table:number-columns-repeated="2" table:style-name="ce1"/>
          <table:table-cell office:value-type="float" office:value="0.4073112314413776" table:formula="of:=[.F13]-([.$J$3]*[.C13]/1000)" table:style-name="ce1">
            <text:p>0,407311231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11S" table:style-name="ce4">
            <text:p>20:34:11</text:p>
          </table:table-cell>
          <table:table-cell office:value-type="time" office:time-value="PT20H34M13S" table:style-name="ce4">
            <text:p>20:34:13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578.36" table:style-name="ce1">
            <text:p>578,36</text:p>
          </table:table-cell>
          <table:table-cell office:value-type="float" office:value="3.14237447" table:formula="of:=[.C14]/1000 * [.D14]*[.E14]/1000" table:style-name="ce1">
            <text:p>3,14237447</text:p>
          </table:table-cell>
          <table:table-cell table:number-columns-repeated="2" table:style-name="ce1"/>
          <table:table-cell office:value-type="float" office:value="0.4606747248233698" table:formula="of:=[.F14]-([.$J$3]*[.C14]/1000)" table:style-name="ce1">
            <text:p>0,46067472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13S" table:style-name="ce4">
            <text:p>20:34:13</text:p>
          </table:table-cell>
          <table:table-cell office:value-type="time" office:time-value="PT20H34M14S" table:style-name="ce4">
            <text:p>20:34:14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5.73" table:style-name="ce1">
            <text:p>545,73</text:p>
          </table:table-cell>
          <table:table-cell office:value-type="float" office:value="3.0245666352000002" table:formula="of:=[.C15]/1000 * [.D15]*[.E15]/1000" table:style-name="ce1">
            <text:p>3,024566635</text:p>
          </table:table-cell>
          <table:table-cell table:number-columns-repeated="2" table:style-name="ce1"/>
          <table:table-cell office:value-type="float" office:value="0.29965466664137752" table:formula="of:=[.F15]-([.$J$3]*[.C15]/1000)" table:style-name="ce1">
            <text:p>0,29965466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14S" table:style-name="ce4">
            <text:p>20:34:14</text:p>
          </table:table-cell>
          <table:table-cell office:value-type="time" office:time-value="PT20H34M15S" table:style-name="ce4">
            <text:p>20:34:15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60.03" table:style-name="ce1">
            <text:p>560,03</text:p>
          </table:table-cell>
          <table:table-cell office:value-type="float" office:value="3.1038206671999999" table:formula="of:=[.C16]/1000 * [.D16]*[.E16]/1000" table:style-name="ce1">
            <text:p>3,103820667</text:p>
          </table:table-cell>
          <table:table-cell table:number-columns-repeated="2" table:style-name="ce1"/>
          <table:table-cell office:value-type="float" office:value="0.37890869864137722" table:formula="of:=[.F16]-([.$J$3]*[.C16]/1000)" table:style-name="ce1">
            <text:p>0,37890869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34M15S" table:style-name="ce4">
            <text:p>20:34:15</text:p>
          </table:table-cell>
          <table:table-cell office:value-type="time" office:time-value="PT20H34M16S" table:style-name="ce4">
            <text:p>20:34:16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66.24" table:style-name="ce1">
            <text:p>566,24</text:p>
          </table:table-cell>
          <table:table-cell office:value-type="float" office:value="3.1526204735999999" table:formula="of:=[.C17]/1000 * [.D17]*[.E17]/1000" table:style-name="ce1">
            <text:p>3,152620474</text:p>
          </table:table-cell>
          <table:table-cell table:number-columns-repeated="2" table:style-name="ce1"/>
          <table:table-cell office:value-type="float" office:value="0.40991523658996787" table:formula="of:=[.F17]-([.$J$3]*[.C17]/1000)" table:style-name="ce1">
            <text:p>0,409915237</text:p>
          </table:table-cell>
          <table:table-cell table:number-columns-repeated="16375"/>
        </table:table-row>
        <table:table-row table:style-name="ro1">
          <table:table-cell office:value-type="time" office:time-value="PT20H34M16S" table:style-name="ce4">
            <text:p>20:34:16</text:p>
          </table:table-cell>
          <table:table-cell office:value-type="time" office:time-value="PT20H34M17S" table:style-name="ce4">
            <text:p>20:34:1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2.91999999999996" table:style-name="ce1">
            <text:p>562,92</text:p>
          </table:table-cell>
          <table:table-cell office:value-type="float" office:value="3.1138032383999996" table:formula="of:=[.C18]/1000 * [.D18]*[.E18]/1000" table:style-name="ce1">
            <text:p>3,113803238</text:p>
          </table:table-cell>
          <table:table-cell table:number-columns-repeated="2" table:style-name="ce1"/>
          <table:table-cell office:value-type="float" office:value="0.3888912698413769" table:formula="of:=[.F18]-([.$J$3]*[.C18]/1000)" table:style-name="ce1">
            <text:p>0,38889127</text:p>
          </table:table-cell>
          <table:table-cell table:number-columns-repeated="16375"/>
        </table:table-row>
        <table:table-row table:style-name="ro1">
          <table:table-cell office:value-type="time" office:time-value="PT20H34M17S" table:style-name="ce4">
            <text:p>20:34:17</text:p>
          </table:table-cell>
          <table:table-cell office:value-type="time" office:time-value="PT20H34M18S" table:style-name="ce4">
            <text:p>20:34:18</text:p>
          </table:table-cell>
          <table:table-cell office:value-type="float" office:value="1081" table:style-name="ce1">
            <text:p>1081</text:p>
          </table:table-cell>
          <table:table-cell office:value-type="float" office:value="5.16" table:style-name="ce1">
            <text:p>5,16</text:p>
          </table:table-cell>
          <table:table-cell office:value-type="float" office:value="553.12" table:style-name="ce1">
            <text:p>553,12</text:p>
          </table:table-cell>
          <table:table-cell office:value-type="float" office:value="3.0852812352000001" table:formula="of:=[.C19]/1000 * [.D19]*[.E19]/1000" table:style-name="ce1">
            <text:p>3,085281235</text:p>
          </table:table-cell>
          <table:table-cell table:number-columns-repeated="2" table:style-name="ce1"/>
          <table:table-cell office:value-type="float" office:value="0.33749220720385109" table:formula="of:=[.F19]-([.$J$3]*[.C19]/1000)" table:style-name="ce1">
            <text:p>0,337492207</text:p>
          </table:table-cell>
          <table:table-cell table:number-columns-repeated="16375"/>
        </table:table-row>
        <table:table-row table:style-name="ro1">
          <table:table-cell office:value-type="time" office:time-value="PT20H34M18S" table:style-name="ce4">
            <text:p>20:34:18</text:p>
          </table:table-cell>
          <table:table-cell office:value-type="time" office:time-value="PT20H34M19S" table:style-name="ce4">
            <text:p>20:34:19</text:p>
          </table:table-cell>
          <table:table-cell office:value-type="float" office:value="1077" table:style-name="ce1">
            <text:p>1077</text:p>
          </table:table-cell>
          <table:table-cell office:value-type="float" office:value="5.17" table:style-name="ce1">
            <text:p>5,17</text:p>
          </table:table-cell>
          <table:table-cell office:value-type="float" office:value="549.32000000000005" table:style-name="ce1">
            <text:p>549,32</text:p>
          </table:table-cell>
          <table:table-cell office:value-type="float" office:value="3.0586631988000006" table:formula="of:=[.C20]/1000 * [.D20]*[.E20]/1000" table:style-name="ce1">
            <text:p>3,058663199</text:p>
          </table:table-cell>
          <table:table-cell table:number-columns-repeated="2" table:style-name="ce1"/>
          <table:table-cell office:value-type="float" office:value="0.32104175277608515" table:formula="of:=[.F20]-([.$J$3]*[.C20]/1000)" table:style-name="ce1">
            <text:p>0,321041753</text:p>
          </table:table-cell>
          <table:table-cell table:number-columns-repeated="16375"/>
        </table:table-row>
        <table:table-row table:style-name="ro1">
          <table:table-cell office:value-type="time" office:time-value="PT20H34M19S" table:style-name="ce4">
            <text:p>20:34:19</text:p>
          </table:table-cell>
          <table:table-cell office:value-type="time" office:time-value="PT20H34M20S" table:style-name="ce4">
            <text:p>20:34:2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9.87" table:style-name="ce1">
            <text:p>539,87</text:p>
          </table:table-cell>
          <table:table-cell office:value-type="float" office:value="2.9865068530000003" table:formula="of:=[.C21]/1000 * [.D21]*[.E21]/1000" table:style-name="ce1">
            <text:p>2,986506853</text:p>
          </table:table-cell>
          <table:table-cell table:number-columns-repeated="2" table:style-name="ce1"/>
          <table:table-cell office:value-type="float" office:value="0.26667867542749413" table:formula="of:=[.F21]-([.$J$3]*[.C21]/1000)" table:style-name="ce1">
            <text:p>0,266678675</text:p>
          </table:table-cell>
          <table:table-cell table:number-columns-repeated="16375"/>
        </table:table-row>
        <table:table-row table:style-name="ro1">
          <table:table-cell office:value-type="time" office:time-value="PT20H34M20S" table:style-name="ce4">
            <text:p>20:34:20</text:p>
          </table:table-cell>
          <table:table-cell office:value-type="time" office:time-value="PT20H34M21S" table:style-name="ce4">
            <text:p>20:34:2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3.36" table:style-name="ce1">
            <text:p>563,36</text:p>
          </table:table-cell>
          <table:table-cell office:value-type="float" office:value="3.1191440447999996" table:formula="of:=[.C22]/1000 * [.D22]*[.E22]/1000" table:style-name="ce1">
            <text:p>3,119144045</text:p>
          </table:table-cell>
          <table:table-cell table:number-columns-repeated="2" table:style-name="ce1"/>
          <table:table-cell office:value-type="float" office:value="0.39169018074831818" table:formula="of:=[.F22]-([.$J$3]*[.C22]/1000)" table:style-name="ce1">
            <text:p>0,391690181</text:p>
          </table:table-cell>
          <table:table-cell table:number-columns-repeated="16375"/>
        </table:table-row>
        <table:table-row table:style-name="ro1">
          <table:table-cell office:value-type="time" office:time-value="PT20H34M21S" table:style-name="ce4">
            <text:p>20:34:21</text:p>
          </table:table-cell>
          <table:table-cell office:value-type="time" office:time-value="PT20H34M22S" table:style-name="ce4">
            <text:p>20:34:22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72.48" table:style-name="ce1">
            <text:p>572,48</text:p>
          </table:table-cell>
          <table:table-cell office:value-type="float" office:value="3.1844085504000006" table:formula="of:=[.C23]/1000 * [.D23]*[.E23]/1000" table:style-name="ce1">
            <text:p>3,18440855</text:p>
          </table:table-cell>
          <table:table-cell table:number-columns-repeated="2" table:style-name="ce1"/>
          <table:table-cell office:value-type="float" office:value="0.44424520888302688" table:formula="of:=[.F23]-([.$J$3]*[.C23]/1000)" table:style-name="ce1">
            <text:p>0,444245209</text:p>
          </table:table-cell>
          <table:table-cell table:number-columns-repeated="16375"/>
        </table:table-row>
        <table:table-row table:style-name="ro1">
          <table:table-cell office:value-type="time" office:time-value="PT20H34M22S" table:style-name="ce4">
            <text:p>20:34:22</text:p>
          </table:table-cell>
          <table:table-cell office:value-type="time" office:time-value="PT20H34M24S" table:style-name="ce4">
            <text:p>20:34:24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55.33000000000004" table:style-name="ce1">
            <text:p>555,33</text:p>
          </table:table-cell>
          <table:table-cell office:value-type="float" office:value="3.0806431952999995" table:formula="of:=[.C24]/1000 * [.D24]*[.E24]/1000" table:style-name="ce1">
            <text:p>3,080643195</text:p>
          </table:table-cell>
          <table:table-cell table:number-columns-repeated="2" table:style-name="ce1"/>
          <table:table-cell office:value-type="float" office:value="0.35318933124831808" table:formula="of:=[.F24]-([.$J$3]*[.C24]/1000)" table:style-name="ce1">
            <text:p>0,353189331</text:p>
          </table:table-cell>
          <table:table-cell table:number-columns-repeated="16375"/>
        </table:table-row>
        <table:table-row table:style-name="ro1">
          <table:table-cell office:value-type="time" office:time-value="PT20H34M24S" table:style-name="ce4">
            <text:p>20:34:24</text:p>
          </table:table-cell>
          <table:table-cell office:value-type="time" office:time-value="PT20H34M25S" table:style-name="ce4">
            <text:p>20:34:25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9.16999999999996" table:style-name="ce1">
            <text:p>539,17</text:p>
          </table:table-cell>
          <table:table-cell office:value-type="float" office:value="2.9826345229999998" table:formula="of:=[.C25]/1000 * [.D25]*[.E25]/1000" table:style-name="ce1">
            <text:p>2,982634523</text:p>
          </table:table-cell>
          <table:table-cell table:number-columns-repeated="2" table:style-name="ce1"/>
          <table:table-cell office:value-type="float" office:value="0.26280634542749359" table:formula="of:=[.F25]-([.$J$3]*[.C25]/1000)" table:style-name="ce1">
            <text:p>0,262806345</text:p>
          </table:table-cell>
          <table:table-cell table:number-columns-repeated="16375"/>
        </table:table-row>
        <table:table-row table:style-name="ro1">
          <table:table-cell office:value-type="time" office:time-value="PT20H34M25S" table:style-name="ce4">
            <text:p>20:34:25</text:p>
          </table:table-cell>
          <table:table-cell office:value-type="time" office:time-value="PT20H34M26S" table:style-name="ce4">
            <text:p>20:34:26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6.27" table:style-name="ce1">
            <text:p>556,27</text:p>
          </table:table-cell>
          <table:table-cell office:value-type="float" office:value="3.0798889835999996" table:formula="of:=[.C26]/1000 * [.D26]*[.E26]/1000" table:style-name="ce1">
            <text:p>3,079888984</text:p>
          </table:table-cell>
          <table:table-cell table:number-columns-repeated="2" table:style-name="ce1"/>
          <table:table-cell office:value-type="float" office:value="0.35243511954831819" table:formula="of:=[.F26]-([.$J$3]*[.C26]/1000)" table:style-name="ce1">
            <text:p>0,35243512</text:p>
          </table:table-cell>
          <table:table-cell table:number-columns-repeated="16375"/>
        </table:table-row>
        <table:table-row table:style-name="ro1">
          <table:table-cell office:value-type="time" office:time-value="PT20H34M26S" table:style-name="ce4">
            <text:p>20:34:26</text:p>
          </table:table-cell>
          <table:table-cell office:value-type="time" office:time-value="PT20H34M27S" table:style-name="ce4">
            <text:p>20:34:27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9.4" table:style-name="ce1">
            <text:p>569,4</text:p>
          </table:table-cell>
          <table:table-cell office:value-type="float" office:value="3.1555236960000004" table:formula="of:=[.C27]/1000 * [.D27]*[.E27]/1000" table:style-name="ce1">
            <text:p>3,155523696</text:p>
          </table:table-cell>
          <table:table-cell table:number-columns-repeated="2" table:style-name="ce1"/>
          <table:table-cell office:value-type="float" office:value="0.42552793645526066" table:formula="of:=[.F27]-([.$J$3]*[.C27]/1000)" table:style-name="ce1">
            <text:p>0,425527936</text:p>
          </table:table-cell>
          <table:table-cell table:number-columns-repeated="16375"/>
        </table:table-row>
        <table:table-row table:style-name="ro1">
          <table:table-cell office:value-type="time" office:time-value="PT20H34M27S" table:style-name="ce4">
            <text:p>20:34:27</text:p>
          </table:table-cell>
          <table:table-cell office:value-type="time" office:time-value="PT20H34M28S" table:style-name="ce4">
            <text:p>20:34:28</text:p>
          </table:table-cell>
          <table:table-cell office:value-type="float" office:value="1062" table:style-name="ce1">
            <text:p>1062</text:p>
          </table:table-cell>
          <table:table-cell office:value-type="float" office:value="5.15" table:style-name="ce1">
            <text:p>5,15</text:p>
          </table:table-cell>
          <table:table-cell office:value-type="float" office:value="575.14" table:style-name="ce1">
            <text:p>575,14</text:p>
          </table:table-cell>
          <table:table-cell office:value-type="float" office:value="3.1456132019999998" table:formula="of:=[.C28]/1000 * [.D28]*[.E28]/1000" table:style-name="ce1">
            <text:p>3,145613202</text:p>
          </table:table-cell>
          <table:table-cell table:number-columns-repeated="2" table:style-name="ce1"/>
          <table:table-cell office:value-type="float" office:value="0.44612018837196077" table:formula="of:=[.F28]-([.$J$3]*[.C28]/1000)" table:style-name="ce1">
            <text:p>0,446120188</text:p>
          </table:table-cell>
          <table:table-cell table:number-columns-repeated="16375"/>
        </table:table-row>
        <table:table-row table:style-name="ro1">
          <table:table-cell office:value-type="time" office:time-value="PT20H34M28S" table:style-name="ce4">
            <text:p>20:34:28</text:p>
          </table:table-cell>
          <table:table-cell office:value-type="time" office:time-value="PT20H34M29S" table:style-name="ce4">
            <text:p>20:34:29</text:p>
          </table:table-cell>
          <table:table-cell office:value-type="float" office:value="1056" table:style-name="ce1">
            <text:p>1056</text:p>
          </table:table-cell>
          <table:table-cell office:value-type="float" office:value="5.15" table:style-name="ce1">
            <text:p>5,15</text:p>
          </table:table-cell>
          <table:table-cell office:value-type="float" office:value="569.83000000000004" table:style-name="ce1">
            <text:p>569,83</text:p>
          </table:table-cell>
          <table:table-cell office:value-type="float" office:value="3.0989634720000003" table:formula="of:=[.C29]/1000 * [.D29]*[.E29]/1000" table:style-name="ce1">
            <text:p>3,098963472</text:p>
          </table:table-cell>
          <table:table-cell table:number-columns-repeated="2" table:style-name="ce1"/>
          <table:table-cell office:value-type="float" office:value="0.41472183133031182" table:formula="of:=[.F29]-([.$J$3]*[.C29]/1000)" table:style-name="ce1">
            <text:p>0,414721831</text:p>
          </table:table-cell>
          <table:table-cell table:number-columns-repeated="16375"/>
        </table:table-row>
        <table:table-row table:style-name="ro1">
          <table:table-cell office:value-type="time" office:time-value="PT20H34M29S" table:style-name="ce4">
            <text:p>20:34:29</text:p>
          </table:table-cell>
          <table:table-cell office:value-type="time" office:time-value="PT20H34M30S" table:style-name="ce4">
            <text:p>20:34:3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0.64" table:style-name="ce1">
            <text:p>560,64</text:p>
          </table:table-cell>
          <table:table-cell office:value-type="float" office:value="3.1069771776000001" table:formula="of:=[.C30]/1000 * [.D30]*[.E30]/1000" table:style-name="ce1">
            <text:p>3,106977178</text:p>
          </table:table-cell>
          <table:table-cell table:number-columns-repeated="2" table:style-name="ce1"/>
          <table:table-cell office:value-type="float" office:value="0.37698141805526042" table:formula="of:=[.F30]-([.$J$3]*[.C30]/1000)" table:style-name="ce1">
            <text:p>0,376981418</text:p>
          </table:table-cell>
          <table:table-cell table:number-columns-repeated="16375"/>
        </table:table-row>
        <table:table-row table:style-name="ro1">
          <table:table-cell office:value-type="time" office:time-value="PT20H34M30S" table:style-name="ce4">
            <text:p>20:34:30</text:p>
          </table:table-cell>
          <table:table-cell office:value-type="time" office:time-value="PT20H34M31S" table:style-name="ce4">
            <text:p>20:34:3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74.69000000000005" table:style-name="ce1">
            <text:p>574,69</text:p>
          </table:table-cell>
          <table:table-cell office:value-type="float" office:value="3.1759438283999999" table:formula="of:=[.C31]/1000 * [.D31]*[.E31]/1000" table:style-name="ce1">
            <text:p>3,175943828</text:p>
          </table:table-cell>
          <table:table-cell table:number-columns-repeated="2" table:style-name="ce1"/>
          <table:table-cell office:value-type="float" office:value="0.45357375533443545" table:formula="of:=[.F31]-([.$J$3]*[.C31]/1000)" table:style-name="ce1">
            <text:p>0,453573755</text:p>
          </table:table-cell>
          <table:table-cell table:number-columns-repeated="16375"/>
        </table:table-row>
        <table:table-row table:style-name="ro1">
          <table:table-cell office:value-type="time" office:time-value="PT20H34M31S" table:style-name="ce4">
            <text:p>20:34:31</text:p>
          </table:table-cell>
          <table:table-cell office:value-type="time" office:time-value="PT20H34M32S" table:style-name="ce4">
            <text:p>20:34:32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4.70000000000005" table:style-name="ce1">
            <text:p>554,7</text:p>
          </table:table-cell>
          <table:table-cell office:value-type="float" office:value="3.0654718920000001" table:formula="of:=[.C32]/1000 * [.D32]*[.E32]/1000" table:style-name="ce1">
            <text:p>3,065471892</text:p>
          </table:table-cell>
          <table:table-cell table:number-columns-repeated="2" table:style-name="ce1"/>
          <table:table-cell office:value-type="float" office:value="0.3431018189344357" table:formula="of:=[.F32]-([.$J$3]*[.C32]/1000)" table:style-name="ce1">
            <text:p>0,343101819</text:p>
          </table:table-cell>
          <table:table-cell table:number-columns-repeated="16375"/>
        </table:table-row>
        <table:table-row table:style-name="ro1">
          <table:table-cell office:value-type="time" office:time-value="PT20H34M32S" table:style-name="ce4">
            <text:p>20:34:32</text:p>
          </table:table-cell>
          <table:table-cell office:value-type="time" office:time-value="PT20H34M33S" table:style-name="ce4">
            <text:p>20:34:33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9" table:style-name="ce1">
            <text:p>549</text:p>
          </table:table-cell>
          <table:table-cell office:value-type="float" office:value="3.0398514300000001" table:formula="of:=[.C33]/1000 * [.D33]*[.E33]/1000" table:style-name="ce1">
            <text:p>3,03985143</text:p>
          </table:table-cell>
          <table:table-cell table:number-columns-repeated="2" table:style-name="ce1"/>
          <table:table-cell office:value-type="float" office:value="0.31748135693443569" table:formula="of:=[.F33]-([.$J$3]*[.C33]/1000)" table:style-name="ce1">
            <text:p>0,317481357</text:p>
          </table:table-cell>
          <table:table-cell table:number-columns-repeated="16375"/>
        </table:table-row>
        <table:table-row table:style-name="ro1">
          <table:table-cell office:value-type="time" office:time-value="PT20H34M33S" table:style-name="ce4">
            <text:p>20:34:33</text:p>
          </table:table-cell>
          <table:table-cell office:value-type="time" office:time-value="PT20H34M35S" table:style-name="ce4">
            <text:p>20:34:3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6.20000000000005" table:style-name="ce1">
            <text:p>556,2</text:p>
          </table:table-cell>
          <table:table-cell office:value-type="float" office:value="3.0680214480000005" table:formula="of:=[.C34]/1000 * [.D34]*[.E34]/1000" table:style-name="ce1">
            <text:p>3,068021448</text:p>
          </table:table-cell>
          <table:table-cell table:number-columns-repeated="2" table:style-name="ce1"/>
          <table:table-cell office:value-type="float" office:value="0.35073516592055309" table:formula="of:=[.F34]-([.$J$3]*[.C34]/1000)" table:style-name="ce1">
            <text:p>0,350735166</text:p>
          </table:table-cell>
          <table:table-cell table:number-columns-repeated="16375"/>
        </table:table-row>
        <table:table-row table:style-name="ro1">
          <table:table-cell office:value-type="time" office:time-value="PT20H34M35S" table:style-name="ce4">
            <text:p>20:34:35</text:p>
          </table:table-cell>
          <table:table-cell office:value-type="time" office:time-value="PT20H34M36S" table:style-name="ce4">
            <text:p>20:34:36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78.52" table:style-name="ce1">
            <text:p>578,52</text:p>
          </table:table-cell>
          <table:table-cell office:value-type="float" office:value="3.2120356032000004" table:formula="of:=[.C35]/1000 * [.D35]*[.E35]/1000" table:style-name="ce1">
            <text:p>3,212035603</text:p>
          </table:table-cell>
          <table:table-cell table:number-columns-repeated="2" table:style-name="ce1"/>
          <table:table-cell office:value-type="float" office:value="0.47695605266914365" table:formula="of:=[.F35]-([.$J$3]*[.C35]/1000)" table:style-name="ce1">
            <text:p>0,476956053</text:p>
          </table:table-cell>
          <table:table-cell table:number-columns-repeated="16375"/>
        </table:table-row>
        <table:table-row table:style-name="ro1">
          <table:table-cell office:value-type="time" office:time-value="PT20H34M36S" table:style-name="ce4">
            <text:p>20:34:36</text:p>
          </table:table-cell>
          <table:table-cell office:value-type="time" office:time-value="PT20H34M37S" table:style-name="ce4">
            <text:p>20:34:37</text:p>
          </table:table-cell>
          <table:table-cell office:value-type="float" office:value="1080" table:style-name="ce1">
            <text:p>1080</text:p>
          </table:table-cell>
          <table:table-cell office:value-type="float" office:value="5.15" table:style-name="ce1">
            <text:p>5,15</text:p>
          </table:table-cell>
          <table:table-cell office:value-type="float" office:value="564.85" table:style-name="ce1">
            <text:p>564,85</text:p>
          </table:table-cell>
          <table:table-cell office:value-type="float" office:value="3.1416957000000005" table:formula="of:=[.C36]/1000 * [.D36]*[.E36]/1000" table:style-name="ce1">
            <text:p>3,1416957</text:p>
          </table:table-cell>
          <table:table-cell table:number-columns-repeated="2" table:style-name="ce1"/>
          <table:table-cell office:value-type="float" office:value="0.39644856749691026" table:formula="of:=[.F36]-([.$J$3]*[.C36]/1000)" table:style-name="ce1">
            <text:p>0,396448567</text:p>
          </table:table-cell>
          <table:table-cell table:number-columns-repeated="16375"/>
        </table:table-row>
        <table:table-row table:style-name="ro1">
          <table:table-cell office:value-type="time" office:time-value="PT20H34M37S" table:style-name="ce4">
            <text:p>20:34:37</text:p>
          </table:table-cell>
          <table:table-cell office:value-type="time" office:time-value="PT20H34M38S" table:style-name="ce4">
            <text:p>20:34:3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7.69000000000005" table:style-name="ce1">
            <text:p>557,69</text:p>
          </table:table-cell>
          <table:table-cell office:value-type="float" office:value="3.0733626672000005" table:formula="of:=[.C37]/1000 * [.D37]*[.E37]/1000" table:style-name="ce1">
            <text:p>3,073362667</text:p>
          </table:table-cell>
          <table:table-cell table:number-columns-repeated="2" table:style-name="ce1"/>
          <table:table-cell office:value-type="float" office:value="0.35861828061361134" table:formula="of:=[.F37]-([.$J$3]*[.C37]/1000)" table:style-name="ce1">
            <text:p>0,358618281</text:p>
          </table:table-cell>
          <table:table-cell table:number-columns-repeated="16375"/>
        </table:table-row>
        <table:table-row table:style-name="ro1">
          <table:table-cell office:value-type="time" office:time-value="PT20H34M38S" table:style-name="ce4">
            <text:p>20:34:38</text:p>
          </table:table-cell>
          <table:table-cell office:value-type="time" office:time-value="PT20H34M39S" table:style-name="ce4">
            <text:p>20:34:3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5.58000000000004" table:style-name="ce1">
            <text:p>535,58</text:p>
          </table:table-cell>
          <table:table-cell office:value-type="float" office:value="2.9487535176000002" table:formula="of:=[.C38]/1000 * [.D38]*[.E38]/1000" table:style-name="ce1">
            <text:p>2,948753518</text:p>
          </table:table-cell>
          <table:table-cell table:number-columns-repeated="2" table:style-name="ce1"/>
          <table:table-cell office:value-type="float" office:value="0.23655102650666926" table:formula="of:=[.F38]-([.$J$3]*[.C38]/1000)" table:style-name="ce1">
            <text:p>0,236551027</text:p>
          </table:table-cell>
          <table:table-cell table:number-columns-repeated="16375"/>
        </table:table-row>
        <table:table-row table:style-name="ro1">
          <table:table-cell office:value-type="time" office:time-value="PT20H34M39S" table:style-name="ce4">
            <text:p>20:34:39</text:p>
          </table:table-cell>
          <table:table-cell office:value-type="time" office:time-value="PT20H34M40S" table:style-name="ce4">
            <text:p>20:34:40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4.41" table:style-name="ce1">
            <text:p>564,41</text:p>
          </table:table-cell>
          <table:table-cell office:value-type="float" office:value="3.1220452032000003" table:formula="of:=[.C39]/1000 * [.D39]*[.E39]/1000" table:style-name="ce1">
            <text:p>3,122045203</text:p>
          </table:table-cell>
          <table:table-cell table:number-columns-repeated="2" table:style-name="ce1"/>
          <table:table-cell office:value-type="float" office:value="0.39713323464137762" table:formula="of:=[.F39]-([.$J$3]*[.C39]/1000)" table:style-name="ce1">
            <text:p>0,397133235</text:p>
          </table:table-cell>
          <table:table-cell table:number-columns-repeated="16375"/>
        </table:table-row>
        <table:table-row table:style-name="ro1">
          <table:table-cell office:value-type="time" office:time-value="PT20H34M40S" table:style-name="ce4">
            <text:p>20:34:40</text:p>
          </table:table-cell>
          <table:table-cell office:value-type="time" office:time-value="PT20H34M41S" table:style-name="ce4">
            <text:p>20:34:4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80.64" table:style-name="ce1">
            <text:p>580,64</text:p>
          </table:table-cell>
          <table:table-cell office:value-type="float" office:value="3.2088256703999996" table:formula="of:=[.C40]/1000 * [.D40]*[.E40]/1000" table:style-name="ce1">
            <text:p>3,20882567</text:p>
          </table:table-cell>
          <table:table-cell table:number-columns-repeated="2" table:style-name="ce1"/>
          <table:table-cell office:value-type="float" office:value="0.48645559733443511" table:formula="of:=[.F40]-([.$J$3]*[.C40]/1000)" table:style-name="ce1">
            <text:p>0,486455597</text:p>
          </table:table-cell>
          <table:table-cell table:number-columns-repeated="16375"/>
        </table:table-row>
        <table:table-row table:style-name="ro1">
          <table:table-cell office:value-type="time" office:time-value="PT20H34M41S" table:style-name="ce4">
            <text:p>20:34:41</text:p>
          </table:table-cell>
          <table:table-cell office:value-type="time" office:time-value="PT20H34M42S" table:style-name="ce4">
            <text:p>20:34:4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8.04" table:style-name="ce1">
            <text:p>538,04</text:p>
          </table:table-cell>
          <table:table-cell office:value-type="float" office:value="2.9736018091999994" table:formula="of:=[.C41]/1000 * [.D41]*[.E41]/1000" table:style-name="ce1">
            <text:p>2,973601809</text:p>
          </table:table-cell>
          <table:table-cell table:number-columns-repeated="2" table:style-name="ce1"/>
          <table:table-cell office:value-type="float" office:value="0.25631552712055194" table:formula="of:=[.F41]-([.$J$3]*[.C41]/1000)" table:style-name="ce1">
            <text:p>0,256315527</text:p>
          </table:table-cell>
          <table:table-cell table:number-columns-repeated="16375"/>
        </table:table-row>
        <table:table-row table:style-name="ro1">
          <table:table-cell office:value-type="time" office:time-value="PT20H34M42S" table:style-name="ce4">
            <text:p>20:34:42</text:p>
          </table:table-cell>
          <table:table-cell office:value-type="time" office:time-value="PT20H34M43S" table:style-name="ce4">
            <text:p>20:34:43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5.39" table:style-name="ce1">
            <text:p>545,39</text:p>
          </table:table-cell>
          <table:table-cell office:value-type="float" office:value="3.0224641176000002" table:formula="of:=[.C42]/1000 * [.D42]*[.E42]/1000" table:style-name="ce1">
            <text:p>3,022464118</text:p>
          </table:table-cell>
          <table:table-cell table:number-columns-repeated="2" table:style-name="ce1"/>
          <table:table-cell office:value-type="float" office:value="0.2924683580552605" table:formula="of:=[.F42]-([.$J$3]*[.C42]/1000)" table:style-name="ce1">
            <text:p>0,292468358</text:p>
          </table:table-cell>
          <table:table-cell table:number-columns-repeated="16375"/>
        </table:table-row>
        <table:table-row table:style-name="ro1">
          <table:table-cell office:value-type="time" office:time-value="PT20H34M43S" table:style-name="ce4">
            <text:p>20:34:43</text:p>
          </table:table-cell>
          <table:table-cell office:value-type="time" office:time-value="PT20H34M44S" table:style-name="ce4">
            <text:p>20:34:4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6.88" table:style-name="ce1">
            <text:p>546,88</text:p>
          </table:table-cell>
          <table:table-cell office:value-type="float" office:value="3.0166119552000001" table:formula="of:=[.C43]/1000 * [.D43]*[.E43]/1000" table:style-name="ce1">
            <text:p>3,016611955</text:p>
          </table:table-cell>
          <table:table-cell table:number-columns-repeated="2" table:style-name="ce1"/>
          <table:table-cell office:value-type="float" office:value="0.29932567312055269" table:formula="of:=[.F43]-([.$J$3]*[.C43]/1000)" table:style-name="ce1">
            <text:p>0,299325673</text:p>
          </table:table-cell>
          <table:table-cell table:number-columns-repeated="16375"/>
        </table:table-row>
        <table:table-row table:style-name="ro1">
          <table:table-cell office:value-type="time" office:time-value="PT20H34M44S" table:style-name="ce4">
            <text:p>20:34:44</text:p>
          </table:table-cell>
          <table:table-cell office:value-type="time" office:time-value="PT20H34M46S" table:style-name="ce4">
            <text:p>20:34:46</text:p>
          </table:table-cell>
          <table:table-cell office:value-type="float" office:value="1085" table:style-name="ce1">
            <text:p>1085</text:p>
          </table:table-cell>
          <table:table-cell office:value-type="float" office:value="5.17" table:style-name="ce1">
            <text:p>5,17</text:p>
          </table:table-cell>
          <table:table-cell office:value-type="float" office:value="559.95000000000005" table:style-name="ce1">
            <text:p>559,95</text:p>
          </table:table-cell>
          <table:table-cell office:value-type="float" office:value="3.1410115275000003" table:formula="of:=[.C44]/1000 * [.D44]*[.E44]/1000" table:style-name="ce1">
            <text:p>3,141011528</text:p>
          </table:table-cell>
          <table:table-cell table:number-columns-repeated="2" table:style-name="ce1"/>
          <table:table-cell office:value-type="float" office:value="0.3830549175316178" table:formula="of:=[.F44]-([.$J$3]*[.C44]/1000)" table:style-name="ce1">
            <text:p>0,383054918</text:p>
          </table:table-cell>
          <table:table-cell table:number-columns-repeated="16375"/>
        </table:table-row>
        <table:table-row table:style-name="ro1">
          <table:table-cell office:value-type="time" office:time-value="PT20H34M46S" table:style-name="ce4">
            <text:p>20:34:46</text:p>
          </table:table-cell>
          <table:table-cell office:value-type="time" office:time-value="PT20H34M47S" table:style-name="ce4">
            <text:p>20:34:4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3.91" table:style-name="ce1">
            <text:p>573,91</text:p>
          </table:table-cell>
          <table:table-cell office:value-type="float" office:value="3.1745946431999998" table:formula="of:=[.C45]/1000 * [.D45]*[.E45]/1000" table:style-name="ce1">
            <text:p>3,174594643</text:p>
          </table:table-cell>
          <table:table-cell table:number-columns-repeated="2" table:style-name="ce1"/>
          <table:table-cell office:value-type="float" office:value="0.44968267464137712" table:formula="of:=[.F45]-([.$J$3]*[.C45]/1000)" table:style-name="ce1">
            <text:p>0,449682675</text:p>
          </table:table-cell>
          <table:table-cell table:number-columns-repeated="16375"/>
        </table:table-row>
        <table:table-row table:style-name="ro1">
          <table:table-cell office:value-type="time" office:time-value="PT20H34M47S" table:style-name="ce4">
            <text:p>20:34:47</text:p>
          </table:table-cell>
          <table:table-cell office:value-type="time" office:time-value="PT20H34M48S" table:style-name="ce4">
            <text:p>20:34:48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9.42999999999995" table:style-name="ce1">
            <text:p>559,43</text:p>
          </table:table-cell>
          <table:table-cell office:value-type="float" office:value="3.0944982336" table:formula="of:=[.C46]/1000 * [.D46]*[.E46]/1000" table:style-name="ce1">
            <text:p>3,094498234</text:p>
          </table:table-cell>
          <table:table-cell table:number-columns-repeated="2" table:style-name="ce1"/>
          <table:table-cell office:value-type="float" office:value="0.36958626504137726" table:formula="of:=[.F46]-([.$J$3]*[.C46]/1000)" table:style-name="ce1">
            <text:p>0,369586265</text:p>
          </table:table-cell>
          <table:table-cell table:number-columns-repeated="16375"/>
        </table:table-row>
        <table:table-row table:style-name="ro1">
          <table:table-cell office:value-type="time" office:time-value="PT20H34M48S" table:style-name="ce4">
            <text:p>20:34:48</text:p>
          </table:table-cell>
          <table:table-cell office:value-type="time" office:time-value="PT20H34M49S" table:style-name="ce4">
            <text:p>20:34:4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3.1" table:style-name="ce1">
            <text:p>553,1</text:p>
          </table:table-cell>
          <table:table-cell office:value-type="float" office:value="3.0568343630000001" table:formula="of:=[.C47]/1000 * [.D47]*[.E47]/1000" table:style-name="ce1">
            <text:p>3,056834363</text:p>
          </table:table-cell>
          <table:table-cell table:number-columns-repeated="2" table:style-name="ce1"/>
          <table:table-cell office:value-type="float" office:value="0.33954808092055266" table:formula="of:=[.F47]-([.$J$3]*[.C47]/1000)" table:style-name="ce1">
            <text:p>0,339548081</text:p>
          </table:table-cell>
          <table:table-cell table:number-columns-repeated="16375"/>
        </table:table-row>
        <table:table-row table:style-name="ro1">
          <table:table-cell office:value-type="time" office:time-value="PT20H34M49S" table:style-name="ce4">
            <text:p>20:34:49</text:p>
          </table:table-cell>
          <table:table-cell office:value-type="time" office:time-value="PT20H34M50S" table:style-name="ce4">
            <text:p>20:34:5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9.76" table:style-name="ce1">
            <text:p>539,76</text:p>
          </table:table-cell>
          <table:table-cell office:value-type="float" office:value="2.9717674272000001" table:formula="of:=[.C48]/1000 * [.D48]*[.E48]/1000" table:style-name="ce1">
            <text:p>2,971767427</text:p>
          </table:table-cell>
          <table:table-cell table:number-columns-repeated="2" table:style-name="ce1"/>
          <table:table-cell office:value-type="float" office:value="0.2595649361066692" table:formula="of:=[.F48]-([.$J$3]*[.C48]/1000)" table:style-name="ce1">
            <text:p>0,259564936</text:p>
          </table:table-cell>
          <table:table-cell table:number-columns-repeated="16375"/>
        </table:table-row>
        <table:table-row table:style-name="ro1">
          <table:table-cell office:value-type="time" office:time-value="PT20H34M50S" table:style-name="ce4">
            <text:p>20:34:50</text:p>
          </table:table-cell>
          <table:table-cell office:value-type="time" office:time-value="PT20H34M51S" table:style-name="ce4">
            <text:p>20:34:5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38.73" table:style-name="ce1">
            <text:p>538,73</text:p>
          </table:table-cell>
          <table:table-cell office:value-type="float" office:value="2.9827756163999997" table:formula="of:=[.C49]/1000 * [.D49]*[.E49]/1000" table:style-name="ce1">
            <text:p>2,982775616</text:p>
          </table:table-cell>
          <table:table-cell table:number-columns-repeated="2" table:style-name="ce1"/>
          <table:table-cell office:value-type="float" office:value="0.25532175234831822" table:formula="of:=[.F49]-([.$J$3]*[.C49]/1000)" table:style-name="ce1">
            <text:p>0,255321752</text:p>
          </table:table-cell>
          <table:table-cell table:number-columns-repeated="16375"/>
        </table:table-row>
        <table:table-row table:style-name="ro1">
          <table:table-cell office:value-type="time" office:time-value="PT20H34M51S" table:style-name="ce4">
            <text:p>20:34:51</text:p>
          </table:table-cell>
          <table:table-cell office:value-type="time" office:time-value="PT20H34M52S" table:style-name="ce4">
            <text:p>20:34:5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2.16999999999996" table:style-name="ce1">
            <text:p>542,17</text:p>
          </table:table-cell>
          <table:table-cell office:value-type="float" office:value="2.9934290040000002" table:formula="of:=[.C50]/1000 * [.D50]*[.E50]/1000" table:style-name="ce1">
            <text:p>2,993429004</text:p>
          </table:table-cell>
          <table:table-cell table:number-columns-repeated="2" table:style-name="ce1"/>
          <table:table-cell office:value-type="float" office:value="0.27360082642749406" table:formula="of:=[.F50]-([.$J$3]*[.C50]/1000)" table:style-name="ce1">
            <text:p>0,273600826</text:p>
          </table:table-cell>
          <table:table-cell table:number-columns-repeated="16375"/>
        </table:table-row>
        <table:table-row table:style-name="ro1">
          <table:table-cell office:value-type="time" office:time-value="PT20H34M52S" table:style-name="ce4">
            <text:p>20:34:52</text:p>
          </table:table-cell>
          <table:table-cell office:value-type="time" office:time-value="PT20H34M53S" table:style-name="ce4">
            <text:p>20:34:5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2.34" table:style-name="ce1">
            <text:p>532,34</text:p>
          </table:table-cell>
          <table:table-cell office:value-type="float" office:value="2.9281681104000006" table:formula="of:=[.C51]/1000 * [.D51]*[.E51]/1000" table:style-name="ce1">
            <text:p>2,92816811</text:p>
          </table:table-cell>
          <table:table-cell table:number-columns-repeated="2" table:style-name="ce1"/>
          <table:table-cell office:value-type="float" office:value="0.21850751479972796" table:formula="of:=[.F51]-([.$J$3]*[.C51]/1000)" table:style-name="ce1">
            <text:p>0,218507515</text:p>
          </table:table-cell>
          <table:table-cell table:number-columns-repeated="16375"/>
        </table:table-row>
        <table:table-row table:style-name="ro1">
          <table:table-cell office:value-type="time" office:time-value="PT20H34M53S" table:style-name="ce4">
            <text:p>20:34:53</text:p>
          </table:table-cell>
          <table:table-cell office:value-type="time" office:time-value="PT20H34M54S" table:style-name="ce4">
            <text:p>20:34:5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4.70000000000005" table:style-name="ce1">
            <text:p>554,7</text:p>
          </table:table-cell>
          <table:table-cell office:value-type="float" office:value="3.0597473880000003" table:formula="of:=[.C52]/1000 * [.D52]*[.E52]/1000" table:style-name="ce1">
            <text:p>3,059747388</text:p>
          </table:table-cell>
          <table:table-cell table:number-columns-repeated="2" table:style-name="ce1"/>
          <table:table-cell office:value-type="float" office:value="0.3424611059205529" table:formula="of:=[.F52]-([.$J$3]*[.C52]/1000)" table:style-name="ce1">
            <text:p>0,342461106</text:p>
          </table:table-cell>
          <table:table-cell table:number-columns-repeated="16375"/>
        </table:table-row>
        <table:table-row table:style-name="ro1">
          <table:table-cell office:value-type="time" office:time-value="PT20H34M54S" table:style-name="ce4">
            <text:p>20:34:54</text:p>
          </table:table-cell>
          <table:table-cell office:value-type="time" office:time-value="PT20H34M55S" table:style-name="ce4">
            <text:p>20:34:5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3.91" table:style-name="ce1">
            <text:p>563,91</text:p>
          </table:table-cell>
          <table:table-cell office:value-type="float" office:value="3.1105501164000002" table:formula="of:=[.C53]/1000 * [.D53]*[.E53]/1000" table:style-name="ce1">
            <text:p>3,110550116</text:p>
          </table:table-cell>
          <table:table-cell table:number-columns-repeated="2" table:style-name="ce1"/>
          <table:table-cell office:value-type="float" office:value="0.39326383432055279" table:formula="of:=[.F53]-([.$J$3]*[.C53]/1000)" table:style-name="ce1">
            <text:p>0,393263834</text:p>
          </table:table-cell>
          <table:table-cell table:number-columns-repeated="16375"/>
        </table:table-row>
        <table:table-row table:style-name="ro1">
          <table:table-cell office:value-type="time" office:time-value="PT20H34M55S" table:style-name="ce4">
            <text:p>20:34:55</text:p>
          </table:table-cell>
          <table:table-cell office:value-type="time" office:time-value="PT20H34M56S" table:style-name="ce4">
            <text:p>20:34:5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2.11" table:style-name="ce1">
            <text:p>552,11</text:p>
          </table:table-cell>
          <table:table-cell office:value-type="float" office:value="3.0454608444" table:formula="of:=[.C54]/1000 * [.D54]*[.E54]/1000" table:style-name="ce1">
            <text:p>3,045460844</text:p>
          </table:table-cell>
          <table:table-cell table:number-columns-repeated="2" table:style-name="ce1"/>
          <table:table-cell office:value-type="float" office:value="0.32817456232055253" table:formula="of:=[.F54]-([.$J$3]*[.C54]/1000)" table:style-name="ce1">
            <text:p>0,328174562</text:p>
          </table:table-cell>
          <table:table-cell table:number-columns-repeated="16375"/>
        </table:table-row>
        <table:table-row table:style-name="ro1">
          <table:table-cell office:value-type="time" office:time-value="PT20H34M57S" table:style-name="ce4">
            <text:p>20:34:57</text:p>
          </table:table-cell>
          <table:table-cell office:value-type="time" office:time-value="PT20H34M58S" table:style-name="ce4">
            <text:p>20:34:5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5.30999999999995" table:style-name="ce1">
            <text:p>555,31</text:p>
          </table:table-cell>
          <table:table-cell office:value-type="float" office:value="3.0688429715999996" table:formula="of:=[.C55]/1000 * [.D55]*[.E55]/1000" table:style-name="ce1">
            <text:p>3,068842972</text:p>
          </table:table-cell>
          <table:table-cell table:number-columns-repeated="2" table:style-name="ce1"/>
          <table:table-cell office:value-type="float" office:value="0.34647289853443519" table:formula="of:=[.F55]-([.$J$3]*[.C55]/1000)" table:style-name="ce1">
            <text:p>0,346472899</text:p>
          </table:table-cell>
          <table:table-cell table:number-columns-repeated="16375"/>
        </table:table-row>
        <table:table-row table:style-name="ro1">
          <table:table-cell office:value-type="time" office:time-value="PT20H34M58S" table:style-name="ce4">
            <text:p>20:34:58</text:p>
          </table:table-cell>
          <table:table-cell office:value-type="time" office:time-value="PT20H34M59S" table:style-name="ce4">
            <text:p>20:34:5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8.70000000000005" table:style-name="ce1">
            <text:p>528,7</text:p>
          </table:table-cell>
          <table:table-cell office:value-type="float" office:value="2.9081460720000005" table:formula="of:=[.C56]/1000 * [.D56]*[.E56]/1000" table:style-name="ce1">
            <text:p>2,908146072</text:p>
          </table:table-cell>
          <table:table-cell table:number-columns-repeated="2" table:style-name="ce1"/>
          <table:table-cell office:value-type="float" office:value="0.19848547639972791" table:formula="of:=[.F56]-([.$J$3]*[.C56]/1000)" table:style-name="ce1">
            <text:p>0,198485476</text:p>
          </table:table-cell>
          <table:table-cell table:number-columns-repeated="16375"/>
        </table:table-row>
        <table:table-row table:style-name="ro1">
          <table:table-cell office:value-type="time" office:time-value="PT20H34M59S" table:style-name="ce4">
            <text:p>20:34:59</text:p>
          </table:table-cell>
          <table:table-cell office:value-type="time" office:time-value="PT20H35M0S" table:style-name="ce4">
            <text:p>20:35:00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4.13" table:style-name="ce1">
            <text:p>564,13</text:p>
          </table:table-cell>
          <table:table-cell office:value-type="float" office:value="3.1146745559999998" table:formula="of:=[.C57]/1000 * [.D57]*[.E57]/1000" table:style-name="ce1">
            <text:p>3,114674556</text:p>
          </table:table-cell>
          <table:table-cell table:number-columns-repeated="2" table:style-name="ce1"/>
          <table:table-cell office:value-type="float" office:value="0.39484637842749359" table:formula="of:=[.F57]-([.$J$3]*[.C57]/1000)" table:style-name="ce1">
            <text:p>0,394846378</text:p>
          </table:table-cell>
          <table:table-cell table:number-columns-repeated="16375"/>
        </table:table-row>
        <table:table-row table:style-name="ro1">
          <table:table-cell office:value-type="time" office:time-value="PT20H35M0S" table:style-name="ce4">
            <text:p>20:35:00</text:p>
          </table:table-cell>
          <table:table-cell office:value-type="time" office:time-value="PT20H35M1S" table:style-name="ce4">
            <text:p>20:35:0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4.32000000000005" table:style-name="ce1">
            <text:p>544,32</text:p>
          </table:table-cell>
          <table:table-cell office:value-type="float" office:value="3.0054955392" table:formula="of:=[.C58]/1000 * [.D58]*[.E58]/1000" table:style-name="ce1">
            <text:p>3,005495539</text:p>
          </table:table-cell>
          <table:table-cell table:number-columns-repeated="2" table:style-name="ce1"/>
          <table:table-cell office:value-type="float" office:value="0.29075115261361084" table:formula="of:=[.F58]-([.$J$3]*[.C58]/1000)" table:style-name="ce1">
            <text:p>0,290751153</text:p>
          </table:table-cell>
          <table:table-cell table:number-columns-repeated="16375"/>
        </table:table-row>
        <table:table-row table:style-name="ro1">
          <table:table-cell office:value-type="time" office:time-value="PT20H35M1S" table:style-name="ce4">
            <text:p>20:35:01</text:p>
          </table:table-cell>
          <table:table-cell office:value-type="time" office:time-value="PT20H35M2S" table:style-name="ce4">
            <text:p>20:35:0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6.4" table:style-name="ce1">
            <text:p>556,4</text:p>
          </table:table-cell>
          <table:table-cell office:value-type="float" office:value="3.063382608" table:formula="of:=[.C59]/1000 * [.D59]*[.E59]/1000" table:style-name="ce1">
            <text:p>3,063382608</text:p>
          </table:table-cell>
          <table:table-cell table:number-columns-repeated="2" table:style-name="ce1"/>
          <table:table-cell office:value-type="float" office:value="0.35118011690666906" table:formula="of:=[.F59]-([.$J$3]*[.C59]/1000)" table:style-name="ce1">
            <text:p>0,351180117</text:p>
          </table:table-cell>
          <table:table-cell table:number-columns-repeated="16375"/>
        </table:table-row>
        <table:table-row table:style-name="ro1">
          <table:table-cell office:value-type="time" office:time-value="PT20H35M2S" table:style-name="ce4">
            <text:p>20:35:02</text:p>
          </table:table-cell>
          <table:table-cell office:value-type="time" office:time-value="PT20H35M3S" table:style-name="ce4">
            <text:p>20:35:0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6.35" table:style-name="ce1">
            <text:p>566,35</text:p>
          </table:table-cell>
          <table:table-cell office:value-type="float" office:value="3.1181645219999998" table:formula="of:=[.C60]/1000 * [.D60]*[.E60]/1000" table:style-name="ce1">
            <text:p>3,118164522</text:p>
          </table:table-cell>
          <table:table-cell table:number-columns-repeated="2" table:style-name="ce1"/>
          <table:table-cell office:value-type="float" office:value="0.40596203090666894" table:formula="of:=[.F60]-([.$J$3]*[.C60]/1000)" table:style-name="ce1">
            <text:p>0,405962031</text:p>
          </table:table-cell>
          <table:table-cell table:number-columns-repeated="16375"/>
        </table:table-row>
        <table:table-row table:style-name="ro1">
          <table:table-cell office:value-type="time" office:time-value="PT20H35M3S" table:style-name="ce4">
            <text:p>20:35:03</text:p>
          </table:table-cell>
          <table:table-cell office:value-type="time" office:time-value="PT20H35M4S" table:style-name="ce4">
            <text:p>20:35:0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62.38" table:style-name="ce1">
            <text:p>562,38</text:p>
          </table:table-cell>
          <table:table-cell office:value-type="float" office:value="3.1052149128000002" table:formula="of:=[.C61]/1000 * [.D61]*[.E61]/1000" table:style-name="ce1">
            <text:p>3,105214913</text:p>
          </table:table-cell>
          <table:table-cell table:number-columns-repeated="2" table:style-name="ce1"/>
          <table:table-cell office:value-type="float" office:value="0.390470526213611" table:formula="of:=[.F61]-([.$J$3]*[.C61]/1000)" table:style-name="ce1">
            <text:p>0,390470526</text:p>
          </table:table-cell>
          <table:table-cell table:number-columns-repeated="16375"/>
        </table:table-row>
        <table:table-row table:style-name="ro1">
          <table:table-cell office:value-type="time" office:time-value="PT20H35M4S" table:style-name="ce4">
            <text:p>20:35:04</text:p>
          </table:table-cell>
          <table:table-cell office:value-type="time" office:time-value="PT20H35M5S" table:style-name="ce4">
            <text:p>20:35:0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8.6" table:style-name="ce1">
            <text:p>528,6</text:p>
          </table:table-cell>
          <table:table-cell office:value-type="float" office:value="2.9103235920000001" table:formula="of:=[.C62]/1000 * [.D62]*[.E62]/1000" table:style-name="ce1">
            <text:p>2,910323592</text:p>
          </table:table-cell>
          <table:table-cell table:number-columns-repeated="2" table:style-name="ce1"/>
          <table:table-cell office:value-type="float" office:value="0.19812110090666923" table:formula="of:=[.F62]-([.$J$3]*[.C62]/1000)" table:style-name="ce1">
            <text:p>0,198121101</text:p>
          </table:table-cell>
          <table:table-cell table:number-columns-repeated="16375"/>
        </table:table-row>
        <table:table-row table:style-name="ro1">
          <table:table-cell office:value-type="time" office:time-value="PT20H35M5S" table:style-name="ce4">
            <text:p>20:35:05</text:p>
          </table:table-cell>
          <table:table-cell office:value-type="time" office:time-value="PT20H35M6S" table:style-name="ce4">
            <text:p>20:35:0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63.22" table:style-name="ce1">
            <text:p>563,22</text:p>
          </table:table-cell>
          <table:table-cell office:value-type="float" office:value="3.1098530232000003" table:formula="of:=[.C63]/1000 * [.D63]*[.E63]/1000" table:style-name="ce1">
            <text:p>3,109853023</text:p>
          </table:table-cell>
          <table:table-cell table:number-columns-repeated="2" table:style-name="ce1"/>
          <table:table-cell office:value-type="float" office:value="0.39510863661361117" table:formula="of:=[.F63]-([.$J$3]*[.C63]/1000)" table:style-name="ce1">
            <text:p>0,395108637</text:p>
          </table:table-cell>
          <table:table-cell table:number-columns-repeated="16375"/>
        </table:table-row>
        <table:table-row table:style-name="ro1">
          <table:table-cell office:value-type="time" office:time-value="PT20H35M6S" table:style-name="ce4">
            <text:p>20:35:06</text:p>
          </table:table-cell>
          <table:table-cell office:value-type="time" office:time-value="PT20H35M7S" table:style-name="ce4">
            <text:p>20:35:0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4.77" table:style-name="ce1">
            <text:p>554,77</text:p>
          </table:table-cell>
          <table:table-cell office:value-type="float" office:value="3.0515456712" table:formula="of:=[.C64]/1000 * [.D64]*[.E64]/1000" table:style-name="ce1">
            <text:p>3,051545671</text:p>
          </table:table-cell>
          <table:table-cell table:number-columns-repeated="2" table:style-name="ce1"/>
          <table:table-cell office:value-type="float" office:value="0.34188507559972736" table:formula="of:=[.F64]-([.$J$3]*[.C64]/1000)" table:style-name="ce1">
            <text:p>0,341885076</text:p>
          </table:table-cell>
          <table:table-cell table:number-columns-repeated="16375"/>
        </table:table-row>
        <table:table-row table:style-name="ro1">
          <table:table-cell office:value-type="time" office:time-value="PT20H35M7S" table:style-name="ce4">
            <text:p>20:35:07</text:p>
          </table:table-cell>
          <table:table-cell office:value-type="time" office:time-value="PT20H35M9S" table:style-name="ce4">
            <text:p>20:35:09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40.59" table:style-name="ce1">
            <text:p>540,59</text:p>
          </table:table-cell>
          <table:table-cell office:value-type="float" office:value="3.0181788408000005" table:formula="of:=[.C65]/1000 * [.D65]*[.E65]/1000" table:style-name="ce1">
            <text:p>3,018178841</text:p>
          </table:table-cell>
          <table:table-cell table:number-columns-repeated="2" table:style-name="ce1"/>
          <table:table-cell office:value-type="float" office:value="0.26784791731079327" table:formula="of:=[.F65]-([.$J$3]*[.C65]/1000)" table:style-name="ce1">
            <text:p>0,267847917</text:p>
          </table:table-cell>
          <table:table-cell table:number-columns-repeated="16375"/>
        </table:table-row>
        <table:table-row table:style-name="ro1">
          <table:table-cell office:value-type="time" office:time-value="PT20H35M9S" table:style-name="ce4">
            <text:p>20:35:09</text:p>
          </table:table-cell>
          <table:table-cell office:value-type="time" office:time-value="PT20H35M10S" table:style-name="ce4">
            <text:p>20:35:1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1.98" table:style-name="ce1">
            <text:p>541,98</text:p>
          </table:table-cell>
          <table:table-cell office:value-type="float" office:value="2.9897730521999999" table:formula="of:=[.C66]/1000 * [.D66]*[.E66]/1000" table:style-name="ce1">
            <text:p>2,989773052</text:p>
          </table:table-cell>
          <table:table-cell table:number-columns-repeated="2" table:style-name="ce1"/>
          <table:table-cell office:value-type="float" office:value="0.277570561106669" table:formula="of:=[.F66]-([.$J$3]*[.C66]/1000)" table:style-name="ce1">
            <text:p>0,277570561</text:p>
          </table:table-cell>
          <table:table-cell table:number-columns-repeated="16375"/>
        </table:table-row>
        <table:table-row table:style-name="ro1">
          <table:table-cell office:value-type="time" office:time-value="PT20H35M10S" table:style-name="ce4">
            <text:p>20:35:10</text:p>
          </table:table-cell>
          <table:table-cell office:value-type="time" office:time-value="PT20H35M11S" table:style-name="ce4">
            <text:p>20:35:1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55.22" table:style-name="ce1">
            <text:p>555,22</text:p>
          </table:table-cell>
          <table:table-cell office:value-type="float" office:value="3.0656805432000001" table:formula="of:=[.C67]/1000 * [.D67]*[.E67]/1000" table:style-name="ce1">
            <text:p>3,065680543</text:p>
          </table:table-cell>
          <table:table-cell table:number-columns-repeated="2" table:style-name="ce1"/>
          <table:table-cell office:value-type="float" office:value="0.35093615661361088" table:formula="of:=[.F67]-([.$J$3]*[.C67]/1000)" table:style-name="ce1">
            <text:p>0,350936157</text:p>
          </table:table-cell>
          <table:table-cell table:number-columns-repeated="16375"/>
        </table:table-row>
        <table:table-row table:style-name="ro1">
          <table:table-cell office:value-type="time" office:time-value="PT20H35M11S" table:style-name="ce4">
            <text:p>20:35:11</text:p>
          </table:table-cell>
          <table:table-cell office:value-type="time" office:time-value="PT20H35M12S" table:style-name="ce4">
            <text:p>20:35:12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79.54999999999995" table:style-name="ce1">
            <text:p>579,55</text:p>
          </table:table-cell>
          <table:table-cell office:value-type="float" office:value="3.2237352840000004" table:formula="of:=[.C68]/1000 * [.D68]*[.E68]/1000" table:style-name="ce1">
            <text:p>3,223735284</text:p>
          </table:table-cell>
          <table:table-cell table:number-columns-repeated="2" table:style-name="ce1"/>
          <table:table-cell office:value-type="float" office:value="0.48357194248302671" table:formula="of:=[.F68]-([.$J$3]*[.C68]/1000)" table:style-name="ce1">
            <text:p>0,483571942</text:p>
          </table:table-cell>
          <table:table-cell table:number-columns-repeated="16375"/>
        </table:table-row>
        <table:table-row table:style-name="ro1">
          <table:table-cell office:value-type="time" office:time-value="PT20H35M12S" table:style-name="ce4">
            <text:p>20:35:12</text:p>
          </table:table-cell>
          <table:table-cell office:value-type="time" office:time-value="PT20H35M13S" table:style-name="ce4">
            <text:p>20:35:13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2.74" table:style-name="ce1">
            <text:p>542,74</text:p>
          </table:table-cell>
          <table:table-cell office:value-type="float" office:value="2.9909750112000002" table:formula="of:=[.C69]/1000 * [.D69]*[.E69]/1000" table:style-name="ce1">
            <text:p>2,990975011</text:p>
          </table:table-cell>
          <table:table-cell table:number-columns-repeated="2" table:style-name="ce1"/>
          <table:table-cell office:value-type="float" office:value="0.27623062461361103" table:formula="of:=[.F69]-([.$J$3]*[.C69]/1000)" table:style-name="ce1">
            <text:p>0,276230625</text:p>
          </table:table-cell>
          <table:table-cell table:number-columns-repeated="16375"/>
        </table:table-row>
        <table:table-row table:style-name="ro1">
          <table:table-cell office:value-type="time" office:time-value="PT20H35M13S" table:style-name="ce4">
            <text:p>20:35:13</text:p>
          </table:table-cell>
          <table:table-cell office:value-type="time" office:time-value="PT20H35M14S" table:style-name="ce4">
            <text:p>20:35:1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26" table:style-name="ce1">
            <text:p>545,26</text:p>
          </table:table-cell>
          <table:table-cell office:value-type="float" office:value="2.9994098288000002" table:formula="of:=[.C70]/1000 * [.D70]*[.E70]/1000" table:style-name="ce1">
            <text:p>2,999409829</text:p>
          </table:table-cell>
          <table:table-cell table:number-columns-repeated="2" table:style-name="ce1"/>
          <table:table-cell office:value-type="float" office:value="0.29483302418584456" table:formula="of:=[.F70]-([.$J$3]*[.C70]/1000)" table:style-name="ce1">
            <text:p>0,294833024</text:p>
          </table:table-cell>
          <table:table-cell table:number-columns-repeated="16375"/>
        </table:table-row>
        <table:table-row table:style-name="ro1">
          <table:table-cell office:value-type="time" office:time-value="PT20H35M14S" table:style-name="ce4">
            <text:p>20:35:14</text:p>
          </table:table-cell>
          <table:table-cell office:value-type="time" office:time-value="PT20H35M15S" table:style-name="ce4">
            <text:p>20:35:1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9.37" table:style-name="ce1">
            <text:p>579,37</text:p>
          </table:table-cell>
          <table:table-cell office:value-type="float" office:value="3.2047967424000001" table:formula="of:=[.C71]/1000 * [.D71]*[.E71]/1000" table:style-name="ce1">
            <text:p>3,204796742</text:p>
          </table:table-cell>
          <table:table-cell table:number-columns-repeated="2" table:style-name="ce1"/>
          <table:table-cell office:value-type="float" office:value="0.4798847738413774" table:formula="of:=[.F71]-([.$J$3]*[.C71]/1000)" table:style-name="ce1">
            <text:p>0,479884774</text:p>
          </table:table-cell>
          <table:table-cell table:number-columns-repeated="16375"/>
        </table:table-row>
        <table:table-row table:style-name="ro1">
          <table:table-cell office:value-type="time" office:time-value="PT20H35M15S" table:style-name="ce4">
            <text:p>20:35:15</text:p>
          </table:table-cell>
          <table:table-cell office:value-type="time" office:time-value="PT20H35M16S" table:style-name="ce4">
            <text:p>20:35:1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7.5" table:style-name="ce1">
            <text:p>547,5</text:p>
          </table:table-cell>
          <table:table-cell office:value-type="float" office:value="3.0228570000000001" table:formula="of:=[.C72]/1000 * [.D72]*[.E72]/1000" table:style-name="ce1">
            <text:p>3,022857</text:p>
          </table:table-cell>
          <table:table-cell table:number-columns-repeated="2" table:style-name="ce1"/>
          <table:table-cell office:value-type="float" office:value="0.30302882242749396" table:formula="of:=[.F72]-([.$J$3]*[.C72]/1000)" table:style-name="ce1">
            <text:p>0,303028822</text:p>
          </table:table-cell>
          <table:table-cell table:number-columns-repeated="16375"/>
        </table:table-row>
        <table:table-row table:style-name="ro1">
          <table:table-cell office:value-type="time" office:time-value="PT20H35M16S" table:style-name="ce4">
            <text:p>20:35:16</text:p>
          </table:table-cell>
          <table:table-cell office:value-type="time" office:time-value="PT20H35M17S" table:style-name="ce4">
            <text:p>20:35:17</text:p>
          </table:table-cell>
          <table:table-cell office:value-type="float" office:value="1055" table:style-name="ce1">
            <text:p>1055</text:p>
          </table:table-cell>
          <table:table-cell office:value-type="float" office:value="5.16" table:style-name="ce1">
            <text:p>5,16</text:p>
          </table:table-cell>
          <table:table-cell office:value-type="float" office:value="548.05999999999995" table:style-name="ce1">
            <text:p>548,06</text:p>
          </table:table-cell>
          <table:table-cell office:value-type="float" office:value="2.9835290279999995" table:formula="of:=[.C73]/1000 * [.D73]*[.E73]/1000" table:style-name="ce1">
            <text:p>2,983529028</text:p>
          </table:table-cell>
          <table:table-cell table:number-columns-repeated="2" table:style-name="ce1"/>
          <table:table-cell office:value-type="float" office:value="0.30182928282336929" table:formula="of:=[.F73]-([.$J$3]*[.C73]/1000)" table:style-name="ce1">
            <text:p>0,301829283</text:p>
          </table:table-cell>
          <table:table-cell table:number-columns-repeated="16375"/>
        </table:table-row>
        <table:table-row table:style-name="ro1">
          <table:table-cell office:value-type="time" office:time-value="PT20H35M17S" table:style-name="ce4">
            <text:p>20:35:17</text:p>
          </table:table-cell>
          <table:table-cell office:value-type="time" office:time-value="PT20H35M18S" table:style-name="ce4">
            <text:p>20:35:18</text:p>
          </table:table-cell>
          <table:table-cell office:value-type="float" office:value="1081" table:style-name="ce1">
            <text:p>1081</text:p>
          </table:table-cell>
          <table:table-cell office:value-type="float" office:value="5.16" table:style-name="ce1">
            <text:p>5,16</text:p>
          </table:table-cell>
          <table:table-cell office:value-type="float" office:value="558.96" table:style-name="ce1">
            <text:p>558,96</text:p>
          </table:table-cell>
          <table:table-cell office:value-type="float" office:value="3.1178565216000003" table:formula="of:=[.C74]/1000 * [.D74]*[.E74]/1000" table:style-name="ce1">
            <text:p>3,117856522</text:p>
          </table:table-cell>
          <table:table-cell table:number-columns-repeated="2" table:style-name="ce1"/>
          <table:table-cell office:value-type="float" office:value="0.37006749360385127" table:formula="of:=[.F74]-([.$J$3]*[.C74]/1000)" table:style-name="ce1">
            <text:p>0,370067494</text:p>
          </table:table-cell>
          <table:table-cell table:number-columns-repeated="16375"/>
        </table:table-row>
        <table:table-row table:style-name="ro1">
          <table:table-cell office:value-type="time" office:time-value="PT20H35M18S" table:style-name="ce4">
            <text:p>20:35:18</text:p>
          </table:table-cell>
          <table:table-cell office:value-type="time" office:time-value="PT20H35M19S" table:style-name="ce4">
            <text:p>20:35:1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82.49" table:style-name="ce1">
            <text:p>582,49</text:p>
          </table:table-cell>
          <table:table-cell office:value-type="float" office:value="3.2160437880000003" table:formula="of:=[.C75]/1000 * [.D75]*[.E75]/1000" table:style-name="ce1">
            <text:p>3,216043788</text:p>
          </table:table-cell>
          <table:table-cell table:number-columns-repeated="2" table:style-name="ce1"/>
          <table:table-cell office:value-type="float" office:value="0.49621561042749418" table:formula="of:=[.F75]-([.$J$3]*[.C75]/1000)" table:style-name="ce1">
            <text:p>0,49621561</text:p>
          </table:table-cell>
          <table:table-cell table:number-columns-repeated="16375"/>
        </table:table-row>
        <table:table-row table:style-name="ro1">
          <table:table-cell office:value-type="time" office:time-value="PT20H35M20S" table:style-name="ce4">
            <text:p>20:35:20</text:p>
          </table:table-cell>
          <table:table-cell office:value-type="time" office:time-value="PT20H35M21S" table:style-name="ce4">
            <text:p>20:35:2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4.82000000000005" table:style-name="ce1">
            <text:p>564,82</text:p>
          </table:table-cell>
          <table:table-cell office:value-type="float" office:value="3.1213986552000001" table:formula="of:=[.C76]/1000 * [.D76]*[.E76]/1000" table:style-name="ce1">
            <text:p>3,121398655</text:p>
          </table:table-cell>
          <table:table-cell table:number-columns-repeated="2" table:style-name="ce1"/>
          <table:table-cell office:value-type="float" office:value="0.39902858213443571" table:formula="of:=[.F76]-([.$J$3]*[.C76]/1000)" table:style-name="ce1">
            <text:p>0,399028582</text:p>
          </table:table-cell>
          <table:table-cell table:number-columns-repeated="16375"/>
        </table:table-row>
        <table:table-row table:style-name="ro1">
          <table:table-cell office:value-type="time" office:time-value="PT20H35M21S" table:style-name="ce4">
            <text:p>20:35:21</text:p>
          </table:table-cell>
          <table:table-cell office:value-type="time" office:time-value="PT20H35M22S" table:style-name="ce4">
            <text:p>20:35:2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3.20000000000005" table:style-name="ce1">
            <text:p>543,2</text:p>
          </table:table-cell>
          <table:table-cell office:value-type="float" office:value="2.9822983680000004" table:formula="of:=[.C77]/1000 * [.D77]*[.E77]/1000" table:style-name="ce1">
            <text:p>2,982298368</text:p>
          </table:table-cell>
          <table:table-cell table:number-columns-repeated="2" table:style-name="ce1"/>
          <table:table-cell office:value-type="float" office:value="0.27772156338584475" table:formula="of:=[.F77]-([.$J$3]*[.C77]/1000)" table:style-name="ce1">
            <text:p>0,277721563</text:p>
          </table:table-cell>
          <table:table-cell table:number-columns-repeated="16375"/>
        </table:table-row>
        <table:table-row table:style-name="ro1">
          <table:table-cell office:value-type="time" office:time-value="PT20H35M22S" table:style-name="ce4">
            <text:p>20:35:22</text:p>
          </table:table-cell>
          <table:table-cell office:value-type="time" office:time-value="PT20H35M23S" table:style-name="ce4">
            <text:p>20:35:23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5.67999999999995" table:style-name="ce1">
            <text:p>545,68</text:p>
          </table:table-cell>
          <table:table-cell office:value-type="float" office:value="3.0071769983999999" table:formula="of:=[.C78]/1000 * [.D78]*[.E78]/1000" table:style-name="ce1">
            <text:p>3,007176998</text:p>
          </table:table-cell>
          <table:table-cell table:number-columns-repeated="2" table:style-name="ce1"/>
          <table:table-cell office:value-type="float" office:value="0.29243261181361069" table:formula="of:=[.F78]-([.$J$3]*[.C78]/1000)" table:style-name="ce1">
            <text:p>0,292432612</text:p>
          </table:table-cell>
          <table:table-cell table:number-columns-repeated="16375"/>
        </table:table-row>
        <table:table-row table:style-name="ro1">
          <table:table-cell office:value-type="time" office:time-value="PT20H35M23S" table:style-name="ce4">
            <text:p>20:35:23</text:p>
          </table:table-cell>
          <table:table-cell office:value-type="time" office:time-value="PT20H35M24S" table:style-name="ce4">
            <text:p>20:35:2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2.26" table:style-name="ce1">
            <text:p>572,26</text:p>
          </table:table-cell>
          <table:table-cell office:value-type="float" office:value="3.1507033272" table:formula="of:=[.C79]/1000 * [.D79]*[.E79]/1000" table:style-name="ce1">
            <text:p>3,150703327</text:p>
          </table:table-cell>
          <table:table-cell table:number-columns-repeated="2" table:style-name="ce1"/>
          <table:table-cell office:value-type="float" office:value="0.43850083610666912" table:formula="of:=[.F79]-([.$J$3]*[.C79]/1000)" table:style-name="ce1">
            <text:p>0,438500836</text:p>
          </table:table-cell>
          <table:table-cell table:number-columns-repeated="16375"/>
        </table:table-row>
        <table:table-row table:style-name="ro1">
          <table:table-cell office:value-type="time" office:time-value="PT20H35M24S" table:style-name="ce4">
            <text:p>20:35:24</text:p>
          </table:table-cell>
          <table:table-cell office:value-type="time" office:time-value="PT20H35M25S" table:style-name="ce4">
            <text:p>20:35:2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9.35" table:style-name="ce1">
            <text:p>519,35</text:p>
          </table:table-cell>
          <table:table-cell office:value-type="float" office:value="2.8593956820000002" table:formula="of:=[.C80]/1000 * [.D80]*[.E80]/1000" table:style-name="ce1">
            <text:p>2,859395682</text:p>
          </table:table-cell>
          <table:table-cell table:number-columns-repeated="2" table:style-name="ce1"/>
          <table:table-cell office:value-type="float" office:value="0.14719319090666927" table:formula="of:=[.F80]-([.$J$3]*[.C80]/1000)" table:style-name="ce1">
            <text:p>0,147193191</text:p>
          </table:table-cell>
          <table:table-cell table:number-columns-repeated="16375"/>
        </table:table-row>
        <table:table-row table:style-name="ro1">
          <table:table-cell office:value-type="time" office:time-value="PT20H35M25S" table:style-name="ce4">
            <text:p>20:35:25</text:p>
          </table:table-cell>
          <table:table-cell office:value-type="time" office:time-value="PT20H35M26S" table:style-name="ce4">
            <text:p>20:35:2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18.67999999999995" table:style-name="ce1">
            <text:p>518,68</text:p>
          </table:table-cell>
          <table:table-cell office:value-type="float" office:value="2.8531964383999999" table:formula="of:=[.C81]/1000 * [.D81]*[.E81]/1000" table:style-name="ce1">
            <text:p>2,853196438</text:p>
          </table:table-cell>
          <table:table-cell table:number-columns-repeated="2" table:style-name="ce1"/>
          <table:table-cell office:value-type="float" office:value="0.14861963378584431" table:formula="of:=[.F81]-([.$J$3]*[.C81]/1000)" table:style-name="ce1">
            <text:p>0,148619634</text:p>
          </table:table-cell>
          <table:table-cell table:number-columns-repeated="16375"/>
        </table:table-row>
        <table:table-row table:style-name="ro1">
          <table:table-cell office:value-type="time" office:time-value="PT20H35M26S" table:style-name="ce4">
            <text:p>20:35:26</text:p>
          </table:table-cell>
          <table:table-cell office:value-type="time" office:time-value="PT20H35M27S" table:style-name="ce4">
            <text:p>20:35:2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2.76" table:style-name="ce1">
            <text:p>572,76</text:p>
          </table:table-cell>
          <table:table-cell office:value-type="float" office:value="3.1534561871999998" table:formula="of:=[.C82]/1000 * [.D82]*[.E82]/1000" table:style-name="ce1">
            <text:p>3,153456187</text:p>
          </table:table-cell>
          <table:table-cell table:number-columns-repeated="2" table:style-name="ce1"/>
          <table:table-cell office:value-type="float" office:value="0.44125369610666887" table:formula="of:=[.F82]-([.$J$3]*[.C82]/1000)" table:style-name="ce1">
            <text:p>0,441253696</text:p>
          </table:table-cell>
          <table:table-cell table:number-columns-repeated="16375"/>
        </table:table-row>
        <table:table-row table:style-name="ro1">
          <table:table-cell office:value-type="time" office:time-value="PT20H35M27S" table:style-name="ce4">
            <text:p>20:35:27</text:p>
          </table:table-cell>
          <table:table-cell office:value-type="time" office:time-value="PT20H35M28S" table:style-name="ce4">
            <text:p>20:35:2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6.76" table:style-name="ce1">
            <text:p>566,76</text:p>
          </table:table-cell>
          <table:table-cell office:value-type="float" office:value="3.1145729040000001" table:formula="of:=[.C83]/1000 * [.D83]*[.E83]/1000" table:style-name="ce1">
            <text:p>3,114572904</text:p>
          </table:table-cell>
          <table:table-cell table:number-columns-repeated="2" table:style-name="ce1"/>
          <table:table-cell office:value-type="float" office:value="0.40745420389278619" table:formula="of:=[.F83]-([.$J$3]*[.C83]/1000)" table:style-name="ce1">
            <text:p>0,407454204</text:p>
          </table:table-cell>
          <table:table-cell table:number-columns-repeated="16375"/>
        </table:table-row>
        <table:table-row table:style-name="ro1">
          <table:table-cell office:value-type="time" office:time-value="PT20H35M28S" table:style-name="ce4">
            <text:p>20:35:28</text:p>
          </table:table-cell>
          <table:table-cell office:value-type="time" office:time-value="PT20H35M29S" table:style-name="ce4">
            <text:p>20:35:29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8.73" table:style-name="ce1">
            <text:p>548,73</text:p>
          </table:table-cell>
          <table:table-cell office:value-type="float" office:value="3.0381424163999999" table:formula="of:=[.C84]/1000 * [.D84]*[.E84]/1000" table:style-name="ce1">
            <text:p>3,038142416</text:p>
          </table:table-cell>
          <table:table-cell table:number-columns-repeated="2" table:style-name="ce1"/>
          <table:table-cell office:value-type="float" office:value="0.31068855234831849" table:formula="of:=[.F84]-([.$J$3]*[.C84]/1000)" table:style-name="ce1">
            <text:p>0,310688552</text:p>
          </table:table-cell>
          <table:table-cell table:number-columns-repeated="16375"/>
        </table:table-row>
        <table:table-row table:style-name="ro1">
          <table:table-cell office:value-type="time" office:time-value="PT20H35M29S" table:style-name="ce4">
            <text:p>20:35:29</text:p>
          </table:table-cell>
          <table:table-cell office:value-type="time" office:time-value="PT20H35M30S" table:style-name="ce4">
            <text:p>20:35:3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0.15" table:style-name="ce1">
            <text:p>560,15</text:p>
          </table:table-cell>
          <table:table-cell office:value-type="float" office:value="3.0782483099999998" table:formula="of:=[.C85]/1000 * [.D85]*[.E85]/1000" table:style-name="ce1">
            <text:p>3,07824831</text:p>
          </table:table-cell>
          <table:table-cell table:number-columns-repeated="2" table:style-name="ce1"/>
          <table:table-cell office:value-type="float" office:value="0.37112960989278587" table:formula="of:=[.F85]-([.$J$3]*[.C85]/1000)" table:style-name="ce1">
            <text:p>0,37112961</text:p>
          </table:table-cell>
          <table:table-cell table:number-columns-repeated="16375"/>
        </table:table-row>
        <table:table-row table:style-name="ro1">
          <table:table-cell office:value-type="time" office:time-value="PT20H35M30S" table:style-name="ce4">
            <text:p>20:35:30</text:p>
          </table:table-cell>
          <table:table-cell office:value-type="time" office:time-value="PT20H35M32S" table:style-name="ce4">
            <text:p>20:35:3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3.54999999999995" table:style-name="ce1">
            <text:p>553,55</text:p>
          </table:table-cell>
          <table:table-cell office:value-type="float" office:value="3.0448349879999994" table:formula="of:=[.C86]/1000 * [.D86]*[.E86]/1000" table:style-name="ce1">
            <text:p>3,044834988</text:p>
          </table:table-cell>
          <table:table-cell table:number-columns-repeated="2" table:style-name="ce1"/>
          <table:table-cell office:value-type="float" office:value="0.33517439239972679" table:formula="of:=[.F86]-([.$J$3]*[.C86]/1000)" table:style-name="ce1">
            <text:p>0,335174392</text:p>
          </table:table-cell>
          <table:table-cell table:number-columns-repeated="16375"/>
        </table:table-row>
        <table:table-row table:style-name="ro1">
          <table:table-cell office:value-type="time" office:time-value="PT20H35M32S" table:style-name="ce4">
            <text:p>20:35:32</text:p>
          </table:table-cell>
          <table:table-cell office:value-type="time" office:time-value="PT20H35M33S" table:style-name="ce4">
            <text:p>20:35:33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61.86" table:style-name="ce1">
            <text:p>561,86</text:p>
          </table:table-cell>
          <table:table-cell office:value-type="float" office:value="3.1195366176000001" table:formula="of:=[.C87]/1000 * [.D87]*[.E87]/1000" table:style-name="ce1">
            <text:p>3,119536618</text:p>
          </table:table-cell>
          <table:table-cell table:number-columns-repeated="2" table:style-name="ce1"/>
          <table:table-cell office:value-type="float" office:value="0.3844570670691434" table:formula="of:=[.F87]-([.$J$3]*[.C87]/1000)" table:style-name="ce1">
            <text:p>0,384457067</text:p>
          </table:table-cell>
          <table:table-cell table:number-columns-repeated="16375"/>
        </table:table-row>
        <table:table-row table:style-name="ro1">
          <table:table-cell office:value-type="time" office:time-value="PT20H35M33S" table:style-name="ce4">
            <text:p>20:35:33</text:p>
          </table:table-cell>
          <table:table-cell office:value-type="time" office:time-value="PT20H35M34S" table:style-name="ce4">
            <text:p>20:35:34</text:p>
          </table:table-cell>
          <table:table-cell office:value-type="float" office:value="1052" table:style-name="ce1">
            <text:p>1052</text:p>
          </table:table-cell>
          <table:table-cell office:value-type="float" office:value="5.16" table:style-name="ce1">
            <text:p>5,16</text:p>
          </table:table-cell>
          <table:table-cell office:value-type="float" office:value="543.88" table:style-name="ce1">
            <text:p>543,88</text:p>
          </table:table-cell>
          <table:table-cell office:value-type="float" office:value="2.9523546816000001" table:formula="of:=[.C88]/1000 * [.D88]*[.E88]/1000" table:style-name="ce1">
            <text:p>2,952354682</text:p>
          </table:table-cell>
          <table:table-cell table:number-columns-repeated="2" table:style-name="ce1"/>
          <table:table-cell office:value-type="float" office:value="0.27828062290254518" table:formula="of:=[.F88]-([.$J$3]*[.C88]/1000)" table:style-name="ce1">
            <text:p>0,278280623</text:p>
          </table:table-cell>
          <table:table-cell table:number-columns-repeated="16375"/>
        </table:table-row>
        <table:table-row table:style-name="ro1">
          <table:table-cell office:value-type="time" office:time-value="PT20H35M34S" table:style-name="ce4">
            <text:p>20:35:34</text:p>
          </table:table-cell>
          <table:table-cell office:value-type="time" office:time-value="PT20H35M35S" table:style-name="ce4">
            <text:p>20:35:3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4.80999999999995" table:style-name="ce1">
            <text:p>554,81</text:p>
          </table:table-cell>
          <table:table-cell office:value-type="float" office:value="3.0574913327999997" table:formula="of:=[.C89]/1000 * [.D89]*[.E89]/1000" table:style-name="ce1">
            <text:p>3,057491333</text:p>
          </table:table-cell>
          <table:table-cell table:number-columns-repeated="2" table:style-name="ce1"/>
          <table:table-cell office:value-type="float" office:value="0.34274694621361057" table:formula="of:=[.F89]-([.$J$3]*[.C89]/1000)" table:style-name="ce1">
            <text:p>0,342746946</text:p>
          </table:table-cell>
          <table:table-cell table:number-columns-repeated="16375"/>
        </table:table-row>
        <table:table-row table:style-name="ro1">
          <table:table-cell office:value-type="time" office:time-value="PT20H35M35S" table:style-name="ce4">
            <text:p>20:35:35</text:p>
          </table:table-cell>
          <table:table-cell office:value-type="time" office:time-value="PT20H35M36S" table:style-name="ce4">
            <text:p>20:35:36</text:p>
          </table:table-cell>
          <table:table-cell office:value-type="float" office:value="1083" table:style-name="ce1">
            <text:p>1083</text:p>
          </table:table-cell>
          <table:table-cell office:value-type="float" office:value="5.16" table:style-name="ce1">
            <text:p>5,16</text:p>
          </table:table-cell>
          <table:table-cell office:value-type="float" office:value="559.29" table:style-name="ce1">
            <text:p>559,29</text:p>
          </table:table-cell>
          <table:table-cell office:value-type="float" office:value="3.1254691211999996" table:formula="of:=[.C90]/1000 * [.D90]*[.E90]/1000" table:style-name="ce1">
            <text:p>3,125469121</text:p>
          </table:table-cell>
          <table:table-cell table:number-columns-repeated="2" table:style-name="ce1"/>
          <table:table-cell office:value-type="float" office:value="0.3725963022177341" table:formula="of:=[.F90]-([.$J$3]*[.C90]/1000)" table:style-name="ce1">
            <text:p>0,372596302</text:p>
          </table:table-cell>
          <table:table-cell table:number-columns-repeated="16375"/>
        </table:table-row>
        <table:table-row table:style-name="ro1">
          <table:table-cell office:value-type="time" office:time-value="PT20H35M36S" table:style-name="ce4">
            <text:p>20:35:36</text:p>
          </table:table-cell>
          <table:table-cell office:value-type="time" office:time-value="PT20H35M37S" table:style-name="ce4">
            <text:p>20:35:3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3.04" table:style-name="ce1">
            <text:p>543,04</text:p>
          </table:table-cell>
          <table:table-cell office:value-type="float" office:value="2.9926282751999995" table:formula="of:=[.C91]/1000 * [.D91]*[.E91]/1000" table:style-name="ce1">
            <text:p>2,992628275</text:p>
          </table:table-cell>
          <table:table-cell table:number-columns-repeated="2" table:style-name="ce1"/>
          <table:table-cell office:value-type="float" office:value="0.27788388861361035" table:formula="of:=[.F91]-([.$J$3]*[.C91]/1000)" table:style-name="ce1">
            <text:p>0,277883889</text:p>
          </table:table-cell>
          <table:table-cell table:number-columns-repeated="16375"/>
        </table:table-row>
        <table:table-row table:style-name="ro1">
          <table:table-cell office:value-type="time" office:time-value="PT20H35M37S" table:style-name="ce4">
            <text:p>20:35:37</text:p>
          </table:table-cell>
          <table:table-cell office:value-type="time" office:time-value="PT20H35M38S" table:style-name="ce4">
            <text:p>20:35:3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08.82" table:style-name="ce1">
            <text:p>508,82</text:p>
          </table:table-cell>
          <table:table-cell office:value-type="float" office:value="2.7961694280000002" table:formula="of:=[.C92]/1000 * [.D92]*[.E92]/1000" table:style-name="ce1">
            <text:p>2,796169428</text:p>
          </table:table-cell>
          <table:table-cell table:number-columns-repeated="2" table:style-name="ce1"/>
          <table:table-cell office:value-type="float" office:value="8.9050727892786341E-2" table:formula="of:=[.F92]-([.$J$3]*[.C92]/1000)" table:style-name="ce1">
            <text:p>0,089050728</text:p>
          </table:table-cell>
          <table:table-cell table:number-columns-repeated="16375"/>
        </table:table-row>
        <table:table-row table:style-name="ro1">
          <table:table-cell office:value-type="time" office:time-value="PT20H35M38S" table:style-name="ce4">
            <text:p>20:35:38</text:p>
          </table:table-cell>
          <table:table-cell office:value-type="time" office:time-value="PT20H35M39S" table:style-name="ce4">
            <text:p>20:35:3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7.46" table:style-name="ce1">
            <text:p>557,46</text:p>
          </table:table-cell>
          <table:table-cell office:value-type="float" office:value="3.0836011392000007" table:formula="of:=[.C93]/1000 * [.D93]*[.E93]/1000" table:style-name="ce1">
            <text:p>3,083601139</text:p>
          </table:table-cell>
          <table:table-cell table:number-columns-repeated="2" table:style-name="ce1"/>
          <table:table-cell office:value-type="float" office:value="0.35868917064137795" table:formula="of:=[.F93]-([.$J$3]*[.C93]/1000)" table:style-name="ce1">
            <text:p>0,358689171</text:p>
          </table:table-cell>
          <table:table-cell table:number-columns-repeated="16375"/>
        </table:table-row>
        <table:table-row table:style-name="ro1">
          <table:table-cell office:value-type="time" office:time-value="PT20H35M39S" table:style-name="ce4">
            <text:p>20:35:39</text:p>
          </table:table-cell>
          <table:table-cell office:value-type="time" office:time-value="PT20H35M40S" table:style-name="ce4">
            <text:p>20:35:40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74.29999999999995" table:style-name="ce1">
            <text:p>574,3</text:p>
          </table:table-cell>
          <table:table-cell office:value-type="float" office:value="3.1708251599999997" table:formula="of:=[.C94]/1000 * [.D94]*[.E94]/1000" table:style-name="ce1">
            <text:p>3,17082516</text:p>
          </table:table-cell>
          <table:table-cell table:number-columns-repeated="2" table:style-name="ce1"/>
          <table:table-cell office:value-type="float" office:value="0.45099698242749353" table:formula="of:=[.F94]-([.$J$3]*[.C94]/1000)" table:style-name="ce1">
            <text:p>0,450996982</text:p>
          </table:table-cell>
          <table:table-cell table:number-columns-repeated="16375"/>
        </table:table-row>
        <table:table-row table:style-name="ro1">
          <table:table-cell office:value-type="time" office:time-value="PT20H35M40S" table:style-name="ce4">
            <text:p>20:35:40</text:p>
          </table:table-cell>
          <table:table-cell office:value-type="time" office:time-value="PT20H35M41S" table:style-name="ce4">
            <text:p>20:35:41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0.83000000000004" table:style-name="ce1">
            <text:p>550,83</text:p>
          </table:table-cell>
          <table:table-cell office:value-type="float" office:value="3.0357453126" table:formula="of:=[.C95]/1000 * [.D95]*[.E95]/1000" table:style-name="ce1">
            <text:p>3,035745313</text:p>
          </table:table-cell>
          <table:table-cell table:number-columns-repeated="2" table:style-name="ce1"/>
          <table:table-cell office:value-type="float" office:value="0.32608471699972741" table:formula="of:=[.F95]-([.$J$3]*[.C95]/1000)" table:style-name="ce1">
            <text:p>0,326084717</text:p>
          </table:table-cell>
          <table:table-cell table:number-columns-repeated="16375"/>
        </table:table-row>
        <table:table-row table:style-name="ro1">
          <table:table-cell office:value-type="time" office:time-value="PT20H35M41S" table:style-name="ce4">
            <text:p>20:35:41</text:p>
          </table:table-cell>
          <table:table-cell office:value-type="time" office:time-value="PT20H35M42S" table:style-name="ce4">
            <text:p>20:35:4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6.28" table:style-name="ce1">
            <text:p>566,28</text:p>
          </table:table-cell>
          <table:table-cell office:value-type="float" office:value="3.1236231312" table:formula="of:=[.C96]/1000 * [.D96]*[.E96]/1000" table:style-name="ce1">
            <text:p>3,123623131</text:p>
          </table:table-cell>
          <table:table-cell table:number-columns-repeated="2" table:style-name="ce1"/>
          <table:table-cell office:value-type="float" office:value="0.40633684912055257" table:formula="of:=[.F96]-([.$J$3]*[.C96]/1000)" table:style-name="ce1">
            <text:p>0,406336849</text:p>
          </table:table-cell>
          <table:table-cell table:number-columns-repeated="16375"/>
        </table:table-row>
        <table:table-row table:style-name="ro1">
          <table:table-cell office:value-type="time" office:time-value="PT20H35M42S" table:style-name="ce4">
            <text:p>20:35:42</text:p>
          </table:table-cell>
          <table:table-cell office:value-type="time" office:time-value="PT20H35M44S" table:style-name="ce4">
            <text:p>20:35:4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7.09" table:style-name="ce1">
            <text:p>567,09</text:p>
          </table:table-cell>
          <table:table-cell office:value-type="float" office:value="3.1193125704000004" table:formula="of:=[.C97]/1000 * [.D97]*[.E97]/1000" table:style-name="ce1">
            <text:p>3,11931257</text:p>
          </table:table-cell>
          <table:table-cell table:number-columns-repeated="2" table:style-name="ce1"/>
          <table:table-cell office:value-type="float" office:value="0.40965197479972781" table:formula="of:=[.F97]-([.$J$3]*[.C97]/1000)" table:style-name="ce1">
            <text:p>0,409651975</text:p>
          </table:table-cell>
          <table:table-cell table:number-columns-repeated="16375"/>
        </table:table-row>
        <table:table-row table:style-name="ro1">
          <table:table-cell office:value-type="time" office:time-value="PT20H35M44S" table:style-name="ce4">
            <text:p>20:35:44</text:p>
          </table:table-cell>
          <table:table-cell office:value-type="time" office:time-value="PT20H35M45S" table:style-name="ce4">
            <text:p>20:35:45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0.9" table:style-name="ce1">
            <text:p>540,9</text:p>
          </table:table-cell>
          <table:table-cell office:value-type="float" office:value="2.9975812560000006" table:formula="of:=[.C98]/1000 * [.D98]*[.E98]/1000" table:style-name="ce1">
            <text:p>2,997581256</text:p>
          </table:table-cell>
          <table:table-cell table:number-columns-repeated="2" table:style-name="ce1"/>
          <table:table-cell office:value-type="float" office:value="0.26758549645526086" table:formula="of:=[.F98]-([.$J$3]*[.C98]/1000)" table:style-name="ce1">
            <text:p>0,267585496</text:p>
          </table:table-cell>
          <table:table-cell table:number-columns-repeated="16375"/>
        </table:table-row>
        <table:table-row table:style-name="ro1">
          <table:table-cell office:value-type="time" office:time-value="PT20H35M45S" table:style-name="ce4">
            <text:p>20:35:45</text:p>
          </table:table-cell>
          <table:table-cell office:value-type="time" office:time-value="PT20H35M46S" table:style-name="ce4">
            <text:p>20:35:46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5.9" table:style-name="ce1">
            <text:p>535,9</text:p>
          </table:table-cell>
          <table:table-cell office:value-type="float" office:value="2.9534627979999994" table:formula="of:=[.C99]/1000 * [.D99]*[.E99]/1000" table:style-name="ce1">
            <text:p>2,953462798</text:p>
          </table:table-cell>
          <table:table-cell table:number-columns-repeated="2" table:style-name="ce1"/>
          <table:table-cell office:value-type="float" office:value="0.24380220239972683" table:formula="of:=[.F99]-([.$J$3]*[.C99]/1000)" table:style-name="ce1">
            <text:p>0,243802202</text:p>
          </table:table-cell>
          <table:table-cell table:number-columns-repeated="16375"/>
        </table:table-row>
        <table:table-row table:style-name="ro1">
          <table:table-cell office:value-type="time" office:time-value="PT20H35M46S" table:style-name="ce4">
            <text:p>20:35:46</text:p>
          </table:table-cell>
          <table:table-cell office:value-type="time" office:time-value="PT20H35M47S" table:style-name="ce4">
            <text:p>20:35:4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8.14" table:style-name="ce1">
            <text:p>538,14</text:p>
          </table:table-cell>
          <table:table-cell office:value-type="float" office:value="2.9684017655999999" table:formula="of:=[.C100]/1000 * [.D100]*[.E100]/1000" table:style-name="ce1">
            <text:p>2,968401766</text:p>
          </table:table-cell>
          <table:table-cell table:number-columns-repeated="2" table:style-name="ce1"/>
          <table:table-cell office:value-type="float" office:value="0.25111548352055246" table:formula="of:=[.F100]-([.$J$3]*[.C100]/1000)" table:style-name="ce1">
            <text:p>0,251115484</text:p>
          </table:table-cell>
          <table:table-cell table:number-columns-repeated="16375"/>
        </table:table-row>
        <table:table-row table:style-name="ro1">
          <table:table-cell office:value-type="time" office:time-value="PT20H35M47S" table:style-name="ce4">
            <text:p>20:35:47</text:p>
          </table:table-cell>
          <table:table-cell office:value-type="time" office:time-value="PT20H35M48S" table:style-name="ce4">
            <text:p>20:35:48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7.62" table:style-name="ce1">
            <text:p>557,62</text:p>
          </table:table-cell>
          <table:table-cell office:value-type="float" office:value="3.0873635015999996" table:formula="of:=[.C101]/1000 * [.D101]*[.E101]/1000" table:style-name="ce1">
            <text:p>3,087363502</text:p>
          </table:table-cell>
          <table:table-cell table:number-columns-repeated="2" table:style-name="ce1"/>
          <table:table-cell office:value-type="float" office:value="0.35990963754831817" table:formula="of:=[.F101]-([.$J$3]*[.C101]/1000)" table:style-name="ce1">
            <text:p>0,359909638</text:p>
          </table:table-cell>
          <table:table-cell table:number-columns-repeated="16375"/>
        </table:table-row>
        <table:table-row table:style-name="ro1">
          <table:table-cell office:value-type="time" office:time-value="PT20H35M48S" table:style-name="ce4">
            <text:p>20:35:48</text:p>
          </table:table-cell>
          <table:table-cell office:value-type="time" office:time-value="PT20H35M49S" table:style-name="ce4">
            <text:p>20:35:4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1.92999999999995" table:style-name="ce1">
            <text:p>551,93</text:p>
          </table:table-cell>
          <table:table-cell office:value-type="float" office:value="3.0416199983999999" table:formula="of:=[.C102]/1000 * [.D102]*[.E102]/1000" table:style-name="ce1">
            <text:p>3,041619998</text:p>
          </table:table-cell>
          <table:table-cell table:number-columns-repeated="2" table:style-name="ce1"/>
          <table:table-cell office:value-type="float" office:value="0.32687561181361069" table:formula="of:=[.F102]-([.$J$3]*[.C102]/1000)" table:style-name="ce1">
            <text:p>0,326875612</text:p>
          </table:table-cell>
          <table:table-cell table:number-columns-repeated="16375"/>
        </table:table-row>
        <table:table-row table:style-name="ro1">
          <table:table-cell office:value-type="time" office:time-value="PT20H35M49S" table:style-name="ce4">
            <text:p>20:35:49</text:p>
          </table:table-cell>
          <table:table-cell office:value-type="time" office:time-value="PT20H35M50S" table:style-name="ce4">
            <text:p>20:35:50</text:p>
          </table:table-cell>
          <table:table-cell office:value-type="float" office:value="1060" table:style-name="ce1">
            <text:p>1060</text:p>
          </table:table-cell>
          <table:table-cell office:value-type="float" office:value="5.15" table:style-name="ce1">
            <text:p>5,15</text:p>
          </table:table-cell>
          <table:table-cell office:value-type="float" office:value="573.9" table:style-name="ce1">
            <text:p>573,9</text:p>
          </table:table-cell>
          <table:table-cell office:value-type="float" office:value="3.1329201000000002" table:formula="of:=[.C103]/1000 * [.D103]*[.E103]/1000" table:style-name="ce1">
            <text:p>3,1329201</text:p>
          </table:table-cell>
          <table:table-cell table:number-columns-repeated="2" table:style-name="ce1"/>
          <table:table-cell office:value-type="float" office:value="0.43851087735807814" table:formula="of:=[.F103]-([.$J$3]*[.C103]/1000)" table:style-name="ce1">
            <text:p>0,438510877</text:p>
          </table:table-cell>
          <table:table-cell table:number-columns-repeated="16375"/>
        </table:table-row>
        <table:table-row table:style-name="ro1">
          <table:table-cell office:value-type="time" office:time-value="PT20H35M50S" table:style-name="ce4">
            <text:p>20:35:50</text:p>
          </table:table-cell>
          <table:table-cell office:value-type="time" office:time-value="PT20H35M51S" table:style-name="ce4">
            <text:p>20:35:5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9.13" table:style-name="ce1">
            <text:p>549,13</text:p>
          </table:table-cell>
          <table:table-cell office:value-type="float" office:value="3.0403570883999995" table:formula="of:=[.C104]/1000 * [.D104]*[.E104]/1000" table:style-name="ce1">
            <text:p>3,040357088</text:p>
          </table:table-cell>
          <table:table-cell table:number-columns-repeated="2" table:style-name="ce1"/>
          <table:table-cell office:value-type="float" office:value="0.31290322434831808" table:formula="of:=[.F104]-([.$J$3]*[.C104]/1000)" table:style-name="ce1">
            <text:p>0,312903224</text:p>
          </table:table-cell>
          <table:table-cell table:number-columns-repeated="16375"/>
        </table:table-row>
        <table:table-row table:style-name="ro1">
          <table:table-cell office:value-type="time" office:time-value="PT20H35M51S" table:style-name="ce4">
            <text:p>20:35:51</text:p>
          </table:table-cell>
          <table:table-cell office:value-type="time" office:time-value="PT20H35M52S" table:style-name="ce4">
            <text:p>20:35:52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0.91" table:style-name="ce1">
            <text:p>560,91</text:p>
          </table:table-cell>
          <table:table-cell office:value-type="float" office:value="3.0883985054999994" table:formula="of:=[.C105]/1000 * [.D105]*[.E105]/1000" table:style-name="ce1">
            <text:p>3,088398506</text:p>
          </table:table-cell>
          <table:table-cell table:number-columns-repeated="2" table:style-name="ce1"/>
          <table:table-cell office:value-type="float" office:value="0.3812798053927855" table:formula="of:=[.F105]-([.$J$3]*[.C105]/1000)" table:style-name="ce1">
            <text:p>0,381279805</text:p>
          </table:table-cell>
          <table:table-cell table:number-columns-repeated="16375"/>
        </table:table-row>
        <table:table-row table:style-name="ro1">
          <table:table-cell office:value-type="time" office:time-value="PT20H35M52S" table:style-name="ce4">
            <text:p>20:35:52</text:p>
          </table:table-cell>
          <table:table-cell office:value-type="time" office:time-value="PT20H35M53S" table:style-name="ce4">
            <text:p>20:35:53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50.1" table:style-name="ce1">
            <text:p>550,1</text:p>
          </table:table-cell>
          <table:table-cell office:value-type="float" office:value="3.0516302409999998" table:formula="of:=[.C106]/1000 * [.D106]*[.E106]/1000" table:style-name="ce1">
            <text:p>3,051630241</text:p>
          </table:table-cell>
          <table:table-cell table:number-columns-repeated="2" table:style-name="ce1"/>
          <table:table-cell office:value-type="float" office:value="0.32417637694831836" table:formula="of:=[.F106]-([.$J$3]*[.C106]/1000)" table:style-name="ce1">
            <text:p>0,324176377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319.87572334380002" table:formula="of:=SUM([.F3:.F106])" table:style-name="ce3">
            <text:p>319,8757233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37.188983665280389" table:formula="of:=SUM([.I3:.I106])" table:style-name="ce3">
            <text:p>37,18898367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Experiment 2</text:p>
          </table:table-cell>
          <table:table-cell table:style-name="ce2"/>
          <table:table-cell table:number-columns-repeated="6" table:style-name="ce3"/>
          <table:table-cell table:style-name="ce1"/>
          <table:table-cell table:number-columns-repeated="16375" table:style-name="ce3"/>
        </table:table-row>
        <table:table-row table:style-name="ro1">
          <table:table-cell office:value-type="time" office:time-value="PT20H37M0S" table:style-name="ce4">
            <text:p>20:37:00</text:p>
          </table:table-cell>
          <table:table-cell office:value-type="time" office:time-value="PT20H37M1S" table:style-name="ce4">
            <text:p>20:37:0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60.29" table:style-name="ce1">
            <text:p>560,29</text:p>
          </table:table-cell>
          <table:table-cell office:value-type="float" office:value="3.0820880551999998" table:formula="of:=[.C109]/1000 * [.D109]*[.E109]/1000" table:style-name="ce1">
            <text:p>3,082088055</text:p>
          </table:table-cell>
          <table:table-cell table:number-columns-repeated="2" table:style-name="ce1"/>
          <table:table-cell office:value-type="float" office:value="0.37751125058584423" table:formula="of:=[.F109]-([.$J$3]*[.C109]/1000)" table:style-name="ce1">
            <text:p>0,377511251</text:p>
          </table:table-cell>
          <table:table-cell table:number-columns-repeated="16375"/>
        </table:table-row>
        <table:table-row table:style-name="ro1">
          <table:table-cell office:value-type="time" office:time-value="PT20H37M1S" table:style-name="ce4">
            <text:p>20:37:01</text:p>
          </table:table-cell>
          <table:table-cell office:value-type="time" office:time-value="PT20H37M2S" table:style-name="ce4">
            <text:p>20:37:0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1.66999999999996" table:style-name="ce1">
            <text:p>521,67</text:p>
          </table:table-cell>
          <table:table-cell office:value-type="float" office:value="2.8667853179999998" table:formula="of:=[.C110]/1000 * [.D110]*[.E110]/1000" table:style-name="ce1">
            <text:p>2,866785318</text:p>
          </table:table-cell>
          <table:table-cell table:number-columns-repeated="2" table:style-name="ce1"/>
          <table:table-cell office:value-type="float" office:value="0.15966661789278591" table:formula="of:=[.F110]-([.$J$3]*[.C110]/1000)" table:style-name="ce1">
            <text:p>0,159666618</text:p>
          </table:table-cell>
          <table:table-cell table:number-columns-repeated="16375"/>
        </table:table-row>
        <table:table-row table:style-name="ro1">
          <table:table-cell office:value-type="time" office:time-value="PT20H37M2S" table:style-name="ce4">
            <text:p>20:37:02</text:p>
          </table:table-cell>
          <table:table-cell office:value-type="time" office:time-value="PT20H37M3S" table:style-name="ce4">
            <text:p>20:37:0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28.33000000000004" table:style-name="ce1">
            <text:p>528,33</text:p>
          </table:table-cell>
          <table:table-cell office:value-type="float" office:value="2.9170155960000002" table:formula="of:=[.C111]/1000 * [.D111]*[.E111]/1000" table:style-name="ce1">
            <text:p>2,917015596</text:p>
          </table:table-cell>
          <table:table-cell table:number-columns-repeated="2" table:style-name="ce1"/>
          <table:table-cell office:value-type="float" office:value="0.19718741842749399" table:formula="of:=[.F111]-([.$J$3]*[.C111]/1000)" table:style-name="ce1">
            <text:p>0,197187418</text:p>
          </table:table-cell>
          <table:table-cell table:number-columns-repeated="16375"/>
        </table:table-row>
        <table:table-row table:style-name="ro1">
          <table:table-cell office:value-type="time" office:time-value="PT20H37M3S" table:style-name="ce4">
            <text:p>20:37:03</text:p>
          </table:table-cell>
          <table:table-cell office:value-type="time" office:time-value="PT20H37M4S" table:style-name="ce4">
            <text:p>20:37:0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8.55999999999995" table:style-name="ce1">
            <text:p>548,56</text:p>
          </table:table-cell>
          <table:table-cell office:value-type="float" office:value="3.0145566239999999" table:formula="of:=[.C112]/1000 * [.D112]*[.E112]/1000" table:style-name="ce1">
            <text:p>3,014556624</text:p>
          </table:table-cell>
          <table:table-cell table:number-columns-repeated="2" table:style-name="ce1"/>
          <table:table-cell office:value-type="float" office:value="0.30743792389278601" table:formula="of:=[.F112]-([.$J$3]*[.C112]/1000)" table:style-name="ce1">
            <text:p>0,307437924</text:p>
          </table:table-cell>
          <table:table-cell table:number-columns-repeated="16375"/>
        </table:table-row>
        <table:table-row table:style-name="ro1">
          <table:table-cell office:value-type="time" office:time-value="PT20H37M4S" table:style-name="ce4">
            <text:p>20:37:04</text:p>
          </table:table-cell>
          <table:table-cell office:value-type="time" office:time-value="PT20H37M5S" table:style-name="ce4">
            <text:p>20:37:0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4.52" table:style-name="ce1">
            <text:p>514,52</text:p>
          </table:table-cell>
          <table:table-cell office:value-type="float" office:value="2.8221833616000001" table:formula="of:=[.C113]/1000 * [.D113]*[.E113]/1000" table:style-name="ce1">
            <text:p>2,822183362</text:p>
          </table:table-cell>
          <table:table-cell table:number-columns-repeated="2" table:style-name="ce1"/>
          <table:table-cell office:value-type="float" office:value="0.12014845247890271" table:formula="of:=[.F113]-([.$J$3]*[.C113]/1000)" table:style-name="ce1">
            <text:p>0,120148452</text:p>
          </table:table-cell>
          <table:table-cell table:number-columns-repeated="16375"/>
        </table:table-row>
        <table:table-row table:style-name="ro1">
          <table:table-cell office:value-type="time" office:time-value="PT20H37M5S" table:style-name="ce4">
            <text:p>20:37:05</text:p>
          </table:table-cell>
          <table:table-cell office:value-type="time" office:time-value="PT20H37M6S" table:style-name="ce4">
            <text:p>20:37:0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9.46" table:style-name="ce1">
            <text:p>559,46</text:p>
          </table:table-cell>
          <table:table-cell office:value-type="float" office:value="3.0888905520000005" table:formula="of:=[.C114]/1000 * [.D114]*[.E114]/1000" table:style-name="ce1">
            <text:p>3,088890552</text:p>
          </table:table-cell>
          <table:table-cell table:number-columns-repeated="2" table:style-name="ce1"/>
          <table:table-cell office:value-type="float" office:value="0.36906237442749434" table:formula="of:=[.F114]-([.$J$3]*[.C114]/1000)" table:style-name="ce1">
            <text:p>0,369062374</text:p>
          </table:table-cell>
          <table:table-cell table:number-columns-repeated="16375"/>
        </table:table-row>
        <table:table-row table:style-name="ro1">
          <table:table-cell office:value-type="time" office:time-value="PT20H37M6S" table:style-name="ce4">
            <text:p>20:37:06</text:p>
          </table:table-cell>
          <table:table-cell office:value-type="time" office:time-value="PT20H37M7S" table:style-name="ce4">
            <text:p>20:37:0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9.4" table:style-name="ce1">
            <text:p>529,4</text:p>
          </table:table-cell>
          <table:table-cell office:value-type="float" office:value="2.9121658720000001" table:formula="of:=[.C115]/1000 * [.D115]*[.E115]/1000" table:style-name="ce1">
            <text:p>2,912165872</text:p>
          </table:table-cell>
          <table:table-cell table:number-columns-repeated="2" table:style-name="ce1"/>
          <table:table-cell office:value-type="float" office:value="0.20758906738584448" table:formula="of:=[.F115]-([.$J$3]*[.C115]/1000)" table:style-name="ce1">
            <text:p>0,207589067</text:p>
          </table:table-cell>
          <table:table-cell table:number-columns-repeated="16375"/>
        </table:table-row>
        <table:table-row table:style-name="ro1">
          <table:table-cell office:value-type="time" office:time-value="PT20H37M7S" table:style-name="ce4">
            <text:p>20:37:07</text:p>
          </table:table-cell>
          <table:table-cell office:value-type="time" office:time-value="PT20H37M9S" table:style-name="ce4">
            <text:p>20:37:0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2.73" table:style-name="ce1">
            <text:p>512,73</text:p>
          </table:table-cell>
          <table:table-cell office:value-type="float" office:value="2.8123650684000001" table:formula="of:=[.C116]/1000 * [.D116]*[.E116]/1000" table:style-name="ce1">
            <text:p>2,812365068</text:p>
          </table:table-cell>
          <table:table-cell table:number-columns-repeated="2" table:style-name="ce1"/>
          <table:table-cell office:value-type="float" office:value="0.11033015927890277" table:formula="of:=[.F116]-([.$J$3]*[.C116]/1000)" table:style-name="ce1">
            <text:p>0,110330159</text:p>
          </table:table-cell>
          <table:table-cell table:number-columns-repeated="16375"/>
        </table:table-row>
        <table:table-row table:style-name="ro1">
          <table:table-cell office:value-type="time" office:time-value="PT20H37M9S" table:style-name="ce4">
            <text:p>20:37:09</text:p>
          </table:table-cell>
          <table:table-cell office:value-type="time" office:time-value="PT20H37M10S" table:style-name="ce4">
            <text:p>20:37:1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6.05999999999995" table:style-name="ce1">
            <text:p>546,06</text:p>
          </table:table-cell>
          <table:table-cell office:value-type="float" office:value="3.0179261837999993" table:formula="of:=[.C117]/1000 * [.D117]*[.E117]/1000" table:style-name="ce1">
            <text:p>3,017926184</text:p>
          </table:table-cell>
          <table:table-cell table:number-columns-repeated="2" table:style-name="ce1"/>
          <table:table-cell office:value-type="float" office:value="0.30063990172055188" table:formula="of:=[.F117]-([.$J$3]*[.C117]/1000)" table:style-name="ce1">
            <text:p>0,300639902</text:p>
          </table:table-cell>
          <table:table-cell table:number-columns-repeated="16375"/>
        </table:table-row>
        <table:table-row table:style-name="ro1">
          <table:table-cell office:value-type="time" office:time-value="PT20H37M10S" table:style-name="ce4">
            <text:p>20:37:10</text:p>
          </table:table-cell>
          <table:table-cell office:value-type="time" office:time-value="PT20H37M11S" table:style-name="ce4">
            <text:p>20:37:1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9.4" table:style-name="ce1">
            <text:p>529,4</text:p>
          </table:table-cell>
          <table:table-cell office:value-type="float" office:value="2.9094288739999996" table:formula="of:=[.C118]/1000 * [.D118]*[.E118]/1000" table:style-name="ce1">
            <text:p>2,909428874</text:p>
          </table:table-cell>
          <table:table-cell table:number-columns-repeated="2" table:style-name="ce1"/>
          <table:table-cell office:value-type="float" office:value="0.20739396487890227" table:formula="of:=[.F118]-([.$J$3]*[.C118]/1000)" table:style-name="ce1">
            <text:p>0,207393965</text:p>
          </table:table-cell>
          <table:table-cell table:number-columns-repeated="16375"/>
        </table:table-row>
        <table:table-row table:style-name="ro1">
          <table:table-cell office:value-type="time" office:time-value="PT20H37M11S" table:style-name="ce4">
            <text:p>20:37:11</text:p>
          </table:table-cell>
          <table:table-cell office:value-type="time" office:time-value="PT20H37M12S" table:style-name="ce4">
            <text:p>20:37:1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64.17999999999995" table:style-name="ce1">
            <text:p>564,18</text:p>
          </table:table-cell>
          <table:table-cell office:value-type="float" office:value="3.1005696677999994" table:formula="of:=[.C119]/1000 * [.D119]*[.E119]/1000" table:style-name="ce1">
            <text:p>3,100569668</text:p>
          </table:table-cell>
          <table:table-cell table:number-columns-repeated="2" table:style-name="ce1"/>
          <table:table-cell office:value-type="float" office:value="0.39853475867890209" table:formula="of:=[.F119]-([.$J$3]*[.C119]/1000)" table:style-name="ce1">
            <text:p>0,398534759</text:p>
          </table:table-cell>
          <table:table-cell table:number-columns-repeated="16375"/>
        </table:table-row>
        <table:table-row table:style-name="ro1">
          <table:table-cell office:value-type="time" office:time-value="PT20H37M12S" table:style-name="ce4">
            <text:p>20:37:12</text:p>
          </table:table-cell>
          <table:table-cell office:value-type="time" office:time-value="PT20H37M13S" table:style-name="ce4">
            <text:p>20:37:13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53.16999999999996" table:style-name="ce1">
            <text:p>553,17</text:p>
          </table:table-cell>
          <table:table-cell office:value-type="float" office:value="3.0715206785999998" table:formula="of:=[.C120]/1000 * [.D120]*[.E120]/1000" table:style-name="ce1">
            <text:p>3,071520679</text:p>
          </table:table-cell>
          <table:table-cell table:number-columns-repeated="2" table:style-name="ce1"/>
          <table:table-cell office:value-type="float" office:value="0.34152491905526006" table:formula="of:=[.F120]-([.$J$3]*[.C120]/1000)" table:style-name="ce1">
            <text:p>0,341524919</text:p>
          </table:table-cell>
          <table:table-cell table:number-columns-repeated="16375"/>
        </table:table-row>
        <table:table-row table:style-name="ro1">
          <table:table-cell office:value-type="time" office:time-value="PT20H37M13S" table:style-name="ce4">
            <text:p>20:37:13</text:p>
          </table:table-cell>
          <table:table-cell office:value-type="time" office:time-value="PT20H37M14S" table:style-name="ce4">
            <text:p>20:37:1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4.91" table:style-name="ce1">
            <text:p>554,91</text:p>
          </table:table-cell>
          <table:table-cell office:value-type="float" office:value="3.0551790851999998" table:formula="of:=[.C121]/1000 * [.D121]*[.E121]/1000" table:style-name="ce1">
            <text:p>3,055179085</text:p>
          </table:table-cell>
          <table:table-cell table:number-columns-repeated="2" table:style-name="ce1"/>
          <table:table-cell office:value-type="float" office:value="0.34297659410666892" table:formula="of:=[.F121]-([.$J$3]*[.C121]/1000)" table:style-name="ce1">
            <text:p>0,342976594</text:p>
          </table:table-cell>
          <table:table-cell table:number-columns-repeated="16375"/>
        </table:table-row>
        <table:table-row table:style-name="ro1">
          <table:table-cell office:value-type="time" office:time-value="PT20H37M14S" table:style-name="ce4">
            <text:p>20:37:14</text:p>
          </table:table-cell>
          <table:table-cell office:value-type="time" office:time-value="PT20H37M15S" table:style-name="ce4">
            <text:p>20:37:1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9.41999999999996" table:style-name="ce1">
            <text:p>539,42</text:p>
          </table:table-cell>
          <table:table-cell office:value-type="float" office:value="2.9643286679999998" table:formula="of:=[.C122]/1000 * [.D122]*[.E122]/1000" table:style-name="ce1">
            <text:p>2,964328668</text:p>
          </table:table-cell>
          <table:table-cell table:number-columns-repeated="2" table:style-name="ce1"/>
          <table:table-cell office:value-type="float" office:value="0.25720996789278594" table:formula="of:=[.F122]-([.$J$3]*[.C122]/1000)" table:style-name="ce1">
            <text:p>0,257209968</text:p>
          </table:table-cell>
          <table:table-cell table:number-columns-repeated="16375"/>
        </table:table-row>
        <table:table-row table:style-name="ro1">
          <table:table-cell office:value-type="time" office:time-value="PT20H37M15S" table:style-name="ce4">
            <text:p>20:37:15</text:p>
          </table:table-cell>
          <table:table-cell office:value-type="time" office:time-value="PT20H37M16S" table:style-name="ce4">
            <text:p>20:37:16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35.04" table:style-name="ce1">
            <text:p>535,04</text:p>
          </table:table-cell>
          <table:table-cell office:value-type="float" office:value="2.9595844608000004" table:formula="of:=[.C123]/1000 * [.D123]*[.E123]/1000" table:style-name="ce1">
            <text:p>2,959584461</text:p>
          </table:table-cell>
          <table:table-cell table:number-columns-repeated="2" table:style-name="ce1"/>
          <table:table-cell office:value-type="float" office:value="0.23467249224137765" table:formula="of:=[.F123]-([.$J$3]*[.C123]/1000)" table:style-name="ce1">
            <text:p>0,234672492</text:p>
          </table:table-cell>
          <table:table-cell table:number-columns-repeated="16375"/>
        </table:table-row>
        <table:table-row table:style-name="ro1">
          <table:table-cell office:value-type="time" office:time-value="PT20H37M16S" table:style-name="ce4">
            <text:p>20:37:16</text:p>
          </table:table-cell>
          <table:table-cell office:value-type="time" office:time-value="PT20H37M17S" table:style-name="ce4">
            <text:p>20:37:1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4.87" table:style-name="ce1">
            <text:p>564,87</text:p>
          </table:table-cell>
          <table:table-cell office:value-type="float" office:value="3.1102024634999998" table:formula="of:=[.C124]/1000 * [.D124]*[.E124]/1000" table:style-name="ce1">
            <text:p>3,110202464</text:p>
          </table:table-cell>
          <table:table-cell table:number-columns-repeated="2" table:style-name="ce1"/>
          <table:table-cell office:value-type="float" office:value="0.40308376339278595" table:formula="of:=[.F124]-([.$J$3]*[.C124]/1000)" table:style-name="ce1">
            <text:p>0,403083763</text:p>
          </table:table-cell>
          <table:table-cell table:number-columns-repeated="16375"/>
        </table:table-row>
        <table:table-row table:style-name="ro1">
          <table:table-cell office:value-type="time" office:time-value="PT20H37M17S" table:style-name="ce4">
            <text:p>20:37:17</text:p>
          </table:table-cell>
          <table:table-cell office:value-type="time" office:time-value="PT20H37M18S" table:style-name="ce4">
            <text:p>20:37:1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5.16" table:style-name="ce1">
            <text:p>525,16</text:p>
          </table:table-cell>
          <table:table-cell office:value-type="float" office:value="2.8859642639999996" table:formula="of:=[.C125]/1000 * [.D125]*[.E125]/1000" table:style-name="ce1">
            <text:p>2,885964264</text:p>
          </table:table-cell>
          <table:table-cell table:number-columns-repeated="2" table:style-name="ce1"/>
          <table:table-cell office:value-type="float" office:value="0.17884556389278572" table:formula="of:=[.F125]-([.$J$3]*[.C125]/1000)" table:style-name="ce1">
            <text:p>0,178845564</text:p>
          </table:table-cell>
          <table:table-cell table:number-columns-repeated="16375"/>
        </table:table-row>
        <table:table-row table:style-name="ro1">
          <table:table-cell office:value-type="time" office:time-value="PT20H37M18S" table:style-name="ce4">
            <text:p>20:37:18</text:p>
          </table:table-cell>
          <table:table-cell office:value-type="time" office:time-value="PT20H37M19S" table:style-name="ce4">
            <text:p>20:37:1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6.16999999999996" table:style-name="ce1">
            <text:p>546,17</text:p>
          </table:table-cell>
          <table:table-cell office:value-type="float" office:value="2.9986043807999998" table:formula="of:=[.C126]/1000 * [.D126]*[.E126]/1000" table:style-name="ce1">
            <text:p>2,998604381</text:p>
          </table:table-cell>
          <table:table-cell table:number-columns-repeated="2" table:style-name="ce1"/>
          <table:table-cell office:value-type="float" office:value="0.29402757618584419" table:formula="of:=[.F126]-([.$J$3]*[.C126]/1000)" table:style-name="ce1">
            <text:p>0,294027576</text:p>
          </table:table-cell>
          <table:table-cell table:number-columns-repeated="16375"/>
        </table:table-row>
        <table:table-row table:style-name="ro1">
          <table:table-cell office:value-type="time" office:time-value="PT20H37M19S" table:style-name="ce4">
            <text:p>20:37:19</text:p>
          </table:table-cell>
          <table:table-cell office:value-type="time" office:time-value="PT20H37M21S" table:style-name="ce4">
            <text:p>20:37:2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6.70000000000005" table:style-name="ce1">
            <text:p>536,7</text:p>
          </table:table-cell>
          <table:table-cell office:value-type="float" office:value="2.9521505520000004" table:formula="of:=[.C127]/1000 * [.D127]*[.E127]/1000" table:style-name="ce1">
            <text:p>2,952150552</text:p>
          </table:table-cell>
          <table:table-cell table:number-columns-repeated="2" table:style-name="ce1"/>
          <table:table-cell office:value-type="float" office:value="0.24248995639972781" table:formula="of:=[.F127]-([.$J$3]*[.C127]/1000)" table:style-name="ce1">
            <text:p>0,242489956</text:p>
          </table:table-cell>
          <table:table-cell table:number-columns-repeated="16375"/>
        </table:table-row>
        <table:table-row table:style-name="ro1">
          <table:table-cell office:value-type="time" office:time-value="PT20H37M21S" table:style-name="ce4">
            <text:p>20:37:21</text:p>
          </table:table-cell>
          <table:table-cell office:value-type="time" office:time-value="PT20H37M22S" table:style-name="ce4">
            <text:p>20:37:22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64.25" table:style-name="ce1">
            <text:p>564,25</text:p>
          </table:table-cell>
          <table:table-cell office:value-type="float" office:value="3.133043265" table:formula="of:=[.C128]/1000 * [.D128]*[.E128]/1000" table:style-name="ce1">
            <text:p>3,133043265</text:p>
          </table:table-cell>
          <table:table-cell table:number-columns-repeated="2" table:style-name="ce1"/>
          <table:table-cell office:value-type="float" office:value="0.40304750545526025" table:formula="of:=[.F128]-([.$J$3]*[.C128]/1000)" table:style-name="ce1">
            <text:p>0,403047505</text:p>
          </table:table-cell>
          <table:table-cell table:number-columns-repeated="16375"/>
        </table:table-row>
        <table:table-row table:style-name="ro1">
          <table:table-cell office:value-type="time" office:time-value="PT20H37M22S" table:style-name="ce4">
            <text:p>20:37:22</text:p>
          </table:table-cell>
          <table:table-cell office:value-type="time" office:time-value="PT20H37M23S" table:style-name="ce4">
            <text:p>20:37:2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5.85" table:style-name="ce1">
            <text:p>545,85</text:p>
          </table:table-cell>
          <table:table-cell office:value-type="float" office:value="2.99966409" table:formula="of:=[.C129]/1000 * [.D129]*[.E129]/1000" table:style-name="ce1">
            <text:p>2,99966409</text:p>
          </table:table-cell>
          <table:table-cell table:number-columns-repeated="2" table:style-name="ce1"/>
          <table:table-cell office:value-type="float" office:value="0.29254538989278611" table:formula="of:=[.F129]-([.$J$3]*[.C129]/1000)" table:style-name="ce1">
            <text:p>0,29254539</text:p>
          </table:table-cell>
          <table:table-cell table:number-columns-repeated="16375"/>
        </table:table-row>
        <table:table-row table:style-name="ro1">
          <table:table-cell office:value-type="time" office:time-value="PT20H37M23S" table:style-name="ce4">
            <text:p>20:37:23</text:p>
          </table:table-cell>
          <table:table-cell office:value-type="time" office:time-value="PT20H37M24S" table:style-name="ce4">
            <text:p>20:37:2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6.47" table:style-name="ce1">
            <text:p>546,47</text:p>
          </table:table-cell>
          <table:table-cell office:value-type="float" office:value="3.003071238" table:formula="of:=[.C130]/1000 * [.D130]*[.E130]/1000" table:style-name="ce1">
            <text:p>3,003071238</text:p>
          </table:table-cell>
          <table:table-cell table:number-columns-repeated="2" table:style-name="ce1"/>
          <table:table-cell office:value-type="float" office:value="0.29595253789278608" table:formula="of:=[.F130]-([.$J$3]*[.C130]/1000)" table:style-name="ce1">
            <text:p>0,295952538</text:p>
          </table:table-cell>
          <table:table-cell table:number-columns-repeated="16375"/>
        </table:table-row>
        <table:table-row table:style-name="ro1">
          <table:table-cell office:value-type="time" office:time-value="PT20H37M24S" table:style-name="ce4">
            <text:p>20:37:24</text:p>
          </table:table-cell>
          <table:table-cell office:value-type="time" office:time-value="PT20H37M25S" table:style-name="ce4">
            <text:p>20:37:2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0.79" table:style-name="ce1">
            <text:p>540,79</text:p>
          </table:table-cell>
          <table:table-cell office:value-type="float" office:value="2.9746478423999996" table:formula="of:=[.C131]/1000 * [.D131]*[.E131]/1000" table:style-name="ce1">
            <text:p>2,974647842</text:p>
          </table:table-cell>
          <table:table-cell table:number-columns-repeated="2" table:style-name="ce1"/>
          <table:table-cell office:value-type="float" office:value="0.26498724679972696" table:formula="of:=[.F131]-([.$J$3]*[.C131]/1000)" table:style-name="ce1">
            <text:p>0,264987247</text:p>
          </table:table-cell>
          <table:table-cell table:number-columns-repeated="16375"/>
        </table:table-row>
        <table:table-row table:style-name="ro1">
          <table:table-cell office:value-type="time" office:time-value="PT20H37M25S" table:style-name="ce4">
            <text:p>20:37:25</text:p>
          </table:table-cell>
          <table:table-cell office:value-type="time" office:time-value="PT20H37M26S" table:style-name="ce4">
            <text:p>20:37:2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3.33000000000004" table:style-name="ce1">
            <text:p>563,33</text:p>
          </table:table-cell>
          <table:table-cell office:value-type="float" office:value="3.0928168992000002" table:formula="of:=[.C132]/1000 * [.D132]*[.E132]/1000" table:style-name="ce1">
            <text:p>3,092816899</text:p>
          </table:table-cell>
          <table:table-cell table:number-columns-repeated="2" table:style-name="ce1"/>
          <table:table-cell office:value-type="float" office:value="0.38824009458584463" table:formula="of:=[.F132]-([.$J$3]*[.C132]/1000)" table:style-name="ce1">
            <text:p>0,388240095</text:p>
          </table:table-cell>
          <table:table-cell table:number-columns-repeated="16375"/>
        </table:table-row>
        <table:table-row table:style-name="ro1">
          <table:table-cell office:value-type="time" office:time-value="PT20H37M26S" table:style-name="ce4">
            <text:p>20:37:26</text:p>
          </table:table-cell>
          <table:table-cell office:value-type="time" office:time-value="PT20H37M27S" table:style-name="ce4">
            <text:p>20:37:27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0.99" table:style-name="ce1">
            <text:p>550,99</text:p>
          </table:table-cell>
          <table:table-cell office:value-type="float" office:value="3.0421259880000004" table:formula="of:=[.C133]/1000 * [.D133]*[.E133]/1000" table:style-name="ce1">
            <text:p>3,042125988</text:p>
          </table:table-cell>
          <table:table-cell table:number-columns-repeated="2" table:style-name="ce1"/>
          <table:table-cell office:value-type="float" office:value="0.32229781042749428" table:formula="of:=[.F133]-([.$J$3]*[.C133]/1000)" table:style-name="ce1">
            <text:p>0,32229781</text:p>
          </table:table-cell>
          <table:table-cell table:number-columns-repeated="16375"/>
        </table:table-row>
        <table:table-row table:style-name="ro1">
          <table:table-cell office:value-type="time" office:time-value="PT20H37M27S" table:style-name="ce4">
            <text:p>20:37:27</text:p>
          </table:table-cell>
          <table:table-cell office:value-type="time" office:time-value="PT20H37M28S" table:style-name="ce4">
            <text:p>20:37:2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8.91999999999996" table:style-name="ce1">
            <text:p>518,92</text:p>
          </table:table-cell>
          <table:table-cell office:value-type="float" office:value="2.8518338331999997" table:formula="of:=[.C134]/1000 * [.D134]*[.E134]/1000" table:style-name="ce1">
            <text:p>2,851833833</text:p>
          </table:table-cell>
          <table:table-cell table:number-columns-repeated="2" table:style-name="ce1"/>
          <table:table-cell office:value-type="float" office:value="0.14979892407890238" table:formula="of:=[.F134]-([.$J$3]*[.C134]/1000)" table:style-name="ce1">
            <text:p>0,149798924</text:p>
          </table:table-cell>
          <table:table-cell table:number-columns-repeated="16375"/>
        </table:table-row>
        <table:table-row table:style-name="ro1">
          <table:table-cell office:value-type="time" office:time-value="PT20H37M28S" table:style-name="ce4">
            <text:p>20:37:28</text:p>
          </table:table-cell>
          <table:table-cell office:value-type="time" office:time-value="PT20H37M29S" table:style-name="ce4">
            <text:p>20:37:2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6.54999999999995" table:style-name="ce1">
            <text:p>536,55</text:p>
          </table:table-cell>
          <table:table-cell office:value-type="float" office:value="2.9487232004999995" table:formula="of:=[.C135]/1000 * [.D135]*[.E135]/1000" table:style-name="ce1">
            <text:p>2,948723201</text:p>
          </table:table-cell>
          <table:table-cell table:number-columns-repeated="2" table:style-name="ce1"/>
          <table:table-cell office:value-type="float" office:value="0.24668829137890214" table:formula="of:=[.F135]-([.$J$3]*[.C135]/1000)" table:style-name="ce1">
            <text:p>0,246688291</text:p>
          </table:table-cell>
          <table:table-cell table:number-columns-repeated="16375"/>
        </table:table-row>
        <table:table-row table:style-name="ro1">
          <table:table-cell office:value-type="time" office:time-value="PT20H37M29S" table:style-name="ce4">
            <text:p>20:37:29</text:p>
          </table:table-cell>
          <table:table-cell office:value-type="time" office:time-value="PT20H37M30S" table:style-name="ce4">
            <text:p>20:37:3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3.64" table:style-name="ce1">
            <text:p>523,64</text:p>
          </table:table-cell>
          <table:table-cell office:value-type="float" office:value="2.8749092735999997" table:formula="of:=[.C136]/1000 * [.D136]*[.E136]/1000" table:style-name="ce1">
            <text:p>2,874909274</text:p>
          </table:table-cell>
          <table:table-cell table:number-columns-repeated="2" table:style-name="ce1"/>
          <table:table-cell office:value-type="float" office:value="0.17033246898584409" table:formula="of:=[.F136]-([.$J$3]*[.C136]/1000)" table:style-name="ce1">
            <text:p>0,170332469</text:p>
          </table:table-cell>
          <table:table-cell table:number-columns-repeated="16375"/>
        </table:table-row>
        <table:table-row table:style-name="ro1">
          <table:table-cell office:value-type="time" office:time-value="PT20H37M30S" table:style-name="ce4">
            <text:p>20:37:30</text:p>
          </table:table-cell>
          <table:table-cell office:value-type="time" office:time-value="PT20H37M31S" table:style-name="ce4">
            <text:p>20:37:3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6.61" table:style-name="ce1">
            <text:p>566,61</text:p>
          </table:table-cell>
          <table:table-cell office:value-type="float" office:value="3.1108248864000001" table:formula="of:=[.C137]/1000 * [.D137]*[.E137]/1000" table:style-name="ce1">
            <text:p>3,110824886</text:p>
          </table:table-cell>
          <table:table-cell table:number-columns-repeated="2" table:style-name="ce1"/>
          <table:table-cell office:value-type="float" office:value="0.40624808178584448" table:formula="of:=[.F137]-([.$J$3]*[.C137]/1000)" table:style-name="ce1">
            <text:p>0,406248082</text:p>
          </table:table-cell>
          <table:table-cell table:number-columns-repeated="16375"/>
        </table:table-row>
        <table:table-row table:style-name="ro1">
          <table:table-cell office:value-type="time" office:time-value="PT20H37M31S" table:style-name="ce4">
            <text:p>20:37:31</text:p>
          </table:table-cell>
          <table:table-cell office:value-type="time" office:time-value="PT20H37M33S" table:style-name="ce4">
            <text:p>20:37:3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0.79999999999995" table:style-name="ce1">
            <text:p>540,8</text:p>
          </table:table-cell>
          <table:table-cell office:value-type="float" office:value="2.9719123199999999" table:formula="of:=[.C138]/1000 * [.D138]*[.E138]/1000" table:style-name="ce1">
            <text:p>2,97191232</text:p>
          </table:table-cell>
          <table:table-cell table:number-columns-repeated="2" table:style-name="ce1"/>
          <table:table-cell office:value-type="float" office:value="0.26479361989278605" table:formula="of:=[.F138]-([.$J$3]*[.C138]/1000)" table:style-name="ce1">
            <text:p>0,26479362</text:p>
          </table:table-cell>
          <table:table-cell table:number-columns-repeated="16375"/>
        </table:table-row>
        <table:table-row table:style-name="ro1">
          <table:table-cell office:value-type="time" office:time-value="PT20H37M33S" table:style-name="ce4">
            <text:p>20:37:33</text:p>
          </table:table-cell>
          <table:table-cell office:value-type="time" office:time-value="PT20H37M34S" table:style-name="ce4">
            <text:p>20:37:34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56.94000000000005" table:style-name="ce1">
            <text:p>556,94</text:p>
          </table:table-cell>
          <table:table-cell office:value-type="float" office:value="3.0924539052000002" table:formula="of:=[.C139]/1000 * [.D139]*[.E139]/1000" table:style-name="ce1">
            <text:p>3,092453905</text:p>
          </table:table-cell>
          <table:table-cell table:number-columns-repeated="2" table:style-name="ce1"/>
          <table:table-cell office:value-type="float" office:value="0.36245814565526047" table:formula="of:=[.F139]-([.$J$3]*[.C139]/1000)" table:style-name="ce1">
            <text:p>0,362458146</text:p>
          </table:table-cell>
          <table:table-cell table:number-columns-repeated="16375"/>
        </table:table-row>
        <table:table-row table:style-name="ro1">
          <table:table-cell office:value-type="time" office:time-value="PT20H37M34S" table:style-name="ce4">
            <text:p>20:37:34</text:p>
          </table:table-cell>
          <table:table-cell office:value-type="time" office:time-value="PT20H37M35S" table:style-name="ce4">
            <text:p>20:37:3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9.75" table:style-name="ce1">
            <text:p>539,75</text:p>
          </table:table-cell>
          <table:table-cell office:value-type="float" office:value="2.96057193" table:formula="of:=[.C140]/1000 * [.D140]*[.E140]/1000" table:style-name="ce1">
            <text:p>2,96057193</text:p>
          </table:table-cell>
          <table:table-cell table:number-columns-repeated="2" table:style-name="ce1"/>
          <table:table-cell office:value-type="float" office:value="0.25853702087890262" table:formula="of:=[.F140]-([.$J$3]*[.C140]/1000)" table:style-name="ce1">
            <text:p>0,258537021</text:p>
          </table:table-cell>
          <table:table-cell table:number-columns-repeated="16375"/>
        </table:table-row>
        <table:table-row table:style-name="ro1">
          <table:table-cell office:value-type="time" office:time-value="PT20H37M35S" table:style-name="ce4">
            <text:p>20:37:35</text:p>
          </table:table-cell>
          <table:table-cell office:value-type="time" office:time-value="PT20H37M36S" table:style-name="ce4">
            <text:p>20:37:3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3.80999999999995" table:style-name="ce1">
            <text:p>563,81</text:p>
          </table:table-cell>
          <table:table-cell office:value-type="float" office:value="3.0954522143999998" table:formula="of:=[.C141]/1000 * [.D141]*[.E141]/1000" table:style-name="ce1">
            <text:p>3,095452214</text:p>
          </table:table-cell>
          <table:table-cell table:number-columns-repeated="2" table:style-name="ce1"/>
          <table:table-cell office:value-type="float" office:value="0.39087540978584423" table:formula="of:=[.F141]-([.$J$3]*[.C141]/1000)" table:style-name="ce1">
            <text:p>0,39087541</text:p>
          </table:table-cell>
          <table:table-cell table:number-columns-repeated="16375"/>
        </table:table-row>
        <table:table-row table:style-name="ro1">
          <table:table-cell office:value-type="time" office:time-value="PT20H37M36S" table:style-name="ce4">
            <text:p>20:37:36</text:p>
          </table:table-cell>
          <table:table-cell office:value-type="time" office:time-value="PT20H37M37S" table:style-name="ce4">
            <text:p>20:37:3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1.37" table:style-name="ce1">
            <text:p>511,37</text:p>
          </table:table-cell>
          <table:table-cell office:value-type="float" office:value="2.8049053595999998" table:formula="of:=[.C142]/1000 * [.D142]*[.E142]/1000" table:style-name="ce1">
            <text:p>2,80490536</text:p>
          </table:table-cell>
          <table:table-cell table:number-columns-repeated="2" table:style-name="ce1"/>
          <table:table-cell office:value-type="float" office:value="0.10287045047890242" table:formula="of:=[.F142]-([.$J$3]*[.C142]/1000)" table:style-name="ce1">
            <text:p>0,10287045</text:p>
          </table:table-cell>
          <table:table-cell table:number-columns-repeated="16375"/>
        </table:table-row>
        <table:table-row table:style-name="ro1">
          <table:table-cell office:value-type="time" office:time-value="PT20H37M37S" table:style-name="ce4">
            <text:p>20:37:37</text:p>
          </table:table-cell>
          <table:table-cell office:value-type="time" office:time-value="PT20H37M38S" table:style-name="ce4">
            <text:p>20:37:3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4.24" table:style-name="ce1">
            <text:p>554,24</text:p>
          </table:table-cell>
          <table:table-cell office:value-type="float" office:value="3.0430768896" table:formula="of:=[.C143]/1000 * [.D143]*[.E143]/1000" table:style-name="ce1">
            <text:p>3,04307689</text:p>
          </table:table-cell>
          <table:table-cell table:number-columns-repeated="2" table:style-name="ce1"/>
          <table:table-cell office:value-type="float" office:value="0.34358387597196094" table:formula="of:=[.F143]-([.$J$3]*[.C143]/1000)" table:style-name="ce1">
            <text:p>0,343583876</text:p>
          </table:table-cell>
          <table:table-cell table:number-columns-repeated="16375"/>
        </table:table-row>
        <table:table-row table:style-name="ro1">
          <table:table-cell office:value-type="time" office:time-value="PT20H37M38S" table:style-name="ce4">
            <text:p>20:37:38</text:p>
          </table:table-cell>
          <table:table-cell office:value-type="time" office:time-value="PT20H37M39S" table:style-name="ce4">
            <text:p>20:37:39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5.14" table:style-name="ce1">
            <text:p>545,14</text:p>
          </table:table-cell>
          <table:table-cell office:value-type="float" office:value="3.0070140456000001" table:formula="of:=[.C144]/1000 * [.D144]*[.E144]/1000" table:style-name="ce1">
            <text:p>3,007014046</text:p>
          </table:table-cell>
          <table:table-cell table:number-columns-repeated="2" table:style-name="ce1"/>
          <table:table-cell office:value-type="float" office:value="0.28972776352055263" table:formula="of:=[.F144]-([.$J$3]*[.C144]/1000)" table:style-name="ce1">
            <text:p>0,289727764</text:p>
          </table:table-cell>
          <table:table-cell table:number-columns-repeated="16375"/>
        </table:table-row>
        <table:table-row table:style-name="ro1">
          <table:table-cell office:value-type="time" office:time-value="PT20H37M39S" table:style-name="ce4">
            <text:p>20:37:39</text:p>
          </table:table-cell>
          <table:table-cell office:value-type="time" office:time-value="PT20H37M40S" table:style-name="ce4">
            <text:p>20:37:4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59" table:style-name="ce1">
            <text:p>536,59</text:p>
          </table:table-cell>
          <table:table-cell office:value-type="float" office:value="2.9461688586000006" table:formula="of:=[.C145]/1000 * [.D145]*[.E145]/1000" table:style-name="ce1">
            <text:p>2,946168859</text:p>
          </table:table-cell>
          <table:table-cell table:number-columns-repeated="2" table:style-name="ce1"/>
          <table:table-cell office:value-type="float" office:value="0.24667584497196149" table:formula="of:=[.F145]-([.$J$3]*[.C145]/1000)" table:style-name="ce1">
            <text:p>0,246675845</text:p>
          </table:table-cell>
          <table:table-cell table:number-columns-repeated="16375"/>
        </table:table-row>
        <table:table-row table:style-name="ro1">
          <table:table-cell office:value-type="time" office:time-value="PT20H37M40S" table:style-name="ce4">
            <text:p>20:37:40</text:p>
          </table:table-cell>
          <table:table-cell office:value-type="time" office:time-value="PT20H37M41S" table:style-name="ce4">
            <text:p>20:37:4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1.64" table:style-name="ce1">
            <text:p>521,64</text:p>
          </table:table-cell>
          <table:table-cell office:value-type="float" office:value="2.8694790432000001" table:formula="of:=[.C146]/1000 * [.D146]*[.E146]/1000" table:style-name="ce1">
            <text:p>2,869479043</text:p>
          </table:table-cell>
          <table:table-cell table:number-columns-repeated="2" table:style-name="ce1"/>
          <table:table-cell office:value-type="float" office:value="0.16490223858584452" table:formula="of:=[.F146]-([.$J$3]*[.C146]/1000)" table:style-name="ce1">
            <text:p>0,164902239</text:p>
          </table:table-cell>
          <table:table-cell table:number-columns-repeated="16375"/>
        </table:table-row>
        <table:table-row table:style-name="ro1">
          <table:table-cell office:value-type="time" office:time-value="PT20H37M41S" table:style-name="ce4">
            <text:p>20:37:41</text:p>
          </table:table-cell>
          <table:table-cell office:value-type="time" office:time-value="PT20H37M42S" table:style-name="ce4">
            <text:p>20:37:4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45000000000005" table:style-name="ce1">
            <text:p>545,45</text:p>
          </table:table-cell>
          <table:table-cell office:value-type="float" office:value="2.9948150430000005" table:formula="of:=[.C147]/1000 * [.D147]*[.E147]/1000" table:style-name="ce1">
            <text:p>2,994815043</text:p>
          </table:table-cell>
          <table:table-cell table:number-columns-repeated="2" table:style-name="ce1"/>
          <table:table-cell office:value-type="float" office:value="0.29532202937196139" table:formula="of:=[.F147]-([.$J$3]*[.C147]/1000)" table:style-name="ce1">
            <text:p>0,295322029</text:p>
          </table:table-cell>
          <table:table-cell table:number-columns-repeated="16375"/>
        </table:table-row>
        <table:table-row table:style-name="ro1">
          <table:table-cell office:value-type="time" office:time-value="PT20H37M42S" table:style-name="ce4">
            <text:p>20:37:42</text:p>
          </table:table-cell>
          <table:table-cell office:value-type="time" office:time-value="PT20H37M43S" table:style-name="ce4">
            <text:p>20:37:4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7.54999999999995" table:style-name="ce1">
            <text:p>527,55</text:p>
          </table:table-cell>
          <table:table-cell office:value-type="float" office:value="2.896376112" table:formula="of:=[.C148]/1000 * [.D148]*[.E148]/1000" table:style-name="ce1">
            <text:p>2,896376112</text:p>
          </table:table-cell>
          <table:table-cell table:number-columns-repeated="2" table:style-name="ce1"/>
          <table:table-cell office:value-type="float" office:value="0.19179930738584439" table:formula="of:=[.F148]-([.$J$3]*[.C148]/1000)" table:style-name="ce1">
            <text:p>0,191799307</text:p>
          </table:table-cell>
          <table:table-cell table:number-columns-repeated="16375"/>
        </table:table-row>
        <table:table-row table:style-name="ro1">
          <table:table-cell office:value-type="time" office:time-value="PT20H37M43S" table:style-name="ce4">
            <text:p>20:37:43</text:p>
          </table:table-cell>
          <table:table-cell office:value-type="time" office:time-value="PT20H37M45S" table:style-name="ce4">
            <text:p>20:37:4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8.41" table:style-name="ce1">
            <text:p>538,41</text:p>
          </table:table-cell>
          <table:table-cell office:value-type="float" office:value="2.972669292" table:formula="of:=[.C149]/1000 * [.D149]*[.E149]/1000" table:style-name="ce1">
            <text:p>2,972669292</text:p>
          </table:table-cell>
          <table:table-cell table:number-columns-repeated="2" table:style-name="ce1"/>
          <table:table-cell office:value-type="float" office:value="0.2528411144274938" table:formula="of:=[.F149]-([.$J$3]*[.C149]/1000)" table:style-name="ce1">
            <text:p>0,252841114</text:p>
          </table:table-cell>
          <table:table-cell table:number-columns-repeated="16375"/>
        </table:table-row>
        <table:table-row table:style-name="ro1">
          <table:table-cell office:value-type="time" office:time-value="PT20H37M45S" table:style-name="ce4">
            <text:p>20:37:45</text:p>
          </table:table-cell>
          <table:table-cell office:value-type="time" office:time-value="PT20H37M46S" table:style-name="ce4">
            <text:p>20:37:4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0.91" table:style-name="ce1">
            <text:p>550,91</text:p>
          </table:table-cell>
          <table:table-cell office:value-type="float" office:value="3.027470814" table:formula="of:=[.C150]/1000 * [.D150]*[.E150]/1000" table:style-name="ce1">
            <text:p>3,027470814</text:p>
          </table:table-cell>
          <table:table-cell table:number-columns-repeated="2" table:style-name="ce1"/>
          <table:table-cell office:value-type="float" office:value="0.32035211389278606" table:formula="of:=[.F150]-([.$J$3]*[.C150]/1000)" table:style-name="ce1">
            <text:p>0,320352114</text:p>
          </table:table-cell>
          <table:table-cell table:number-columns-repeated="16375"/>
        </table:table-row>
        <table:table-row table:style-name="ro1">
          <table:table-cell office:value-type="time" office:time-value="PT20H37M46S" table:style-name="ce4">
            <text:p>20:37:46</text:p>
          </table:table-cell>
          <table:table-cell office:value-type="time" office:time-value="PT20H37M47S" table:style-name="ce4">
            <text:p>20:37:4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5.49" table:style-name="ce1">
            <text:p>545,49</text:p>
          </table:table-cell>
          <table:table-cell office:value-type="float" office:value="2.9948710176" table:formula="of:=[.C151]/1000 * [.D151]*[.E151]/1000" table:style-name="ce1">
            <text:p>2,994871018</text:p>
          </table:table-cell>
          <table:table-cell table:number-columns-repeated="2" table:style-name="ce1"/>
          <table:table-cell office:value-type="float" office:value="0.29029421298584435" table:formula="of:=[.F151]-([.$J$3]*[.C151]/1000)" table:style-name="ce1">
            <text:p>0,290294213</text:p>
          </table:table-cell>
          <table:table-cell table:number-columns-repeated="16375"/>
        </table:table-row>
        <table:table-row table:style-name="ro1">
          <table:table-cell office:value-type="time" office:time-value="PT20H37M47S" table:style-name="ce4">
            <text:p>20:37:47</text:p>
          </table:table-cell>
          <table:table-cell office:value-type="time" office:time-value="PT20H37M48S" table:style-name="ce4">
            <text:p>20:37:4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94000000000005" table:style-name="ce1">
            <text:p>540,94</text:p>
          </table:table-cell>
          <table:table-cell office:value-type="float" office:value="2.9896293261999998" table:formula="of:=[.C152]/1000 * [.D152]*[.E152]/1000" table:style-name="ce1">
            <text:p>2,989629326</text:p>
          </table:table-cell>
          <table:table-cell table:number-columns-repeated="2" table:style-name="ce1"/>
          <table:table-cell office:value-type="float" office:value="0.27234304412055232" table:formula="of:=[.F152]-([.$J$3]*[.C152]/1000)" table:style-name="ce1">
            <text:p>0,272343044</text:p>
          </table:table-cell>
          <table:table-cell table:number-columns-repeated="16375"/>
        </table:table-row>
        <table:table-row table:style-name="ro1">
          <table:table-cell office:value-type="time" office:time-value="PT20H37M48S" table:style-name="ce4">
            <text:p>20:37:48</text:p>
          </table:table-cell>
          <table:table-cell office:value-type="time" office:time-value="PT20H37M49S" table:style-name="ce4">
            <text:p>20:37:4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5.39" table:style-name="ce1">
            <text:p>535,39</text:p>
          </table:table-cell>
          <table:table-cell office:value-type="float" office:value="2.9366569811999996" table:formula="of:=[.C153]/1000 * [.D153]*[.E153]/1000" table:style-name="ce1">
            <text:p>2,936656981</text:p>
          </table:table-cell>
          <table:table-cell table:number-columns-repeated="2" table:style-name="ce1"/>
          <table:table-cell office:value-type="float" office:value="0.23462207207890229" table:formula="of:=[.F153]-([.$J$3]*[.C153]/1000)" table:style-name="ce1">
            <text:p>0,234622072</text:p>
          </table:table-cell>
          <table:table-cell table:number-columns-repeated="16375"/>
        </table:table-row>
        <table:table-row table:style-name="ro1">
          <table:table-cell office:value-type="time" office:time-value="PT20H37M49S" table:style-name="ce4">
            <text:p>20:37:49</text:p>
          </table:table-cell>
          <table:table-cell office:value-type="time" office:time-value="PT20H37M50S" table:style-name="ce4">
            <text:p>20:37:5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6.12" table:style-name="ce1">
            <text:p>546,12</text:p>
          </table:table-cell>
          <table:table-cell office:value-type="float" office:value="3.0013171452000003" table:formula="of:=[.C154]/1000 * [.D154]*[.E154]/1000" table:style-name="ce1">
            <text:p>3,001317145</text:p>
          </table:table-cell>
          <table:table-cell table:number-columns-repeated="2" table:style-name="ce1"/>
          <table:table-cell office:value-type="float" office:value="0.29928223607890292" table:formula="of:=[.F154]-([.$J$3]*[.C154]/1000)" table:style-name="ce1">
            <text:p>0,299282236</text:p>
          </table:table-cell>
          <table:table-cell table:number-columns-repeated="16375"/>
        </table:table-row>
        <table:table-row table:style-name="ro1">
          <table:table-cell office:value-type="time" office:time-value="PT20H37M50S" table:style-name="ce4">
            <text:p>20:37:50</text:p>
          </table:table-cell>
          <table:table-cell office:value-type="time" office:time-value="PT20H37M51S" table:style-name="ce4">
            <text:p>20:37:5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0.94000000000005" table:style-name="ce1">
            <text:p>550,94</text:p>
          </table:table-cell>
          <table:table-cell office:value-type="float" office:value="3.0448966262000003" table:formula="of:=[.C155]/1000 * [.D155]*[.E155]/1000" table:style-name="ce1">
            <text:p>3,044896626</text:p>
          </table:table-cell>
          <table:table-cell table:number-columns-repeated="2" table:style-name="ce1"/>
          <table:table-cell office:value-type="float" office:value="0.3276103441205529" table:formula="of:=[.F155]-([.$J$3]*[.C155]/1000)" table:style-name="ce1">
            <text:p>0,327610344</text:p>
          </table:table-cell>
          <table:table-cell table:number-columns-repeated="16375"/>
        </table:table-row>
        <table:table-row table:style-name="ro1">
          <table:table-cell office:value-type="time" office:time-value="PT20H37M51S" table:style-name="ce4">
            <text:p>20:37:51</text:p>
          </table:table-cell>
          <table:table-cell office:value-type="time" office:time-value="PT20H37M52S" table:style-name="ce4">
            <text:p>20:37:5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3.78" table:style-name="ce1">
            <text:p>543,78</text:p>
          </table:table-cell>
          <table:table-cell office:value-type="float" office:value="2.9910945168" table:formula="of:=[.C156]/1000 * [.D156]*[.E156]/1000" table:style-name="ce1">
            <text:p>2,991094517</text:p>
          </table:table-cell>
          <table:table-cell table:number-columns-repeated="2" table:style-name="ce1"/>
          <table:table-cell office:value-type="float" office:value="0.28143392119972743" table:formula="of:=[.F156]-([.$J$3]*[.C156]/1000)" table:style-name="ce1">
            <text:p>0,281433921</text:p>
          </table:table-cell>
          <table:table-cell table:number-columns-repeated="16375"/>
        </table:table-row>
        <table:table-row table:style-name="ro1">
          <table:table-cell office:value-type="time" office:time-value="PT20H37M52S" table:style-name="ce4">
            <text:p>20:37:52</text:p>
          </table:table-cell>
          <table:table-cell office:value-type="time" office:time-value="PT20H37M53S" table:style-name="ce4">
            <text:p>20:37:5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7.1" table:style-name="ce1">
            <text:p>547,1</text:p>
          </table:table-cell>
          <table:table-cell office:value-type="float" office:value="3.012359955" table:formula="of:=[.C157]/1000 * [.D157]*[.E157]/1000" table:style-name="ce1">
            <text:p>3,012359955</text:p>
          </table:table-cell>
          <table:table-cell table:number-columns-repeated="2" table:style-name="ce1"/>
          <table:table-cell office:value-type="float" office:value="0.30524125489278608" table:formula="of:=[.F157]-([.$J$3]*[.C157]/1000)" table:style-name="ce1">
            <text:p>0,305241255</text:p>
          </table:table-cell>
          <table:table-cell table:number-columns-repeated="16375"/>
        </table:table-row>
        <table:table-row table:style-name="ro1">
          <table:table-cell office:value-type="time" office:time-value="PT20H37M53S" table:style-name="ce4">
            <text:p>20:37:53</text:p>
          </table:table-cell>
          <table:table-cell office:value-type="time" office:time-value="PT20H37M54S" table:style-name="ce4">
            <text:p>20:37:54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6.84" table:style-name="ce1">
            <text:p>566,84</text:p>
          </table:table-cell>
          <table:table-cell office:value-type="float" office:value="3.1354867968000004" table:formula="of:=[.C158]/1000 * [.D158]*[.E158]/1000" table:style-name="ce1">
            <text:p>3,135486797</text:p>
          </table:table-cell>
          <table:table-cell table:number-columns-repeated="2" table:style-name="ce1"/>
          <table:table-cell office:value-type="float" office:value="0.4105748282413777" table:formula="of:=[.F158]-([.$J$3]*[.C158]/1000)" table:style-name="ce1">
            <text:p>0,410574828</text:p>
          </table:table-cell>
          <table:table-cell table:number-columns-repeated="16375"/>
        </table:table-row>
        <table:table-row table:style-name="ro1">
          <table:table-cell office:value-type="time" office:time-value="PT20H37M54S" table:style-name="ce4">
            <text:p>20:37:54</text:p>
          </table:table-cell>
          <table:table-cell office:value-type="time" office:time-value="PT20H37M55S" table:style-name="ce4">
            <text:p>20:37:5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.22" table:style-name="ce1">
            <text:p>548,22</text:p>
          </table:table-cell>
          <table:table-cell office:value-type="float" office:value="3.0098593728000003" table:formula="of:=[.C159]/1000 * [.D159]*[.E159]/1000" table:style-name="ce1">
            <text:p>3,009859373</text:p>
          </table:table-cell>
          <table:table-cell table:number-columns-repeated="2" table:style-name="ce1"/>
          <table:table-cell office:value-type="float" office:value="0.30528256818584465" table:formula="of:=[.F159]-([.$J$3]*[.C159]/1000)" table:style-name="ce1">
            <text:p>0,305282568</text:p>
          </table:table-cell>
          <table:table-cell table:number-columns-repeated="16375"/>
        </table:table-row>
        <table:table-row table:style-name="ro1">
          <table:table-cell office:value-type="time" office:time-value="PT20H37M55S" table:style-name="ce4">
            <text:p>20:37:55</text:p>
          </table:table-cell>
          <table:table-cell office:value-type="time" office:time-value="PT20H37M57S" table:style-name="ce4">
            <text:p>20:37:5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5.94000000000005" table:style-name="ce1">
            <text:p>565,94</text:p>
          </table:table-cell>
          <table:table-cell office:value-type="float" office:value="3.1100666760000002" table:formula="of:=[.C160]/1000 * [.D160]*[.E160]/1000" table:style-name="ce1">
            <text:p>3,110066676</text:p>
          </table:table-cell>
          <table:table-cell table:number-columns-repeated="2" table:style-name="ce1"/>
          <table:table-cell office:value-type="float" office:value="0.4029479758927863" table:formula="of:=[.F160]-([.$J$3]*[.C160]/1000)" table:style-name="ce1">
            <text:p>0,402947976</text:p>
          </table:table-cell>
          <table:table-cell table:number-columns-repeated="16375"/>
        </table:table-row>
        <table:table-row table:style-name="ro1">
          <table:table-cell office:value-type="time" office:time-value="PT20H37M57S" table:style-name="ce4">
            <text:p>20:37:57</text:p>
          </table:table-cell>
          <table:table-cell office:value-type="time" office:time-value="PT20H37M58S" table:style-name="ce4">
            <text:p>20:37:5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8.48" table:style-name="ce1">
            <text:p>528,48</text:p>
          </table:table-cell>
          <table:table-cell office:value-type="float" office:value="2.9042089920000005" table:formula="of:=[.C161]/1000 * [.D161]*[.E161]/1000" table:style-name="ce1">
            <text:p>2,904208992</text:p>
          </table:table-cell>
          <table:table-cell table:number-columns-repeated="2" table:style-name="ce1"/>
          <table:table-cell office:value-type="float" office:value="0.1970902918927866" table:formula="of:=[.F161]-([.$J$3]*[.C161]/1000)" table:style-name="ce1">
            <text:p>0,197090292</text:p>
          </table:table-cell>
          <table:table-cell table:number-columns-repeated="16375"/>
        </table:table-row>
        <table:table-row table:style-name="ro1">
          <table:table-cell office:value-type="time" office:time-value="PT20H37M58S" table:style-name="ce4">
            <text:p>20:37:58</text:p>
          </table:table-cell>
          <table:table-cell office:value-type="time" office:time-value="PT20H37M59S" table:style-name="ce4">
            <text:p>20:37:5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6.24" table:style-name="ce1">
            <text:p>546,24</text:p>
          </table:table-cell>
          <table:table-cell office:value-type="float" office:value="3.0046258944000002" table:formula="of:=[.C162]/1000 * [.D162]*[.E162]/1000" table:style-name="ce1">
            <text:p>3,004625894</text:p>
          </table:table-cell>
          <table:table-cell table:number-columns-repeated="2" table:style-name="ce1"/>
          <table:table-cell office:value-type="float" office:value="0.29496529879972755" table:formula="of:=[.F162]-([.$J$3]*[.C162]/1000)" table:style-name="ce1">
            <text:p>0,294965299</text:p>
          </table:table-cell>
          <table:table-cell table:number-columns-repeated="16375"/>
        </table:table-row>
        <table:table-row table:style-name="ro1">
          <table:table-cell office:value-type="time" office:time-value="PT20H37M59S" table:style-name="ce4">
            <text:p>20:37:59</text:p>
          </table:table-cell>
          <table:table-cell office:value-type="time" office:time-value="PT20H38M0S" table:style-name="ce4">
            <text:p>20:38:0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1.85" table:style-name="ce1">
            <text:p>531,85</text:p>
          </table:table-cell>
          <table:table-cell office:value-type="float" office:value="2.9199841439999998" table:formula="of:=[.C163]/1000 * [.D163]*[.E163]/1000" table:style-name="ce1">
            <text:p>2,919984144</text:p>
          </table:table-cell>
          <table:table-cell table:number-columns-repeated="2" table:style-name="ce1"/>
          <table:table-cell office:value-type="float" office:value="0.21540733938584422" table:formula="of:=[.F163]-([.$J$3]*[.C163]/1000)" table:style-name="ce1">
            <text:p>0,215407339</text:p>
          </table:table-cell>
          <table:table-cell table:number-columns-repeated="16375"/>
        </table:table-row>
        <table:table-row table:style-name="ro1">
          <table:table-cell office:value-type="time" office:time-value="PT20H38M0S" table:style-name="ce4">
            <text:p>20:38:00</text:p>
          </table:table-cell>
          <table:table-cell office:value-type="time" office:time-value="PT20H38M1S" table:style-name="ce4">
            <text:p>20:38:0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8.75" table:style-name="ce1">
            <text:p>538,75</text:p>
          </table:table-cell>
          <table:table-cell office:value-type="float" office:value="2.9635991000000002" table:formula="of:=[.C164]/1000 * [.D164]*[.E164]/1000" table:style-name="ce1">
            <text:p>2,9635991</text:p>
          </table:table-cell>
          <table:table-cell table:number-columns-repeated="2" table:style-name="ce1"/>
          <table:table-cell office:value-type="float" office:value="0.25902229538584454" table:formula="of:=[.F164]-([.$J$3]*[.C164]/1000)" table:style-name="ce1">
            <text:p>0,259022295</text:p>
          </table:table-cell>
          <table:table-cell table:number-columns-repeated="16375"/>
        </table:table-row>
        <table:table-row table:style-name="ro1">
          <table:table-cell office:value-type="time" office:time-value="PT20H38M1S" table:style-name="ce4">
            <text:p>20:38:01</text:p>
          </table:table-cell>
          <table:table-cell office:value-type="time" office:time-value="PT20H38M2S" table:style-name="ce4">
            <text:p>20:38:0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6.95000000000005" table:style-name="ce1">
            <text:p>556,95</text:p>
          </table:table-cell>
          <table:table-cell office:value-type="float" office:value="3.0750323400000008" table:formula="of:=[.C165]/1000 * [.D165]*[.E165]/1000" table:style-name="ce1">
            <text:p>3,07503234</text:p>
          </table:table-cell>
          <table:table-cell table:number-columns-repeated="2" table:style-name="ce1"/>
          <table:table-cell office:value-type="float" office:value="0.35520416242749464" table:formula="of:=[.F165]-([.$J$3]*[.C165]/1000)" table:style-name="ce1">
            <text:p>0,355204162</text:p>
          </table:table-cell>
          <table:table-cell table:number-columns-repeated="16375"/>
        </table:table-row>
        <table:table-row table:style-name="ro1">
          <table:table-cell office:value-type="time" office:time-value="PT20H38M2S" table:style-name="ce4">
            <text:p>20:38:02</text:p>
          </table:table-cell>
          <table:table-cell office:value-type="time" office:time-value="PT20H38M3S" table:style-name="ce4">
            <text:p>20:38:0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7.54999999999995" table:style-name="ce1">
            <text:p>547,55</text:p>
          </table:table-cell>
          <table:table-cell office:value-type="float" office:value="3.0148376774999992" table:formula="of:=[.C166]/1000 * [.D166]*[.E166]/1000" table:style-name="ce1">
            <text:p>3,014837678</text:p>
          </table:table-cell>
          <table:table-cell table:number-columns-repeated="2" table:style-name="ce1"/>
          <table:table-cell office:value-type="float" office:value="0.30771897739278531" table:formula="of:=[.F166]-([.$J$3]*[.C166]/1000)" table:style-name="ce1">
            <text:p>0,307718977</text:p>
          </table:table-cell>
          <table:table-cell table:number-columns-repeated="16375"/>
        </table:table-row>
        <table:table-row table:style-name="ro1">
          <table:table-cell office:value-type="time" office:time-value="PT20H38M3S" table:style-name="ce4">
            <text:p>20:38:03</text:p>
          </table:table-cell>
          <table:table-cell office:value-type="time" office:time-value="PT20H38M4S" table:style-name="ce4">
            <text:p>20:38:0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7.5" table:style-name="ce1">
            <text:p>527,5</text:p>
          </table:table-cell>
          <table:table-cell office:value-type="float" office:value="2.9017142000000002" table:formula="of:=[.C167]/1000 * [.D167]*[.E167]/1000" table:style-name="ce1">
            <text:p>2,9017142</text:p>
          </table:table-cell>
          <table:table-cell table:number-columns-repeated="2" table:style-name="ce1"/>
          <table:table-cell office:value-type="float" office:value="0.19713739538584463" table:formula="of:=[.F167]-([.$J$3]*[.C167]/1000)" table:style-name="ce1">
            <text:p>0,197137395</text:p>
          </table:table-cell>
          <table:table-cell table:number-columns-repeated="16375"/>
        </table:table-row>
        <table:table-row table:style-name="ro1">
          <table:table-cell office:value-type="time" office:time-value="PT20H38M4S" table:style-name="ce4">
            <text:p>20:38:04</text:p>
          </table:table-cell>
          <table:table-cell office:value-type="time" office:time-value="PT20H38M5S" table:style-name="ce4">
            <text:p>20:38:0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5.15" table:style-name="ce1">
            <text:p>535,15</text:p>
          </table:table-cell>
          <table:table-cell office:value-type="float" office:value="2.9546701799999999" table:formula="of:=[.C168]/1000 * [.D168]*[.E168]/1000" table:style-name="ce1">
            <text:p>2,95467018</text:p>
          </table:table-cell>
          <table:table-cell table:number-columns-repeated="2" table:style-name="ce1"/>
          <table:table-cell office:value-type="float" office:value="0.23484200242749376" table:formula="of:=[.F168]-([.$J$3]*[.C168]/1000)" table:style-name="ce1">
            <text:p>0,234842002</text:p>
          </table:table-cell>
          <table:table-cell table:number-columns-repeated="16375"/>
        </table:table-row>
        <table:table-row table:style-name="ro1">
          <table:table-cell office:value-type="time" office:time-value="PT20H38M5S" table:style-name="ce4">
            <text:p>20:38:05</text:p>
          </table:table-cell>
          <table:table-cell office:value-type="time" office:time-value="PT20H38M6S" table:style-name="ce4">
            <text:p>20:38:0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7.98" table:style-name="ce1">
            <text:p>567,98</text:p>
          </table:table-cell>
          <table:table-cell office:value-type="float" office:value="3.127326279" table:formula="of:=[.C169]/1000 * [.D169]*[.E169]/1000" table:style-name="ce1">
            <text:p>3,127326279</text:p>
          </table:table-cell>
          <table:table-cell table:number-columns-repeated="2" table:style-name="ce1"/>
          <table:table-cell office:value-type="float" office:value="0.42020757889278615" table:formula="of:=[.F169]-([.$J$3]*[.C169]/1000)" table:style-name="ce1">
            <text:p>0,420207579</text:p>
          </table:table-cell>
          <table:table-cell table:number-columns-repeated="16375"/>
        </table:table-row>
        <table:table-row table:style-name="ro1">
          <table:table-cell office:value-type="time" office:time-value="PT20H38M6S" table:style-name="ce4">
            <text:p>20:38:06</text:p>
          </table:table-cell>
          <table:table-cell office:value-type="time" office:time-value="PT20H38M7S" table:style-name="ce4">
            <text:p>20:38:0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3.51" table:style-name="ce1">
            <text:p>543,51</text:p>
          </table:table-cell>
          <table:table-cell office:value-type="float" office:value="2.9980229004000001" table:formula="of:=[.C170]/1000 * [.D170]*[.E170]/1000" table:style-name="ce1">
            <text:p>2,9980229</text:p>
          </table:table-cell>
          <table:table-cell table:number-columns-repeated="2" table:style-name="ce1"/>
          <table:table-cell office:value-type="float" office:value="0.28073661832055263" table:formula="of:=[.F170]-([.$J$3]*[.C170]/1000)" table:style-name="ce1">
            <text:p>0,280736618</text:p>
          </table:table-cell>
          <table:table-cell table:number-columns-repeated="16375"/>
        </table:table-row>
        <table:table-row table:style-name="ro1">
          <table:table-cell office:value-type="time" office:time-value="PT20H38M7S" table:style-name="ce4">
            <text:p>20:38:07</text:p>
          </table:table-cell>
          <table:table-cell office:value-type="time" office:time-value="PT20H38M8S" table:style-name="ce4">
            <text:p>20:38:0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2.59" table:style-name="ce1">
            <text:p>562,59</text:p>
          </table:table-cell>
          <table:table-cell office:value-type="float" office:value="3.1003659792000002" table:formula="of:=[.C171]/1000 * [.D171]*[.E171]/1000" table:style-name="ce1">
            <text:p>3,100365979</text:p>
          </table:table-cell>
          <table:table-cell table:number-columns-repeated="2" table:style-name="ce1"/>
          <table:table-cell office:value-type="float" office:value="0.38562159261361106" table:formula="of:=[.F171]-([.$J$3]*[.C171]/1000)" table:style-name="ce1">
            <text:p>0,385621593</text:p>
          </table:table-cell>
          <table:table-cell table:number-columns-repeated="16375"/>
        </table:table-row>
        <table:table-row table:style-name="ro1">
          <table:table-cell office:value-type="time" office:time-value="PT20H38M9S" table:style-name="ce4">
            <text:p>20:38:09</text:p>
          </table:table-cell>
          <table:table-cell office:value-type="time" office:time-value="PT20H38M10S" table:style-name="ce4">
            <text:p>20:38:1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5.14" table:style-name="ce1">
            <text:p>565,14</text:p>
          </table:table-cell>
          <table:table-cell office:value-type="float" office:value="3.1085864783999999" table:formula="of:=[.C172]/1000 * [.D172]*[.E172]/1000" table:style-name="ce1">
            <text:p>3,108586478</text:p>
          </table:table-cell>
          <table:table-cell table:number-columns-repeated="2" table:style-name="ce1"/>
          <table:table-cell office:value-type="float" office:value="0.39892588279972729" table:formula="of:=[.F172]-([.$J$3]*[.C172]/1000)" table:style-name="ce1">
            <text:p>0,398925883</text:p>
          </table:table-cell>
          <table:table-cell table:number-columns-repeated="16375"/>
        </table:table-row>
        <table:table-row table:style-name="ro1">
          <table:table-cell office:value-type="time" office:time-value="PT20H38M10S" table:style-name="ce4">
            <text:p>20:38:10</text:p>
          </table:table-cell>
          <table:table-cell office:value-type="time" office:time-value="PT20H38M11S" table:style-name="ce4">
            <text:p>20:38:1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0.79999999999995" table:style-name="ce1">
            <text:p>550,8</text:p>
          </table:table-cell>
          <table:table-cell office:value-type="float" office:value="3.0439190879999996" table:formula="of:=[.C173]/1000 * [.D173]*[.E173]/1000" table:style-name="ce1">
            <text:p>3,043919088</text:p>
          </table:table-cell>
          <table:table-cell table:number-columns-repeated="2" table:style-name="ce1"/>
          <table:table-cell office:value-type="float" office:value="0.32154901493443511" table:formula="of:=[.F173]-([.$J$3]*[.C173]/1000)" table:style-name="ce1">
            <text:p>0,321549015</text:p>
          </table:table-cell>
          <table:table-cell table:number-columns-repeated="16375"/>
        </table:table-row>
        <table:table-row table:style-name="ro1">
          <table:table-cell office:value-type="time" office:time-value="PT20H38M11S" table:style-name="ce4">
            <text:p>20:38:11</text:p>
          </table:table-cell>
          <table:table-cell office:value-type="time" office:time-value="PT20H38M12S" table:style-name="ce4">
            <text:p>20:38:12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1.61" table:style-name="ce1">
            <text:p>561,61</text:p>
          </table:table-cell>
          <table:table-cell office:value-type="float" office:value="3.1123527624000005" table:formula="of:=[.C174]/1000 * [.D174]*[.E174]/1000" table:style-name="ce1">
            <text:p>3,112352762</text:p>
          </table:table-cell>
          <table:table-cell table:number-columns-repeated="2" table:style-name="ce1"/>
          <table:table-cell office:value-type="float" office:value="0.38235700285526075" table:formula="of:=[.F174]-([.$J$3]*[.C174]/1000)" table:style-name="ce1">
            <text:p>0,382357003</text:p>
          </table:table-cell>
          <table:table-cell table:number-columns-repeated="16375"/>
        </table:table-row>
        <table:table-row table:style-name="ro1">
          <table:table-cell office:value-type="time" office:time-value="PT20H38M12S" table:style-name="ce4">
            <text:p>20:38:12</text:p>
          </table:table-cell>
          <table:table-cell office:value-type="time" office:time-value="PT20H38M13S" table:style-name="ce4">
            <text:p>20:38:13</text:p>
          </table:table-cell>
          <table:table-cell office:value-type="float" office:value="1065" table:style-name="ce1">
            <text:p>1065</text:p>
          </table:table-cell>
          <table:table-cell office:value-type="float" office:value="5.15" table:style-name="ce1">
            <text:p>5,15</text:p>
          </table:table-cell>
          <table:table-cell office:value-type="float" office:value="530.6" table:style-name="ce1">
            <text:p>530,6</text:p>
          </table:table-cell>
          <table:table-cell office:value-type="float" office:value="2.9102083500000004" table:formula="of:=[.C175]/1000 * [.D175]*[.E175]/1000" table:style-name="ce1">
            <text:p>2,91020835</text:p>
          </table:table-cell>
          <table:table-cell table:number-columns-repeated="2" table:style-name="ce1"/>
          <table:table-cell office:value-type="float" office:value="0.20308964989278655" table:formula="of:=[.F175]-([.$J$3]*[.C175]/1000)" table:style-name="ce1">
            <text:p>0,20308965</text:p>
          </table:table-cell>
          <table:table-cell table:number-columns-repeated="16375"/>
        </table:table-row>
        <table:table-row table:style-name="ro1">
          <table:table-cell office:value-type="time" office:time-value="PT20H38M13S" table:style-name="ce4">
            <text:p>20:38:13</text:p>
          </table:table-cell>
          <table:table-cell office:value-type="time" office:time-value="PT20H38M14S" table:style-name="ce4">
            <text:p>20:38:1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2.58000000000004" table:style-name="ce1">
            <text:p>562,58</text:p>
          </table:table-cell>
          <table:table-cell office:value-type="float" office:value="3.097593609" table:formula="of:=[.C176]/1000 * [.D176]*[.E176]/1000" table:style-name="ce1">
            <text:p>3,097593609</text:p>
          </table:table-cell>
          <table:table-cell table:number-columns-repeated="2" table:style-name="ce1"/>
          <table:table-cell office:value-type="float" office:value="0.39047490889278613" table:formula="of:=[.F176]-([.$J$3]*[.C176]/1000)" table:style-name="ce1">
            <text:p>0,390474909</text:p>
          </table:table-cell>
          <table:table-cell table:number-columns-repeated="16375"/>
        </table:table-row>
        <table:table-row table:style-name="ro1">
          <table:table-cell office:value-type="time" office:time-value="PT20H38M14S" table:style-name="ce4">
            <text:p>20:38:14</text:p>
          </table:table-cell>
          <table:table-cell office:value-type="time" office:time-value="PT20H38M15S" table:style-name="ce4">
            <text:p>20:38:1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5.80999999999995" table:style-name="ce1">
            <text:p>565,81</text:p>
          </table:table-cell>
          <table:table-cell office:value-type="float" office:value="3.1181110128" table:formula="of:=[.C177]/1000 * [.D177]*[.E177]/1000" table:style-name="ce1">
            <text:p>3,118111013</text:p>
          </table:table-cell>
          <table:table-cell table:number-columns-repeated="2" table:style-name="ce1"/>
          <table:table-cell office:value-type="float" office:value="0.40336662621361086" table:formula="of:=[.F177]-([.$J$3]*[.C177]/1000)" table:style-name="ce1">
            <text:p>0,403366626</text:p>
          </table:table-cell>
          <table:table-cell table:number-columns-repeated="16375"/>
        </table:table-row>
        <table:table-row table:style-name="ro1">
          <table:table-cell office:value-type="time" office:time-value="PT20H38M15S" table:style-name="ce4">
            <text:p>20:38:15</text:p>
          </table:table-cell>
          <table:table-cell office:value-type="time" office:time-value="PT20H38M16S" table:style-name="ce4">
            <text:p>20:38:1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0.45000000000005" table:style-name="ce1">
            <text:p>550,45</text:p>
          </table:table-cell>
          <table:table-cell office:value-type="float" office:value="3.0306235740000003" table:formula="of:=[.C178]/1000 * [.D178]*[.E178]/1000" table:style-name="ce1">
            <text:p>3,030623574</text:p>
          </table:table-cell>
          <table:table-cell table:number-columns-repeated="2" table:style-name="ce1"/>
          <table:table-cell office:value-type="float" office:value="0.31842108290666937" table:formula="of:=[.F178]-([.$J$3]*[.C178]/1000)" table:style-name="ce1">
            <text:p>0,318421083</text:p>
          </table:table-cell>
          <table:table-cell table:number-columns-repeated="16375"/>
        </table:table-row>
        <table:table-row table:style-name="ro1">
          <table:table-cell office:value-type="time" office:time-value="PT20H38M16S" table:style-name="ce4">
            <text:p>20:38:16</text:p>
          </table:table-cell>
          <table:table-cell office:value-type="time" office:time-value="PT20H38M17S" table:style-name="ce4">
            <text:p>20:38:1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0.38" table:style-name="ce1">
            <text:p>550,38</text:p>
          </table:table-cell>
          <table:table-cell office:value-type="float" office:value="3.0330781344000002" table:formula="of:=[.C179]/1000 * [.D179]*[.E179]/1000" table:style-name="ce1">
            <text:p>3,033078134</text:p>
          </table:table-cell>
          <table:table-cell table:number-columns-repeated="2" table:style-name="ce1"/>
          <table:table-cell office:value-type="float" office:value="0.31833374781361101" table:formula="of:=[.F179]-([.$J$3]*[.C179]/1000)" table:style-name="ce1">
            <text:p>0,318333748</text:p>
          </table:table-cell>
          <table:table-cell table:number-columns-repeated="16375"/>
        </table:table-row>
        <table:table-row table:style-name="ro1">
          <table:table-cell office:value-type="time" office:time-value="PT20H38M17S" table:style-name="ce4">
            <text:p>20:38:17</text:p>
          </table:table-cell>
          <table:table-cell office:value-type="time" office:time-value="PT20H38M18S" table:style-name="ce4">
            <text:p>20:38:18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9.04" table:style-name="ce1">
            <text:p>569,04</text:p>
          </table:table-cell>
          <table:table-cell office:value-type="float" office:value="3.1329749088000001" table:formula="of:=[.C180]/1000 * [.D180]*[.E180]/1000" table:style-name="ce1">
            <text:p>3,132974909</text:p>
          </table:table-cell>
          <table:table-cell table:number-columns-repeated="2" table:style-name="ce1"/>
          <table:table-cell office:value-type="float" office:value="0.42077241770666918" table:formula="of:=[.F180]-([.$J$3]*[.C180]/1000)" table:style-name="ce1">
            <text:p>0,420772418</text:p>
          </table:table-cell>
          <table:table-cell table:number-columns-repeated="16375"/>
        </table:table-row>
        <table:table-row table:style-name="ro1">
          <table:table-cell office:value-type="time" office:time-value="PT20H38M18S" table:style-name="ce4">
            <text:p>20:38:18</text:p>
          </table:table-cell>
          <table:table-cell office:value-type="time" office:time-value="PT20H38M19S" table:style-name="ce4">
            <text:p>20:38:1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2.35" table:style-name="ce1">
            <text:p>542,35</text:p>
          </table:table-cell>
          <table:table-cell office:value-type="float" office:value="2.9918141164999996" table:formula="of:=[.C181]/1000 * [.D181]*[.E181]/1000" table:style-name="ce1">
            <text:p>2,991814117</text:p>
          </table:table-cell>
          <table:table-cell table:number-columns-repeated="2" table:style-name="ce1"/>
          <table:table-cell office:value-type="float" office:value="0.27961162540666873" table:formula="of:=[.F181]-([.$J$3]*[.C181]/1000)" table:style-name="ce1">
            <text:p>0,279611625</text:p>
          </table:table-cell>
          <table:table-cell table:number-columns-repeated="16375"/>
        </table:table-row>
        <table:table-row table:style-name="ro1">
          <table:table-cell office:value-type="time" office:time-value="PT20H38M19S" table:style-name="ce4">
            <text:p>20:38:19</text:p>
          </table:table-cell>
          <table:table-cell office:value-type="time" office:time-value="PT20H38M21S" table:style-name="ce4">
            <text:p>20:38:2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6.67999999999995" table:style-name="ce1">
            <text:p>546,68</text:p>
          </table:table-cell>
          <table:table-cell office:value-type="float" office:value="3.0070461407999995" table:formula="of:=[.C182]/1000 * [.D182]*[.E182]/1000" table:style-name="ce1">
            <text:p>3,007046141</text:p>
          </table:table-cell>
          <table:table-cell table:number-columns-repeated="2" table:style-name="ce1"/>
          <table:table-cell office:value-type="float" office:value="0.29738554519972693" table:formula="of:=[.F182]-([.$J$3]*[.C182]/1000)" table:style-name="ce1">
            <text:p>0,297385545</text:p>
          </table:table-cell>
          <table:table-cell table:number-columns-repeated="16375"/>
        </table:table-row>
        <table:table-row table:style-name="ro1">
          <table:table-cell office:value-type="time" office:time-value="PT20H38M21S" table:style-name="ce4">
            <text:p>20:38:21</text:p>
          </table:table-cell>
          <table:table-cell office:value-type="time" office:time-value="PT20H38M22S" table:style-name="ce4">
            <text:p>20:38:2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6" table:style-name="ce1">
            <text:p>566</text:p>
          </table:table-cell>
          <table:table-cell office:value-type="float" office:value="3.1103964" table:formula="of:=[.C183]/1000 * [.D183]*[.E183]/1000" table:style-name="ce1">
            <text:p>3,1103964</text:p>
          </table:table-cell>
          <table:table-cell table:number-columns-repeated="2" table:style-name="ce1"/>
          <table:table-cell office:value-type="float" office:value="0.40327769989278606" table:formula="of:=[.F183]-([.$J$3]*[.C183]/1000)" table:style-name="ce1">
            <text:p>0,4032777</text:p>
          </table:table-cell>
          <table:table-cell table:number-columns-repeated="16375"/>
        </table:table-row>
        <table:table-row table:style-name="ro1">
          <table:table-cell office:value-type="time" office:time-value="PT20H38M22S" table:style-name="ce4">
            <text:p>20:38:22</text:p>
          </table:table-cell>
          <table:table-cell office:value-type="time" office:time-value="PT20H38M23S" table:style-name="ce4">
            <text:p>20:38:2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5.61" table:style-name="ce1">
            <text:p>555,61</text:p>
          </table:table-cell>
          <table:table-cell office:value-type="float" office:value="3.0647669844000003" table:formula="of:=[.C184]/1000 * [.D184]*[.E184]/1000" table:style-name="ce1">
            <text:p>3,064766984</text:p>
          </table:table-cell>
          <table:table-cell table:number-columns-repeated="2" table:style-name="ce1"/>
          <table:table-cell office:value-type="float" office:value="0.34748070232055284" table:formula="of:=[.F184]-([.$J$3]*[.C184]/1000)" table:style-name="ce1">
            <text:p>0,347480702</text:p>
          </table:table-cell>
          <table:table-cell table:number-columns-repeated="16375"/>
        </table:table-row>
        <table:table-row table:style-name="ro1">
          <table:table-cell office:value-type="time" office:time-value="PT20H38M23S" table:style-name="ce4">
            <text:p>20:38:23</text:p>
          </table:table-cell>
          <table:table-cell office:value-type="time" office:time-value="PT20H38M24S" table:style-name="ce4">
            <text:p>20:38:2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7.76" table:style-name="ce1">
            <text:p>517,76</text:p>
          </table:table-cell>
          <table:table-cell office:value-type="float" office:value="2.8372833792000005" table:formula="of:=[.C185]/1000 * [.D185]*[.E185]/1000" table:style-name="ce1">
            <text:p>2,837283379</text:p>
          </table:table-cell>
          <table:table-cell table:number-columns-repeated="2" table:style-name="ce1"/>
          <table:table-cell office:value-type="float" office:value="0.13779036557196145" table:formula="of:=[.F185]-([.$J$3]*[.C185]/1000)" table:style-name="ce1">
            <text:p>0,137790366</text:p>
          </table:table-cell>
          <table:table-cell table:number-columns-repeated="16375"/>
        </table:table-row>
        <table:table-row table:style-name="ro1">
          <table:table-cell office:value-type="time" office:time-value="PT20H38M24S" table:style-name="ce4">
            <text:p>20:38:24</text:p>
          </table:table-cell>
          <table:table-cell office:value-type="time" office:time-value="PT20H38M25S" table:style-name="ce4">
            <text:p>20:38:25</text:p>
          </table:table-cell>
          <table:table-cell office:value-type="float" office:value="1051" table:style-name="ce1">
            <text:p>1051</text:p>
          </table:table-cell>
          <table:table-cell office:value-type="float" office:value="5.16" table:style-name="ce1">
            <text:p>5,16</text:p>
          </table:table-cell>
          <table:table-cell office:value-type="float" office:value="577.25" table:style-name="ce1">
            <text:p>577,25</text:p>
          </table:table-cell>
          <table:table-cell office:value-type="float" office:value="3.1305191100000003" table:formula="of:=[.C186]/1000 * [.D186]*[.E186]/1000" table:style-name="ce1">
            <text:p>3,13051911</text:p>
          </table:table-cell>
          <table:table-cell table:number-columns-repeated="2" table:style-name="ce1"/>
          <table:table-cell office:value-type="float" office:value="0.45898694679560403" table:formula="of:=[.F186]-([.$J$3]*[.C186]/1000)" table:style-name="ce1">
            <text:p>0,458986947</text:p>
          </table:table-cell>
          <table:table-cell table:number-columns-repeated="16375"/>
        </table:table-row>
        <table:table-row table:style-name="ro1">
          <table:table-cell office:value-type="time" office:time-value="PT20H38M25S" table:style-name="ce4">
            <text:p>20:38:25</text:p>
          </table:table-cell>
          <table:table-cell office:value-type="time" office:time-value="PT20H38M26S" table:style-name="ce4">
            <text:p>20:38:26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7.46" table:style-name="ce1">
            <text:p>547,46</text:p>
          </table:table-cell>
          <table:table-cell office:value-type="float" office:value="3.0341547104000006" table:formula="of:=[.C187]/1000 * [.D187]*[.E187]/1000" table:style-name="ce1">
            <text:p>3,03415471</text:p>
          </table:table-cell>
          <table:table-cell table:number-columns-repeated="2" table:style-name="ce1"/>
          <table:table-cell office:value-type="float" office:value="0.3092427418413779" table:formula="of:=[.F187]-([.$J$3]*[.C187]/1000)" table:style-name="ce1">
            <text:p>0,309242742</text:p>
          </table:table-cell>
          <table:table-cell table:number-columns-repeated="16375"/>
        </table:table-row>
        <table:table-row table:style-name="ro1">
          <table:table-cell office:value-type="time" office:time-value="PT20H38M26S" table:style-name="ce4">
            <text:p>20:38:26</text:p>
          </table:table-cell>
          <table:table-cell office:value-type="time" office:time-value="PT20H38M27S" table:style-name="ce4">
            <text:p>20:38:2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98" table:style-name="ce1">
            <text:p>530,98</text:p>
          </table:table-cell>
          <table:table-cell office:value-type="float" office:value="2.9181120958000002" table:formula="of:=[.C188]/1000 * [.D188]*[.E188]/1000" table:style-name="ce1">
            <text:p>2,918112096</text:p>
          </table:table-cell>
          <table:table-cell table:number-columns-repeated="2" table:style-name="ce1"/>
          <table:table-cell office:value-type="float" office:value="0.21607718667890286" table:formula="of:=[.F188]-([.$J$3]*[.C188]/1000)" table:style-name="ce1">
            <text:p>0,216077187</text:p>
          </table:table-cell>
          <table:table-cell table:number-columns-repeated="16375"/>
        </table:table-row>
        <table:table-row table:style-name="ro1">
          <table:table-cell office:value-type="time" office:time-value="PT20H38M27S" table:style-name="ce4">
            <text:p>20:38:27</text:p>
          </table:table-cell>
          <table:table-cell office:value-type="time" office:time-value="PT20H38M28S" table:style-name="ce4">
            <text:p>20:38:2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9.51" table:style-name="ce1">
            <text:p>549,51</text:p>
          </table:table-cell>
          <table:table-cell office:value-type="float" office:value="3.0282836688000003" table:formula="of:=[.C189]/1000 * [.D189]*[.E189]/1000" table:style-name="ce1">
            <text:p>3,028283669</text:p>
          </table:table-cell>
          <table:table-cell table:number-columns-repeated="2" table:style-name="ce1"/>
          <table:table-cell office:value-type="float" office:value="0.31353928221361116" table:formula="of:=[.F189]-([.$J$3]*[.C189]/1000)" table:style-name="ce1">
            <text:p>0,313539282</text:p>
          </table:table-cell>
          <table:table-cell table:number-columns-repeated="16375"/>
        </table:table-row>
        <table:table-row table:style-name="ro1">
          <table:table-cell office:value-type="time" office:time-value="PT20H38M28S" table:style-name="ce4">
            <text:p>20:38:28</text:p>
          </table:table-cell>
          <table:table-cell office:value-type="time" office:time-value="PT20H38M29S" table:style-name="ce4">
            <text:p>20:38:29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1.38" table:style-name="ce1">
            <text:p>551,38</text:p>
          </table:table-cell>
          <table:table-cell office:value-type="float" office:value="3.0530296565999997" table:formula="of:=[.C190]/1000 * [.D190]*[.E190]/1000" table:style-name="ce1">
            <text:p>3,053029657</text:p>
          </table:table-cell>
          <table:table-cell table:number-columns-repeated="2" table:style-name="ce1"/>
          <table:table-cell office:value-type="float" office:value="0.33065958353443525" table:formula="of:=[.F190]-([.$J$3]*[.C190]/1000)" table:style-name="ce1">
            <text:p>0,330659584</text:p>
          </table:table-cell>
          <table:table-cell table:number-columns-repeated="16375"/>
        </table:table-row>
        <table:table-row table:style-name="ro1">
          <table:table-cell office:value-type="time" office:time-value="PT20H38M29S" table:style-name="ce4">
            <text:p>20:38:29</text:p>
          </table:table-cell>
          <table:table-cell office:value-type="time" office:time-value="PT20H38M30S" table:style-name="ce4">
            <text:p>20:38:3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2.28" table:style-name="ce1">
            <text:p>552,28</text:p>
          </table:table-cell>
          <table:table-cell office:value-type="float" office:value="3.0321497471999996" table:formula="of:=[.C191]/1000 * [.D191]*[.E191]/1000" table:style-name="ce1">
            <text:p>3,032149747</text:p>
          </table:table-cell>
          <table:table-cell table:number-columns-repeated="2" table:style-name="ce1"/>
          <table:table-cell office:value-type="float" office:value="0.32757294258584402" table:formula="of:=[.F191]-([.$J$3]*[.C191]/1000)" table:style-name="ce1">
            <text:p>0,327572943</text:p>
          </table:table-cell>
          <table:table-cell table:number-columns-repeated="16375"/>
        </table:table-row>
        <table:table-row table:style-name="ro1">
          <table:table-cell office:value-type="time" office:time-value="PT20H38M30S" table:style-name="ce4">
            <text:p>20:38:30</text:p>
          </table:table-cell>
          <table:table-cell office:value-type="time" office:time-value="PT20H38M31S" table:style-name="ce4">
            <text:p>20:38:3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8.46" table:style-name="ce1">
            <text:p>558,46</text:p>
          </table:table-cell>
          <table:table-cell office:value-type="float" office:value="3.0749086829999999" table:formula="of:=[.C192]/1000 * [.D192]*[.E192]/1000" table:style-name="ce1">
            <text:p>3,074908683</text:p>
          </table:table-cell>
          <table:table-cell table:number-columns-repeated="2" table:style-name="ce1"/>
          <table:table-cell office:value-type="float" office:value="0.36778998289278597" table:formula="of:=[.F192]-([.$J$3]*[.C192]/1000)" table:style-name="ce1">
            <text:p>0,367789983</text:p>
          </table:table-cell>
          <table:table-cell table:number-columns-repeated="16375"/>
        </table:table-row>
        <table:table-row table:style-name="ro1">
          <table:table-cell office:value-type="time" office:time-value="PT20H38M31S" table:style-name="ce4">
            <text:p>20:38:31</text:p>
          </table:table-cell>
          <table:table-cell office:value-type="time" office:time-value="PT20H38M33S" table:style-name="ce4">
            <text:p>20:38:3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6.4" table:style-name="ce1">
            <text:p>566,4</text:p>
          </table:table-cell>
          <table:table-cell office:value-type="float" office:value="3.1330529280000001" table:formula="of:=[.C193]/1000 * [.D193]*[.E193]/1000" table:style-name="ce1">
            <text:p>3,133052928</text:p>
          </table:table-cell>
          <table:table-cell table:number-columns-repeated="2" table:style-name="ce1"/>
          <table:table-cell office:value-type="float" office:value="0.4081409594413774" table:formula="of:=[.F193]-([.$J$3]*[.C193]/1000)" table:style-name="ce1">
            <text:p>0,408140959</text:p>
          </table:table-cell>
          <table:table-cell table:number-columns-repeated="16375"/>
        </table:table-row>
        <table:table-row table:style-name="ro1">
          <table:table-cell office:value-type="time" office:time-value="PT20H38M33S" table:style-name="ce4">
            <text:p>20:38:33</text:p>
          </table:table-cell>
          <table:table-cell office:value-type="time" office:time-value="PT20H38M34S" table:style-name="ce4">
            <text:p>20:38:3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0.86" table:style-name="ce1">
            <text:p>550,86</text:p>
          </table:table-cell>
          <table:table-cell office:value-type="float" office:value="3.0357233568000002" table:formula="of:=[.C194]/1000 * [.D194]*[.E194]/1000" table:style-name="ce1">
            <text:p>3,035723357</text:p>
          </table:table-cell>
          <table:table-cell table:number-columns-repeated="2" table:style-name="ce1"/>
          <table:table-cell office:value-type="float" office:value="0.32097897021361099" table:formula="of:=[.F194]-([.$J$3]*[.C194]/1000)" table:style-name="ce1">
            <text:p>0,32097897</text:p>
          </table:table-cell>
          <table:table-cell table:number-columns-repeated="16375"/>
        </table:table-row>
        <table:table-row table:style-name="ro1">
          <table:table-cell office:value-type="time" office:time-value="PT20H38M34S" table:style-name="ce4">
            <text:p>20:38:34</text:p>
          </table:table-cell>
          <table:table-cell office:value-type="time" office:time-value="PT20H38M35S" table:style-name="ce4">
            <text:p>20:38:3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2.24" table:style-name="ce1">
            <text:p>532,24</text:p>
          </table:table-cell>
          <table:table-cell office:value-type="float" office:value="2.9193789792000002" table:formula="of:=[.C195]/1000 * [.D195]*[.E195]/1000" table:style-name="ce1">
            <text:p>2,919378979</text:p>
          </table:table-cell>
          <table:table-cell table:number-columns-repeated="2" table:style-name="ce1"/>
          <table:table-cell office:value-type="float" office:value="0.21734407007890288" table:formula="of:=[.F195]-([.$J$3]*[.C195]/1000)" table:style-name="ce1">
            <text:p>0,21734407</text:p>
          </table:table-cell>
          <table:table-cell table:number-columns-repeated="16375"/>
        </table:table-row>
        <table:table-row table:style-name="ro1">
          <table:table-cell office:value-type="time" office:time-value="PT20H38M35S" table:style-name="ce4">
            <text:p>20:38:35</text:p>
          </table:table-cell>
          <table:table-cell office:value-type="time" office:time-value="PT20H38M36S" table:style-name="ce4">
            <text:p>20:38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4.84" table:style-name="ce1">
            <text:p>544,84</text:p>
          </table:table-cell>
          <table:table-cell office:value-type="float" office:value="2.9858321680000004" table:formula="of:=[.C196]/1000 * [.D196]*[.E196]/1000" table:style-name="ce1">
            <text:p>2,985832168</text:p>
          </table:table-cell>
          <table:table-cell table:number-columns-repeated="2" table:style-name="ce1"/>
          <table:table-cell office:value-type="float" office:value="0.29142294535807833" table:formula="of:=[.F196]-([.$J$3]*[.C196]/1000)" table:style-name="ce1">
            <text:p>0,291422945</text:p>
          </table:table-cell>
          <table:table-cell table:number-columns-repeated="16375"/>
        </table:table-row>
        <table:table-row table:style-name="ro1">
          <table:table-cell office:value-type="time" office:time-value="PT20H38M36S" table:style-name="ce4">
            <text:p>20:38:36</text:p>
          </table:table-cell>
          <table:table-cell office:value-type="time" office:time-value="PT20H38M37S" table:style-name="ce4">
            <text:p>20:38:3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5.16999999999996" table:style-name="ce1">
            <text:p>535,17</text:p>
          </table:table-cell>
          <table:table-cell office:value-type="float" office:value="2.9411391206999995" table:formula="of:=[.C197]/1000 * [.D197]*[.E197]/1000" table:style-name="ce1">
            <text:p>2,941139121</text:p>
          </table:table-cell>
          <table:table-cell table:number-columns-repeated="2" table:style-name="ce1"/>
          <table:table-cell office:value-type="float" office:value="0.23910421157890216" table:formula="of:=[.F197]-([.$J$3]*[.C197]/1000)" table:style-name="ce1">
            <text:p>0,239104212</text:p>
          </table:table-cell>
          <table:table-cell table:number-columns-repeated="16375"/>
        </table:table-row>
        <table:table-row table:style-name="ro1">
          <table:table-cell office:value-type="time" office:time-value="PT20H38M37S" table:style-name="ce4">
            <text:p>20:38:37</text:p>
          </table:table-cell>
          <table:table-cell office:value-type="time" office:time-value="PT20H38M38S" table:style-name="ce4">
            <text:p>20:38:3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5.57000000000005" table:style-name="ce1">
            <text:p>525,57</text:p>
          </table:table-cell>
          <table:table-cell office:value-type="float" office:value="2.8827934956000005" table:formula="of:=[.C198]/1000 * [.D198]*[.E198]/1000" table:style-name="ce1">
            <text:p>2,882793496</text:p>
          </table:table-cell>
          <table:table-cell table:number-columns-repeated="2" table:style-name="ce1"/>
          <table:table-cell office:value-type="float" office:value="0.18075858647890319" table:formula="of:=[.F198]-([.$J$3]*[.C198]/1000)" table:style-name="ce1">
            <text:p>0,180758586</text:p>
          </table:table-cell>
          <table:table-cell table:number-columns-repeated="16375"/>
        </table:table-row>
        <table:table-row table:style-name="ro1">
          <table:table-cell office:value-type="time" office:time-value="PT20H38M38S" table:style-name="ce4">
            <text:p>20:38:38</text:p>
          </table:table-cell>
          <table:table-cell office:value-type="time" office:time-value="PT20H38M39S" table:style-name="ce4">
            <text:p>20:38:3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5.76" table:style-name="ce1">
            <text:p>555,76</text:p>
          </table:table-cell>
          <table:table-cell office:value-type="float" office:value="3.0571690688000004" table:formula="of:=[.C199]/1000 * [.D199]*[.E199]/1000" table:style-name="ce1">
            <text:p>3,057169069</text:p>
          </table:table-cell>
          <table:table-cell table:number-columns-repeated="2" table:style-name="ce1"/>
          <table:table-cell office:value-type="float" office:value="0.35259226418584477" table:formula="of:=[.F199]-([.$J$3]*[.C199]/1000)" table:style-name="ce1">
            <text:p>0,352592264</text:p>
          </table:table-cell>
          <table:table-cell table:number-columns-repeated="16375"/>
        </table:table-row>
        <table:table-row table:style-name="ro1">
          <table:table-cell office:value-type="time" office:time-value="PT20H38M39S" table:style-name="ce4">
            <text:p>20:38:39</text:p>
          </table:table-cell>
          <table:table-cell office:value-type="time" office:time-value="PT20H38M40S" table:style-name="ce4">
            <text:p>20:38:4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0.04" table:style-name="ce1">
            <text:p>560,04</text:p>
          </table:table-cell>
          <table:table-cell office:value-type="float" office:value="3.0805336223999999" table:formula="of:=[.C200]/1000 * [.D200]*[.E200]/1000" table:style-name="ce1">
            <text:p>3,080533622</text:p>
          </table:table-cell>
          <table:table-cell table:number-columns-repeated="2" table:style-name="ce1"/>
          <table:table-cell office:value-type="float" office:value="0.37087302679972733" table:formula="of:=[.F200]-([.$J$3]*[.C200]/1000)" table:style-name="ce1">
            <text:p>0,370873027</text:p>
          </table:table-cell>
          <table:table-cell table:number-columns-repeated="16375"/>
        </table:table-row>
        <table:table-row table:style-name="ro1">
          <table:table-cell office:value-type="time" office:time-value="PT20H38M40S" table:style-name="ce4">
            <text:p>20:38:40</text:p>
          </table:table-cell>
          <table:table-cell office:value-type="time" office:time-value="PT20H38M41S" table:style-name="ce4">
            <text:p>20:38:4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5.29999999999995" table:style-name="ce1">
            <text:p>555,3</text:p>
          </table:table-cell>
          <table:table-cell office:value-type="float" office:value="3.0487302719999998" table:formula="of:=[.C201]/1000 * [.D201]*[.E201]/1000" table:style-name="ce1">
            <text:p>3,048730272</text:p>
          </table:table-cell>
          <table:table-cell table:number-columns-repeated="2" table:style-name="ce1"/>
          <table:table-cell office:value-type="float" office:value="0.34415346738584418" table:formula="of:=[.F201]-([.$J$3]*[.C201]/1000)" table:style-name="ce1">
            <text:p>0,344153467</text:p>
          </table:table-cell>
          <table:table-cell table:number-columns-repeated="16375"/>
        </table:table-row>
        <table:table-row table:style-name="ro1">
          <table:table-cell office:value-type="time" office:time-value="PT20H38M41S" table:style-name="ce4">
            <text:p>20:38:41</text:p>
          </table:table-cell>
          <table:table-cell office:value-type="time" office:time-value="PT20H38M42S" table:style-name="ce4">
            <text:p>20:38:4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7.4" table:style-name="ce1">
            <text:p>527,4</text:p>
          </table:table-cell>
          <table:table-cell office:value-type="float" office:value="2.8984374539999997" table:formula="of:=[.C202]/1000 * [.D202]*[.E202]/1000" table:style-name="ce1">
            <text:p>2,898437454</text:p>
          </table:table-cell>
          <table:table-cell table:number-columns-repeated="2" table:style-name="ce1"/>
          <table:table-cell office:value-type="float" office:value="0.19640254487890241" table:formula="of:=[.F202]-([.$J$3]*[.C202]/1000)" table:style-name="ce1">
            <text:p>0,196402545</text:p>
          </table:table-cell>
          <table:table-cell table:number-columns-repeated="16375"/>
        </table:table-row>
        <table:table-row table:style-name="ro1">
          <table:table-cell office:value-type="time" office:time-value="PT20H38M42S" table:style-name="ce4">
            <text:p>20:38:42</text:p>
          </table:table-cell>
          <table:table-cell office:value-type="time" office:time-value="PT20H38M43S" table:style-name="ce4">
            <text:p>20:38:4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5.97" table:style-name="ce1">
            <text:p>565,97</text:p>
          </table:table-cell>
          <table:table-cell office:value-type="float" office:value="3.1306743744000003" table:formula="of:=[.C203]/1000 * [.D203]*[.E203]/1000" table:style-name="ce1">
            <text:p>3,130674374</text:p>
          </table:table-cell>
          <table:table-cell table:number-columns-repeated="2" table:style-name="ce1"/>
          <table:table-cell office:value-type="float" office:value="0.40576240584137757" table:formula="of:=[.F203]-([.$J$3]*[.C203]/1000)" table:style-name="ce1">
            <text:p>0,405762406</text:p>
          </table:table-cell>
          <table:table-cell table:number-columns-repeated="16375"/>
        </table:table-row>
        <table:table-row table:style-name="ro1">
          <table:table-cell office:value-type="time" office:time-value="PT20H38M43S" table:style-name="ce4">
            <text:p>20:38:43</text:p>
          </table:table-cell>
          <table:table-cell office:value-type="time" office:time-value="PT20H38M44S" table:style-name="ce4">
            <text:p>20:38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57000000000005" table:style-name="ce1">
            <text:p>537,57</text:p>
          </table:table-cell>
          <table:table-cell office:value-type="float" office:value="2.9487703509000003" table:formula="of:=[.C204]/1000 * [.D204]*[.E204]/1000" table:style-name="ce1">
            <text:p>2,948770351</text:p>
          </table:table-cell>
          <table:table-cell table:number-columns-repeated="2" table:style-name="ce1"/>
          <table:table-cell office:value-type="float" office:value="0.25181923276501994" table:formula="of:=[.F204]-([.$J$3]*[.C204]/1000)" table:style-name="ce1">
            <text:p>0,251819233</text:p>
          </table:table-cell>
          <table:table-cell table:number-columns-repeated="16375"/>
        </table:table-row>
        <table:table-row table:style-name="ro1">
          <table:table-cell office:value-type="time" office:time-value="PT20H38M44S" table:style-name="ce4">
            <text:p>20:38:44</text:p>
          </table:table-cell>
          <table:table-cell office:value-type="time" office:time-value="PT20H38M46S" table:style-name="ce4">
            <text:p>20:38:4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3.36" table:style-name="ce1">
            <text:p>533,36</text:p>
          </table:table-cell>
          <table:table-cell office:value-type="float" office:value="2.9284344144000003" table:formula="of:=[.C205]/1000 * [.D205]*[.E205]/1000" table:style-name="ce1">
            <text:p>2,928434414</text:p>
          </table:table-cell>
          <table:table-cell table:number-columns-repeated="2" table:style-name="ce1"/>
          <table:table-cell office:value-type="float" office:value="0.22894140077196123" table:formula="of:=[.F205]-([.$J$3]*[.C205]/1000)" table:style-name="ce1">
            <text:p>0,228941401</text:p>
          </table:table-cell>
          <table:table-cell table:number-columns-repeated="16375"/>
        </table:table-row>
        <table:table-row table:style-name="ro1">
          <table:table-cell office:value-type="time" office:time-value="PT20H38M46S" table:style-name="ce4">
            <text:p>20:38:46</text:p>
          </table:table-cell>
          <table:table-cell office:value-type="time" office:time-value="PT20H38M47S" table:style-name="ce4">
            <text:p>20:38:4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7.88" table:style-name="ce1">
            <text:p>547,88</text:p>
          </table:table-cell>
          <table:table-cell office:value-type="float" office:value="3.0108197519999997" table:formula="of:=[.C206]/1000 * [.D206]*[.E206]/1000" table:style-name="ce1">
            <text:p>3,010819752</text:p>
          </table:table-cell>
          <table:table-cell table:number-columns-repeated="2" table:style-name="ce1"/>
          <table:table-cell office:value-type="float" office:value="0.30370105189278584" table:formula="of:=[.F206]-([.$J$3]*[.C206]/1000)" table:style-name="ce1">
            <text:p>0,303701052</text:p>
          </table:table-cell>
          <table:table-cell table:number-columns-repeated="16375"/>
        </table:table-row>
        <table:table-row table:style-name="ro1">
          <table:table-cell office:value-type="time" office:time-value="PT20H38M47S" table:style-name="ce4">
            <text:p>20:38:47</text:p>
          </table:table-cell>
          <table:table-cell office:value-type="time" office:time-value="PT20H38M48S" table:style-name="ce4">
            <text:p>20:38:4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6.72" table:style-name="ce1">
            <text:p>556,72</text:p>
          </table:table-cell>
          <table:table-cell office:value-type="float" office:value="3.0565264128000003" table:formula="of:=[.C207]/1000 * [.D207]*[.E207]/1000" table:style-name="ce1">
            <text:p>3,056526413</text:p>
          </table:table-cell>
          <table:table-cell table:number-columns-repeated="2" table:style-name="ce1"/>
          <table:table-cell office:value-type="float" office:value="0.35194960818584464" table:formula="of:=[.F207]-([.$J$3]*[.C207]/1000)" table:style-name="ce1">
            <text:p>0,351949608</text:p>
          </table:table-cell>
          <table:table-cell table:number-columns-repeated="16375"/>
        </table:table-row>
        <table:table-row table:style-name="ro1">
          <table:table-cell office:value-type="time" office:time-value="PT20H38M48S" table:style-name="ce4">
            <text:p>20:38:48</text:p>
          </table:table-cell>
          <table:table-cell office:value-type="time" office:time-value="PT20H38M49S" table:style-name="ce4">
            <text:p>20:38:4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1.76" table:style-name="ce1">
            <text:p>531,76</text:p>
          </table:table-cell>
          <table:table-cell office:value-type="float" office:value="2.9194900223999998" table:formula="of:=[.C208]/1000 * [.D208]*[.E208]/1000" table:style-name="ce1">
            <text:p>2,919490022</text:p>
          </table:table-cell>
          <table:table-cell table:number-columns-repeated="2" table:style-name="ce1"/>
          <table:table-cell office:value-type="float" office:value="0.21491321778584416" table:formula="of:=[.F208]-([.$J$3]*[.C208]/1000)" table:style-name="ce1">
            <text:p>0,214913218</text:p>
          </table:table-cell>
          <table:table-cell table:number-columns-repeated="16375"/>
        </table:table-row>
        <table:table-row table:style-name="ro1">
          <table:table-cell office:value-type="time" office:time-value="PT20H38M49S" table:style-name="ce4">
            <text:p>20:38:49</text:p>
          </table:table-cell>
          <table:table-cell office:value-type="time" office:time-value="PT20H38M50S" table:style-name="ce4">
            <text:p>20:38:50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3.91999999999996" table:style-name="ce1">
            <text:p>543,92</text:p>
          </table:table-cell>
          <table:table-cell office:value-type="float" office:value="3.0115109855999993" table:formula="of:=[.C209]/1000 * [.D209]*[.E209]/1000" table:style-name="ce1">
            <text:p>3,011510986</text:p>
          </table:table-cell>
          <table:table-cell table:number-columns-repeated="2" table:style-name="ce1"/>
          <table:table-cell office:value-type="float" office:value="0.28405712154831786" table:formula="of:=[.F209]-([.$J$3]*[.C209]/1000)" table:style-name="ce1">
            <text:p>0,284057122</text:p>
          </table:table-cell>
          <table:table-cell table:number-columns-repeated="16375"/>
        </table:table-row>
        <table:table-row table:style-name="ro1">
          <table:table-cell office:value-type="time" office:time-value="PT20H38M50S" table:style-name="ce4">
            <text:p>20:38:50</text:p>
          </table:table-cell>
          <table:table-cell office:value-type="time" office:time-value="PT20H38M51S" table:style-name="ce4">
            <text:p>20:38:5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5.65" table:style-name="ce1">
            <text:p>515,65</text:p>
          </table:table-cell>
          <table:table-cell office:value-type="float" office:value="2.8257207480000002" table:formula="of:=[.C210]/1000 * [.D210]*[.E210]/1000" table:style-name="ce1">
            <text:p>2,825720748</text:p>
          </table:table-cell>
          <table:table-cell table:number-columns-repeated="2" table:style-name="ce1"/>
          <table:table-cell office:value-type="float" office:value="0.12622773437196111" table:formula="of:=[.F210]-([.$J$3]*[.C210]/1000)" table:style-name="ce1">
            <text:p>0,126227734</text:p>
          </table:table-cell>
          <table:table-cell table:number-columns-repeated="16375"/>
        </table:table-row>
        <table:table-row table:style-name="ro1">
          <table:table-cell office:value-type="time" office:time-value="PT20H38M51S" table:style-name="ce4">
            <text:p>20:38:51</text:p>
          </table:table-cell>
          <table:table-cell office:value-type="time" office:time-value="PT20H38M52S" table:style-name="ce4">
            <text:p>20:38:5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8.66" table:style-name="ce1">
            <text:p>538,66</text:p>
          </table:table-cell>
          <table:table-cell office:value-type="float" office:value="2.9573726784000001" table:formula="of:=[.C211]/1000 * [.D211]*[.E211]/1000" table:style-name="ce1">
            <text:p>2,957372678</text:p>
          </table:table-cell>
          <table:table-cell table:number-columns-repeated="2" table:style-name="ce1"/>
          <table:table-cell office:value-type="float" office:value="0.25279587378584445" table:formula="of:=[.F211]-([.$J$3]*[.C211]/1000)" table:style-name="ce1">
            <text:p>0,252795874</text:p>
          </table:table-cell>
          <table:table-cell table:number-columns-repeated="16375"/>
        </table:table-row>
        <table:table-row table:style-name="ro1">
          <table:table-cell office:value-type="time" office:time-value="PT20H38M52S" table:style-name="ce4">
            <text:p>20:38:52</text:p>
          </table:table-cell>
          <table:table-cell office:value-type="time" office:time-value="PT20H38M53S" table:style-name="ce4">
            <text:p>20:38:53</text:p>
          </table:table-cell>
          <table:table-cell office:value-type="float" office:value="1051" table:style-name="ce1">
            <text:p>1051</text:p>
          </table:table-cell>
          <table:table-cell office:value-type="float" office:value="5.16" table:style-name="ce1">
            <text:p>5,16</text:p>
          </table:table-cell>
          <table:table-cell office:value-type="float" office:value="557.16" table:style-name="ce1">
            <text:p>557,16</text:p>
          </table:table-cell>
          <table:table-cell office:value-type="float" office:value="3.0215678256" table:formula="of:=[.C212]/1000 * [.D212]*[.E212]/1000" table:style-name="ce1">
            <text:p>3,021567826</text:p>
          </table:table-cell>
          <table:table-cell table:number-columns-repeated="2" table:style-name="ce1"/>
          <table:table-cell office:value-type="float" office:value="0.3500356623956038" table:formula="of:=[.F212]-([.$J$3]*[.C212]/1000)" table:style-name="ce1">
            <text:p>0,350035662</text:p>
          </table:table-cell>
          <table:table-cell table:number-columns-repeated="16375"/>
        </table:table-row>
        <table:table-row table:style-name="ro1">
          <table:table-cell office:value-type="time" office:time-value="PT20H38M53S" table:style-name="ce4">
            <text:p>20:38:53</text:p>
          </table:table-cell>
          <table:table-cell office:value-type="time" office:time-value="PT20H38M54S" table:style-name="ce4">
            <text:p>20:38:5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5.29999999999995" table:style-name="ce1">
            <text:p>535,3</text:p>
          </table:table-cell>
          <table:table-cell office:value-type="float" office:value="2.9390860619999999" table:formula="of:=[.C213]/1000 * [.D213]*[.E213]/1000" table:style-name="ce1">
            <text:p>2,939086062</text:p>
          </table:table-cell>
          <table:table-cell table:number-columns-repeated="2" table:style-name="ce1"/>
          <table:table-cell office:value-type="float" office:value="0.23959304837196083" table:formula="of:=[.F213]-([.$J$3]*[.C213]/1000)" table:style-name="ce1">
            <text:p>0,239593048</text:p>
          </table:table-cell>
          <table:table-cell table:number-columns-repeated="16375"/>
        </table:table-row>
        <table:table-row table:style-name="ro1">
          <table:table-cell office:value-type="time" office:time-value="PT20H38M54S" table:style-name="ce4">
            <text:p>20:38:54</text:p>
          </table:table-cell>
          <table:table-cell office:value-type="time" office:time-value="PT20H38M55S" table:style-name="ce4">
            <text:p>20:38:5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3.29" table:style-name="ce1">
            <text:p>533,29</text:p>
          </table:table-cell>
          <table:table-cell office:value-type="float" office:value="2.9333936424" table:formula="of:=[.C214]/1000 * [.D214]*[.E214]/1000" table:style-name="ce1">
            <text:p>2,933393642</text:p>
          </table:table-cell>
          <table:table-cell table:number-columns-repeated="2" table:style-name="ce1"/>
          <table:table-cell office:value-type="float" office:value="0.22373304679972739" table:formula="of:=[.F214]-([.$J$3]*[.C214]/1000)" table:style-name="ce1">
            <text:p>0,223733047</text:p>
          </table:table-cell>
          <table:table-cell table:number-columns-repeated="16375"/>
        </table:table-row>
        <table:table-row table:style-name="ro1">
          <table:table-cell office:value-type="time" office:time-value="PT20H38M55S" table:style-name="ce4">
            <text:p>20:38:55</text:p>
          </table:table-cell>
          <table:table-cell office:value-type="time" office:time-value="PT20H38M56S" table:style-name="ce4">
            <text:p>20:38:5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9.55999999999995" table:style-name="ce1">
            <text:p>549,56</text:p>
          </table:table-cell>
          <table:table-cell office:value-type="float" office:value="3.0172162943999998" table:formula="of:=[.C215]/1000 * [.D215]*[.E215]/1000" table:style-name="ce1">
            <text:p>3,017216294</text:p>
          </table:table-cell>
          <table:table-cell table:number-columns-repeated="2" table:style-name="ce1"/>
          <table:table-cell office:value-type="float" office:value="0.31263948978584422" table:formula="of:=[.F215]-([.$J$3]*[.C215]/1000)" table:style-name="ce1">
            <text:p>0,31263949</text:p>
          </table:table-cell>
          <table:table-cell table:number-columns-repeated="16375"/>
        </table:table-row>
        <table:table-row table:style-name="ro1">
          <table:table-cell office:value-type="time" office:time-value="PT20H38M56S" table:style-name="ce4">
            <text:p>20:38:56</text:p>
          </table:table-cell>
          <table:table-cell office:value-type="time" office:time-value="PT20H38M58S" table:style-name="ce4">
            <text:p>20:38:5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9.37" table:style-name="ce1">
            <text:p>539,37</text:p>
          </table:table-cell>
          <table:table-cell office:value-type="float" office:value="2.9642211026999998" table:formula="of:=[.C216]/1000 * [.D216]*[.E216]/1000" table:style-name="ce1">
            <text:p>2,964221103</text:p>
          </table:table-cell>
          <table:table-cell table:number-columns-repeated="2" table:style-name="ce1"/>
          <table:table-cell office:value-type="float" office:value="0.26218619357890249" table:formula="of:=[.F216]-([.$J$3]*[.C216]/1000)" table:style-name="ce1">
            <text:p>0,262186194</text:p>
          </table:table-cell>
          <table:table-cell table:number-columns-repeated="16375"/>
        </table:table-row>
        <table:table-row table:style-name="ro1">
          <table:table-cell office:value-type="time" office:time-value="PT20H38M58S" table:style-name="ce4">
            <text:p>20:38:58</text:p>
          </table:table-cell>
          <table:table-cell office:value-type="time" office:time-value="PT20H38M59S" table:style-name="ce4">
            <text:p>20:38:5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1.95000000000005" table:style-name="ce1">
            <text:p>541,95</text:p>
          </table:table-cell>
          <table:table-cell office:value-type="float" office:value="2.9726391059999999" table:formula="of:=[.C217]/1000 * [.D217]*[.E217]/1000" table:style-name="ce1">
            <text:p>2,972639106</text:p>
          </table:table-cell>
          <table:table-cell table:number-columns-repeated="2" table:style-name="ce1"/>
          <table:table-cell office:value-type="float" office:value="0.27060419687890258" table:formula="of:=[.F217]-([.$J$3]*[.C217]/1000)" table:style-name="ce1">
            <text:p>0,270604197</text:p>
          </table:table-cell>
          <table:table-cell table:number-columns-repeated="16375"/>
        </table:table-row>
        <table:table-row table:style-name="ro1">
          <table:table-cell office:value-type="time" office:time-value="PT20H38M59S" table:style-name="ce4">
            <text:p>20:38:59</text:p>
          </table:table-cell>
          <table:table-cell office:value-type="time" office:time-value="PT20H39M0S" table:style-name="ce4">
            <text:p>20:39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17999999999995" table:style-name="ce1">
            <text:p>524,18</text:p>
          </table:table-cell>
          <table:table-cell office:value-type="float" office:value="2.8753212465999995" table:formula="of:=[.C218]/1000 * [.D218]*[.E218]/1000" table:style-name="ce1">
            <text:p>2,875321247</text:p>
          </table:table-cell>
          <table:table-cell table:number-columns-repeated="2" table:style-name="ce1"/>
          <table:table-cell office:value-type="float" office:value="0.17837012846501921" table:formula="of:=[.F218]-([.$J$3]*[.C218]/1000)" table:style-name="ce1">
            <text:p>0,178370128</text:p>
          </table:table-cell>
          <table:table-cell table:number-columns-repeated="16375"/>
        </table:table-row>
        <table:table-row table:style-name="ro1">
          <table:table-cell office:value-type="time" office:time-value="PT20H39M0S" table:style-name="ce4">
            <text:p>20:39:00</text:p>
          </table:table-cell>
          <table:table-cell office:value-type="time" office:time-value="PT20H39M1S" table:style-name="ce4">
            <text:p>20:39:01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3.77" table:style-name="ce1">
            <text:p>533,77</text:p>
          </table:table-cell>
          <table:table-cell office:value-type="float" office:value="2.9555218538999997" table:formula="of:=[.C219]/1000 * [.D219]*[.E219]/1000" table:style-name="ce1">
            <text:p>2,955521854</text:p>
          </table:table-cell>
          <table:table-cell table:number-columns-repeated="2" table:style-name="ce1"/>
          <table:table-cell office:value-type="float" office:value="0.23315178083443522" table:formula="of:=[.F219]-([.$J$3]*[.C219]/1000)" table:style-name="ce1">
            <text:p>0,233151781</text:p>
          </table:table-cell>
          <table:table-cell table:number-columns-repeated="16375"/>
        </table:table-row>
        <table:table-row table:style-name="ro1">
          <table:table-cell office:value-type="time" office:time-value="PT20H39M1S" table:style-name="ce4">
            <text:p>20:39:01</text:p>
          </table:table-cell>
          <table:table-cell office:value-type="time" office:time-value="PT20H39M2S" table:style-name="ce4">
            <text:p>20:39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09" table:style-name="ce1">
            <text:p>538,09</text:p>
          </table:table-cell>
          <table:table-cell office:value-type="float" office:value="2.9488408180000003" table:formula="of:=[.C220]/1000 * [.D220]*[.E220]/1000" table:style-name="ce1">
            <text:p>2,948840818</text:p>
          </table:table-cell>
          <table:table-cell table:number-columns-repeated="2" table:style-name="ce1"/>
          <table:table-cell office:value-type="float" office:value="0.25443159535807824" table:formula="of:=[.F220]-([.$J$3]*[.C220]/1000)" table:style-name="ce1">
            <text:p>0,254431595</text:p>
          </table:table-cell>
          <table:table-cell table:number-columns-repeated="16375"/>
        </table:table-row>
        <table:table-row table:style-name="ro1">
          <table:table-cell office:value-type="time" office:time-value="PT20H39M2S" table:style-name="ce4">
            <text:p>20:39:02</text:p>
          </table:table-cell>
          <table:table-cell office:value-type="time" office:time-value="PT20H39M3S" table:style-name="ce4">
            <text:p>20:39:0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4.54999999999995" table:style-name="ce1">
            <text:p>564,55</text:p>
          </table:table-cell>
          <table:table-cell office:value-type="float" office:value="3.099514992" table:formula="of:=[.C221]/1000 * [.D221]*[.E221]/1000" table:style-name="ce1">
            <text:p>3,099514992</text:p>
          </table:table-cell>
          <table:table-cell table:number-columns-repeated="2" table:style-name="ce1"/>
          <table:table-cell office:value-type="float" office:value="0.39493818738584441" table:formula="of:=[.F221]-([.$J$3]*[.C221]/1000)" table:style-name="ce1">
            <text:p>0,394938187</text:p>
          </table:table-cell>
          <table:table-cell table:number-columns-repeated="16375"/>
        </table:table-row>
        <table:table-row table:style-name="ro1">
          <table:table-cell office:value-type="time" office:time-value="PT20H39M3S" table:style-name="ce4">
            <text:p>20:39:03</text:p>
          </table:table-cell>
          <table:table-cell office:value-type="time" office:time-value="PT20H39M4S" table:style-name="ce4">
            <text:p>20:39:04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63.92999999999995" table:style-name="ce1">
            <text:p>563,93</text:p>
          </table:table-cell>
          <table:table-cell office:value-type="float" office:value="3.1397592251999993" table:formula="of:=[.C222]/1000 * [.D222]*[.E222]/1000" table:style-name="ce1">
            <text:p>3,139759225</text:p>
          </table:table-cell>
          <table:table-cell table:number-columns-repeated="2" table:style-name="ce1"/>
          <table:table-cell office:value-type="float" office:value="0.39705398818996729" table:formula="of:=[.F222]-([.$J$3]*[.C222]/1000)" table:style-name="ce1">
            <text:p>0,397053988</text:p>
          </table:table-cell>
          <table:table-cell table:number-columns-repeated="16375"/>
        </table:table-row>
        <table:table-row table:style-name="ro1">
          <table:table-cell office:value-type="time" office:time-value="PT20H39M4S" table:style-name="ce4">
            <text:p>20:39:04</text:p>
          </table:table-cell>
          <table:table-cell office:value-type="time" office:time-value="PT20H39M5S" table:style-name="ce4">
            <text:p>20:39:0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0.86" table:style-name="ce1">
            <text:p>550,86</text:p>
          </table:table-cell>
          <table:table-cell office:value-type="float" office:value="3.0245188644000001" table:formula="of:=[.C223]/1000 * [.D223]*[.E223]/1000" table:style-name="ce1">
            <text:p>3,024518864</text:p>
          </table:table-cell>
          <table:table-cell table:number-columns-repeated="2" table:style-name="ce1"/>
          <table:table-cell office:value-type="float" office:value="0.325025850771961" table:formula="of:=[.F223]-([.$J$3]*[.C223]/1000)" table:style-name="ce1">
            <text:p>0,325025851</text:p>
          </table:table-cell>
          <table:table-cell table:number-columns-repeated="16375"/>
        </table:table-row>
        <table:table-row table:style-name="ro1">
          <table:table-cell office:value-type="time" office:time-value="PT20H39M5S" table:style-name="ce4">
            <text:p>20:39:05</text:p>
          </table:table-cell>
          <table:table-cell office:value-type="time" office:time-value="PT20H39M6S" table:style-name="ce4">
            <text:p>20:39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7.14" table:style-name="ce1">
            <text:p>547,14</text:p>
          </table:table-cell>
          <table:table-cell office:value-type="float" office:value="3.0039299135999999" table:formula="of:=[.C224]/1000 * [.D224]*[.E224]/1000" table:style-name="ce1">
            <text:p>3,003929914</text:p>
          </table:table-cell>
          <table:table-cell table:number-columns-repeated="2" table:style-name="ce1"/>
          <table:table-cell office:value-type="float" office:value="0.29935310898584433" table:formula="of:=[.F224]-([.$J$3]*[.C224]/1000)" table:style-name="ce1">
            <text:p>0,299353109</text:p>
          </table:table-cell>
          <table:table-cell table:number-columns-repeated="16375"/>
        </table:table-row>
        <table:table-row table:style-name="ro1">
          <table:table-cell office:value-type="time" office:time-value="PT20H39M6S" table:style-name="ce4">
            <text:p>20:39:06</text:p>
          </table:table-cell>
          <table:table-cell office:value-type="time" office:time-value="PT20H39M7S" table:style-name="ce4">
            <text:p>20:39:07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66.05999999999995" table:style-name="ce1">
            <text:p>566,06</text:p>
          </table:table-cell>
          <table:table-cell office:value-type="float" office:value="3.1401669045999991" table:formula="of:=[.C225]/1000 * [.D225]*[.E225]/1000" table:style-name="ce1">
            <text:p>3,140166905</text:p>
          </table:table-cell>
          <table:table-cell table:number-columns-repeated="2" table:style-name="ce1"/>
          <table:table-cell office:value-type="float" office:value="0.4127130405483177" table:formula="of:=[.F225]-([.$J$3]*[.C225]/1000)" table:style-name="ce1">
            <text:p>0,412713041</text:p>
          </table:table-cell>
          <table:table-cell table:number-columns-repeated="16375"/>
        </table:table-row>
        <table:table-row table:style-name="ro1">
          <table:table-cell office:value-type="time" office:time-value="PT20H39M7S" table:style-name="ce4">
            <text:p>20:39:07</text:p>
          </table:table-cell>
          <table:table-cell office:value-type="time" office:time-value="PT20H39M8S" table:style-name="ce4">
            <text:p>20:39:0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7.97" table:style-name="ce1">
            <text:p>557,97</text:p>
          </table:table-cell>
          <table:table-cell office:value-type="float" office:value="3.0662683380000004" table:formula="of:=[.C226]/1000 * [.D226]*[.E226]/1000" table:style-name="ce1">
            <text:p>3,066268338</text:p>
          </table:table-cell>
          <table:table-cell table:number-columns-repeated="2" table:style-name="ce1"/>
          <table:table-cell office:value-type="float" office:value="0.35914963789278653" table:formula="of:=[.F226]-([.$J$3]*[.C226]/1000)" table:style-name="ce1">
            <text:p>0,359149638</text:p>
          </table:table-cell>
          <table:table-cell table:number-columns-repeated="16375"/>
        </table:table-row>
        <table:table-row table:style-name="ro1">
          <table:table-cell office:value-type="time" office:time-value="PT20H39M8S" table:style-name="ce4">
            <text:p>20:39:08</text:p>
          </table:table-cell>
          <table:table-cell office:value-type="time" office:time-value="PT20H39M9S" table:style-name="ce4">
            <text:p>20:39:0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8.39" table:style-name="ce1">
            <text:p>518,39</text:p>
          </table:table-cell>
          <table:table-cell office:value-type="float" office:value="2.8460855135999998" table:formula="of:=[.C227]/1000 * [.D227]*[.E227]/1000" table:style-name="ce1">
            <text:p>2,846085514</text:p>
          </table:table-cell>
          <table:table-cell table:number-columns-repeated="2" table:style-name="ce1"/>
          <table:table-cell office:value-type="float" office:value="0.14150870898584422" table:formula="of:=[.F227]-([.$J$3]*[.C227]/1000)" table:style-name="ce1">
            <text:p>0,141508709</text:p>
          </table:table-cell>
          <table:table-cell table:number-columns-repeated="16375"/>
        </table:table-row>
        <table:table-row table:style-name="ro1">
          <table:table-cell office:value-type="time" office:time-value="PT20H39M9S" table:style-name="ce4">
            <text:p>20:39:09</text:p>
          </table:table-cell>
          <table:table-cell office:value-type="time" office:time-value="PT20H39M11S" table:style-name="ce4">
            <text:p>20:39:1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3.21" table:style-name="ce1">
            <text:p>533,21</text:p>
          </table:table-cell>
          <table:table-cell office:value-type="float" office:value="2.9357049611999999" table:formula="of:=[.C228]/1000 * [.D228]*[.E228]/1000" table:style-name="ce1">
            <text:p>2,935704961</text:p>
          </table:table-cell>
          <table:table-cell table:number-columns-repeated="2" table:style-name="ce1"/>
          <table:table-cell office:value-type="float" office:value="0.22350247010666902" table:formula="of:=[.F228]-([.$J$3]*[.C228]/1000)" table:style-name="ce1">
            <text:p>0,22350247</text:p>
          </table:table-cell>
          <table:table-cell table:number-columns-repeated="16375"/>
        </table:table-row>
        <table:table-row table:style-name="ro1">
          <table:table-cell office:value-type="time" office:time-value="PT20H39M11S" table:style-name="ce4">
            <text:p>20:39:11</text:p>
          </table:table-cell>
          <table:table-cell office:value-type="time" office:time-value="PT20H39M12S" table:style-name="ce4">
            <text:p>20:39:1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7.16999999999996" table:style-name="ce1">
            <text:p>517,17</text:p>
          </table:table-cell>
          <table:table-cell office:value-type="float" office:value="2.8313816291999996" table:formula="of:=[.C229]/1000 * [.D229]*[.E229]/1000" table:style-name="ce1">
            <text:p>2,831381629</text:p>
          </table:table-cell>
          <table:table-cell table:number-columns-repeated="2" table:style-name="ce1"/>
          <table:table-cell office:value-type="float" office:value="0.13443051106501924" table:formula="of:=[.F229]-([.$J$3]*[.C229]/1000)" table:style-name="ce1">
            <text:p>0,134430511</text:p>
          </table:table-cell>
          <table:table-cell table:number-columns-repeated="16375"/>
        </table:table-row>
        <table:table-row table:style-name="ro1">
          <table:table-cell office:value-type="time" office:time-value="PT20H39M12S" table:style-name="ce4">
            <text:p>20:39:12</text:p>
          </table:table-cell>
          <table:table-cell office:value-type="time" office:time-value="PT20H39M13S" table:style-name="ce4">
            <text:p>20:39:1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4.80999999999995" table:style-name="ce1">
            <text:p>544,81</text:p>
          </table:table-cell>
          <table:table-cell office:value-type="float" office:value="2.9855152152" table:formula="of:=[.C230]/1000 * [.D230]*[.E230]/1000" table:style-name="ce1">
            <text:p>2,985515215</text:p>
          </table:table-cell>
          <table:table-cell table:number-columns-repeated="2" table:style-name="ce1"/>
          <table:table-cell office:value-type="float" office:value="0.2860222015719609" table:formula="of:=[.F230]-([.$J$3]*[.C230]/1000)" table:style-name="ce1">
            <text:p>0,286022202</text:p>
          </table:table-cell>
          <table:table-cell table:number-columns-repeated="16375"/>
        </table:table-row>
        <table:table-row table:style-name="ro1">
          <table:table-cell office:value-type="time" office:time-value="PT20H39M13S" table:style-name="ce4">
            <text:p>20:39:13</text:p>
          </table:table-cell>
          <table:table-cell office:value-type="time" office:time-value="PT20H39M14S" table:style-name="ce4">
            <text:p>20:39:1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6.84" table:style-name="ce1">
            <text:p>576,84</text:p>
          </table:table-cell>
          <table:table-cell office:value-type="float" office:value="3.1699665360000004" table:formula="of:=[.C231]/1000 * [.D231]*[.E231]/1000" table:style-name="ce1">
            <text:p>3,169966536</text:p>
          </table:table-cell>
          <table:table-cell table:number-columns-repeated="2" table:style-name="ce1"/>
          <table:table-cell office:value-type="float" office:value="0.46284783589278655" table:formula="of:=[.F231]-([.$J$3]*[.C231]/1000)" table:style-name="ce1">
            <text:p>0,462847836</text:p>
          </table:table-cell>
          <table:table-cell table:number-columns-repeated="16375"/>
        </table:table-row>
        <table:table-row table:style-name="ro1">
          <table:table-cell office:value-type="time" office:time-value="PT20H39M14S" table:style-name="ce4">
            <text:p>20:39:14</text:p>
          </table:table-cell>
          <table:table-cell office:value-type="time" office:time-value="PT20H39M15S" table:style-name="ce4">
            <text:p>20:39:1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6.41999999999996" table:style-name="ce1">
            <text:p>546,42</text:p>
          </table:table-cell>
          <table:table-cell office:value-type="float" office:value="3.0057908495999999" table:formula="of:=[.C232]/1000 * [.D232]*[.E232]/1000" table:style-name="ce1">
            <text:p>3,00579085</text:p>
          </table:table-cell>
          <table:table-cell table:number-columns-repeated="2" table:style-name="ce1"/>
          <table:table-cell office:value-type="float" office:value="0.30121404498584425" table:formula="of:=[.F232]-([.$J$3]*[.C232]/1000)" table:style-name="ce1">
            <text:p>0,301214045</text:p>
          </table:table-cell>
          <table:table-cell table:number-columns-repeated="16375"/>
        </table:table-row>
        <table:table-row table:style-name="ro1">
          <table:table-cell office:value-type="time" office:time-value="PT20H39M15S" table:style-name="ce4">
            <text:p>20:39:15</text:p>
          </table:table-cell>
          <table:table-cell office:value-type="time" office:time-value="PT20H39M16S" table:style-name="ce4">
            <text:p>20:39:1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8.87" table:style-name="ce1">
            <text:p>558,87</text:p>
          </table:table-cell>
          <table:table-cell office:value-type="float" office:value="3.0683304288" table:formula="of:=[.C233]/1000 * [.D233]*[.E233]/1000" table:style-name="ce1">
            <text:p>3,068330429</text:p>
          </table:table-cell>
          <table:table-cell table:number-columns-repeated="2" table:style-name="ce1"/>
          <table:table-cell office:value-type="float" office:value="0.36375362418584434" table:formula="of:=[.F233]-([.$J$3]*[.C233]/1000)" table:style-name="ce1">
            <text:p>0,363753624</text:p>
          </table:table-cell>
          <table:table-cell table:number-columns-repeated="16375"/>
        </table:table-row>
        <table:table-row table:style-name="ro1">
          <table:table-cell office:value-type="time" office:time-value="PT20H39M16S" table:style-name="ce4">
            <text:p>20:39:16</text:p>
          </table:table-cell>
          <table:table-cell office:value-type="time" office:time-value="PT20H39M17S" table:style-name="ce4">
            <text:p>20:39:1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9.15" table:style-name="ce1">
            <text:p>559,15</text:p>
          </table:table-cell>
          <table:table-cell office:value-type="float" office:value="3.0698676959999998" table:formula="of:=[.C234]/1000 * [.D234]*[.E234]/1000" table:style-name="ce1">
            <text:p>3,069867696</text:p>
          </table:table-cell>
          <table:table-cell table:number-columns-repeated="2" table:style-name="ce1"/>
          <table:table-cell office:value-type="float" office:value="0.36529089138584414" table:formula="of:=[.F234]-([.$J$3]*[.C234]/1000)" table:style-name="ce1">
            <text:p>0,365290891</text:p>
          </table:table-cell>
          <table:table-cell table:number-columns-repeated="16375"/>
        </table:table-row>
        <table:table-row table:style-name="ro1">
          <table:table-cell office:value-type="time" office:time-value="PT20H39M17S" table:style-name="ce4">
            <text:p>20:39:17</text:p>
          </table:table-cell>
          <table:table-cell office:value-type="time" office:time-value="PT20H39M18S" table:style-name="ce4">
            <text:p>20:39:18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63.78" table:style-name="ce1">
            <text:p>563,78</text:p>
          </table:table-cell>
          <table:table-cell office:value-type="float" office:value="3.1331058695999996" table:formula="of:=[.C235]/1000 * [.D235]*[.E235]/1000" table:style-name="ce1">
            <text:p>3,13310587</text:p>
          </table:table-cell>
          <table:table-cell table:number-columns-repeated="2" table:style-name="ce1"/>
          <table:table-cell office:value-type="float" office:value="0.39548442357608415" table:formula="of:=[.F235]-([.$J$3]*[.C235]/1000)" table:style-name="ce1">
            <text:p>0,395484424</text:p>
          </table:table-cell>
          <table:table-cell table:number-columns-repeated="16375"/>
        </table:table-row>
        <table:table-row table:style-name="ro1">
          <table:table-cell office:value-type="time" office:time-value="PT20H39M18S" table:style-name="ce4">
            <text:p>20:39:18</text:p>
          </table:table-cell>
          <table:table-cell office:value-type="time" office:time-value="PT20H39M19S" table:style-name="ce4">
            <text:p>20:39:1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5.79" table:style-name="ce1">
            <text:p>565,79</text:p>
          </table:table-cell>
          <table:table-cell office:value-type="float" office:value="3.1004839368000003" table:formula="of:=[.C236]/1000 * [.D236]*[.E236]/1000" table:style-name="ce1">
            <text:p>3,100483937</text:p>
          </table:table-cell>
          <table:table-cell table:number-columns-repeated="2" table:style-name="ce1"/>
          <table:table-cell office:value-type="float" office:value="0.40099092317196128" table:formula="of:=[.F236]-([.$J$3]*[.C236]/1000)" table:style-name="ce1">
            <text:p>0,400990923</text:p>
          </table:table-cell>
          <table:table-cell table:number-columns-repeated="16375"/>
        </table:table-row>
        <table:table-row table:style-name="ro1">
          <table:table-cell office:value-type="time" office:time-value="PT20H39M19S" table:style-name="ce4">
            <text:p>20:39:19</text:p>
          </table:table-cell>
          <table:table-cell office:value-type="time" office:time-value="PT20H39M20S" table:style-name="ce4">
            <text:p>20:39:2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7.30999999999995" table:style-name="ce1">
            <text:p>567,31</text:p>
          </table:table-cell>
          <table:table-cell office:value-type="float" office:value="3.1117407347999997" table:formula="of:=[.C237]/1000 * [.D237]*[.E237]/1000" table:style-name="ce1">
            <text:p>3,111740735</text:p>
          </table:table-cell>
          <table:table-cell table:number-columns-repeated="2" table:style-name="ce1"/>
          <table:table-cell office:value-type="float" office:value="0.40970582567890235" table:formula="of:=[.F237]-([.$J$3]*[.C237]/1000)" table:style-name="ce1">
            <text:p>0,409705826</text:p>
          </table:table-cell>
          <table:table-cell table:number-columns-repeated="16375"/>
        </table:table-row>
        <table:table-row table:style-name="ro1">
          <table:table-cell office:value-type="time" office:time-value="PT20H39M20S" table:style-name="ce4">
            <text:p>20:39:20</text:p>
          </table:table-cell>
          <table:table-cell office:value-type="time" office:time-value="PT20H39M21S" table:style-name="ce4">
            <text:p>20:39:2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6.04999999999995" table:style-name="ce1">
            <text:p>556,05</text:p>
          </table:table-cell>
          <table:table-cell office:value-type="float" office:value="3.07006326" table:formula="of:=[.C238]/1000 * [.D238]*[.E238]/1000" table:style-name="ce1">
            <text:p>3,07006326</text:p>
          </table:table-cell>
          <table:table-cell table:number-columns-repeated="2" table:style-name="ce1"/>
          <table:table-cell office:value-type="float" office:value="0.35023508242749379" table:formula="of:=[.F238]-([.$J$3]*[.C238]/1000)" table:style-name="ce1">
            <text:p>0,350235082</text:p>
          </table:table-cell>
          <table:table-cell table:number-columns-repeated="16375"/>
        </table:table-row>
        <table:table-row table:style-name="ro1">
          <table:table-cell office:value-type="time" office:time-value="PT20H39M21S" table:style-name="ce4">
            <text:p>20:39:21</text:p>
          </table:table-cell>
          <table:table-cell office:value-type="time" office:time-value="PT20H39M23S" table:style-name="ce4">
            <text:p>20:39:23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52.14" table:style-name="ce1">
            <text:p>552,14</text:p>
          </table:table-cell>
          <table:table-cell office:value-type="float" office:value="3.0741167495999999" table:formula="of:=[.C239]/1000 * [.D239]*[.E239]/1000" table:style-name="ce1">
            <text:p>3,07411675</text:p>
          </table:table-cell>
          <table:table-cell table:number-columns-repeated="2" table:style-name="ce1"/>
          <table:table-cell office:value-type="float" office:value="0.33141151258996793" table:formula="of:=[.F239]-([.$J$3]*[.C239]/1000)" table:style-name="ce1">
            <text:p>0,331411513</text:p>
          </table:table-cell>
          <table:table-cell table:number-columns-repeated="16375"/>
        </table:table-row>
        <table:table-row table:style-name="ro1">
          <table:table-cell office:value-type="time" office:time-value="PT20H39M23S" table:style-name="ce4">
            <text:p>20:39:23</text:p>
          </table:table-cell>
          <table:table-cell office:value-type="time" office:time-value="PT20H39M24S" table:style-name="ce4">
            <text:p>20:39:2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6.14" table:style-name="ce1">
            <text:p>526,14</text:p>
          </table:table-cell>
          <table:table-cell office:value-type="float" office:value="2.8832051088000004" table:formula="of:=[.C240]/1000 * [.D240]*[.E240]/1000" table:style-name="ce1">
            <text:p>2,883205109</text:p>
          </table:table-cell>
          <table:table-cell table:number-columns-repeated="2" table:style-name="ce1"/>
          <table:table-cell office:value-type="float" office:value="0.1837120951719613" table:formula="of:=[.F240]-([.$J$3]*[.C240]/1000)" table:style-name="ce1">
            <text:p>0,183712095</text:p>
          </table:table-cell>
          <table:table-cell table:number-columns-repeated="16375"/>
        </table:table-row>
        <table:table-row table:style-name="ro1">
          <table:table-cell office:value-type="time" office:time-value="PT20H39M24S" table:style-name="ce4">
            <text:p>20:39:24</text:p>
          </table:table-cell>
          <table:table-cell office:value-type="time" office:time-value="PT20H39M25S" table:style-name="ce4">
            <text:p>20:39:2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5.98" table:style-name="ce1">
            <text:p>535,98</text:p>
          </table:table-cell>
          <table:table-cell office:value-type="float" office:value="2.9481901488000002" table:formula="of:=[.C241]/1000 * [.D241]*[.E241]/1000" table:style-name="ce1">
            <text:p>2,948190149</text:p>
          </table:table-cell>
          <table:table-cell table:number-columns-repeated="2" table:style-name="ce1"/>
          <table:table-cell office:value-type="float" office:value="0.23852955319972757" table:formula="of:=[.F241]-([.$J$3]*[.C241]/1000)" table:style-name="ce1">
            <text:p>0,238529553</text:p>
          </table:table-cell>
          <table:table-cell table:number-columns-repeated="16375"/>
        </table:table-row>
        <table:table-row table:style-name="ro1">
          <table:table-cell office:value-type="time" office:time-value="PT20H39M25S" table:style-name="ce4">
            <text:p>20:39:25</text:p>
          </table:table-cell>
          <table:table-cell office:value-type="time" office:time-value="PT20H39M26S" table:style-name="ce4">
            <text:p>20:39:2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4.34" table:style-name="ce1">
            <text:p>554,34</text:p>
          </table:table-cell>
          <table:table-cell office:value-type="float" office:value="3.0434596416000006" table:formula="of:=[.C242]/1000 * [.D242]*[.E242]/1000" table:style-name="ce1">
            <text:p>3,043459642</text:p>
          </table:table-cell>
          <table:table-cell table:number-columns-repeated="2" table:style-name="ce1"/>
          <table:table-cell office:value-type="float" office:value="0.33888283698584498" table:formula="of:=[.F242]-([.$J$3]*[.C242]/1000)" table:style-name="ce1">
            <text:p>0,338882837</text:p>
          </table:table-cell>
          <table:table-cell table:number-columns-repeated="16375"/>
        </table:table-row>
        <table:table-row table:style-name="ro1">
          <table:table-cell office:value-type="time" office:time-value="PT20H39M26S" table:style-name="ce4">
            <text:p>20:39:26</text:p>
          </table:table-cell>
          <table:table-cell office:value-type="time" office:time-value="PT20H39M27S" table:style-name="ce4">
            <text:p>20:39:2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3.36" table:style-name="ce1">
            <text:p>533,36</text:p>
          </table:table-cell>
          <table:table-cell office:value-type="float" office:value="2.9284344144000003" table:formula="of:=[.C243]/1000 * [.D243]*[.E243]/1000" table:style-name="ce1">
            <text:p>2,928434414</text:p>
          </table:table-cell>
          <table:table-cell table:number-columns-repeated="2" table:style-name="ce1"/>
          <table:table-cell office:value-type="float" office:value="0.22894140077196123" table:formula="of:=[.F243]-([.$J$3]*[.C243]/1000)" table:style-name="ce1">
            <text:p>0,228941401</text:p>
          </table:table-cell>
          <table:table-cell table:number-columns-repeated="16375"/>
        </table:table-row>
        <table:table-row table:style-name="ro1">
          <table:table-cell office:value-type="time" office:time-value="PT20H39M27S" table:style-name="ce4">
            <text:p>20:39:27</text:p>
          </table:table-cell>
          <table:table-cell office:value-type="time" office:time-value="PT20H39M28S" table:style-name="ce4">
            <text:p>20:39:2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1.08000000000004" table:style-name="ce1">
            <text:p>551,08</text:p>
          </table:table-cell>
          <table:table-cell office:value-type="float" office:value="3.0454664687999999" table:formula="of:=[.C244]/1000 * [.D244]*[.E244]/1000" table:style-name="ce1">
            <text:p>3,045466469</text:p>
          </table:table-cell>
          <table:table-cell table:number-columns-repeated="2" table:style-name="ce1"/>
          <table:table-cell office:value-type="float" office:value="0.32309639573443549" table:formula="of:=[.F244]-([.$J$3]*[.C244]/1000)" table:style-name="ce1">
            <text:p>0,323096396</text:p>
          </table:table-cell>
          <table:table-cell table:number-columns-repeated="16375"/>
        </table:table-row>
        <table:table-row table:style-name="ro1">
          <table:table-cell office:value-type="time" office:time-value="PT20H39M28S" table:style-name="ce4">
            <text:p>20:39:28</text:p>
          </table:table-cell>
          <table:table-cell office:value-type="time" office:time-value="PT20H39M29S" table:style-name="ce4">
            <text:p>20:39:2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6.34" table:style-name="ce1">
            <text:p>546,34</text:p>
          </table:table-cell>
          <table:table-cell office:value-type="float" office:value="3.0079950648000002" table:formula="of:=[.C245]/1000 * [.D245]*[.E245]/1000" table:style-name="ce1">
            <text:p>3,007995065</text:p>
          </table:table-cell>
          <table:table-cell table:number-columns-repeated="2" table:style-name="ce1"/>
          <table:table-cell office:value-type="float" office:value="0.29579257370666934" table:formula="of:=[.F245]-([.$J$3]*[.C245]/1000)" table:style-name="ce1">
            <text:p>0,295792574</text:p>
          </table:table-cell>
          <table:table-cell table:number-columns-repeated="16375"/>
        </table:table-row>
        <table:table-row table:style-name="ro1">
          <table:table-cell office:value-type="time" office:time-value="PT20H39M29S" table:style-name="ce4">
            <text:p>20:39:29</text:p>
          </table:table-cell>
          <table:table-cell office:value-type="time" office:time-value="PT20H39M30S" table:style-name="ce4">
            <text:p>20:39:3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7.80999999999995" table:style-name="ce1">
            <text:p>547,81</text:p>
          </table:table-cell>
          <table:table-cell office:value-type="float" office:value="3.0134370727999999" table:formula="of:=[.C246]/1000 * [.D246]*[.E246]/1000" table:style-name="ce1">
            <text:p>3,013437073</text:p>
          </table:table-cell>
          <table:table-cell table:number-columns-repeated="2" table:style-name="ce1"/>
          <table:table-cell office:value-type="float" office:value="0.30886026818584433" table:formula="of:=[.F246]-([.$J$3]*[.C246]/1000)" table:style-name="ce1">
            <text:p>0,308860268</text:p>
          </table:table-cell>
          <table:table-cell table:number-columns-repeated="16375"/>
        </table:table-row>
        <table:table-row table:style-name="ro1">
          <table:table-cell office:value-type="time" office:time-value="PT20H39M30S" table:style-name="ce4">
            <text:p>20:39:30</text:p>
          </table:table-cell>
          <table:table-cell office:value-type="time" office:time-value="PT20H39M31S" table:style-name="ce4">
            <text:p>20:39:31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8.1" table:style-name="ce1">
            <text:p>548,1</text:p>
          </table:table-cell>
          <table:table-cell office:value-type="float" office:value="3.0348680669999997" table:formula="of:=[.C247]/1000 * [.D247]*[.E247]/1000" table:style-name="ce1">
            <text:p>3,034868067</text:p>
          </table:table-cell>
          <table:table-cell table:number-columns-repeated="2" table:style-name="ce1"/>
          <table:table-cell office:value-type="float" office:value="0.31249799393443523" table:formula="of:=[.F247]-([.$J$3]*[.C247]/1000)" table:style-name="ce1">
            <text:p>0,312497994</text:p>
          </table:table-cell>
          <table:table-cell table:number-columns-repeated="16375"/>
        </table:table-row>
        <table:table-row table:style-name="ro1">
          <table:table-cell office:value-type="time" office:time-value="PT20H39M31S" table:style-name="ce4">
            <text:p>20:39:31</text:p>
          </table:table-cell>
          <table:table-cell office:value-type="time" office:time-value="PT20H39M32S" table:style-name="ce4">
            <text:p>20:39:3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1.25" table:style-name="ce1">
            <text:p>551,25</text:p>
          </table:table-cell>
          <table:table-cell office:value-type="float" office:value="3.0295101375" table:formula="of:=[.C248]/1000 * [.D248]*[.E248]/1000" table:style-name="ce1">
            <text:p>3,029510138</text:p>
          </table:table-cell>
          <table:table-cell table:number-columns-repeated="2" table:style-name="ce1"/>
          <table:table-cell office:value-type="float" office:value="0.32747522837890264" table:formula="of:=[.F248]-([.$J$3]*[.C248]/1000)" table:style-name="ce1">
            <text:p>0,327475228</text:p>
          </table:table-cell>
          <table:table-cell table:number-columns-repeated="16375"/>
        </table:table-row>
        <table:table-row table:style-name="ro1">
          <table:table-cell office:value-type="time" office:time-value="PT20H39M32S" table:style-name="ce4">
            <text:p>20:39:32</text:p>
          </table:table-cell>
          <table:table-cell office:value-type="time" office:time-value="PT20H39M33S" table:style-name="ce4">
            <text:p>20:39:3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0.22" table:style-name="ce1">
            <text:p>520,22</text:p>
          </table:table-cell>
          <table:table-cell office:value-type="float" office:value="2.8534483176000003" table:formula="of:=[.C249]/1000 * [.D249]*[.E249]/1000" table:style-name="ce1">
            <text:p>2,853448318</text:p>
          </table:table-cell>
          <table:table-cell table:number-columns-repeated="2" table:style-name="ce1"/>
          <table:table-cell office:value-type="float" office:value="0.15141340847890294" table:formula="of:=[.F249]-([.$J$3]*[.C249]/1000)" table:style-name="ce1">
            <text:p>0,151413408</text:p>
          </table:table-cell>
          <table:table-cell table:number-columns-repeated="16375"/>
        </table:table-row>
        <table:table-row table:style-name="ro1">
          <table:table-cell office:value-type="time" office:time-value="PT20H39M33S" table:style-name="ce4">
            <text:p>20:39:33</text:p>
          </table:table-cell>
          <table:table-cell office:value-type="time" office:time-value="PT20H39M35S" table:style-name="ce4">
            <text:p>20:39:35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9.17999999999995" table:style-name="ce1">
            <text:p>539,18</text:p>
          </table:table-cell>
          <table:table-cell office:value-type="float" office:value="2.9518810967999998" table:formula="of:=[.C250]/1000 * [.D250]*[.E250]/1000" table:style-name="ce1">
            <text:p>2,951881097</text:p>
          </table:table-cell>
          <table:table-cell table:number-columns-repeated="2" table:style-name="ce1"/>
          <table:table-cell office:value-type="float" office:value="0.25492997866501943" table:formula="of:=[.F250]-([.$J$3]*[.C250]/1000)" table:style-name="ce1">
            <text:p>0,254929979</text:p>
          </table:table-cell>
          <table:table-cell table:number-columns-repeated="16375"/>
        </table:table-row>
        <table:table-row table:style-name="ro1">
          <table:table-cell office:value-type="time" office:time-value="PT20H39M35S" table:style-name="ce4">
            <text:p>20:39:35</text:p>
          </table:table-cell>
          <table:table-cell office:value-type="time" office:time-value="PT20H39M36S" table:style-name="ce4">
            <text:p>20:39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74" table:style-name="ce1">
            <text:p>527,74</text:p>
          </table:table-cell>
          <table:table-cell office:value-type="float" office:value="2.8948491638" table:formula="of:=[.C251]/1000 * [.D251]*[.E251]/1000" table:style-name="ce1">
            <text:p>2,894849164</text:p>
          </table:table-cell>
          <table:table-cell table:number-columns-repeated="2" table:style-name="ce1"/>
          <table:table-cell office:value-type="float" office:value="0.19789804566501967" table:formula="of:=[.F251]-([.$J$3]*[.C251]/1000)" table:style-name="ce1">
            <text:p>0,197898046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429.22704925689993" table:formula="of:=SUM([.F109:.F251])" table:style-name="ce3">
            <text:p>429,2270493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41.882846442686208" table:formula="of:=SUM([.I109:.I251])" table:style-name="ce3">
            <text:p>41,88284644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Experiment 3</text:p>
          </table:table-cell>
          <table:table-cell table:style-name="ce2"/>
          <table:table-cell table:number-columns-repeated="6" table:style-name="ce3"/>
          <table:table-cell table:style-name="ce1"/>
          <table:table-cell table:number-columns-repeated="16375" table:style-name="ce3"/>
        </table:table-row>
        <table:table-row table:style-name="ro1">
          <table:table-cell office:value-type="time" office:time-value="PT20H41M0S" table:style-name="ce4">
            <text:p>20:41:00</text:p>
          </table:table-cell>
          <table:table-cell office:value-type="time" office:time-value="PT20H41M2S" table:style-name="ce4">
            <text:p>20:41:0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3.15" table:style-name="ce1">
            <text:p>543,15</text:p>
          </table:table-cell>
          <table:table-cell office:value-type="float" office:value="2.9932344720000001" table:formula="of:=[.C254]/1000 * [.D254]*[.E254]/1000" table:style-name="ce1">
            <text:p>2,993234472</text:p>
          </table:table-cell>
          <table:table-cell table:number-columns-repeated="2" table:style-name="ce1"/>
          <table:table-cell office:value-type="float" office:value="0.27849008541361098" table:formula="of:=[.F254]-([.$J$3]*[.C254]/1000)" table:style-name="ce1">
            <text:p>0,278490085</text:p>
          </table:table-cell>
          <table:table-cell table:number-columns-repeated="16375"/>
        </table:table-row>
        <table:table-row table:style-name="ro1">
          <table:table-cell office:value-type="time" office:time-value="PT20H41M2S" table:style-name="ce4">
            <text:p>20:41:02</text:p>
          </table:table-cell>
          <table:table-cell office:value-type="time" office:time-value="PT20H41M3S" table:style-name="ce4">
            <text:p>20:41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13" table:style-name="ce1">
            <text:p>537,13</text:p>
          </table:table-cell>
          <table:table-cell office:value-type="float" office:value="2.9435798260000001" table:formula="of:=[.C255]/1000 * [.D255]*[.E255]/1000" table:style-name="ce1">
            <text:p>2,943579826</text:p>
          </table:table-cell>
          <table:table-cell table:number-columns-repeated="2" table:style-name="ce1"/>
          <table:table-cell office:value-type="float" office:value="0.24917060335807806" table:formula="of:=[.F255]-([.$J$3]*[.C255]/1000)" table:style-name="ce1">
            <text:p>0,249170603</text:p>
          </table:table-cell>
          <table:table-cell table:number-columns-repeated="16375"/>
        </table:table-row>
        <table:table-row table:style-name="ro1">
          <table:table-cell office:value-type="time" office:time-value="PT20H41M3S" table:style-name="ce4">
            <text:p>20:41:03</text:p>
          </table:table-cell>
          <table:table-cell office:value-type="time" office:time-value="PT20H41M4S" table:style-name="ce4">
            <text:p>20:41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38" table:style-name="ce1">
            <text:p>539,38</text:p>
          </table:table-cell>
          <table:table-cell office:value-type="float" office:value="2.9586988705999997" table:formula="of:=[.C256]/1000 * [.D256]*[.E256]/1000" table:style-name="ce1">
            <text:p>2,958698871</text:p>
          </table:table-cell>
          <table:table-cell table:number-columns-repeated="2" table:style-name="ce1"/>
          <table:table-cell office:value-type="float" office:value="0.26174775246501936" table:formula="of:=[.F256]-([.$J$3]*[.C256]/1000)" table:style-name="ce1">
            <text:p>0,261747752</text:p>
          </table:table-cell>
          <table:table-cell table:number-columns-repeated="16375"/>
        </table:table-row>
        <table:table-row table:style-name="ro1">
          <table:table-cell office:value-type="time" office:time-value="PT20H41M4S" table:style-name="ce4">
            <text:p>20:41:04</text:p>
          </table:table-cell>
          <table:table-cell office:value-type="time" office:time-value="PT20H41M5S" table:style-name="ce4">
            <text:p>20:41:05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4.17999999999995" table:style-name="ce1">
            <text:p>554,18</text:p>
          </table:table-cell>
          <table:table-cell office:value-type="float" office:value="3.0625981847999992" table:formula="of:=[.C257]/1000 * [.D257]*[.E257]/1000" table:style-name="ce1">
            <text:p>3,062598185</text:p>
          </table:table-cell>
          <table:table-cell table:number-columns-repeated="2" table:style-name="ce1"/>
          <table:table-cell office:value-type="float" office:value="0.34022811173443479" table:formula="of:=[.F257]-([.$J$3]*[.C257]/1000)" table:style-name="ce1">
            <text:p>0,340228112</text:p>
          </table:table-cell>
          <table:table-cell table:number-columns-repeated="16375"/>
        </table:table-row>
        <table:table-row table:style-name="ro1">
          <table:table-cell office:value-type="time" office:time-value="PT20H41M5S" table:style-name="ce4">
            <text:p>20:41:05</text:p>
          </table:table-cell>
          <table:table-cell office:value-type="time" office:time-value="PT20H41M6S" table:style-name="ce4">
            <text:p>20:41:06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3.73" table:style-name="ce1">
            <text:p>523,73</text:p>
          </table:table-cell>
          <table:table-cell office:value-type="float" office:value="2.8645936080000007" table:formula="of:=[.C258]/1000 * [.D258]*[.E258]/1000" table:style-name="ce1">
            <text:p>2,864593608</text:p>
          </table:table-cell>
          <table:table-cell table:number-columns-repeated="2" table:style-name="ce1"/>
          <table:table-cell office:value-type="float" office:value="0.17018438535807867" table:formula="of:=[.F258]-([.$J$3]*[.C258]/1000)" table:style-name="ce1">
            <text:p>0,170184385</text:p>
          </table:table-cell>
          <table:table-cell table:number-columns-repeated="16375"/>
        </table:table-row>
        <table:table-row table:style-name="ro1">
          <table:table-cell office:value-type="time" office:time-value="PT20H41M6S" table:style-name="ce4">
            <text:p>20:41:06</text:p>
          </table:table-cell>
          <table:table-cell office:value-type="time" office:time-value="PT20H41M7S" table:style-name="ce4">
            <text:p>20:41:0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76" table:style-name="ce1">
            <text:p>523,76</text:p>
          </table:table-cell>
          <table:table-cell office:value-type="float" office:value="2.8703095519999997" table:formula="of:=[.C259]/1000 * [.D259]*[.E259]/1000" table:style-name="ce1">
            <text:p>2,870309552</text:p>
          </table:table-cell>
          <table:table-cell table:number-columns-repeated="2" table:style-name="ce1"/>
          <table:table-cell office:value-type="float" office:value="0.17590032935807765" table:formula="of:=[.F259]-([.$J$3]*[.C259]/1000)" table:style-name="ce1">
            <text:p>0,175900329</text:p>
          </table:table-cell>
          <table:table-cell table:number-columns-repeated="16375"/>
        </table:table-row>
        <table:table-row table:style-name="ro1">
          <table:table-cell office:value-type="time" office:time-value="PT20H41M7S" table:style-name="ce4">
            <text:p>20:41:07</text:p>
          </table:table-cell>
          <table:table-cell office:value-type="time" office:time-value="PT20H41M8S" table:style-name="ce4">
            <text:p>20:41:0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3.21" table:style-name="ce1">
            <text:p>533,21</text:p>
          </table:table-cell>
          <table:table-cell office:value-type="float" office:value="2.9412076884000005" table:formula="of:=[.C260]/1000 * [.D260]*[.E260]/1000" table:style-name="ce1">
            <text:p>2,941207688</text:p>
          </table:table-cell>
          <table:table-cell table:number-columns-repeated="2" table:style-name="ce1"/>
          <table:table-cell office:value-type="float" office:value="0.22392140632055302" table:formula="of:=[.F260]-([.$J$3]*[.C260]/1000)" table:style-name="ce1">
            <text:p>0,223921406</text:p>
          </table:table-cell>
          <table:table-cell table:number-columns-repeated="16375"/>
        </table:table-row>
        <table:table-row table:style-name="ro1">
          <table:table-cell office:value-type="time" office:time-value="PT20H41M8S" table:style-name="ce4">
            <text:p>20:41:08</text:p>
          </table:table-cell>
          <table:table-cell office:value-type="time" office:time-value="PT20H41M9S" table:style-name="ce4">
            <text:p>20:41:0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5.62" table:style-name="ce1">
            <text:p>515,62</text:p>
          </table:table-cell>
          <table:table-cell office:value-type="float" office:value="2.8255563504000007" table:formula="of:=[.C261]/1000 * [.D261]*[.E261]/1000" table:style-name="ce1">
            <text:p>2,82555635</text:p>
          </table:table-cell>
          <table:table-cell table:number-columns-repeated="2" table:style-name="ce1"/>
          <table:table-cell office:value-type="float" office:value="0.12606333677196169" table:formula="of:=[.F261]-([.$J$3]*[.C261]/1000)" table:style-name="ce1">
            <text:p>0,126063337</text:p>
          </table:table-cell>
          <table:table-cell table:number-columns-repeated="16375"/>
        </table:table-row>
        <table:table-row table:style-name="ro1">
          <table:table-cell office:value-type="time" office:time-value="PT20H41M9S" table:style-name="ce4">
            <text:p>20:41:09</text:p>
          </table:table-cell>
          <table:table-cell office:value-type="time" office:time-value="PT20H41M10S" table:style-name="ce4">
            <text:p>20:41:1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1.76" table:style-name="ce1">
            <text:p>551,76</text:p>
          </table:table-cell>
          <table:table-cell office:value-type="float" office:value="3.0294603503999999" table:formula="of:=[.C262]/1000 * [.D262]*[.E262]/1000" table:style-name="ce1">
            <text:p>3,02946035</text:p>
          </table:table-cell>
          <table:table-cell table:number-columns-repeated="2" table:style-name="ce1"/>
          <table:table-cell office:value-type="float" office:value="0.32996733677196088" table:formula="of:=[.F262]-([.$J$3]*[.C262]/1000)" table:style-name="ce1">
            <text:p>0,329967337</text:p>
          </table:table-cell>
          <table:table-cell table:number-columns-repeated="16375"/>
        </table:table-row>
        <table:table-row table:style-name="ro1">
          <table:table-cell office:value-type="time" office:time-value="PT20H41M10S" table:style-name="ce4">
            <text:p>20:41:10</text:p>
          </table:table-cell>
          <table:table-cell office:value-type="time" office:time-value="PT20H41M11S" table:style-name="ce4">
            <text:p>20:41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41999999999996" table:style-name="ce1">
            <text:p>544,42</text:p>
          </table:table-cell>
          <table:table-cell office:value-type="float" office:value="2.9863451353999992" table:formula="of:=[.C263]/1000 * [.D263]*[.E263]/1000" table:style-name="ce1">
            <text:p>2,986345135</text:p>
          </table:table-cell>
          <table:table-cell table:number-columns-repeated="2" table:style-name="ce1"/>
          <table:table-cell office:value-type="float" office:value="0.2893940172650189" table:formula="of:=[.F263]-([.$J$3]*[.C263]/1000)" table:style-name="ce1">
            <text:p>0,289394017</text:p>
          </table:table-cell>
          <table:table-cell table:number-columns-repeated="16375"/>
        </table:table-row>
        <table:table-row table:style-name="ro1">
          <table:table-cell office:value-type="time" office:time-value="PT20H41M11S" table:style-name="ce4">
            <text:p>20:41:11</text:p>
          </table:table-cell>
          <table:table-cell office:value-type="time" office:time-value="PT20H41M12S" table:style-name="ce4">
            <text:p>20:41:12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9.11" table:style-name="ce1">
            <text:p>559,11</text:p>
          </table:table-cell>
          <table:table-cell office:value-type="float" office:value="3.1013831700000001" table:formula="of:=[.C264]/1000 * [.D264]*[.E264]/1000" table:style-name="ce1">
            <text:p>3,10138317</text:p>
          </table:table-cell>
          <table:table-cell table:number-columns-repeated="2" table:style-name="ce1"/>
          <table:table-cell office:value-type="float" office:value="0.36884551496220164" table:formula="of:=[.F264]-([.$J$3]*[.C264]/1000)" table:style-name="ce1">
            <text:p>0,368845515</text:p>
          </table:table-cell>
          <table:table-cell table:number-columns-repeated="16375"/>
        </table:table-row>
        <table:table-row table:style-name="ro1">
          <table:table-cell office:value-type="time" office:time-value="PT20H41M12S" table:style-name="ce4">
            <text:p>20:41:12</text:p>
          </table:table-cell>
          <table:table-cell office:value-type="time" office:time-value="PT20H41M13S" table:style-name="ce4">
            <text:p>20:41:13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8.82000000000005" table:style-name="ce1">
            <text:p>528,82</text:p>
          </table:table-cell>
          <table:table-cell office:value-type="float" office:value="2.8924338720000007" table:formula="of:=[.C265]/1000 * [.D265]*[.E265]/1000" table:style-name="ce1">
            <text:p>2,892433872</text:p>
          </table:table-cell>
          <table:table-cell table:number-columns-repeated="2" table:style-name="ce1"/>
          <table:table-cell office:value-type="float" office:value="0.19802464935807862" table:formula="of:=[.F265]-([.$J$3]*[.C265]/1000)" table:style-name="ce1">
            <text:p>0,198024649</text:p>
          </table:table-cell>
          <table:table-cell table:number-columns-repeated="16375"/>
        </table:table-row>
        <table:table-row table:style-name="ro1">
          <table:table-cell office:value-type="time" office:time-value="PT20H41M14S" table:style-name="ce4">
            <text:p>20:41:14</text:p>
          </table:table-cell>
          <table:table-cell office:value-type="time" office:time-value="PT20H41M15S" table:style-name="ce4">
            <text:p>20:41:1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3.78" table:style-name="ce1">
            <text:p>513,78</text:p>
          </table:table-cell>
          <table:table-cell office:value-type="float" office:value="2.8129609133999995" table:formula="of:=[.C266]/1000 * [.D266]*[.E266]/1000" table:style-name="ce1">
            <text:p>2,812960913</text:p>
          </table:table-cell>
          <table:table-cell table:number-columns-repeated="2" table:style-name="ce1"/>
          <table:table-cell office:value-type="float" office:value="0.12109358625113575" table:formula="of:=[.F266]-([.$J$3]*[.C266]/1000)" table:style-name="ce1">
            <text:p>0,121093586</text:p>
          </table:table-cell>
          <table:table-cell table:number-columns-repeated="16375"/>
        </table:table-row>
        <table:table-row table:style-name="ro1">
          <table:table-cell office:value-type="time" office:time-value="PT20H41M15S" table:style-name="ce4">
            <text:p>20:41:15</text:p>
          </table:table-cell>
          <table:table-cell office:value-type="time" office:time-value="PT20H41M16S" table:style-name="ce4">
            <text:p>20:41:16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6.78" table:style-name="ce1">
            <text:p>526,78</text:p>
          </table:table-cell>
          <table:table-cell office:value-type="float" office:value="2.9111759207999994" table:formula="of:=[.C267]/1000 * [.D267]*[.E267]/1000" table:style-name="ce1">
            <text:p>2,911175921</text:p>
          </table:table-cell>
          <table:table-cell table:number-columns-repeated="2" table:style-name="ce1"/>
          <table:table-cell office:value-type="float" office:value="0.18880584773443498" table:formula="of:=[.F267]-([.$J$3]*[.C267]/1000)" table:style-name="ce1">
            <text:p>0,188805848</text:p>
          </table:table-cell>
          <table:table-cell table:number-columns-repeated="16375"/>
        </table:table-row>
        <table:table-row table:style-name="ro1">
          <table:table-cell office:value-type="time" office:time-value="PT20H41M16S" table:style-name="ce4">
            <text:p>20:41:16</text:p>
          </table:table-cell>
          <table:table-cell office:value-type="time" office:time-value="PT20H41M17S" table:style-name="ce4">
            <text:p>20:41:1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7.47" table:style-name="ce1">
            <text:p>577,47</text:p>
          </table:table-cell>
          <table:table-cell office:value-type="float" office:value="3.1734286380000003" table:formula="of:=[.C268]/1000 * [.D268]*[.E268]/1000" table:style-name="ce1">
            <text:p>3,173428638</text:p>
          </table:table-cell>
          <table:table-cell table:number-columns-repeated="2" table:style-name="ce1"/>
          <table:table-cell office:value-type="float" office:value="0.46630993789278641" table:formula="of:=[.F268]-([.$J$3]*[.C268]/1000)" table:style-name="ce1">
            <text:p>0,466309938</text:p>
          </table:table-cell>
          <table:table-cell table:number-columns-repeated="16375"/>
        </table:table-row>
        <table:table-row table:style-name="ro1">
          <table:table-cell office:value-type="time" office:time-value="PT20H41M17S" table:style-name="ce4">
            <text:p>20:41:17</text:p>
          </table:table-cell>
          <table:table-cell office:value-type="time" office:time-value="PT20H41M18S" table:style-name="ce4">
            <text:p>20:41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46" table:style-name="ce1">
            <text:p>531,46</text:p>
          </table:table-cell>
          <table:table-cell office:value-type="float" office:value="2.9152547402" table:formula="of:=[.C269]/1000 * [.D269]*[.E269]/1000" table:style-name="ce1">
            <text:p>2,91525474</text:p>
          </table:table-cell>
          <table:table-cell table:number-columns-repeated="2" table:style-name="ce1"/>
          <table:table-cell office:value-type="float" office:value="0.21830362206501963" table:formula="of:=[.F269]-([.$J$3]*[.C269]/1000)" table:style-name="ce1">
            <text:p>0,218303622</text:p>
          </table:table-cell>
          <table:table-cell table:number-columns-repeated="16375"/>
        </table:table-row>
        <table:table-row table:style-name="ro1">
          <table:table-cell office:value-type="time" office:time-value="PT20H41M18S" table:style-name="ce4">
            <text:p>20:41:18</text:p>
          </table:table-cell>
          <table:table-cell office:value-type="time" office:time-value="PT20H41M19S" table:style-name="ce4">
            <text:p>20:41:1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26" table:style-name="ce1">
            <text:p>540,26</text:p>
          </table:table-cell>
          <table:table-cell office:value-type="float" office:value="2.9858711497999999" table:formula="of:=[.C270]/1000 * [.D270]*[.E270]/1000" table:style-name="ce1">
            <text:p>2,98587115</text:p>
          </table:table-cell>
          <table:table-cell table:number-columns-repeated="2" table:style-name="ce1"/>
          <table:table-cell office:value-type="float" office:value="0.26858486772055246" table:formula="of:=[.F270]-([.$J$3]*[.C270]/1000)" table:style-name="ce1">
            <text:p>0,268584868</text:p>
          </table:table-cell>
          <table:table-cell table:number-columns-repeated="16375"/>
        </table:table-row>
        <table:table-row table:style-name="ro1">
          <table:table-cell office:value-type="time" office:time-value="PT20H41M19S" table:style-name="ce4">
            <text:p>20:41:19</text:p>
          </table:table-cell>
          <table:table-cell office:value-type="time" office:time-value="PT20H41M20S" table:style-name="ce4">
            <text:p>20:41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38" table:style-name="ce1">
            <text:p>531,38</text:p>
          </table:table-cell>
          <table:table-cell office:value-type="float" office:value="2.9148159105999998" table:formula="of:=[.C271]/1000 * [.D271]*[.E271]/1000" table:style-name="ce1">
            <text:p>2,914815911</text:p>
          </table:table-cell>
          <table:table-cell table:number-columns-repeated="2" table:style-name="ce1"/>
          <table:table-cell office:value-type="float" office:value="0.21786479246501944" table:formula="of:=[.F271]-([.$J$3]*[.C271]/1000)" table:style-name="ce1">
            <text:p>0,217864792</text:p>
          </table:table-cell>
          <table:table-cell table:number-columns-repeated="16375"/>
        </table:table-row>
        <table:table-row table:style-name="ro1">
          <table:table-cell office:value-type="time" office:time-value="PT20H41M20S" table:style-name="ce4">
            <text:p>20:41:20</text:p>
          </table:table-cell>
          <table:table-cell office:value-type="time" office:time-value="PT20H41M21S" table:style-name="ce4">
            <text:p>20:41:2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1.28" table:style-name="ce1">
            <text:p>541,28</text:p>
          </table:table-cell>
          <table:table-cell office:value-type="float" office:value="2.9717571072000002" table:formula="of:=[.C272]/1000 * [.D272]*[.E272]/1000" table:style-name="ce1">
            <text:p>2,971757107</text:p>
          </table:table-cell>
          <table:table-cell table:number-columns-repeated="2" table:style-name="ce1"/>
          <table:table-cell office:value-type="float" office:value="0.26718030258584458" table:formula="of:=[.F272]-([.$J$3]*[.C272]/1000)" table:style-name="ce1">
            <text:p>0,267180303</text:p>
          </table:table-cell>
          <table:table-cell table:number-columns-repeated="16375"/>
        </table:table-row>
        <table:table-row table:style-name="ro1">
          <table:table-cell office:value-type="time" office:time-value="PT20H41M21S" table:style-name="ce4">
            <text:p>20:41:21</text:p>
          </table:table-cell>
          <table:table-cell office:value-type="time" office:time-value="PT20H41M22S" table:style-name="ce4">
            <text:p>20:41:2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0.54999999999995" table:style-name="ce1">
            <text:p>530,55</text:p>
          </table:table-cell>
          <table:table-cell office:value-type="float" office:value="2.9322066014999995" table:formula="of:=[.C273]/1000 * [.D273]*[.E273]/1000" table:style-name="ce1">
            <text:p>2,932206602</text:p>
          </table:table-cell>
          <table:table-cell table:number-columns-repeated="2" table:style-name="ce1"/>
          <table:table-cell office:value-type="float" office:value="0.21492031942055201" table:formula="of:=[.F273]-([.$J$3]*[.C273]/1000)" table:style-name="ce1">
            <text:p>0,214920319</text:p>
          </table:table-cell>
          <table:table-cell table:number-columns-repeated="16375"/>
        </table:table-row>
        <table:table-row table:style-name="ro1">
          <table:table-cell office:value-type="time" office:time-value="PT20H41M22S" table:style-name="ce4">
            <text:p>20:41:22</text:p>
          </table:table-cell>
          <table:table-cell office:value-type="time" office:time-value="PT20H41M23S" table:style-name="ce4">
            <text:p>20:41:2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8.64" table:style-name="ce1">
            <text:p>538,64</text:p>
          </table:table-cell>
          <table:table-cell office:value-type="float" office:value="2.9574244655999999" table:formula="of:=[.C274]/1000 * [.D274]*[.E274]/1000" table:style-name="ce1">
            <text:p>2,957424466</text:p>
          </table:table-cell>
          <table:table-cell table:number-columns-repeated="2" table:style-name="ce1"/>
          <table:table-cell office:value-type="float" office:value="0.25793145197196088" table:formula="of:=[.F274]-([.$J$3]*[.C274]/1000)" table:style-name="ce1">
            <text:p>0,257931452</text:p>
          </table:table-cell>
          <table:table-cell table:number-columns-repeated="16375"/>
        </table:table-row>
        <table:table-row table:style-name="ro1">
          <table:table-cell office:value-type="time" office:time-value="PT20H41M23S" table:style-name="ce4">
            <text:p>20:41:23</text:p>
          </table:table-cell>
          <table:table-cell office:value-type="time" office:time-value="PT20H41M24S" table:style-name="ce4">
            <text:p>20:41:2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1.63" table:style-name="ce1">
            <text:p>551,63</text:p>
          </table:table-cell>
          <table:table-cell office:value-type="float" office:value="3.0257346803999998" table:formula="of:=[.C275]/1000 * [.D275]*[.E275]/1000" table:style-name="ce1">
            <text:p>3,02573468</text:p>
          </table:table-cell>
          <table:table-cell table:number-columns-repeated="2" table:style-name="ce1"/>
          <table:table-cell office:value-type="float" office:value="0.32369977127890248" table:formula="of:=[.F275]-([.$J$3]*[.C275]/1000)" table:style-name="ce1">
            <text:p>0,323699771</text:p>
          </table:table-cell>
          <table:table-cell table:number-columns-repeated="16375"/>
        </table:table-row>
        <table:table-row table:style-name="ro1">
          <table:table-cell office:value-type="time" office:time-value="PT20H41M24S" table:style-name="ce4">
            <text:p>20:41:24</text:p>
          </table:table-cell>
          <table:table-cell office:value-type="time" office:time-value="PT20H41M25S" table:style-name="ce4">
            <text:p>20:41:2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26.66999999999996" table:style-name="ce1">
            <text:p>526,67</text:p>
          </table:table-cell>
          <table:table-cell office:value-type="float" office:value="2.9162086568999999" table:formula="of:=[.C276]/1000 * [.D276]*[.E276]/1000" table:style-name="ce1">
            <text:p>2,916208657</text:p>
          </table:table-cell>
          <table:table-cell table:number-columns-repeated="2" table:style-name="ce1"/>
          <table:table-cell office:value-type="float" office:value="0.19383858383443542" table:formula="of:=[.F276]-([.$J$3]*[.C276]/1000)" table:style-name="ce1">
            <text:p>0,193838584</text:p>
          </table:table-cell>
          <table:table-cell table:number-columns-repeated="16375"/>
        </table:table-row>
        <table:table-row table:style-name="ro1">
          <table:table-cell office:value-type="time" office:time-value="PT20H41M25S" table:style-name="ce4">
            <text:p>20:41:25</text:p>
          </table:table-cell>
          <table:table-cell office:value-type="time" office:time-value="PT20H41M27S" table:style-name="ce4">
            <text:p>20:41:2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85" table:style-name="ce1">
            <text:p>548,85</text:p>
          </table:table-cell>
          <table:table-cell office:value-type="float" office:value="3.0134828790000001" table:formula="of:=[.C277]/1000 * [.D277]*[.E277]/1000" table:style-name="ce1">
            <text:p>3,013482879</text:p>
          </table:table-cell>
          <table:table-cell table:number-columns-repeated="2" table:style-name="ce1"/>
          <table:table-cell office:value-type="float" office:value="0.31398986537196105" table:formula="of:=[.F277]-([.$J$3]*[.C277]/1000)" table:style-name="ce1">
            <text:p>0,313989865</text:p>
          </table:table-cell>
          <table:table-cell table:number-columns-repeated="16375"/>
        </table:table-row>
        <table:table-row table:style-name="ro1">
          <table:table-cell office:value-type="time" office:time-value="PT20H41M27S" table:style-name="ce4">
            <text:p>20:41:27</text:p>
          </table:table-cell>
          <table:table-cell office:value-type="time" office:time-value="PT20H41M28S" table:style-name="ce4">
            <text:p>20:41:2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8.17999999999995" table:style-name="ce1">
            <text:p>538,18</text:p>
          </table:table-cell>
          <table:table-cell office:value-type="float" office:value="2.9604635984000001" table:formula="of:=[.C278]/1000 * [.D278]*[.E278]/1000" table:style-name="ce1">
            <text:p>2,960463598</text:p>
          </table:table-cell>
          <table:table-cell table:number-columns-repeated="2" table:style-name="ce1"/>
          <table:table-cell office:value-type="float" office:value="0.25588679378584445" table:formula="of:=[.F278]-([.$J$3]*[.C278]/1000)" table:style-name="ce1">
            <text:p>0,255886794</text:p>
          </table:table-cell>
          <table:table-cell table:number-columns-repeated="16375"/>
        </table:table-row>
        <table:table-row table:style-name="ro1">
          <table:table-cell office:value-type="time" office:time-value="PT20H41M28S" table:style-name="ce4">
            <text:p>20:41:28</text:p>
          </table:table-cell>
          <table:table-cell office:value-type="time" office:time-value="PT20H41M29S" table:style-name="ce4">
            <text:p>20:41:29</text:p>
          </table:table-cell>
          <table:table-cell office:value-type="float" office:value="1052" table:style-name="ce1">
            <text:p>1052</text:p>
          </table:table-cell>
          <table:table-cell office:value-type="float" office:value="5.15" table:style-name="ce1">
            <text:p>5,15</text:p>
          </table:table-cell>
          <table:table-cell office:value-type="float" office:value="614.91" table:style-name="ce1">
            <text:p>614,91</text:p>
          </table:table-cell>
          <table:table-cell office:value-type="float" office:value="3.3314593980000002" table:formula="of:=[.C279]/1000 * [.D279]*[.E279]/1000" table:style-name="ce1">
            <text:p>3,331459398</text:p>
          </table:table-cell>
          <table:table-cell table:number-columns-repeated="2" table:style-name="ce1"/>
          <table:table-cell office:value-type="float" office:value="0.65738533930254528" table:formula="of:=[.F279]-([.$J$3]*[.C279]/1000)" table:style-name="ce1">
            <text:p>0,657385339</text:p>
          </table:table-cell>
          <table:table-cell table:number-columns-repeated="16375"/>
        </table:table-row>
        <table:table-row table:style-name="ro1">
          <table:table-cell office:value-type="time" office:time-value="PT20H41M29S" table:style-name="ce4">
            <text:p>20:41:29</text:p>
          </table:table-cell>
          <table:table-cell office:value-type="time" office:time-value="PT20H41M30S" table:style-name="ce4">
            <text:p>20:41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3.49" table:style-name="ce1">
            <text:p>513,49</text:p>
          </table:table-cell>
          <table:table-cell office:value-type="float" office:value="2.814027898" table:formula="of:=[.C280]/1000 * [.D280]*[.E280]/1000" table:style-name="ce1">
            <text:p>2,814027898</text:p>
          </table:table-cell>
          <table:table-cell table:number-columns-repeated="2" table:style-name="ce1"/>
          <table:table-cell office:value-type="float" office:value="0.11961867535807791" table:formula="of:=[.F280]-([.$J$3]*[.C280]/1000)" table:style-name="ce1">
            <text:p>0,119618675</text:p>
          </table:table-cell>
          <table:table-cell table:number-columns-repeated="16375"/>
        </table:table-row>
        <table:table-row table:style-name="ro1">
          <table:table-cell office:value-type="time" office:time-value="PT20H41M30S" table:style-name="ce4">
            <text:p>20:41:30</text:p>
          </table:table-cell>
          <table:table-cell office:value-type="time" office:time-value="PT20H41M31S" table:style-name="ce4">
            <text:p>20:41:3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6.66999999999996" table:style-name="ce1">
            <text:p>546,67</text:p>
          </table:table-cell>
          <table:table-cell office:value-type="float" office:value="3.0015135017999999" table:formula="of:=[.C281]/1000 * [.D281]*[.E281]/1000" table:style-name="ce1">
            <text:p>3,001513502</text:p>
          </table:table-cell>
          <table:table-cell table:number-columns-repeated="2" table:style-name="ce1"/>
          <table:table-cell office:value-type="float" office:value="0.30202048817196081" table:formula="of:=[.F281]-([.$J$3]*[.C281]/1000)" table:style-name="ce1">
            <text:p>0,302020488</text:p>
          </table:table-cell>
          <table:table-cell table:number-columns-repeated="16375"/>
        </table:table-row>
        <table:table-row table:style-name="ro1">
          <table:table-cell office:value-type="time" office:time-value="PT20H41M31S" table:style-name="ce4">
            <text:p>20:41:31</text:p>
          </table:table-cell>
          <table:table-cell office:value-type="time" office:time-value="PT20H41M32S" table:style-name="ce4">
            <text:p>20:41:3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1.95000000000005" table:style-name="ce1">
            <text:p>541,95</text:p>
          </table:table-cell>
          <table:table-cell office:value-type="float" office:value="2.9784000345000003" table:formula="of:=[.C282]/1000 * [.D282]*[.E282]/1000" table:style-name="ce1">
            <text:p>2,978400035</text:p>
          </table:table-cell>
          <table:table-cell table:number-columns-repeated="2" table:style-name="ce1"/>
          <table:table-cell office:value-type="float" office:value="0.27636512537890301" table:formula="of:=[.F282]-([.$J$3]*[.C282]/1000)" table:style-name="ce1">
            <text:p>0,276365125</text:p>
          </table:table-cell>
          <table:table-cell table:number-columns-repeated="16375"/>
        </table:table-row>
        <table:table-row table:style-name="ro1">
          <table:table-cell office:value-type="time" office:time-value="PT20H41M32S" table:style-name="ce4">
            <text:p>20:41:32</text:p>
          </table:table-cell>
          <table:table-cell office:value-type="time" office:time-value="PT20H41M33S" table:style-name="ce4">
            <text:p>20:41:3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8.32000000000005" table:style-name="ce1">
            <text:p>548,32</text:p>
          </table:table-cell>
          <table:table-cell office:value-type="float" office:value="3.0132377280000004" table:formula="of:=[.C283]/1000 * [.D283]*[.E283]/1000" table:style-name="ce1">
            <text:p>3,013237728</text:p>
          </table:table-cell>
          <table:table-cell table:number-columns-repeated="2" table:style-name="ce1"/>
          <table:table-cell office:value-type="float" office:value="0.30611902789278655" table:formula="of:=[.F283]-([.$J$3]*[.C283]/1000)" table:style-name="ce1">
            <text:p>0,306119028</text:p>
          </table:table-cell>
          <table:table-cell table:number-columns-repeated="16375"/>
        </table:table-row>
        <table:table-row table:style-name="ro1">
          <table:table-cell office:value-type="time" office:time-value="PT20H41M33S" table:style-name="ce4">
            <text:p>20:41:33</text:p>
          </table:table-cell>
          <table:table-cell office:value-type="time" office:time-value="PT20H41M34S" table:style-name="ce4">
            <text:p>20:41:3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76" table:style-name="ce1">
            <text:p>537,76</text:p>
          </table:table-cell>
          <table:table-cell office:value-type="float" office:value="2.9498125711999998" table:formula="of:=[.C284]/1000 * [.D284]*[.E284]/1000" table:style-name="ce1">
            <text:p>2,949812571</text:p>
          </table:table-cell>
          <table:table-cell table:number-columns-repeated="2" table:style-name="ce1"/>
          <table:table-cell office:value-type="float" office:value="0.2528614530650195" table:formula="of:=[.F284]-([.$J$3]*[.C284]/1000)" table:style-name="ce1">
            <text:p>0,252861453</text:p>
          </table:table-cell>
          <table:table-cell table:number-columns-repeated="16375"/>
        </table:table-row>
        <table:table-row table:style-name="ro1">
          <table:table-cell office:value-type="time" office:time-value="PT20H41M34S" table:style-name="ce4">
            <text:p>20:41:34</text:p>
          </table:table-cell>
          <table:table-cell office:value-type="time" office:time-value="PT20H41M35S" table:style-name="ce4">
            <text:p>20:41:3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34" table:style-name="ce1">
            <text:p>521,34</text:p>
          </table:table-cell>
          <table:table-cell office:value-type="float" office:value="2.8597427957999999" table:formula="of:=[.C285]/1000 * [.D285]*[.E285]/1000" table:style-name="ce1">
            <text:p>2,859742796</text:p>
          </table:table-cell>
          <table:table-cell table:number-columns-repeated="2" table:style-name="ce1"/>
          <table:table-cell office:value-type="float" office:value="0.16279167766501956" table:formula="of:=[.F285]-([.$J$3]*[.C285]/1000)" table:style-name="ce1">
            <text:p>0,162791678</text:p>
          </table:table-cell>
          <table:table-cell table:number-columns-repeated="16375"/>
        </table:table-row>
        <table:table-row table:style-name="ro1">
          <table:table-cell office:value-type="time" office:time-value="PT20H41M35S" table:style-name="ce4">
            <text:p>20:41:35</text:p>
          </table:table-cell>
          <table:table-cell office:value-type="time" office:time-value="PT20H41M36S" table:style-name="ce4">
            <text:p>20:41:3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15.98" table:style-name="ce1">
            <text:p>515,98</text:p>
          </table:table-cell>
          <table:table-cell office:value-type="float" office:value="2.8461663192" table:formula="of:=[.C286]/1000 * [.D286]*[.E286]/1000" table:style-name="ce1">
            <text:p>2,846166319</text:p>
          </table:table-cell>
          <table:table-cell table:number-columns-repeated="2" table:style-name="ce1"/>
          <table:table-cell office:value-type="float" office:value="0.12888003712055252" table:formula="of:=[.F286]-([.$J$3]*[.C286]/1000)" table:style-name="ce1">
            <text:p>0,128880037</text:p>
          </table:table-cell>
          <table:table-cell table:number-columns-repeated="16375"/>
        </table:table-row>
        <table:table-row table:style-name="ro1">
          <table:table-cell office:value-type="time" office:time-value="PT20H41M36S" table:style-name="ce4">
            <text:p>20:41:36</text:p>
          </table:table-cell>
          <table:table-cell office:value-type="time" office:time-value="PT20H41M37S" table:style-name="ce4">
            <text:p>20:41:3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84.32000000000005" table:style-name="ce1">
            <text:p>584,32</text:p>
          </table:table-cell>
          <table:table-cell office:value-type="float" office:value="3.2171023104000005" table:formula="of:=[.C287]/1000 * [.D287]*[.E287]/1000" table:style-name="ce1">
            <text:p>3,21710231</text:p>
          </table:table-cell>
          <table:table-cell table:number-columns-repeated="2" table:style-name="ce1"/>
          <table:table-cell office:value-type="float" office:value="0.50489981930666961" table:formula="of:=[.F287]-([.$J$3]*[.C287]/1000)" table:style-name="ce1">
            <text:p>0,504899819</text:p>
          </table:table-cell>
          <table:table-cell table:number-columns-repeated="16375"/>
        </table:table-row>
        <table:table-row table:style-name="ro1">
          <table:table-cell office:value-type="time" office:time-value="PT20H41M37S" table:style-name="ce4">
            <text:p>20:41:37</text:p>
          </table:table-cell>
          <table:table-cell office:value-type="time" office:time-value="PT20H41M38S" table:style-name="ce4">
            <text:p>20:41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78" table:style-name="ce1">
            <text:p>529,78</text:p>
          </table:table-cell>
          <table:table-cell office:value-type="float" office:value="2.9033003559999999" table:formula="of:=[.C288]/1000 * [.D288]*[.E288]/1000" table:style-name="ce1">
            <text:p>2,903300356</text:p>
          </table:table-cell>
          <table:table-cell table:number-columns-repeated="2" table:style-name="ce1"/>
          <table:table-cell office:value-type="float" office:value="0.20889113335807785" table:formula="of:=[.F288]-([.$J$3]*[.C288]/1000)" table:style-name="ce1">
            <text:p>0,208891133</text:p>
          </table:table-cell>
          <table:table-cell table:number-columns-repeated="16375"/>
        </table:table-row>
        <table:table-row table:style-name="ro1">
          <table:table-cell office:value-type="time" office:time-value="PT20H41M38S" table:style-name="ce4">
            <text:p>20:41:38</text:p>
          </table:table-cell>
          <table:table-cell office:value-type="time" office:time-value="PT20H41M40S" table:style-name="ce4">
            <text:p>20:41:4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3.4" table:style-name="ce1">
            <text:p>543,4</text:p>
          </table:table-cell>
          <table:table-cell office:value-type="float" office:value="2.9976063259999997" table:formula="of:=[.C289]/1000 * [.D289]*[.E289]/1000" table:style-name="ce1">
            <text:p>2,997606326</text:p>
          </table:table-cell>
          <table:table-cell table:number-columns-repeated="2" table:style-name="ce1"/>
          <table:table-cell office:value-type="float" office:value="0.28540383490666876" table:formula="of:=[.F289]-([.$J$3]*[.C289]/1000)" table:style-name="ce1">
            <text:p>0,285403835</text:p>
          </table:table-cell>
          <table:table-cell table:number-columns-repeated="16375"/>
        </table:table-row>
        <table:table-row table:style-name="ro1">
          <table:table-cell office:value-type="time" office:time-value="PT20H41M40S" table:style-name="ce4">
            <text:p>20:41:40</text:p>
          </table:table-cell>
          <table:table-cell office:value-type="time" office:time-value="PT20H41M41S" table:style-name="ce4">
            <text:p>20:41:4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78" table:style-name="ce1">
            <text:p>531,78</text:p>
          </table:table-cell>
          <table:table-cell office:value-type="float" office:value="2.9142607559999996" table:formula="of:=[.C290]/1000 * [.D290]*[.E290]/1000" table:style-name="ce1">
            <text:p>2,914260756</text:p>
          </table:table-cell>
          <table:table-cell table:number-columns-repeated="2" table:style-name="ce1"/>
          <table:table-cell office:value-type="float" office:value="0.2198515333580775" table:formula="of:=[.F290]-([.$J$3]*[.C290]/1000)" table:style-name="ce1">
            <text:p>0,219851533</text:p>
          </table:table-cell>
          <table:table-cell table:number-columns-repeated="16375"/>
        </table:table-row>
        <table:table-row table:style-name="ro1">
          <table:table-cell office:value-type="time" office:time-value="PT20H41M41S" table:style-name="ce4">
            <text:p>20:41:41</text:p>
          </table:table-cell>
          <table:table-cell office:value-type="time" office:time-value="PT20H41M42S" table:style-name="ce4">
            <text:p>20:41:4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3.78" table:style-name="ce1">
            <text:p>553,78</text:p>
          </table:table-cell>
          <table:table-cell office:value-type="float" office:value="3.0489576216000001" table:formula="of:=[.C291]/1000 * [.D291]*[.E291]/1000" table:style-name="ce1">
            <text:p>3,048957622</text:p>
          </table:table-cell>
          <table:table-cell table:number-columns-repeated="2" table:style-name="ce1"/>
          <table:table-cell office:value-type="float" office:value="0.33675513050666916" table:formula="of:=[.F291]-([.$J$3]*[.C291]/1000)" table:style-name="ce1">
            <text:p>0,336755131</text:p>
          </table:table-cell>
          <table:table-cell table:number-columns-repeated="16375"/>
        </table:table-row>
        <table:table-row table:style-name="ro1">
          <table:table-cell office:value-type="time" office:time-value="PT20H41M42S" table:style-name="ce4">
            <text:p>20:41:42</text:p>
          </table:table-cell>
          <table:table-cell office:value-type="time" office:time-value="PT20H41M43S" table:style-name="ce4">
            <text:p>20:41:4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18.54" table:style-name="ce1">
            <text:p>518,54</text:p>
          </table:table-cell>
          <table:table-cell office:value-type="float" office:value="2.8658305741999999" table:formula="of:=[.C292]/1000 * [.D292]*[.E292]/1000" table:style-name="ce1">
            <text:p>2,865830574</text:p>
          </table:table-cell>
          <table:table-cell table:number-columns-repeated="2" table:style-name="ce1"/>
          <table:table-cell office:value-type="float" office:value="0.14854429212055242" table:formula="of:=[.F292]-([.$J$3]*[.C292]/1000)" table:style-name="ce1">
            <text:p>0,148544292</text:p>
          </table:table-cell>
          <table:table-cell table:number-columns-repeated="16375"/>
        </table:table-row>
        <table:table-row table:style-name="ro1">
          <table:table-cell office:value-type="time" office:time-value="PT20H41M43S" table:style-name="ce4">
            <text:p>20:41:43</text:p>
          </table:table-cell>
          <table:table-cell office:value-type="time" office:time-value="PT20H41M44S" table:style-name="ce4">
            <text:p>20:41:4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0.39" table:style-name="ce1">
            <text:p>520,39</text:p>
          </table:table-cell>
          <table:table-cell office:value-type="float" office:value="2.8599125268999996" table:formula="of:=[.C293]/1000 * [.D293]*[.E293]/1000" table:style-name="ce1">
            <text:p>2,859912527</text:p>
          </table:table-cell>
          <table:table-cell table:number-columns-repeated="2" table:style-name="ce1"/>
          <table:table-cell office:value-type="float" office:value="0.1578776177789023" table:formula="of:=[.F293]-([.$J$3]*[.C293]/1000)" table:style-name="ce1">
            <text:p>0,157877618</text:p>
          </table:table-cell>
          <table:table-cell table:number-columns-repeated="16375"/>
        </table:table-row>
        <table:table-row table:style-name="ro1">
          <table:table-cell office:value-type="time" office:time-value="PT20H41M44S" table:style-name="ce4">
            <text:p>20:41:44</text:p>
          </table:table-cell>
          <table:table-cell office:value-type="time" office:time-value="PT20H41M45S" table:style-name="ce4">
            <text:p>20:41:4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0.44000000000005" table:style-name="ce1">
            <text:p>550,44</text:p>
          </table:table-cell>
          <table:table-cell office:value-type="float" office:value="3.016367164800001" table:formula="of:=[.C294]/1000 * [.D294]*[.E294]/1000" table:style-name="ce1">
            <text:p>3,016367165</text:p>
          </table:table-cell>
          <table:table-cell table:number-columns-repeated="2" table:style-name="ce1"/>
          <table:table-cell office:value-type="float" office:value="0.31687415117196194" table:formula="of:=[.F294]-([.$J$3]*[.C294]/1000)" table:style-name="ce1">
            <text:p>0,316874151</text:p>
          </table:table-cell>
          <table:table-cell table:number-columns-repeated="16375"/>
        </table:table-row>
        <table:table-row table:style-name="ro1">
          <table:table-cell office:value-type="time" office:time-value="PT20H41M45S" table:style-name="ce4">
            <text:p>20:41:45</text:p>
          </table:table-cell>
          <table:table-cell office:value-type="time" office:time-value="PT20H41M46S" table:style-name="ce4">
            <text:p>20:41:4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2.16" table:style-name="ce1">
            <text:p>522,16</text:p>
          </table:table-cell>
          <table:table-cell office:value-type="float" office:value="2.888536904" table:formula="of:=[.C295]/1000 * [.D295]*[.E295]/1000" table:style-name="ce1">
            <text:p>2,888536904</text:p>
          </table:table-cell>
          <table:table-cell table:number-columns-repeated="2" table:style-name="ce1"/>
          <table:table-cell office:value-type="float" office:value="0.16870872642749379" table:formula="of:=[.F295]-([.$J$3]*[.C295]/1000)" table:style-name="ce1">
            <text:p>0,168708726</text:p>
          </table:table-cell>
          <table:table-cell table:number-columns-repeated="16375"/>
        </table:table-row>
        <table:table-row table:style-name="ro1">
          <table:table-cell office:value-type="time" office:time-value="PT20H41M46S" table:style-name="ce4">
            <text:p>20:41:46</text:p>
          </table:table-cell>
          <table:table-cell office:value-type="time" office:time-value="PT20H41M47S" table:style-name="ce4">
            <text:p>20:41:4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06.99" table:style-name="ce1">
            <text:p>506,99</text:p>
          </table:table-cell>
          <table:table-cell office:value-type="float" office:value="2.7808807092000003" table:formula="of:=[.C296]/1000 * [.D296]*[.E296]/1000" table:style-name="ce1">
            <text:p>2,780880709</text:p>
          </table:table-cell>
          <table:table-cell table:number-columns-repeated="2" table:style-name="ce1"/>
          <table:table-cell office:value-type="float" office:value="7.8845800078902961E-2" table:formula="of:=[.F296]-([.$J$3]*[.C296]/1000)" table:style-name="ce1">
            <text:p>0,0788458</text:p>
          </table:table-cell>
          <table:table-cell table:number-columns-repeated="16375"/>
        </table:table-row>
        <table:table-row table:style-name="ro1">
          <table:table-cell office:value-type="time" office:time-value="PT20H41M47S" table:style-name="ce4">
            <text:p>20:41:47</text:p>
          </table:table-cell>
          <table:table-cell office:value-type="time" office:time-value="PT20H41M48S" table:style-name="ce4">
            <text:p>20:41:4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0.64" table:style-name="ce1">
            <text:p>540,64</text:p>
          </table:table-cell>
          <table:table-cell office:value-type="float" office:value="2.9598742463999996" table:formula="of:=[.C297]/1000 * [.D297]*[.E297]/1000" table:style-name="ce1">
            <text:p>2,959874246</text:p>
          </table:table-cell>
          <table:table-cell table:number-columns-repeated="2" table:style-name="ce1"/>
          <table:table-cell office:value-type="float" office:value="0.26292312826501929" table:formula="of:=[.F297]-([.$J$3]*[.C297]/1000)" table:style-name="ce1">
            <text:p>0,262923128</text:p>
          </table:table-cell>
          <table:table-cell table:number-columns-repeated="16375"/>
        </table:table-row>
        <table:table-row table:style-name="ro1">
          <table:table-cell office:value-type="time" office:time-value="PT20H41M48S" table:style-name="ce4">
            <text:p>20:41:48</text:p>
          </table:table-cell>
          <table:table-cell office:value-type="time" office:time-value="PT20H41M49S" table:style-name="ce4">
            <text:p>20:41:4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9.61" table:style-name="ce1">
            <text:p>569,61</text:p>
          </table:table-cell>
          <table:table-cell office:value-type="float" office:value="3.1272956064000001" table:formula="of:=[.C298]/1000 * [.D298]*[.E298]/1000" table:style-name="ce1">
            <text:p>3,127295606</text:p>
          </table:table-cell>
          <table:table-cell table:number-columns-repeated="2" table:style-name="ce1"/>
          <table:table-cell office:value-type="float" office:value="0.42271880178584453" table:formula="of:=[.F298]-([.$J$3]*[.C298]/1000)" table:style-name="ce1">
            <text:p>0,422718802</text:p>
          </table:table-cell>
          <table:table-cell table:number-columns-repeated="16375"/>
        </table:table-row>
        <table:table-row table:style-name="ro1">
          <table:table-cell office:value-type="time" office:time-value="PT20H41M49S" table:style-name="ce4">
            <text:p>20:41:49</text:p>
          </table:table-cell>
          <table:table-cell office:value-type="time" office:time-value="PT20H41M50S" table:style-name="ce4">
            <text:p>20:41:5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34" table:style-name="ce1">
            <text:p>524,34</text:p>
          </table:table-cell>
          <table:table-cell office:value-type="float" office:value="2.8761989057999999" table:formula="of:=[.C299]/1000 * [.D299]*[.E299]/1000" table:style-name="ce1">
            <text:p>2,876198906</text:p>
          </table:table-cell>
          <table:table-cell table:number-columns-repeated="2" table:style-name="ce1"/>
          <table:table-cell office:value-type="float" office:value="0.17924778766501959" table:formula="of:=[.F299]-([.$J$3]*[.C299]/1000)" table:style-name="ce1">
            <text:p>0,179247788</text:p>
          </table:table-cell>
          <table:table-cell table:number-columns-repeated="16375"/>
        </table:table-row>
        <table:table-row table:style-name="ro1">
          <table:table-cell office:value-type="time" office:time-value="PT20H41M50S" table:style-name="ce4">
            <text:p>20:41:50</text:p>
          </table:table-cell>
          <table:table-cell office:value-type="time" office:time-value="PT20H41M52S" table:style-name="ce4">
            <text:p>20:41:5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8.36" table:style-name="ce1">
            <text:p>518,36</text:p>
          </table:table-cell>
          <table:table-cell office:value-type="float" office:value="2.8460763144000003" table:formula="of:=[.C300]/1000 * [.D300]*[.E300]/1000" table:style-name="ce1">
            <text:p>2,846076314</text:p>
          </table:table-cell>
          <table:table-cell table:number-columns-repeated="2" table:style-name="ce1"/>
          <table:table-cell office:value-type="float" office:value="0.14658330077196124" table:formula="of:=[.F300]-([.$J$3]*[.C300]/1000)" table:style-name="ce1">
            <text:p>0,146583301</text:p>
          </table:table-cell>
          <table:table-cell table:number-columns-repeated="16375"/>
        </table:table-row>
        <table:table-row table:style-name="ro1">
          <table:table-cell office:value-type="time" office:time-value="PT20H41M52S" table:style-name="ce4">
            <text:p>20:41:52</text:p>
          </table:table-cell>
          <table:table-cell office:value-type="time" office:time-value="PT20H41M53S" table:style-name="ce4">
            <text:p>20:41:5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6.19000000000005" table:style-name="ce1">
            <text:p>546,19</text:p>
          </table:table-cell>
          <table:table-cell office:value-type="float" office:value="2.9988780426000003" table:formula="of:=[.C301]/1000 * [.D301]*[.E301]/1000" table:style-name="ce1">
            <text:p>2,998878043</text:p>
          </table:table-cell>
          <table:table-cell table:number-columns-repeated="2" table:style-name="ce1"/>
          <table:table-cell office:value-type="float" office:value="0.29938502897196129" table:formula="of:=[.F301]-([.$J$3]*[.C301]/1000)" table:style-name="ce1">
            <text:p>0,299385029</text:p>
          </table:table-cell>
          <table:table-cell table:number-columns-repeated="16375"/>
        </table:table-row>
        <table:table-row table:style-name="ro1">
          <table:table-cell office:value-type="time" office:time-value="PT20H41M53S" table:style-name="ce4">
            <text:p>20:41:53</text:p>
          </table:table-cell>
          <table:table-cell office:value-type="time" office:time-value="PT20H41M54S" table:style-name="ce4">
            <text:p>20:41:5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8.34" table:style-name="ce1">
            <text:p>568,34</text:p>
          </table:table-cell>
          <table:table-cell office:value-type="float" office:value="3.1291209048000002" table:formula="of:=[.C302]/1000 * [.D302]*[.E302]/1000" table:style-name="ce1">
            <text:p>3,129120905</text:p>
          </table:table-cell>
          <table:table-cell table:number-columns-repeated="2" table:style-name="ce1"/>
          <table:table-cell office:value-type="float" office:value="0.41691841370666927" table:formula="of:=[.F302]-([.$J$3]*[.C302]/1000)" table:style-name="ce1">
            <text:p>0,416918414</text:p>
          </table:table-cell>
          <table:table-cell table:number-columns-repeated="16375"/>
        </table:table-row>
        <table:table-row table:style-name="ro1">
          <table:table-cell office:value-type="time" office:time-value="PT20H41M54S" table:style-name="ce4">
            <text:p>20:41:54</text:p>
          </table:table-cell>
          <table:table-cell office:value-type="time" office:time-value="PT20H41M55S" table:style-name="ce4">
            <text:p>20:41:5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84" table:style-name="ce1">
            <text:p>541,84</text:p>
          </table:table-cell>
          <table:table-cell office:value-type="float" office:value="2.9749941936000006" table:formula="of:=[.C303]/1000 * [.D303]*[.E303]/1000" table:style-name="ce1">
            <text:p>2,974994194</text:p>
          </table:table-cell>
          <table:table-cell table:number-columns-repeated="2" table:style-name="ce1"/>
          <table:table-cell office:value-type="float" office:value="0.27550117997196155" table:formula="of:=[.F303]-([.$J$3]*[.C303]/1000)" table:style-name="ce1">
            <text:p>0,27550118</text:p>
          </table:table-cell>
          <table:table-cell table:number-columns-repeated="16375"/>
        </table:table-row>
        <table:table-row table:style-name="ro1">
          <table:table-cell office:value-type="time" office:time-value="PT20H41M55S" table:style-name="ce4">
            <text:p>20:41:55</text:p>
          </table:table-cell>
          <table:table-cell office:value-type="time" office:time-value="PT20H41M56S" table:style-name="ce4">
            <text:p>20:41:5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46" table:style-name="ce1">
            <text:p>539,46</text:p>
          </table:table-cell>
          <table:table-cell office:value-type="float" office:value="2.9619267084000005" table:formula="of:=[.C304]/1000 * [.D304]*[.E304]/1000" table:style-name="ce1">
            <text:p>2,961926708</text:p>
          </table:table-cell>
          <table:table-cell table:number-columns-repeated="2" table:style-name="ce1"/>
          <table:table-cell office:value-type="float" office:value="0.26243369477196143" table:formula="of:=[.F304]-([.$J$3]*[.C304]/1000)" table:style-name="ce1">
            <text:p>0,262433695</text:p>
          </table:table-cell>
          <table:table-cell table:number-columns-repeated="16375"/>
        </table:table-row>
        <table:table-row table:style-name="ro1">
          <table:table-cell office:value-type="time" office:time-value="PT20H41M56S" table:style-name="ce4">
            <text:p>20:41:56</text:p>
          </table:table-cell>
          <table:table-cell office:value-type="time" office:time-value="PT20H41M57S" table:style-name="ce4">
            <text:p>20:41:5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7.80999999999995" table:style-name="ce1">
            <text:p>537,81</text:p>
          </table:table-cell>
          <table:table-cell office:value-type="float" office:value="2.9665814723999997" table:formula="of:=[.C305]/1000 * [.D305]*[.E305]/1000" table:style-name="ce1">
            <text:p>2,966581472</text:p>
          </table:table-cell>
          <table:table-cell table:number-columns-repeated="2" table:style-name="ce1"/>
          <table:table-cell office:value-type="float" office:value="0.24929519032055225" table:formula="of:=[.F305]-([.$J$3]*[.C305]/1000)" table:style-name="ce1">
            <text:p>0,24929519</text:p>
          </table:table-cell>
          <table:table-cell table:number-columns-repeated="16375"/>
        </table:table-row>
        <table:table-row table:style-name="ro1">
          <table:table-cell office:value-type="time" office:time-value="PT20H41M57S" table:style-name="ce4">
            <text:p>20:41:57</text:p>
          </table:table-cell>
          <table:table-cell office:value-type="time" office:time-value="PT20H41M58S" table:style-name="ce4">
            <text:p>20:41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62" table:style-name="ce1">
            <text:p>535,62</text:p>
          </table:table-cell>
          <table:table-cell office:value-type="float" office:value="2.9380738794000001" table:formula="of:=[.C306]/1000 * [.D306]*[.E306]/1000" table:style-name="ce1">
            <text:p>2,938073879</text:p>
          </table:table-cell>
          <table:table-cell table:number-columns-repeated="2" table:style-name="ce1"/>
          <table:table-cell office:value-type="float" office:value="0.24112276126501975" table:formula="of:=[.F306]-([.$J$3]*[.C306]/1000)" table:style-name="ce1">
            <text:p>0,241122761</text:p>
          </table:table-cell>
          <table:table-cell table:number-columns-repeated="16375"/>
        </table:table-row>
        <table:table-row table:style-name="ro1">
          <table:table-cell office:value-type="time" office:time-value="PT20H41M58S" table:style-name="ce4">
            <text:p>20:41:58</text:p>
          </table:table-cell>
          <table:table-cell office:value-type="time" office:time-value="PT20H41M59S" table:style-name="ce4">
            <text:p>20:41:5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1.30999999999995" table:style-name="ce1">
            <text:p>531,31</text:p>
          </table:table-cell>
          <table:table-cell office:value-type="float" office:value="2.9171788073999996" table:formula="of:=[.C307]/1000 * [.D307]*[.E307]/1000" table:style-name="ce1">
            <text:p>2,917178807</text:p>
          </table:table-cell>
          <table:table-cell table:number-columns-repeated="2" table:style-name="ce1"/>
          <table:table-cell office:value-type="float" office:value="0.21768579377196051" table:formula="of:=[.F307]-([.$J$3]*[.C307]/1000)" table:style-name="ce1">
            <text:p>0,217685794</text:p>
          </table:table-cell>
          <table:table-cell table:number-columns-repeated="16375"/>
        </table:table-row>
        <table:table-row table:style-name="ro1">
          <table:table-cell office:value-type="time" office:time-value="PT20H41M59S" table:style-name="ce4">
            <text:p>20:41:59</text:p>
          </table:table-cell>
          <table:table-cell office:value-type="time" office:time-value="PT20H42M0S" table:style-name="ce4">
            <text:p>20:42:0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8.09" table:style-name="ce1">
            <text:p>538,09</text:p>
          </table:table-cell>
          <table:table-cell office:value-type="float" office:value="2.9710962204000002" table:formula="of:=[.C308]/1000 * [.D308]*[.E308]/1000" table:style-name="ce1">
            <text:p>2,97109622</text:p>
          </table:table-cell>
          <table:table-cell table:number-columns-repeated="2" table:style-name="ce1"/>
          <table:table-cell office:value-type="float" office:value="0.25635183381361104" table:formula="of:=[.F308]-([.$J$3]*[.C308]/1000)" table:style-name="ce1">
            <text:p>0,256351834</text:p>
          </table:table-cell>
          <table:table-cell table:number-columns-repeated="16375"/>
        </table:table-row>
        <table:table-row table:style-name="ro1">
          <table:table-cell office:value-type="time" office:time-value="PT20H42M0S" table:style-name="ce4">
            <text:p>20:42:00</text:p>
          </table:table-cell>
          <table:table-cell office:value-type="time" office:time-value="PT20H42M1S" table:style-name="ce4">
            <text:p>20:42:0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1.09" table:style-name="ce1">
            <text:p>561,09</text:p>
          </table:table-cell>
          <table:table-cell office:value-type="float" office:value="3.0863092104000001" table:formula="of:=[.C309]/1000 * [.D309]*[.E309]/1000" table:style-name="ce1">
            <text:p>3,08630921</text:p>
          </table:table-cell>
          <table:table-cell table:number-columns-repeated="2" table:style-name="ce1"/>
          <table:table-cell office:value-type="float" office:value="0.37664861479972744" table:formula="of:=[.F309]-([.$J$3]*[.C309]/1000)" table:style-name="ce1">
            <text:p>0,376648615</text:p>
          </table:table-cell>
          <table:table-cell table:number-columns-repeated="16375"/>
        </table:table-row>
        <table:table-row table:style-name="ro1">
          <table:table-cell office:value-type="time" office:time-value="PT20H42M1S" table:style-name="ce4">
            <text:p>20:42:01</text:p>
          </table:table-cell>
          <table:table-cell office:value-type="time" office:time-value="PT20H42M2S" table:style-name="ce4">
            <text:p>20:42:0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02" table:style-name="ce1">
            <text:p>524,02</text:p>
          </table:table-cell>
          <table:table-cell office:value-type="float" office:value="2.8744435873999996" table:formula="of:=[.C310]/1000 * [.D310]*[.E310]/1000" table:style-name="ce1">
            <text:p>2,874443587</text:p>
          </table:table-cell>
          <table:table-cell table:number-columns-repeated="2" table:style-name="ce1"/>
          <table:table-cell office:value-type="float" office:value="0.17749246926501927" table:formula="of:=[.F310]-([.$J$3]*[.C310]/1000)" table:style-name="ce1">
            <text:p>0,177492469</text:p>
          </table:table-cell>
          <table:table-cell table:number-columns-repeated="16375"/>
        </table:table-row>
        <table:table-row table:style-name="ro1">
          <table:table-cell office:value-type="time" office:time-value="PT20H42M2S" table:style-name="ce4">
            <text:p>20:42:02</text:p>
          </table:table-cell>
          <table:table-cell office:value-type="time" office:time-value="PT20H42M3S" table:style-name="ce4">
            <text:p>20:42:0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4.96" table:style-name="ce1">
            <text:p>534,96</text:p>
          </table:table-cell>
          <table:table-cell office:value-type="float" office:value="2.9427507648000004" table:formula="of:=[.C311]/1000 * [.D311]*[.E311]/1000" table:style-name="ce1">
            <text:p>2,942750765</text:p>
          </table:table-cell>
          <table:table-cell table:number-columns-repeated="2" table:style-name="ce1"/>
          <table:table-cell office:value-type="float" office:value="0.2381739601858448" table:formula="of:=[.F311]-([.$J$3]*[.C311]/1000)" table:style-name="ce1">
            <text:p>0,23817396</text:p>
          </table:table-cell>
          <table:table-cell table:number-columns-repeated="16375"/>
        </table:table-row>
        <table:table-row table:style-name="ro1">
          <table:table-cell office:value-type="time" office:time-value="PT20H42M3S" table:style-name="ce4">
            <text:p>20:42:03</text:p>
          </table:table-cell>
          <table:table-cell office:value-type="time" office:time-value="PT20H42M5S" table:style-name="ce4">
            <text:p>20:42:0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4.5" table:style-name="ce1">
            <text:p>544,5</text:p>
          </table:table-cell>
          <table:table-cell office:value-type="float" office:value="2.9895990300000004" table:formula="of:=[.C312]/1000 * [.D312]*[.E312]/1000" table:style-name="ce1">
            <text:p>2,98959903</text:p>
          </table:table-cell>
          <table:table-cell table:number-columns-repeated="2" table:style-name="ce1"/>
          <table:table-cell office:value-type="float" office:value="0.29010601637196132" table:formula="of:=[.F312]-([.$J$3]*[.C312]/1000)" table:style-name="ce1">
            <text:p>0,290106016</text:p>
          </table:table-cell>
          <table:table-cell table:number-columns-repeated="16375"/>
        </table:table-row>
        <table:table-row table:style-name="ro1">
          <table:table-cell office:value-type="time" office:time-value="PT20H42M5S" table:style-name="ce4">
            <text:p>20:42:05</text:p>
          </table:table-cell>
          <table:table-cell office:value-type="time" office:time-value="PT20H42M6S" table:style-name="ce4">
            <text:p>20:42:0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76.29999999999995" table:style-name="ce1">
            <text:p>576,3</text:p>
          </table:table-cell>
          <table:table-cell office:value-type="float" office:value="3.1818675600000002" table:formula="of:=[.C313]/1000 * [.D313]*[.E313]/1000" table:style-name="ce1">
            <text:p>3,18186756</text:p>
          </table:table-cell>
          <table:table-cell table:number-columns-repeated="2" table:style-name="ce1"/>
          <table:table-cell office:value-type="float" office:value="0.46203938242749398" table:formula="of:=[.F313]-([.$J$3]*[.C313]/1000)" table:style-name="ce1">
            <text:p>0,462039382</text:p>
          </table:table-cell>
          <table:table-cell table:number-columns-repeated="16375"/>
        </table:table-row>
        <table:table-row table:style-name="ro1">
          <table:table-cell office:value-type="time" office:time-value="PT20H42M6S" table:style-name="ce4">
            <text:p>20:42:06</text:p>
          </table:table-cell>
          <table:table-cell office:value-type="time" office:time-value="PT20H42M7S" table:style-name="ce4">
            <text:p>20:42:0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3.85" table:style-name="ce1">
            <text:p>523,85</text:p>
          </table:table-cell>
          <table:table-cell office:value-type="float" office:value="2.8868744880000006" table:formula="of:=[.C314]/1000 * [.D314]*[.E314]/1000" table:style-name="ce1">
            <text:p>2,886874488</text:p>
          </table:table-cell>
          <table:table-cell table:number-columns-repeated="2" table:style-name="ce1"/>
          <table:table-cell office:value-type="float" office:value="0.1721301014136114" table:formula="of:=[.F314]-([.$J$3]*[.C314]/1000)" table:style-name="ce1">
            <text:p>0,172130101</text:p>
          </table:table-cell>
          <table:table-cell table:number-columns-repeated="16375"/>
        </table:table-row>
        <table:table-row table:style-name="ro1">
          <table:table-cell office:value-type="time" office:time-value="PT20H42M7S" table:style-name="ce4">
            <text:p>20:42:07</text:p>
          </table:table-cell>
          <table:table-cell office:value-type="time" office:time-value="PT20H42M8S" table:style-name="ce4">
            <text:p>20:42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35" table:style-name="ce1">
            <text:p>527,35</text:p>
          </table:table-cell>
          <table:table-cell office:value-type="float" office:value="2.8899834700000002" table:formula="of:=[.C315]/1000 * [.D315]*[.E315]/1000" table:style-name="ce1">
            <text:p>2,88998347</text:p>
          </table:table-cell>
          <table:table-cell table:number-columns-repeated="2" table:style-name="ce1"/>
          <table:table-cell office:value-type="float" office:value="0.19557424735807816" table:formula="of:=[.F315]-([.$J$3]*[.C315]/1000)" table:style-name="ce1">
            <text:p>0,195574247</text:p>
          </table:table-cell>
          <table:table-cell table:number-columns-repeated="16375"/>
        </table:table-row>
        <table:table-row table:style-name="ro1">
          <table:table-cell office:value-type="time" office:time-value="PT20H42M8S" table:style-name="ce4">
            <text:p>20:42:08</text:p>
          </table:table-cell>
          <table:table-cell office:value-type="time" office:time-value="PT20H42M9S" table:style-name="ce4">
            <text:p>20:42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25" table:style-name="ce1">
            <text:p>525,25</text:p>
          </table:table-cell>
          <table:table-cell office:value-type="float" office:value="2.87847505" table:formula="of:=[.C316]/1000 * [.D316]*[.E316]/1000" table:style-name="ce1">
            <text:p>2,87847505</text:p>
          </table:table-cell>
          <table:table-cell table:number-columns-repeated="2" table:style-name="ce1"/>
          <table:table-cell office:value-type="float" office:value="0.18406582735807797" table:formula="of:=[.F316]-([.$J$3]*[.C316]/1000)" table:style-name="ce1">
            <text:p>0,184065827</text:p>
          </table:table-cell>
          <table:table-cell table:number-columns-repeated="16375"/>
        </table:table-row>
        <table:table-row table:style-name="ro1">
          <table:table-cell office:value-type="time" office:time-value="PT20H42M9S" table:style-name="ce4">
            <text:p>20:42:09</text:p>
          </table:table-cell>
          <table:table-cell office:value-type="time" office:time-value="PT20H42M10S" table:style-name="ce4">
            <text:p>20:42:1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3.1" table:style-name="ce1">
            <text:p>533,1</text:p>
          </table:table-cell>
          <table:table-cell office:value-type="float" office:value="2.9240961480000003" table:formula="of:=[.C317]/1000 * [.D317]*[.E317]/1000" table:style-name="ce1">
            <text:p>2,924096148</text:p>
          </table:table-cell>
          <table:table-cell table:number-columns-repeated="2" table:style-name="ce1"/>
          <table:table-cell office:value-type="float" office:value="0.22206123887890294" table:formula="of:=[.F317]-([.$J$3]*[.C317]/1000)" table:style-name="ce1">
            <text:p>0,222061239</text:p>
          </table:table-cell>
          <table:table-cell table:number-columns-repeated="16375"/>
        </table:table-row>
        <table:table-row table:style-name="ro1">
          <table:table-cell office:value-type="time" office:time-value="PT20H42M10S" table:style-name="ce4">
            <text:p>20:42:10</text:p>
          </table:table-cell>
          <table:table-cell office:value-type="time" office:time-value="PT20H42M11S" table:style-name="ce4">
            <text:p>20:42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42999999999995" table:style-name="ce1">
            <text:p>520,43</text:p>
          </table:table-cell>
          <table:table-cell office:value-type="float" office:value="2.8520604860000001" table:formula="of:=[.C318]/1000 * [.D318]*[.E318]/1000" table:style-name="ce1">
            <text:p>2,852060486</text:p>
          </table:table-cell>
          <table:table-cell table:number-columns-repeated="2" table:style-name="ce1"/>
          <table:table-cell office:value-type="float" office:value="0.157651263358078" table:formula="of:=[.F318]-([.$J$3]*[.C318]/1000)" table:style-name="ce1">
            <text:p>0,157651263</text:p>
          </table:table-cell>
          <table:table-cell table:number-columns-repeated="16375"/>
        </table:table-row>
        <table:table-row table:style-name="ro1">
          <table:table-cell office:value-type="time" office:time-value="PT20H42M11S" table:style-name="ce4">
            <text:p>20:42:11</text:p>
          </table:table-cell>
          <table:table-cell office:value-type="time" office:time-value="PT20H42M12S" table:style-name="ce4">
            <text:p>20:42:1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61" table:style-name="ce1">
            <text:p>530,61</text:p>
          </table:table-cell>
          <table:table-cell office:value-type="float" office:value="2.9105921757000002" table:formula="of:=[.C319]/1000 * [.D319]*[.E319]/1000" table:style-name="ce1">
            <text:p>2,910592176</text:p>
          </table:table-cell>
          <table:table-cell table:number-columns-repeated="2" table:style-name="ce1"/>
          <table:table-cell office:value-type="float" office:value="0.21364105756501983" table:formula="of:=[.F319]-([.$J$3]*[.C319]/1000)" table:style-name="ce1">
            <text:p>0,213641058</text:p>
          </table:table-cell>
          <table:table-cell table:number-columns-repeated="16375"/>
        </table:table-row>
        <table:table-row table:style-name="ro1">
          <table:table-cell office:value-type="time" office:time-value="PT20H42M12S" table:style-name="ce4">
            <text:p>20:42:12</text:p>
          </table:table-cell>
          <table:table-cell office:value-type="time" office:time-value="PT20H42M13S" table:style-name="ce4">
            <text:p>20:42:1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1.24" table:style-name="ce1">
            <text:p>551,24</text:p>
          </table:table-cell>
          <table:table-cell office:value-type="float" office:value="3.0237553587999999" table:formula="of:=[.C320]/1000 * [.D320]*[.E320]/1000" table:style-name="ce1">
            <text:p>3,023755359</text:p>
          </table:table-cell>
          <table:table-cell table:number-columns-repeated="2" table:style-name="ce1"/>
          <table:table-cell office:value-type="float" office:value="0.32680424066501956" table:formula="of:=[.F320]-([.$J$3]*[.C320]/1000)" table:style-name="ce1">
            <text:p>0,326804241</text:p>
          </table:table-cell>
          <table:table-cell table:number-columns-repeated="16375"/>
        </table:table-row>
        <table:table-row table:style-name="ro1">
          <table:table-cell office:value-type="time" office:time-value="PT20H42M13S" table:style-name="ce4">
            <text:p>20:42:13</text:p>
          </table:table-cell>
          <table:table-cell office:value-type="time" office:time-value="PT20H42M14S" table:style-name="ce4">
            <text:p>20:42:1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1.9" table:style-name="ce1">
            <text:p>531,9</text:p>
          </table:table-cell>
          <table:table-cell office:value-type="float" office:value="2.925918072" table:formula="of:=[.C321]/1000 * [.D321]*[.E321]/1000" table:style-name="ce1">
            <text:p>2,925918072</text:p>
          </table:table-cell>
          <table:table-cell table:number-columns-repeated="2" table:style-name="ce1"/>
          <table:table-cell office:value-type="float" office:value="0.22134126738584436" table:formula="of:=[.F321]-([.$J$3]*[.C321]/1000)" table:style-name="ce1">
            <text:p>0,221341267</text:p>
          </table:table-cell>
          <table:table-cell table:number-columns-repeated="16375"/>
        </table:table-row>
        <table:table-row table:style-name="ro1">
          <table:table-cell office:value-type="time" office:time-value="PT20H42M14S" table:style-name="ce4">
            <text:p>20:42:14</text:p>
          </table:table-cell>
          <table:table-cell office:value-type="time" office:time-value="PT20H42M15S" table:style-name="ce4">
            <text:p>20:42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64" table:style-name="ce1">
            <text:p>534,64</text:p>
          </table:table-cell>
          <table:table-cell office:value-type="float" office:value="2.9326982168" table:formula="of:=[.C322]/1000 * [.D322]*[.E322]/1000" table:style-name="ce1">
            <text:p>2,932698217</text:p>
          </table:table-cell>
          <table:table-cell table:number-columns-repeated="2" table:style-name="ce1"/>
          <table:table-cell office:value-type="float" office:value="0.23574709866501964" table:formula="of:=[.F322]-([.$J$3]*[.C322]/1000)" table:style-name="ce1">
            <text:p>0,235747099</text:p>
          </table:table-cell>
          <table:table-cell table:number-columns-repeated="16375"/>
        </table:table-row>
        <table:table-row table:style-name="ro1">
          <table:table-cell office:value-type="time" office:time-value="PT20H42M15S" table:style-name="ce4">
            <text:p>20:42:15</text:p>
          </table:table-cell>
          <table:table-cell office:value-type="time" office:time-value="PT20H42M16S" table:style-name="ce4">
            <text:p>20:42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45000000000005" table:style-name="ce1">
            <text:p>539,45</text:p>
          </table:table-cell>
          <table:table-cell office:value-type="float" office:value="2.9562938900000004" table:formula="of:=[.C323]/1000 * [.D323]*[.E323]/1000" table:style-name="ce1">
            <text:p>2,95629389</text:p>
          </table:table-cell>
          <table:table-cell table:number-columns-repeated="2" table:style-name="ce1"/>
          <table:table-cell office:value-type="float" office:value="0.26188466735807836" table:formula="of:=[.F323]-([.$J$3]*[.C323]/1000)" table:style-name="ce1">
            <text:p>0,261884667</text:p>
          </table:table-cell>
          <table:table-cell table:number-columns-repeated="16375"/>
        </table:table-row>
        <table:table-row table:style-name="ro1">
          <table:table-cell office:value-type="time" office:time-value="PT20H42M17S" table:style-name="ce4">
            <text:p>20:42:17</text:p>
          </table:table-cell>
          <table:table-cell office:value-type="time" office:time-value="PT20H42M18S" table:style-name="ce4">
            <text:p>20:42:1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3.23" table:style-name="ce1">
            <text:p>563,23</text:p>
          </table:table-cell>
          <table:table-cell office:value-type="float" office:value="3.1126117428" table:formula="of:=[.C324]/1000 * [.D324]*[.E324]/1000" table:style-name="ce1">
            <text:p>3,112611743</text:p>
          </table:table-cell>
          <table:table-cell table:number-columns-repeated="2" table:style-name="ce1"/>
          <table:table-cell office:value-type="float" office:value="0.39024166973443553" table:formula="of:=[.F324]-([.$J$3]*[.C324]/1000)" table:style-name="ce1">
            <text:p>0,39024167</text:p>
          </table:table-cell>
          <table:table-cell table:number-columns-repeated="16375"/>
        </table:table-row>
        <table:table-row table:style-name="ro1">
          <table:table-cell office:value-type="time" office:time-value="PT20H42M18S" table:style-name="ce4">
            <text:p>20:42:18</text:p>
          </table:table-cell>
          <table:table-cell office:value-type="time" office:time-value="PT20H42M19S" table:style-name="ce4">
            <text:p>20:42:1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1.6" table:style-name="ce1">
            <text:p>521,6</text:p>
          </table:table-cell>
          <table:table-cell office:value-type="float" office:value="2.8665623359999999" table:formula="of:=[.C325]/1000 * [.D325]*[.E325]/1000" table:style-name="ce1">
            <text:p>2,866562336</text:p>
          </table:table-cell>
          <table:table-cell table:number-columns-repeated="2" table:style-name="ce1"/>
          <table:table-cell office:value-type="float" office:value="0.16452742687890254" table:formula="of:=[.F325]-([.$J$3]*[.C325]/1000)" table:style-name="ce1">
            <text:p>0,164527427</text:p>
          </table:table-cell>
          <table:table-cell table:number-columns-repeated="16375"/>
        </table:table-row>
        <table:table-row table:style-name="ro1">
          <table:table-cell office:value-type="time" office:time-value="PT20H42M19S" table:style-name="ce4">
            <text:p>20:42:19</text:p>
          </table:table-cell>
          <table:table-cell office:value-type="time" office:time-value="PT20H42M20S" table:style-name="ce4">
            <text:p>20:42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33000000000004" table:style-name="ce1">
            <text:p>539,33</text:p>
          </table:table-cell>
          <table:table-cell office:value-type="float" office:value="2.9612129382000001" table:formula="of:=[.C326]/1000 * [.D326]*[.E326]/1000" table:style-name="ce1">
            <text:p>2,961212938</text:p>
          </table:table-cell>
          <table:table-cell table:number-columns-repeated="2" table:style-name="ce1"/>
          <table:table-cell office:value-type="float" office:value="0.26171992457196103" table:formula="of:=[.F326]-([.$J$3]*[.C326]/1000)" table:style-name="ce1">
            <text:p>0,261719925</text:p>
          </table:table-cell>
          <table:table-cell table:number-columns-repeated="16375"/>
        </table:table-row>
        <table:table-row table:style-name="ro1">
          <table:table-cell office:value-type="time" office:time-value="PT20H42M20S" table:style-name="ce4">
            <text:p>20:42:20</text:p>
          </table:table-cell>
          <table:table-cell office:value-type="time" office:time-value="PT20H42M21S" table:style-name="ce4">
            <text:p>20:42:2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1.66" table:style-name="ce1">
            <text:p>531,66</text:p>
          </table:table-cell>
          <table:table-cell office:value-type="float" office:value="2.9355925895999997" table:formula="of:=[.C327]/1000 * [.D327]*[.E327]/1000" table:style-name="ce1">
            <text:p>2,93559259</text:p>
          </table:table-cell>
          <table:table-cell table:number-columns-repeated="2" table:style-name="ce1"/>
          <table:table-cell office:value-type="float" office:value="0.22084820301361052" table:formula="of:=[.F327]-([.$J$3]*[.C327]/1000)" table:style-name="ce1">
            <text:p>0,220848203</text:p>
          </table:table-cell>
          <table:table-cell table:number-columns-repeated="16375"/>
        </table:table-row>
        <table:table-row table:style-name="ro1">
          <table:table-cell office:value-type="time" office:time-value="PT20H42M21S" table:style-name="ce4">
            <text:p>20:42:21</text:p>
          </table:table-cell>
          <table:table-cell office:value-type="time" office:time-value="PT20H42M22S" table:style-name="ce4">
            <text:p>20:42:22</text:p>
          </table:table-cell>
          <table:table-cell office:value-type="float" office:value="1083" table:style-name="ce1">
            <text:p>1083</text:p>
          </table:table-cell>
          <table:table-cell office:value-type="float" office:value="5.15" table:style-name="ce1">
            <text:p>5,15</text:p>
          </table:table-cell>
          <table:table-cell office:value-type="float" office:value="589.66" table:style-name="ce1">
            <text:p>589,66</text:p>
          </table:table-cell>
          <table:table-cell office:value-type="float" office:value="3.2887991669999996" table:formula="of:=[.C328]/1000 * [.D328]*[.E328]/1000" table:style-name="ce1">
            <text:p>3,288799167</text:p>
          </table:table-cell>
          <table:table-cell table:number-columns-repeated="2" table:style-name="ce1"/>
          <table:table-cell office:value-type="float" office:value="0.53592634801773409" table:formula="of:=[.F328]-([.$J$3]*[.C328]/1000)" table:style-name="ce1">
            <text:p>0,535926348</text:p>
          </table:table-cell>
          <table:table-cell table:number-columns-repeated="16375"/>
        </table:table-row>
        <table:table-row table:style-name="ro1">
          <table:table-cell office:value-type="time" office:time-value="PT20H42M22S" table:style-name="ce4">
            <text:p>20:42:22</text:p>
          </table:table-cell>
          <table:table-cell office:value-type="time" office:time-value="PT20H42M23S" table:style-name="ce4">
            <text:p>20:42:2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9.39" table:style-name="ce1">
            <text:p>529,39</text:p>
          </table:table-cell>
          <table:table-cell office:value-type="float" office:value="2.9093739168999999" table:formula="of:=[.C329]/1000 * [.D329]*[.E329]/1000" table:style-name="ce1">
            <text:p>2,909373917</text:p>
          </table:table-cell>
          <table:table-cell table:number-columns-repeated="2" table:style-name="ce1"/>
          <table:table-cell office:value-type="float" office:value="0.20733900777890257" table:formula="of:=[.F329]-([.$J$3]*[.C329]/1000)" table:style-name="ce1">
            <text:p>0,207339008</text:p>
          </table:table-cell>
          <table:table-cell table:number-columns-repeated="16375"/>
        </table:table-row>
        <table:table-row table:style-name="ro1">
          <table:table-cell office:value-type="time" office:time-value="PT20H42M23S" table:style-name="ce4">
            <text:p>20:42:23</text:p>
          </table:table-cell>
          <table:table-cell office:value-type="time" office:time-value="PT20H42M24S" table:style-name="ce4">
            <text:p>20:42:2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6.49" table:style-name="ce1">
            <text:p>526,49</text:p>
          </table:table-cell>
          <table:table-cell office:value-type="float" office:value="2.9097680776999999" table:formula="of:=[.C330]/1000 * [.D330]*[.E330]/1000" table:style-name="ce1">
            <text:p>2,909768078</text:p>
          </table:table-cell>
          <table:table-cell table:number-columns-repeated="2" table:style-name="ce1"/>
          <table:table-cell office:value-type="float" office:value="0.19248179562055245" table:formula="of:=[.F330]-([.$J$3]*[.C330]/1000)" table:style-name="ce1">
            <text:p>0,192481796</text:p>
          </table:table-cell>
          <table:table-cell table:number-columns-repeated="16375"/>
        </table:table-row>
        <table:table-row table:style-name="ro1">
          <table:table-cell office:value-type="time" office:time-value="PT20H42M24S" table:style-name="ce4">
            <text:p>20:42:24</text:p>
          </table:table-cell>
          <table:table-cell office:value-type="time" office:time-value="PT20H42M25S" table:style-name="ce4">
            <text:p>20:42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51" table:style-name="ce1">
            <text:p>526,51</text:p>
          </table:table-cell>
          <table:table-cell office:value-type="float" office:value="2.8881021586999998" table:formula="of:=[.C331]/1000 * [.D331]*[.E331]/1000" table:style-name="ce1">
            <text:p>2,888102159</text:p>
          </table:table-cell>
          <table:table-cell table:number-columns-repeated="2" table:style-name="ce1"/>
          <table:table-cell office:value-type="float" office:value="0.19115104056501941" table:formula="of:=[.F331]-([.$J$3]*[.C331]/1000)" table:style-name="ce1">
            <text:p>0,191151041</text:p>
          </table:table-cell>
          <table:table-cell table:number-columns-repeated="16375"/>
        </table:table-row>
        <table:table-row table:style-name="ro1">
          <table:table-cell office:value-type="time" office:time-value="PT20H42M25S" table:style-name="ce4">
            <text:p>20:42:25</text:p>
          </table:table-cell>
          <table:table-cell office:value-type="time" office:time-value="PT20H42M26S" table:style-name="ce4">
            <text:p>20:42:2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57000000000005" table:style-name="ce1">
            <text:p>524,57</text:p>
          </table:table-cell>
          <table:table-cell office:value-type="float" office:value="2.8774605409" table:formula="of:=[.C332]/1000 * [.D332]*[.E332]/1000" table:style-name="ce1">
            <text:p>2,877460541</text:p>
          </table:table-cell>
          <table:table-cell table:number-columns-repeated="2" table:style-name="ce1"/>
          <table:table-cell office:value-type="float" office:value="0.18050942276501969" table:formula="of:=[.F332]-([.$J$3]*[.C332]/1000)" table:style-name="ce1">
            <text:p>0,180509423</text:p>
          </table:table-cell>
          <table:table-cell table:number-columns-repeated="16375"/>
        </table:table-row>
        <table:table-row table:style-name="ro1">
          <table:table-cell office:value-type="time" office:time-value="PT20H42M26S" table:style-name="ce4">
            <text:p>20:42:26</text:p>
          </table:table-cell>
          <table:table-cell office:value-type="time" office:time-value="PT20H42M27S" table:style-name="ce4">
            <text:p>20:42:27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18.77" table:style-name="ce1">
            <text:p>518,77</text:p>
          </table:table-cell>
          <table:table-cell office:value-type="float" office:value="2.8671017220999997" table:formula="of:=[.C333]/1000 * [.D333]*[.E333]/1000" table:style-name="ce1">
            <text:p>2,867101722</text:p>
          </table:table-cell>
          <table:table-cell table:number-columns-repeated="2" table:style-name="ce1"/>
          <table:table-cell office:value-type="float" office:value="0.14981544002055225" table:formula="of:=[.F333]-([.$J$3]*[.C333]/1000)" table:style-name="ce1">
            <text:p>0,14981544</text:p>
          </table:table-cell>
          <table:table-cell table:number-columns-repeated="16375"/>
        </table:table-row>
        <table:table-row table:style-name="ro1">
          <table:table-cell office:value-type="time" office:time-value="PT20H42M27S" table:style-name="ce4">
            <text:p>20:42:27</text:p>
          </table:table-cell>
          <table:table-cell office:value-type="time" office:time-value="PT20H42M28S" table:style-name="ce4">
            <text:p>20:42:2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48" table:style-name="ce1">
            <text:p>517,48</text:p>
          </table:table-cell>
          <table:table-cell office:value-type="float" office:value="2.8385692676000001" table:formula="of:=[.C334]/1000 * [.D334]*[.E334]/1000" table:style-name="ce1">
            <text:p>2,838569268</text:p>
          </table:table-cell>
          <table:table-cell table:number-columns-repeated="2" table:style-name="ce1"/>
          <table:table-cell office:value-type="float" office:value="0.14161814946501972" table:formula="of:=[.F334]-([.$J$3]*[.C334]/1000)" table:style-name="ce1">
            <text:p>0,141618149</text:p>
          </table:table-cell>
          <table:table-cell table:number-columns-repeated="16375"/>
        </table:table-row>
        <table:table-row table:style-name="ro1">
          <table:table-cell office:value-type="time" office:time-value="PT20H42M28S" table:style-name="ce4">
            <text:p>20:42:28</text:p>
          </table:table-cell>
          <table:table-cell office:value-type="time" office:time-value="PT20H42M30S" table:style-name="ce4">
            <text:p>20:42:3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0.87" table:style-name="ce1">
            <text:p>560,87</text:p>
          </table:table-cell>
          <table:table-cell office:value-type="float" office:value="3.0735227304000006" table:formula="of:=[.C335]/1000 * [.D335]*[.E335]/1000" table:style-name="ce1">
            <text:p>3,07352273</text:p>
          </table:table-cell>
          <table:table-cell table:number-columns-repeated="2" table:style-name="ce1"/>
          <table:table-cell office:value-type="float" office:value="0.37402971677196151" table:formula="of:=[.F335]-([.$J$3]*[.C335]/1000)" table:style-name="ce1">
            <text:p>0,374029717</text:p>
          </table:table-cell>
          <table:table-cell table:number-columns-repeated="16375"/>
        </table:table-row>
        <table:table-row table:style-name="ro1">
          <table:table-cell office:value-type="time" office:time-value="PT20H42M30S" table:style-name="ce4">
            <text:p>20:42:30</text:p>
          </table:table-cell>
          <table:table-cell office:value-type="time" office:time-value="PT20H42M31S" table:style-name="ce4">
            <text:p>20:42:3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53" table:style-name="ce1">
            <text:p>517,53</text:p>
          </table:table-cell>
          <table:table-cell office:value-type="float" office:value="2.8361679059999996" table:formula="of:=[.C336]/1000 * [.D336]*[.E336]/1000" table:style-name="ce1">
            <text:p>2,836167906</text:p>
          </table:table-cell>
          <table:table-cell table:number-columns-repeated="2" table:style-name="ce1"/>
          <table:table-cell office:value-type="float" office:value="0.14175868335807751" table:formula="of:=[.F336]-([.$J$3]*[.C336]/1000)" table:style-name="ce1">
            <text:p>0,141758683</text:p>
          </table:table-cell>
          <table:table-cell table:number-columns-repeated="16375"/>
        </table:table-row>
        <table:table-row table:style-name="ro1">
          <table:table-cell office:value-type="time" office:time-value="PT20H42M31S" table:style-name="ce4">
            <text:p>20:42:31</text:p>
          </table:table-cell>
          <table:table-cell office:value-type="time" office:time-value="PT20H42M32S" table:style-name="ce4">
            <text:p>20:42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27" table:style-name="ce1">
            <text:p>541,27</text:p>
          </table:table-cell>
          <table:table-cell office:value-type="float" office:value="2.9662678539999998" table:formula="of:=[.C337]/1000 * [.D337]*[.E337]/1000" table:style-name="ce1">
            <text:p>2,966267854</text:p>
          </table:table-cell>
          <table:table-cell table:number-columns-repeated="2" table:style-name="ce1"/>
          <table:table-cell office:value-type="float" office:value="0.27185863135807775" table:formula="of:=[.F337]-([.$J$3]*[.C337]/1000)" table:style-name="ce1">
            <text:p>0,271858631</text:p>
          </table:table-cell>
          <table:table-cell table:number-columns-repeated="16375"/>
        </table:table-row>
        <table:table-row table:style-name="ro1">
          <table:table-cell office:value-type="time" office:time-value="PT20H42M32S" table:style-name="ce4">
            <text:p>20:42:32</text:p>
          </table:table-cell>
          <table:table-cell office:value-type="time" office:time-value="PT20H42M33S" table:style-name="ce4">
            <text:p>20:42:3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3.5" table:style-name="ce1">
            <text:p>523,5</text:p>
          </table:table-cell>
          <table:table-cell office:value-type="float" office:value="2.8687381200000006" table:formula="of:=[.C338]/1000 * [.D338]*[.E338]/1000" table:style-name="ce1">
            <text:p>2,86873812</text:p>
          </table:table-cell>
          <table:table-cell table:number-columns-repeated="2" table:style-name="ce1"/>
          <table:table-cell office:value-type="float" office:value="0.16924510637196155" table:formula="of:=[.F338]-([.$J$3]*[.C338]/1000)" table:style-name="ce1">
            <text:p>0,169245106</text:p>
          </table:table-cell>
          <table:table-cell table:number-columns-repeated="16375"/>
        </table:table-row>
        <table:table-row table:style-name="ro1">
          <table:table-cell office:value-type="time" office:time-value="PT20H42M33S" table:style-name="ce4">
            <text:p>20:42:33</text:p>
          </table:table-cell>
          <table:table-cell office:value-type="time" office:time-value="PT20H42M34S" table:style-name="ce4">
            <text:p>20:42:3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64.33000000000004" table:style-name="ce1">
            <text:p>564,33</text:p>
          </table:table-cell>
          <table:table-cell office:value-type="float" office:value="3.1043116104000004" table:formula="of:=[.C339]/1000 * [.D339]*[.E339]/1000" table:style-name="ce1">
            <text:p>3,10431161</text:p>
          </table:table-cell>
          <table:table-cell table:number-columns-repeated="2" table:style-name="ce1"/>
          <table:table-cell office:value-type="float" office:value="0.39973480578584475" table:formula="of:=[.F339]-([.$J$3]*[.C339]/1000)" table:style-name="ce1">
            <text:p>0,399734806</text:p>
          </table:table-cell>
          <table:table-cell table:number-columns-repeated="16375"/>
        </table:table-row>
        <table:table-row table:style-name="ro1">
          <table:table-cell office:value-type="time" office:time-value="PT20H42M34S" table:style-name="ce4">
            <text:p>20:42:34</text:p>
          </table:table-cell>
          <table:table-cell office:value-type="time" office:time-value="PT20H42M35S" table:style-name="ce4">
            <text:p>20:42:3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2.62" table:style-name="ce1">
            <text:p>542,62</text:p>
          </table:table-cell>
          <table:table-cell office:value-type="float" office:value="2.9820821602000001" table:formula="of:=[.C340]/1000 * [.D340]*[.E340]/1000" table:style-name="ce1">
            <text:p>2,98208216</text:p>
          </table:table-cell>
          <table:table-cell table:number-columns-repeated="2" table:style-name="ce1"/>
          <table:table-cell office:value-type="float" office:value="0.28004725107890271" table:formula="of:=[.F340]-([.$J$3]*[.C340]/1000)" table:style-name="ce1">
            <text:p>0,280047251</text:p>
          </table:table-cell>
          <table:table-cell table:number-columns-repeated="16375"/>
        </table:table-row>
        <table:table-row table:style-name="ro1">
          <table:table-cell office:value-type="time" office:time-value="PT20H42M35S" table:style-name="ce4">
            <text:p>20:42:35</text:p>
          </table:table-cell>
          <table:table-cell office:value-type="time" office:time-value="PT20H42M36S" table:style-name="ce4">
            <text:p>20:42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9" table:style-name="ce1">
            <text:p>537,9</text:p>
          </table:table-cell>
          <table:table-cell office:value-type="float" office:value="2.9477995799999999" table:formula="of:=[.C341]/1000 * [.D341]*[.E341]/1000" table:style-name="ce1">
            <text:p>2,94779958</text:p>
          </table:table-cell>
          <table:table-cell table:number-columns-repeated="2" table:style-name="ce1"/>
          <table:table-cell office:value-type="float" office:value="0.2533903573580778" table:formula="of:=[.F341]-([.$J$3]*[.C341]/1000)" table:style-name="ce1">
            <text:p>0,253390357</text:p>
          </table:table-cell>
          <table:table-cell table:number-columns-repeated="16375"/>
        </table:table-row>
        <table:table-row table:style-name="ro1">
          <table:table-cell office:value-type="time" office:time-value="PT20H42M36S" table:style-name="ce4">
            <text:p>20:42:36</text:p>
          </table:table-cell>
          <table:table-cell office:value-type="time" office:time-value="PT20H42M37S" table:style-name="ce4">
            <text:p>20:42:3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1.97" table:style-name="ce1">
            <text:p>531,97</text:p>
          </table:table-cell>
          <table:table-cell office:value-type="float" office:value="2.9124080772000003" table:formula="of:=[.C342]/1000 * [.D342]*[.E342]/1000" table:style-name="ce1">
            <text:p>2,912408077</text:p>
          </table:table-cell>
          <table:table-cell table:number-columns-repeated="2" table:style-name="ce1"/>
          <table:table-cell office:value-type="float" office:value="0.21545695906501994" table:formula="of:=[.F342]-([.$J$3]*[.C342]/1000)" table:style-name="ce1">
            <text:p>0,215456959</text:p>
          </table:table-cell>
          <table:table-cell table:number-columns-repeated="16375"/>
        </table:table-row>
        <table:table-row table:style-name="ro1">
          <table:table-cell office:value-type="time" office:time-value="PT20H42M37S" table:style-name="ce4">
            <text:p>20:42:37</text:p>
          </table:table-cell>
          <table:table-cell office:value-type="time" office:time-value="PT20H42M38S" table:style-name="ce4">
            <text:p>20:42:38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25.12" table:style-name="ce1">
            <text:p>525,12</text:p>
          </table:table-cell>
          <table:table-cell office:value-type="float" office:value="2.9074214015999997" table:formula="of:=[.C343]/1000 * [.D343]*[.E343]/1000" table:style-name="ce1">
            <text:p>2,907421402</text:p>
          </table:table-cell>
          <table:table-cell table:number-columns-repeated="2" table:style-name="ce1"/>
          <table:table-cell office:value-type="float" office:value="0.17996753754831829" table:formula="of:=[.F343]-([.$J$3]*[.C343]/1000)" table:style-name="ce1">
            <text:p>0,179967538</text:p>
          </table:table-cell>
          <table:table-cell table:number-columns-repeated="16375"/>
        </table:table-row>
        <table:table-row table:style-name="ro1">
          <table:table-cell office:value-type="time" office:time-value="PT20H42M38S" table:style-name="ce4">
            <text:p>20:42:38</text:p>
          </table:table-cell>
          <table:table-cell office:value-type="time" office:time-value="PT20H42M39S" table:style-name="ce4">
            <text:p>20:42:3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29" table:style-name="ce1">
            <text:p>517,29</text:p>
          </table:table-cell>
          <table:table-cell office:value-type="float" office:value="2.8375270472999996" table:formula="of:=[.C344]/1000 * [.D344]*[.E344]/1000" table:style-name="ce1">
            <text:p>2,837527047</text:p>
          </table:table-cell>
          <table:table-cell table:number-columns-repeated="2" table:style-name="ce1"/>
          <table:table-cell office:value-type="float" office:value="0.14057592916501926" table:formula="of:=[.F344]-([.$J$3]*[.C344]/1000)" table:style-name="ce1">
            <text:p>0,140575929</text:p>
          </table:table-cell>
          <table:table-cell table:number-columns-repeated="16375"/>
        </table:table-row>
        <table:table-row table:style-name="ro1">
          <table:table-cell office:value-type="time" office:time-value="PT20H42M39S" table:style-name="ce4">
            <text:p>20:42:39</text:p>
          </table:table-cell>
          <table:table-cell office:value-type="time" office:time-value="PT20H42M40S" table:style-name="ce4">
            <text:p>20:42:4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6.82000000000005" table:style-name="ce1">
            <text:p>526,82</text:p>
          </table:table-cell>
          <table:table-cell office:value-type="float" office:value="2.8869314544000009" table:formula="of:=[.C345]/1000 * [.D345]*[.E345]/1000" table:style-name="ce1">
            <text:p>2,886931454</text:p>
          </table:table-cell>
          <table:table-cell table:number-columns-repeated="2" table:style-name="ce1"/>
          <table:table-cell office:value-type="float" office:value="0.18743844077196181" table:formula="of:=[.F345]-([.$J$3]*[.C345]/1000)" table:style-name="ce1">
            <text:p>0,187438441</text:p>
          </table:table-cell>
          <table:table-cell table:number-columns-repeated="16375"/>
        </table:table-row>
        <table:table-row table:style-name="ro1">
          <table:table-cell office:value-type="time" office:time-value="PT20H42M40S" table:style-name="ce4">
            <text:p>20:42:40</text:p>
          </table:table-cell>
          <table:table-cell office:value-type="time" office:time-value="PT20H42M42S" table:style-name="ce4">
            <text:p>20:42:4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8.62" table:style-name="ce1">
            <text:p>578,62</text:p>
          </table:table-cell>
          <table:table-cell office:value-type="float" office:value="3.2006481024000006" table:formula="of:=[.C346]/1000 * [.D346]*[.E346]/1000" table:style-name="ce1">
            <text:p>3,200648102</text:p>
          </table:table-cell>
          <table:table-cell table:number-columns-repeated="2" table:style-name="ce1"/>
          <table:table-cell office:value-type="float" office:value="0.47573613384137792" table:formula="of:=[.F346]-([.$J$3]*[.C346]/1000)" table:style-name="ce1">
            <text:p>0,475736134</text:p>
          </table:table-cell>
          <table:table-cell table:number-columns-repeated="16375"/>
        </table:table-row>
        <table:table-row table:style-name="ro1">
          <table:table-cell office:value-type="time" office:time-value="PT20H42M42S" table:style-name="ce4">
            <text:p>20:42:42</text:p>
          </table:table-cell>
          <table:table-cell office:value-type="time" office:time-value="PT20H42M43S" table:style-name="ce4">
            <text:p>20:42:4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67999999999995" table:style-name="ce1">
            <text:p>539,68</text:p>
          </table:table-cell>
          <table:table-cell office:value-type="float" office:value="2.9603444815999995" table:formula="of:=[.C347]/1000 * [.D347]*[.E347]/1000" table:style-name="ce1">
            <text:p>2,960344482</text:p>
          </table:table-cell>
          <table:table-cell table:number-columns-repeated="2" table:style-name="ce1"/>
          <table:table-cell office:value-type="float" office:value="0.26339336346501918" table:formula="of:=[.F347]-([.$J$3]*[.C347]/1000)" table:style-name="ce1">
            <text:p>0,263393363</text:p>
          </table:table-cell>
          <table:table-cell table:number-columns-repeated="16375"/>
        </table:table-row>
        <table:table-row table:style-name="ro1">
          <table:table-cell office:value-type="time" office:time-value="PT20H42M43S" table:style-name="ce4">
            <text:p>20:42:43</text:p>
          </table:table-cell>
          <table:table-cell office:value-type="time" office:time-value="PT20H42M44S" table:style-name="ce4">
            <text:p>20:42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17999999999995" table:style-name="ce1">
            <text:p>539,18</text:p>
          </table:table-cell>
          <table:table-cell office:value-type="float" office:value="2.9576017965999997" table:formula="of:=[.C348]/1000 * [.D348]*[.E348]/1000" table:style-name="ce1">
            <text:p>2,957601797</text:p>
          </table:table-cell>
          <table:table-cell table:number-columns-repeated="2" table:style-name="ce1"/>
          <table:table-cell office:value-type="float" office:value="0.26065067846501933" table:formula="of:=[.F348]-([.$J$3]*[.C348]/1000)" table:style-name="ce1">
            <text:p>0,260650678</text:p>
          </table:table-cell>
          <table:table-cell table:number-columns-repeated="16375"/>
        </table:table-row>
        <table:table-row table:style-name="ro1">
          <table:table-cell office:value-type="time" office:time-value="PT20H42M44S" table:style-name="ce4">
            <text:p>20:42:44</text:p>
          </table:table-cell>
          <table:table-cell office:value-type="time" office:time-value="PT20H42M45S" table:style-name="ce4">
            <text:p>20:42:4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1.86" table:style-name="ce1">
            <text:p>541,86</text:p>
          </table:table-cell>
          <table:table-cell office:value-type="float" office:value="2.9889214344000004" table:formula="of:=[.C349]/1000 * [.D349]*[.E349]/1000" table:style-name="ce1">
            <text:p>2,988921434</text:p>
          </table:table-cell>
          <table:table-cell table:number-columns-repeated="2" table:style-name="ce1"/>
          <table:table-cell office:value-type="float" office:value="0.27163515232055291" table:formula="of:=[.F349]-([.$J$3]*[.C349]/1000)" table:style-name="ce1">
            <text:p>0,271635152</text:p>
          </table:table-cell>
          <table:table-cell table:number-columns-repeated="16375"/>
        </table:table-row>
        <table:table-row table:style-name="ro1">
          <table:table-cell office:value-type="time" office:time-value="PT20H42M45S" table:style-name="ce4">
            <text:p>20:42:45</text:p>
          </table:table-cell>
          <table:table-cell office:value-type="time" office:time-value="PT20H42M46S" table:style-name="ce4">
            <text:p>20:42:4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4.29" table:style-name="ce1">
            <text:p>564,29</text:p>
          </table:table-cell>
          <table:table-cell office:value-type="float" office:value="3.1068227388" table:formula="of:=[.C350]/1000 * [.D350]*[.E350]/1000" table:style-name="ce1">
            <text:p>3,106822739</text:p>
          </table:table-cell>
          <table:table-cell table:number-columns-repeated="2" table:style-name="ce1"/>
          <table:table-cell office:value-type="float" office:value="0.39462024770666915" table:formula="of:=[.F350]-([.$J$3]*[.C350]/1000)" table:style-name="ce1">
            <text:p>0,394620248</text:p>
          </table:table-cell>
          <table:table-cell table:number-columns-repeated="16375"/>
        </table:table-row>
        <table:table-row table:style-name="ro1">
          <table:table-cell office:value-type="time" office:time-value="PT20H42M46S" table:style-name="ce4">
            <text:p>20:42:46</text:p>
          </table:table-cell>
          <table:table-cell office:value-type="time" office:time-value="PT20H42M47S" table:style-name="ce4">
            <text:p>20:42:4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0.9" table:style-name="ce1">
            <text:p>530,9</text:p>
          </table:table-cell>
          <table:table-cell office:value-type="float" office:value="2.9038106400000001" table:formula="of:=[.C351]/1000 * [.D351]*[.E351]/1000" table:style-name="ce1">
            <text:p>2,90381064</text:p>
          </table:table-cell>
          <table:table-cell table:number-columns-repeated="2" table:style-name="ce1"/>
          <table:table-cell office:value-type="float" office:value="0.20940141735807805" table:formula="of:=[.F351]-([.$J$3]*[.C351]/1000)" table:style-name="ce1">
            <text:p>0,209401417</text:p>
          </table:table-cell>
          <table:table-cell table:number-columns-repeated="16375"/>
        </table:table-row>
        <table:table-row table:style-name="ro1">
          <table:table-cell office:value-type="time" office:time-value="PT20H42M47S" table:style-name="ce4">
            <text:p>20:42:47</text:p>
          </table:table-cell>
          <table:table-cell office:value-type="time" office:time-value="PT20H42M48S" table:style-name="ce4">
            <text:p>20:42:4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2.44000000000005" table:style-name="ce1">
            <text:p>532,44</text:p>
          </table:table-cell>
          <table:table-cell office:value-type="float" office:value="2.9206304028000001" table:formula="of:=[.C352]/1000 * [.D352]*[.E352]/1000" table:style-name="ce1">
            <text:p>2,920630403</text:p>
          </table:table-cell>
          <table:table-cell table:number-columns-repeated="2" table:style-name="ce1"/>
          <table:table-cell office:value-type="float" office:value="0.22367928466501974" table:formula="of:=[.F352]-([.$J$3]*[.C352]/1000)" table:style-name="ce1">
            <text:p>0,223679285</text:p>
          </table:table-cell>
          <table:table-cell table:number-columns-repeated="16375"/>
        </table:table-row>
        <table:table-row table:style-name="ro1">
          <table:table-cell office:value-type="time" office:time-value="PT20H42M48S" table:style-name="ce4">
            <text:p>20:42:48</text:p>
          </table:table-cell>
          <table:table-cell office:value-type="time" office:time-value="PT20H42M49S" table:style-name="ce4">
            <text:p>20:42:4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04999999999995" table:style-name="ce1">
            <text:p>548,05</text:p>
          </table:table-cell>
          <table:table-cell office:value-type="float" office:value="3.0090904470000002" table:formula="of:=[.C353]/1000 * [.D353]*[.E353]/1000" table:style-name="ce1">
            <text:p>3,009090447</text:p>
          </table:table-cell>
          <table:table-cell table:number-columns-repeated="2" table:style-name="ce1"/>
          <table:table-cell office:value-type="float" office:value="0.30959743337196111" table:formula="of:=[.F353]-([.$J$3]*[.C353]/1000)" table:style-name="ce1">
            <text:p>0,309597433</text:p>
          </table:table-cell>
          <table:table-cell table:number-columns-repeated="16375"/>
        </table:table-row>
        <table:table-row table:style-name="ro1">
          <table:table-cell office:value-type="time" office:time-value="PT20H42M49S" table:style-name="ce4">
            <text:p>20:42:49</text:p>
          </table:table-cell>
          <table:table-cell office:value-type="time" office:time-value="PT20H42M50S" table:style-name="ce4">
            <text:p>20:42:5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2.04999999999995" table:style-name="ce1">
            <text:p>562,05</text:p>
          </table:table-cell>
          <table:table-cell office:value-type="float" office:value="3.0828892139999997" table:formula="of:=[.C354]/1000 * [.D354]*[.E354]/1000" table:style-name="ce1">
            <text:p>3,082889214</text:p>
          </table:table-cell>
          <table:table-cell table:number-columns-repeated="2" table:style-name="ce1"/>
          <table:table-cell office:value-type="float" office:value="0.38085430487890237" table:formula="of:=[.F354]-([.$J$3]*[.C354]/1000)" table:style-name="ce1">
            <text:p>0,380854305</text:p>
          </table:table-cell>
          <table:table-cell table:number-columns-repeated="16375"/>
        </table:table-row>
        <table:table-row table:style-name="ro1">
          <table:table-cell office:value-type="time" office:time-value="PT20H42M50S" table:style-name="ce4">
            <text:p>20:42:50</text:p>
          </table:table-cell>
          <table:table-cell office:value-type="time" office:time-value="PT20H42M51S" table:style-name="ce4">
            <text:p>20:42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5" table:style-name="ce1">
            <text:p>522,5</text:p>
          </table:table-cell>
          <table:table-cell office:value-type="float" office:value="2.8661058249999996" table:formula="of:=[.C355]/1000 * [.D355]*[.E355]/1000" table:style-name="ce1">
            <text:p>2,866105825</text:p>
          </table:table-cell>
          <table:table-cell table:number-columns-repeated="2" table:style-name="ce1"/>
          <table:table-cell office:value-type="float" office:value="0.16915470686501921" table:formula="of:=[.F355]-([.$J$3]*[.C355]/1000)" table:style-name="ce1">
            <text:p>0,169154707</text:p>
          </table:table-cell>
          <table:table-cell table:number-columns-repeated="16375"/>
        </table:table-row>
        <table:table-row table:style-name="ro1">
          <table:table-cell office:value-type="time" office:time-value="PT20H42M51S" table:style-name="ce4">
            <text:p>20:42:51</text:p>
          </table:table-cell>
          <table:table-cell office:value-type="time" office:time-value="PT20H42M52S" table:style-name="ce4">
            <text:p>20:42:52</text:p>
          </table:table-cell>
          <table:table-cell office:value-type="float" office:value="1057" table:style-name="ce1">
            <text:p>1057</text:p>
          </table:table-cell>
          <table:table-cell office:value-type="float" office:value="5.16" table:style-name="ce1">
            <text:p>5,16</text:p>
          </table:table-cell>
          <table:table-cell office:value-type="float" office:value="541.46" table:style-name="ce1">
            <text:p>541,46</text:p>
          </table:table-cell>
          <table:table-cell office:value-type="float" office:value="2.9531878151999997" table:formula="of:=[.C356]/1000 * [.D356]*[.E356]/1000" table:style-name="ce1">
            <text:p>2,953187815</text:p>
          </table:table-cell>
          <table:table-cell table:number-columns-repeated="2" table:style-name="ce1"/>
          <table:table-cell office:value-type="float" office:value="0.26640427903725294" table:formula="of:=[.F356]-([.$J$3]*[.C356]/1000)" table:style-name="ce1">
            <text:p>0,266404279</text:p>
          </table:table-cell>
          <table:table-cell table:number-columns-repeated="16375"/>
        </table:table-row>
        <table:table-row table:style-name="ro1">
          <table:table-cell office:value-type="time" office:time-value="PT20H42M52S" table:style-name="ce4">
            <text:p>20:42:52</text:p>
          </table:table-cell>
          <table:table-cell office:value-type="time" office:time-value="PT20H42M53S" table:style-name="ce4">
            <text:p>20:42:53</text:p>
          </table:table-cell>
          <table:table-cell office:value-type="float" office:value="1050" table:style-name="ce1">
            <text:p>1050</text:p>
          </table:table-cell>
          <table:table-cell office:value-type="float" office:value="5.16" table:style-name="ce1">
            <text:p>5,16</text:p>
          </table:table-cell>
          <table:table-cell office:value-type="float" office:value="554.57000000000005" table:style-name="ce1">
            <text:p>554,57</text:p>
          </table:table-cell>
          <table:table-cell office:value-type="float" office:value="3.0046602600000005" table:formula="of:=[.C357]/1000 * [.D357]*[.E357]/1000" table:style-name="ce1">
            <text:p>3,00466026</text:p>
          </table:table-cell>
          <table:table-cell table:number-columns-repeated="2" table:style-name="ce1"/>
          <table:table-cell office:value-type="float" office:value="0.33566999228866257" table:formula="of:=[.F357]-([.$J$3]*[.C357]/1000)" table:style-name="ce1">
            <text:p>0,335669992</text:p>
          </table:table-cell>
          <table:table-cell table:number-columns-repeated="16375"/>
        </table:table-row>
        <table:table-row table:style-name="ro1">
          <table:table-cell office:value-type="time" office:time-value="PT20H42M53S" table:style-name="ce4">
            <text:p>20:42:53</text:p>
          </table:table-cell>
          <table:table-cell office:value-type="time" office:time-value="PT20H42M55S" table:style-name="ce4">
            <text:p>20:42:5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4.44000000000005" table:style-name="ce1">
            <text:p>564,44</text:p>
          </table:table-cell>
          <table:table-cell office:value-type="float" office:value="3.1018235760000001" table:formula="of:=[.C358]/1000 * [.D358]*[.E358]/1000" table:style-name="ce1">
            <text:p>3,101823576</text:p>
          </table:table-cell>
          <table:table-cell table:number-columns-repeated="2" table:style-name="ce1"/>
          <table:table-cell office:value-type="float" office:value="0.39470487589278624" table:formula="of:=[.F358]-([.$J$3]*[.C358]/1000)" table:style-name="ce1">
            <text:p>0,394704876</text:p>
          </table:table-cell>
          <table:table-cell table:number-columns-repeated="16375"/>
        </table:table-row>
        <table:table-row table:style-name="ro1">
          <table:table-cell office:value-type="time" office:time-value="PT20H42M55S" table:style-name="ce4">
            <text:p>20:42:55</text:p>
          </table:table-cell>
          <table:table-cell office:value-type="time" office:time-value="PT20H42M56S" table:style-name="ce4">
            <text:p>20:42:5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6.58000000000004" table:style-name="ce1">
            <text:p>526,58</text:p>
          </table:table-cell>
          <table:table-cell office:value-type="float" office:value="2.9102654833999999" table:formula="of:=[.C359]/1000 * [.D359]*[.E359]/1000" table:style-name="ce1">
            <text:p>2,910265483</text:p>
          </table:table-cell>
          <table:table-cell table:number-columns-repeated="2" table:style-name="ce1"/>
          <table:table-cell office:value-type="float" office:value="0.19297920132055246" table:formula="of:=[.F359]-([.$J$3]*[.C359]/1000)" table:style-name="ce1">
            <text:p>0,192979201</text:p>
          </table:table-cell>
          <table:table-cell table:number-columns-repeated="16375"/>
        </table:table-row>
        <table:table-row table:style-name="ro1">
          <table:table-cell office:value-type="time" office:time-value="PT20H42M56S" table:style-name="ce4">
            <text:p>20:42:56</text:p>
          </table:table-cell>
          <table:table-cell office:value-type="time" office:time-value="PT20H42M57S" table:style-name="ce4">
            <text:p>20:42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01" table:style-name="ce1">
            <text:p>521,01</text:p>
          </table:table-cell>
          <table:table-cell office:value-type="float" office:value="2.8552390019999998" table:formula="of:=[.C360]/1000 * [.D360]*[.E360]/1000" table:style-name="ce1">
            <text:p>2,855239002</text:p>
          </table:table-cell>
          <table:table-cell table:number-columns-repeated="2" table:style-name="ce1"/>
          <table:table-cell office:value-type="float" office:value="0.16082977935807774" table:formula="of:=[.F360]-([.$J$3]*[.C360]/1000)" table:style-name="ce1">
            <text:p>0,160829779</text:p>
          </table:table-cell>
          <table:table-cell table:number-columns-repeated="16375"/>
        </table:table-row>
        <table:table-row table:style-name="ro1">
          <table:table-cell office:value-type="time" office:time-value="PT20H42M57S" table:style-name="ce4">
            <text:p>20:42:57</text:p>
          </table:table-cell>
          <table:table-cell office:value-type="time" office:time-value="PT20H42M58S" table:style-name="ce4">
            <text:p>20:42:5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5.01" table:style-name="ce1">
            <text:p>515,01</text:p>
          </table:table-cell>
          <table:table-cell office:value-type="float" office:value="2.8222135992000004" table:formula="of:=[.C361]/1000 * [.D361]*[.E361]/1000" table:style-name="ce1">
            <text:p>2,822213599</text:p>
          </table:table-cell>
          <table:table-cell table:number-columns-repeated="2" table:style-name="ce1"/>
          <table:table-cell office:value-type="float" office:value="0.1227205855719613" table:formula="of:=[.F361]-([.$J$3]*[.C361]/1000)" table:style-name="ce1">
            <text:p>0,122720586</text:p>
          </table:table-cell>
          <table:table-cell table:number-columns-repeated="16375"/>
        </table:table-row>
        <table:table-row table:style-name="ro1">
          <table:table-cell office:value-type="time" office:time-value="PT20H42M58S" table:style-name="ce4">
            <text:p>20:42:58</text:p>
          </table:table-cell>
          <table:table-cell office:value-type="time" office:time-value="PT20H42M59S" table:style-name="ce4">
            <text:p>20:42:59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8.91" table:style-name="ce1">
            <text:p>558,91</text:p>
          </table:table-cell>
          <table:table-cell office:value-type="float" office:value="3.0887378675999995" table:formula="of:=[.C362]/1000 * [.D362]*[.E362]/1000" table:style-name="ce1">
            <text:p>3,088737868</text:p>
          </table:table-cell>
          <table:table-cell table:number-columns-repeated="2" table:style-name="ce1"/>
          <table:table-cell office:value-type="float" office:value="0.36636779453443502" table:formula="of:=[.F362]-([.$J$3]*[.C362]/1000)" table:style-name="ce1">
            <text:p>0,366367795</text:p>
          </table:table-cell>
          <table:table-cell table:number-columns-repeated="16375"/>
        </table:table-row>
        <table:table-row table:style-name="ro1">
          <table:table-cell office:value-type="time" office:time-value="PT20H42M59S" table:style-name="ce4">
            <text:p>20:42:59</text:p>
          </table:table-cell>
          <table:table-cell office:value-type="time" office:time-value="PT20H43M0S" table:style-name="ce4">
            <text:p>20:43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57000000000005" table:style-name="ce1">
            <text:p>545,57</text:p>
          </table:table-cell>
          <table:table-cell office:value-type="float" office:value="2.9926533109000002" table:formula="of:=[.C363]/1000 * [.D363]*[.E363]/1000" table:style-name="ce1">
            <text:p>2,992653311</text:p>
          </table:table-cell>
          <table:table-cell table:number-columns-repeated="2" table:style-name="ce1"/>
          <table:table-cell office:value-type="float" office:value="0.29570219276501986" table:formula="of:=[.F363]-([.$J$3]*[.C363]/1000)" table:style-name="ce1">
            <text:p>0,295702193</text:p>
          </table:table-cell>
          <table:table-cell table:number-columns-repeated="16375"/>
        </table:table-row>
        <table:table-row table:style-name="ro1">
          <table:table-cell office:value-type="time" office:time-value="PT20H43M0S" table:style-name="ce4">
            <text:p>20:43:00</text:p>
          </table:table-cell>
          <table:table-cell office:value-type="time" office:time-value="PT20H43M1S" table:style-name="ce4">
            <text:p>20:43:0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3.49" table:style-name="ce1">
            <text:p>543,49</text:p>
          </table:table-cell>
          <table:table-cell office:value-type="float" office:value="2.978433898" table:formula="of:=[.C364]/1000 * [.D364]*[.E364]/1000" table:style-name="ce1">
            <text:p>2,978433898</text:p>
          </table:table-cell>
          <table:table-cell table:number-columns-repeated="2" table:style-name="ce1"/>
          <table:table-cell office:value-type="float" office:value="0.28402467535807796" table:formula="of:=[.F364]-([.$J$3]*[.C364]/1000)" table:style-name="ce1">
            <text:p>0,284024675</text:p>
          </table:table-cell>
          <table:table-cell table:number-columns-repeated="16375"/>
        </table:table-row>
        <table:table-row table:style-name="ro1">
          <table:table-cell office:value-type="time" office:time-value="PT20H43M1S" table:style-name="ce4">
            <text:p>20:43:01</text:p>
          </table:table-cell>
          <table:table-cell office:value-type="time" office:time-value="PT20H43M2S" table:style-name="ce4">
            <text:p>20:43:0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8.09" table:style-name="ce1">
            <text:p>558,09</text:p>
          </table:table-cell>
          <table:table-cell office:value-type="float" office:value="3.0899657412000003" table:formula="of:=[.C365]/1000 * [.D365]*[.E365]/1000" table:style-name="ce1">
            <text:p>3,089965741</text:p>
          </table:table-cell>
          <table:table-cell table:number-columns-repeated="2" table:style-name="ce1"/>
          <table:table-cell office:value-type="float" office:value="0.3625118771483189" table:formula="of:=[.F365]-([.$J$3]*[.C365]/1000)" table:style-name="ce1">
            <text:p>0,362511877</text:p>
          </table:table-cell>
          <table:table-cell table:number-columns-repeated="16375"/>
        </table:table-row>
        <table:table-row table:style-name="ro1">
          <table:table-cell office:value-type="time" office:time-value="PT20H43M2S" table:style-name="ce4">
            <text:p>20:43:02</text:p>
          </table:table-cell>
          <table:table-cell office:value-type="time" office:time-value="PT20H43M3S" table:style-name="ce4">
            <text:p>20:43:0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0.79" table:style-name="ce1">
            <text:p>530,79</text:p>
          </table:table-cell>
          <table:table-cell office:value-type="float" office:value="2.9143237266000002" table:formula="of:=[.C366]/1000 * [.D366]*[.E366]/1000" table:style-name="ce1">
            <text:p>2,914323727</text:p>
          </table:table-cell>
          <table:table-cell table:number-columns-repeated="2" table:style-name="ce1"/>
          <table:table-cell office:value-type="float" office:value="0.2148307129719611" table:formula="of:=[.F366]-([.$J$3]*[.C366]/1000)" table:style-name="ce1">
            <text:p>0,214830713</text:p>
          </table:table-cell>
          <table:table-cell table:number-columns-repeated="16375"/>
        </table:table-row>
        <table:table-row table:style-name="ro1">
          <table:table-cell office:value-type="time" office:time-value="PT20H43M3S" table:style-name="ce4">
            <text:p>20:43:03</text:p>
          </table:table-cell>
          <table:table-cell office:value-type="time" office:time-value="PT20H43M4S" table:style-name="ce4">
            <text:p>20:43:0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1.73" table:style-name="ce1">
            <text:p>531,73</text:p>
          </table:table-cell>
          <table:table-cell office:value-type="float" office:value="2.9083504080000004" table:formula="of:=[.C367]/1000 * [.D367]*[.E367]/1000" table:style-name="ce1">
            <text:p>2,908350408</text:p>
          </table:table-cell>
          <table:table-cell table:number-columns-repeated="2" table:style-name="ce1"/>
          <table:table-cell office:value-type="float" office:value="0.21394118535807838" table:formula="of:=[.F367]-([.$J$3]*[.C367]/1000)" table:style-name="ce1">
            <text:p>0,213941185</text:p>
          </table:table-cell>
          <table:table-cell table:number-columns-repeated="16375"/>
        </table:table-row>
        <table:table-row table:style-name="ro1">
          <table:table-cell office:value-type="time" office:time-value="PT20H43M4S" table:style-name="ce4">
            <text:p>20:43:04</text:p>
          </table:table-cell>
          <table:table-cell office:value-type="time" office:time-value="PT20H43M5S" table:style-name="ce4">
            <text:p>20:43:05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0.66999999999996" table:style-name="ce1">
            <text:p>530,67</text:p>
          </table:table-cell>
          <table:table-cell office:value-type="float" office:value="2.9356133730000002" table:formula="of:=[.C368]/1000 * [.D368]*[.E368]/1000" table:style-name="ce1">
            <text:p>2,935613373</text:p>
          </table:table-cell>
          <table:table-cell table:number-columns-repeated="2" table:style-name="ce1"/>
          <table:table-cell office:value-type="float" office:value="0.21578519542749408" table:formula="of:=[.F368]-([.$J$3]*[.C368]/1000)" table:style-name="ce1">
            <text:p>0,215785195</text:p>
          </table:table-cell>
          <table:table-cell table:number-columns-repeated="16375"/>
        </table:table-row>
        <table:table-row table:style-name="ro1">
          <table:table-cell office:value-type="time" office:time-value="PT20H43M5S" table:style-name="ce4">
            <text:p>20:43:05</text:p>
          </table:table-cell>
          <table:table-cell office:value-type="time" office:time-value="PT20H43M6S" table:style-name="ce4">
            <text:p>20:43:0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97.48" table:style-name="ce1">
            <text:p>597,48</text:p>
          </table:table-cell>
          <table:table-cell office:value-type="float" office:value="3.2833915920000001" table:formula="of:=[.C369]/1000 * [.D369]*[.E369]/1000" table:style-name="ce1">
            <text:p>3,283391592</text:p>
          </table:table-cell>
          <table:table-cell table:number-columns-repeated="2" table:style-name="ce1"/>
          <table:table-cell office:value-type="float" office:value="0.57627289189278619" table:formula="of:=[.F369]-([.$J$3]*[.C369]/1000)" table:style-name="ce1">
            <text:p>0,576272892</text:p>
          </table:table-cell>
          <table:table-cell table:number-columns-repeated="16375"/>
        </table:table-row>
        <table:table-row table:style-name="ro1">
          <table:table-cell office:value-type="time" office:time-value="PT20H43M6S" table:style-name="ce4">
            <text:p>20:43:06</text:p>
          </table:table-cell>
          <table:table-cell office:value-type="time" office:time-value="PT20H43M8S" table:style-name="ce4">
            <text:p>20:43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39" table:style-name="ce1">
            <text:p>526,39</text:p>
          </table:table-cell>
          <table:table-cell office:value-type="float" office:value="2.8847224779999996" table:formula="of:=[.C370]/1000 * [.D370]*[.E370]/1000" table:style-name="ce1">
            <text:p>2,884722478</text:p>
          </table:table-cell>
          <table:table-cell table:number-columns-repeated="2" table:style-name="ce1"/>
          <table:table-cell office:value-type="float" office:value="0.19031325535807753" table:formula="of:=[.F370]-([.$J$3]*[.C370]/1000)" table:style-name="ce1">
            <text:p>0,190313255</text:p>
          </table:table-cell>
          <table:table-cell table:number-columns-repeated="16375"/>
        </table:table-row>
        <table:table-row table:style-name="ro1">
          <table:table-cell office:value-type="time" office:time-value="PT20H43M8S" table:style-name="ce4">
            <text:p>20:43:08</text:p>
          </table:table-cell>
          <table:table-cell office:value-type="time" office:time-value="PT20H43M9S" table:style-name="ce4">
            <text:p>20:43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73" table:style-name="ce1">
            <text:p>526,73</text:p>
          </table:table-cell>
          <table:table-cell office:value-type="float" office:value="2.8893089400999998" table:formula="of:=[.C371]/1000 * [.D371]*[.E371]/1000" table:style-name="ce1">
            <text:p>2,88930894</text:p>
          </table:table-cell>
          <table:table-cell table:number-columns-repeated="2" table:style-name="ce1"/>
          <table:table-cell office:value-type="float" office:value="0.19235782196501949" table:formula="of:=[.F371]-([.$J$3]*[.C371]/1000)" table:style-name="ce1">
            <text:p>0,192357822</text:p>
          </table:table-cell>
          <table:table-cell table:number-columns-repeated="16375"/>
        </table:table-row>
        <table:table-row table:style-name="ro1">
          <table:table-cell office:value-type="time" office:time-value="PT20H43M9S" table:style-name="ce4">
            <text:p>20:43:09</text:p>
          </table:table-cell>
          <table:table-cell office:value-type="time" office:time-value="PT20H43M10S" table:style-name="ce4">
            <text:p>20:43:1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6.08000000000004" table:style-name="ce1">
            <text:p>526,08</text:p>
          </table:table-cell>
          <table:table-cell office:value-type="float" office:value="2.8855908864000002" table:formula="of:=[.C372]/1000 * [.D372]*[.E372]/1000" table:style-name="ce1">
            <text:p>2,885590886</text:p>
          </table:table-cell>
          <table:table-cell table:number-columns-repeated="2" table:style-name="ce1"/>
          <table:table-cell office:value-type="float" office:value="0.18355597727890283" table:formula="of:=[.F372]-([.$J$3]*[.C372]/1000)" table:style-name="ce1">
            <text:p>0,183555977</text:p>
          </table:table-cell>
          <table:table-cell table:number-columns-repeated="16375"/>
        </table:table-row>
        <table:table-row table:style-name="ro1">
          <table:table-cell office:value-type="time" office:time-value="PT20H43M10S" table:style-name="ce4">
            <text:p>20:43:10</text:p>
          </table:table-cell>
          <table:table-cell office:value-type="time" office:time-value="PT20H43M11S" table:style-name="ce4">
            <text:p>20:43:1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9.94000000000005" table:style-name="ce1">
            <text:p>559,94</text:p>
          </table:table-cell>
          <table:table-cell office:value-type="float" office:value="3.0944300183999998" table:formula="of:=[.C373]/1000 * [.D373]*[.E373]/1000" table:style-name="ce1">
            <text:p>3,094430018</text:p>
          </table:table-cell>
          <table:table-cell table:number-columns-repeated="2" table:style-name="ce1"/>
          <table:table-cell office:value-type="float" office:value="0.37205994533443532" table:formula="of:=[.F373]-([.$J$3]*[.C373]/1000)" table:style-name="ce1">
            <text:p>0,372059945</text:p>
          </table:table-cell>
          <table:table-cell table:number-columns-repeated="16375"/>
        </table:table-row>
        <table:table-row table:style-name="ro1">
          <table:table-cell office:value-type="time" office:time-value="PT20H43M11S" table:style-name="ce4">
            <text:p>20:43:11</text:p>
          </table:table-cell>
          <table:table-cell office:value-type="time" office:time-value="PT20H43M12S" table:style-name="ce4">
            <text:p>20:43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9" table:style-name="ce1">
            <text:p>530,9</text:p>
          </table:table-cell>
          <table:table-cell office:value-type="float" office:value="2.9094381799999995" table:formula="of:=[.C374]/1000 * [.D374]*[.E374]/1000" table:style-name="ce1">
            <text:p>2,90943818</text:p>
          </table:table-cell>
          <table:table-cell table:number-columns-repeated="2" table:style-name="ce1"/>
          <table:table-cell office:value-type="float" office:value="0.21502895735807748" table:formula="of:=[.F374]-([.$J$3]*[.C374]/1000)" table:style-name="ce1">
            <text:p>0,215028957</text:p>
          </table:table-cell>
          <table:table-cell table:number-columns-repeated="16375"/>
        </table:table-row>
        <table:table-row table:style-name="ro1">
          <table:table-cell office:value-type="time" office:time-value="PT20H43M12S" table:style-name="ce4">
            <text:p>20:43:12</text:p>
          </table:table-cell>
          <table:table-cell office:value-type="time" office:time-value="PT20H43M13S" table:style-name="ce4">
            <text:p>20:43:1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13" table:style-name="ce1">
            <text:p>527,13</text:p>
          </table:table-cell>
          <table:table-cell office:value-type="float" office:value="2.8915030880999999" table:formula="of:=[.C375]/1000 * [.D375]*[.E375]/1000" table:style-name="ce1">
            <text:p>2,891503088</text:p>
          </table:table-cell>
          <table:table-cell table:number-columns-repeated="2" table:style-name="ce1"/>
          <table:table-cell office:value-type="float" office:value="0.19455196996501956" table:formula="of:=[.F375]-([.$J$3]*[.C375]/1000)" table:style-name="ce1">
            <text:p>0,19455197</text:p>
          </table:table-cell>
          <table:table-cell table:number-columns-repeated="16375"/>
        </table:table-row>
        <table:table-row table:style-name="ro1">
          <table:table-cell office:value-type="time" office:time-value="PT20H43M13S" table:style-name="ce4">
            <text:p>20:43:13</text:p>
          </table:table-cell>
          <table:table-cell office:value-type="time" office:time-value="PT20H43M14S" table:style-name="ce4">
            <text:p>20:43:1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7.54" table:style-name="ce1">
            <text:p>517,54</text:p>
          </table:table-cell>
          <table:table-cell office:value-type="float" office:value="2.830736784" table:formula="of:=[.C376]/1000 * [.D376]*[.E376]/1000" table:style-name="ce1">
            <text:p>2,830736784</text:p>
          </table:table-cell>
          <table:table-cell table:number-columns-repeated="2" table:style-name="ce1"/>
          <table:table-cell office:value-type="float" office:value="0.13632756135807789" table:formula="of:=[.F376]-([.$J$3]*[.C376]/1000)" table:style-name="ce1">
            <text:p>0,136327561</text:p>
          </table:table-cell>
          <table:table-cell table:number-columns-repeated="16375"/>
        </table:table-row>
        <table:table-row table:style-name="ro1">
          <table:table-cell office:value-type="time" office:time-value="PT20H43M14S" table:style-name="ce4">
            <text:p>20:43:14</text:p>
          </table:table-cell>
          <table:table-cell office:value-type="time" office:time-value="PT20H43M15S" table:style-name="ce4">
            <text:p>20:43:1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77.01" table:style-name="ce1">
            <text:p>577,01</text:p>
          </table:table-cell>
          <table:table-cell office:value-type="float" office:value="3.1738781256000004" table:formula="of:=[.C377]/1000 * [.D377]*[.E377]/1000" table:style-name="ce1">
            <text:p>3,173878126</text:p>
          </table:table-cell>
          <table:table-cell table:number-columns-repeated="2" table:style-name="ce1"/>
          <table:table-cell office:value-type="float" office:value="0.46421752999972776" table:formula="of:=[.F377]-([.$J$3]*[.C377]/1000)" table:style-name="ce1">
            <text:p>0,46421753</text:p>
          </table:table-cell>
          <table:table-cell table:number-columns-repeated="16375"/>
        </table:table-row>
        <table:table-row table:style-name="ro1">
          <table:table-cell office:value-type="time" office:time-value="PT20H43M15S" table:style-name="ce4">
            <text:p>20:43:15</text:p>
          </table:table-cell>
          <table:table-cell office:value-type="time" office:time-value="PT20H43M16S" table:style-name="ce4">
            <text:p>20:43:1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1.44000000000005" table:style-name="ce1">
            <text:p>541,44</text:p>
          </table:table-cell>
          <table:table-cell office:value-type="float" office:value="2.9895934464000002" table:formula="of:=[.C378]/1000 * [.D378]*[.E378]/1000" table:style-name="ce1">
            <text:p>2,989593446</text:p>
          </table:table-cell>
          <table:table-cell table:number-columns-repeated="2" table:style-name="ce1"/>
          <table:table-cell office:value-type="float" office:value="0.27484905981361107" table:formula="of:=[.F378]-([.$J$3]*[.C378]/1000)" table:style-name="ce1">
            <text:p>0,27484906</text:p>
          </table:table-cell>
          <table:table-cell table:number-columns-repeated="16375"/>
        </table:table-row>
        <table:table-row table:style-name="ro1">
          <table:table-cell office:value-type="time" office:time-value="PT20H43M16S" table:style-name="ce4">
            <text:p>20:43:16</text:p>
          </table:table-cell>
          <table:table-cell office:value-type="time" office:time-value="PT20H43M17S" table:style-name="ce4">
            <text:p>20:43:1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8.28" table:style-name="ce1">
            <text:p>538,28</text:p>
          </table:table-cell>
          <table:table-cell office:value-type="float" office:value="2.9526649635999997" table:formula="of:=[.C379]/1000 * [.D379]*[.E379]/1000" table:style-name="ce1">
            <text:p>2,952664964</text:p>
          </table:table-cell>
          <table:table-cell table:number-columns-repeated="2" table:style-name="ce1"/>
          <table:table-cell office:value-type="float" office:value="0.25571384546501941" table:formula="of:=[.F379]-([.$J$3]*[.C379]/1000)" table:style-name="ce1">
            <text:p>0,255713845</text:p>
          </table:table-cell>
          <table:table-cell table:number-columns-repeated="16375"/>
        </table:table-row>
        <table:table-row table:style-name="ro1">
          <table:table-cell office:value-type="time" office:time-value="PT20H43M17S" table:style-name="ce4">
            <text:p>20:43:17</text:p>
          </table:table-cell>
          <table:table-cell office:value-type="time" office:time-value="PT20H43M18S" table:style-name="ce4">
            <text:p>20:43:1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5.78" table:style-name="ce1">
            <text:p>535,78</text:p>
          </table:table-cell>
          <table:table-cell office:value-type="float" office:value="2.9360315376000004" table:formula="of:=[.C380]/1000 * [.D380]*[.E380]/1000" table:style-name="ce1">
            <text:p>2,936031538</text:p>
          </table:table-cell>
          <table:table-cell table:number-columns-repeated="2" table:style-name="ce1"/>
          <table:table-cell office:value-type="float" office:value="0.23653852397196129" table:formula="of:=[.F380]-([.$J$3]*[.C380]/1000)" table:style-name="ce1">
            <text:p>0,236538524</text:p>
          </table:table-cell>
          <table:table-cell table:number-columns-repeated="16375"/>
        </table:table-row>
        <table:table-row table:style-name="ro1">
          <table:table-cell office:value-type="time" office:time-value="PT20H43M18S" table:style-name="ce4">
            <text:p>20:43:18</text:p>
          </table:table-cell>
          <table:table-cell office:value-type="time" office:time-value="PT20H43M20S" table:style-name="ce4">
            <text:p>20:43:20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7.41999999999996" table:style-name="ce1">
            <text:p>547,42</text:p>
          </table:table-cell>
          <table:table-cell office:value-type="float" office:value="3.0308893655999998" table:formula="of:=[.C381]/1000 * [.D381]*[.E381]/1000" table:style-name="ce1">
            <text:p>3,030889366</text:p>
          </table:table-cell>
          <table:table-cell table:number-columns-repeated="2" table:style-name="ce1"/>
          <table:table-cell office:value-type="float" office:value="0.30343550154831833" table:formula="of:=[.F381]-([.$J$3]*[.C381]/1000)" table:style-name="ce1">
            <text:p>0,303435502</text:p>
          </table:table-cell>
          <table:table-cell table:number-columns-repeated="16375"/>
        </table:table-row>
        <table:table-row table:style-name="ro1">
          <table:table-cell office:value-type="time" office:time-value="PT20H43M20S" table:style-name="ce4">
            <text:p>20:43:20</text:p>
          </table:table-cell>
          <table:table-cell office:value-type="time" office:time-value="PT20H43M21S" table:style-name="ce4">
            <text:p>20:43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52" table:style-name="ce1">
            <text:p>531,52</text:p>
          </table:table-cell>
          <table:table-cell office:value-type="float" office:value="2.9155838623999997" table:formula="of:=[.C382]/1000 * [.D382]*[.E382]/1000" table:style-name="ce1">
            <text:p>2,915583862</text:p>
          </table:table-cell>
          <table:table-cell table:number-columns-repeated="2" table:style-name="ce1"/>
          <table:table-cell office:value-type="float" office:value="0.21863274426501933" table:formula="of:=[.F382]-([.$J$3]*[.C382]/1000)" table:style-name="ce1">
            <text:p>0,218632744</text:p>
          </table:table-cell>
          <table:table-cell table:number-columns-repeated="16375"/>
        </table:table-row>
        <table:table-row table:style-name="ro1">
          <table:table-cell office:value-type="time" office:time-value="PT20H43M21S" table:style-name="ce4">
            <text:p>20:43:21</text:p>
          </table:table-cell>
          <table:table-cell office:value-type="time" office:time-value="PT20H43M22S" table:style-name="ce4">
            <text:p>20:43:22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2.64" table:style-name="ce1">
            <text:p>522,64</text:p>
          </table:table-cell>
          <table:table-cell office:value-type="float" office:value="2.8586317440000002" table:formula="of:=[.C383]/1000 * [.D383]*[.E383]/1000" table:style-name="ce1">
            <text:p>2,858631744</text:p>
          </table:table-cell>
          <table:table-cell table:number-columns-repeated="2" table:style-name="ce1"/>
          <table:table-cell office:value-type="float" office:value="0.16422252135807813" table:formula="of:=[.F383]-([.$J$3]*[.C383]/1000)" table:style-name="ce1">
            <text:p>0,164222521</text:p>
          </table:table-cell>
          <table:table-cell table:number-columns-repeated="16375"/>
        </table:table-row>
        <table:table-row table:style-name="ro1">
          <table:table-cell office:value-type="time" office:time-value="PT20H43M22S" table:style-name="ce4">
            <text:p>20:43:22</text:p>
          </table:table-cell>
          <table:table-cell office:value-type="time" office:time-value="PT20H43M23S" table:style-name="ce4">
            <text:p>20:43:2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81.84" table:style-name="ce1">
            <text:p>581,84</text:p>
          </table:table-cell>
          <table:table-cell office:value-type="float" office:value="3.2184595968000003" table:formula="of:=[.C384]/1000 * [.D384]*[.E384]/1000" table:style-name="ce1">
            <text:p>3,218459597</text:p>
          </table:table-cell>
          <table:table-cell table:number-columns-repeated="2" table:style-name="ce1"/>
          <table:table-cell office:value-type="float" office:value="0.49354762824137755" table:formula="of:=[.F384]-([.$J$3]*[.C384]/1000)" table:style-name="ce1">
            <text:p>0,493547628</text:p>
          </table:table-cell>
          <table:table-cell table:number-columns-repeated="16375"/>
        </table:table-row>
        <table:table-row table:style-name="ro1">
          <table:table-cell office:value-type="time" office:time-value="PT20H43M23S" table:style-name="ce4">
            <text:p>20:43:23</text:p>
          </table:table-cell>
          <table:table-cell office:value-type="time" office:time-value="PT20H43M24S" table:style-name="ce4">
            <text:p>20:43:2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4.9" table:style-name="ce1">
            <text:p>534,9</text:p>
          </table:table-cell>
          <table:table-cell office:value-type="float" office:value="2.9368898460000001" table:formula="of:=[.C385]/1000 * [.D385]*[.E385]/1000" table:style-name="ce1">
            <text:p>2,936889846</text:p>
          </table:table-cell>
          <table:table-cell table:number-columns-repeated="2" table:style-name="ce1"/>
          <table:table-cell office:value-type="float" office:value="0.23739683237196108" table:formula="of:=[.F385]-([.$J$3]*[.C385]/1000)" table:style-name="ce1">
            <text:p>0,237396832</text:p>
          </table:table-cell>
          <table:table-cell table:number-columns-repeated="16375"/>
        </table:table-row>
        <table:table-row table:style-name="ro1">
          <table:table-cell office:value-type="time" office:time-value="PT20H43M24S" table:style-name="ce4">
            <text:p>20:43:24</text:p>
          </table:table-cell>
          <table:table-cell office:value-type="time" office:time-value="PT20H43M25S" table:style-name="ce4">
            <text:p>20:43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32000000000005" table:style-name="ce1">
            <text:p>528,32</text:p>
          </table:table-cell>
          <table:table-cell office:value-type="float" office:value="2.8952992640000002" table:formula="of:=[.C386]/1000 * [.D386]*[.E386]/1000" table:style-name="ce1">
            <text:p>2,895299264</text:p>
          </table:table-cell>
          <table:table-cell table:number-columns-repeated="2" table:style-name="ce1"/>
          <table:table-cell office:value-type="float" office:value="0.20089004135807809" table:formula="of:=[.F386]-([.$J$3]*[.C386]/1000)" table:style-name="ce1">
            <text:p>0,200890041</text:p>
          </table:table-cell>
          <table:table-cell table:number-columns-repeated="16375"/>
        </table:table-row>
        <table:table-row table:style-name="ro1">
          <table:table-cell office:value-type="time" office:time-value="PT20H43M25S" table:style-name="ce4">
            <text:p>20:43:25</text:p>
          </table:table-cell>
          <table:table-cell office:value-type="time" office:time-value="PT20H43M26S" table:style-name="ce4">
            <text:p>20:43:2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8.02" table:style-name="ce1">
            <text:p>528,02</text:p>
          </table:table-cell>
          <table:table-cell office:value-type="float" office:value="2.9182239745999996" table:formula="of:=[.C387]/1000 * [.D387]*[.E387]/1000" table:style-name="ce1">
            <text:p>2,918223975</text:p>
          </table:table-cell>
          <table:table-cell table:number-columns-repeated="2" table:style-name="ce1"/>
          <table:table-cell office:value-type="float" office:value="0.20093769252055216" table:formula="of:=[.F387]-([.$J$3]*[.C387]/1000)" table:style-name="ce1">
            <text:p>0,200937693</text:p>
          </table:table-cell>
          <table:table-cell table:number-columns-repeated="16375"/>
        </table:table-row>
        <table:table-row table:style-name="ro1">
          <table:table-cell office:value-type="time" office:time-value="PT20H43M26S" table:style-name="ce4">
            <text:p>20:43:26</text:p>
          </table:table-cell>
          <table:table-cell office:value-type="time" office:time-value="PT20H43M27S" table:style-name="ce4">
            <text:p>20:43:2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73.6" table:style-name="ce1">
            <text:p>573,6</text:p>
          </table:table-cell>
          <table:table-cell office:value-type="float" office:value="3.1582702799999995" table:formula="of:=[.C388]/1000 * [.D388]*[.E388]/1000" table:style-name="ce1">
            <text:p>3,15827028</text:p>
          </table:table-cell>
          <table:table-cell table:number-columns-repeated="2" table:style-name="ce1"/>
          <table:table-cell office:value-type="float" office:value="0.45115157989278565" table:formula="of:=[.F388]-([.$J$3]*[.C388]/1000)" table:style-name="ce1">
            <text:p>0,45115158</text:p>
          </table:table-cell>
          <table:table-cell table:number-columns-repeated="16375"/>
        </table:table-row>
        <table:table-row table:style-name="ro1">
          <table:table-cell office:value-type="time" office:time-value="PT20H43M27S" table:style-name="ce4">
            <text:p>20:43:27</text:p>
          </table:table-cell>
          <table:table-cell office:value-type="time" office:time-value="PT20H43M28S" table:style-name="ce4">
            <text:p>20:43:2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5.79999999999995" table:style-name="ce1">
            <text:p>545,8</text:p>
          </table:table-cell>
          <table:table-cell office:value-type="float" office:value="2.9910931599999997" table:formula="of:=[.C389]/1000 * [.D389]*[.E389]/1000" table:style-name="ce1">
            <text:p>2,99109316</text:p>
          </table:table-cell>
          <table:table-cell table:number-columns-repeated="2" table:style-name="ce1"/>
          <table:table-cell office:value-type="float" office:value="0.29668393735807763" table:formula="of:=[.F389]-([.$J$3]*[.C389]/1000)" table:style-name="ce1">
            <text:p>0,296683937</text:p>
          </table:table-cell>
          <table:table-cell table:number-columns-repeated="16375"/>
        </table:table-row>
        <table:table-row table:style-name="ro1">
          <table:table-cell office:value-type="time" office:time-value="PT20H43M28S" table:style-name="ce4">
            <text:p>20:43:28</text:p>
          </table:table-cell>
          <table:table-cell office:value-type="time" office:time-value="PT20H43M29S" table:style-name="ce4">
            <text:p>20:43:2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41999999999996" table:style-name="ce1">
            <text:p>543,42</text:p>
          </table:table-cell>
          <table:table-cell office:value-type="float" office:value="2.9808597653999995" table:formula="of:=[.C390]/1000 * [.D390]*[.E390]/1000" table:style-name="ce1">
            <text:p>2,980859765</text:p>
          </table:table-cell>
          <table:table-cell table:number-columns-repeated="2" table:style-name="ce1"/>
          <table:table-cell office:value-type="float" office:value="0.28390864726501919" table:formula="of:=[.F390]-([.$J$3]*[.C390]/1000)" table:style-name="ce1">
            <text:p>0,283908647</text:p>
          </table:table-cell>
          <table:table-cell table:number-columns-repeated="16375"/>
        </table:table-row>
        <table:table-row table:style-name="ro1">
          <table:table-cell office:value-type="time" office:time-value="PT20H43M29S" table:style-name="ce4">
            <text:p>20:43:29</text:p>
          </table:table-cell>
          <table:table-cell office:value-type="time" office:time-value="PT20H43M30S" table:style-name="ce4">
            <text:p>20:43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33000000000004" table:style-name="ce1">
            <text:p>540,33</text:p>
          </table:table-cell>
          <table:table-cell office:value-type="float" office:value="2.9611164660000004" table:formula="of:=[.C391]/1000 * [.D391]*[.E391]/1000" table:style-name="ce1">
            <text:p>2,961116466</text:p>
          </table:table-cell>
          <table:table-cell table:number-columns-repeated="2" table:style-name="ce1"/>
          <table:table-cell office:value-type="float" office:value="0.26670724335807838" table:formula="of:=[.F391]-([.$J$3]*[.C391]/1000)" table:style-name="ce1">
            <text:p>0,266707243</text:p>
          </table:table-cell>
          <table:table-cell table:number-columns-repeated="16375"/>
        </table:table-row>
        <table:table-row table:style-name="ro1">
          <table:table-cell office:value-type="time" office:time-value="PT20H43M30S" table:style-name="ce4">
            <text:p>20:43:30</text:p>
          </table:table-cell>
          <table:table-cell office:value-type="time" office:time-value="PT20H43M31S" table:style-name="ce4">
            <text:p>20:43:3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3.37" table:style-name="ce1">
            <text:p>563,37</text:p>
          </table:table-cell>
          <table:table-cell office:value-type="float" office:value="3.1017574764" table:formula="of:=[.C392]/1000 * [.D392]*[.E392]/1000" table:style-name="ce1">
            <text:p>3,101757476</text:p>
          </table:table-cell>
          <table:table-cell table:number-columns-repeated="2" table:style-name="ce1"/>
          <table:table-cell office:value-type="float" office:value="0.3895549853066691" table:formula="of:=[.F392]-([.$J$3]*[.C392]/1000)" table:style-name="ce1">
            <text:p>0,389554985</text:p>
          </table:table-cell>
          <table:table-cell table:number-columns-repeated="16375"/>
        </table:table-row>
        <table:table-row table:style-name="ro1">
          <table:table-cell office:value-type="time" office:time-value="PT20H43M31S" table:style-name="ce4">
            <text:p>20:43:31</text:p>
          </table:table-cell>
          <table:table-cell office:value-type="time" office:time-value="PT20H43M33S" table:style-name="ce4">
            <text:p>20:43:3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9.30999999999995" table:style-name="ce1">
            <text:p>529,31</text:p>
          </table:table-cell>
          <table:table-cell office:value-type="float" office:value="2.8978452155999999" table:formula="of:=[.C393]/1000 * [.D393]*[.E393]/1000" table:style-name="ce1">
            <text:p>2,897845216</text:p>
          </table:table-cell>
          <table:table-cell table:number-columns-repeated="2" table:style-name="ce1"/>
          <table:table-cell office:value-type="float" office:value="0.20089409746501952" table:formula="of:=[.F393]-([.$J$3]*[.C393]/1000)" table:style-name="ce1">
            <text:p>0,200894097</text:p>
          </table:table-cell>
          <table:table-cell table:number-columns-repeated="16375"/>
        </table:table-row>
        <table:table-row table:style-name="ro1">
          <table:table-cell office:value-type="time" office:time-value="PT20H43M33S" table:style-name="ce4">
            <text:p>20:43:33</text:p>
          </table:table-cell>
          <table:table-cell office:value-type="time" office:time-value="PT20H43M34S" table:style-name="ce4">
            <text:p>20:43:3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08.54" table:style-name="ce1">
            <text:p>508,54</text:p>
          </table:table-cell>
          <table:table-cell office:value-type="float" office:value="2.7946307159999999" table:formula="of:=[.C394]/1000 * [.D394]*[.E394]/1000" table:style-name="ce1">
            <text:p>2,794630716</text:p>
          </table:table-cell>
          <table:table-cell table:number-columns-repeated="2" table:style-name="ce1"/>
          <table:table-cell office:value-type="float" office:value="8.751201589278601E-2" table:formula="of:=[.F394]-([.$J$3]*[.C394]/1000)" table:style-name="ce1">
            <text:p>0,087512016</text:p>
          </table:table-cell>
          <table:table-cell table:number-columns-repeated="16375"/>
        </table:table-row>
        <table:table-row table:style-name="ro1">
          <table:table-cell office:value-type="time" office:time-value="PT20H43M34S" table:style-name="ce4">
            <text:p>20:43:34</text:p>
          </table:table-cell>
          <table:table-cell office:value-type="time" office:time-value="PT20H43M35S" table:style-name="ce4">
            <text:p>20:43:3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2.27" table:style-name="ce1">
            <text:p>562,27</text:p>
          </table:table-cell>
          <table:table-cell office:value-type="float" office:value="3.1015038107999997" table:formula="of:=[.C395]/1000 * [.D395]*[.E395]/1000" table:style-name="ce1">
            <text:p>3,101503811</text:p>
          </table:table-cell>
          <table:table-cell table:number-columns-repeated="2" table:style-name="ce1"/>
          <table:table-cell office:value-type="float" office:value="0.38421752872055226" table:formula="of:=[.F395]-([.$J$3]*[.C395]/1000)" table:style-name="ce1">
            <text:p>0,384217529</text:p>
          </table:table-cell>
          <table:table-cell table:number-columns-repeated="16375"/>
        </table:table-row>
        <table:table-row table:style-name="ro1">
          <table:table-cell office:value-type="time" office:time-value="PT20H43M35S" table:style-name="ce4">
            <text:p>20:43:35</text:p>
          </table:table-cell>
          <table:table-cell office:value-type="time" office:time-value="PT20H43M36S" table:style-name="ce4">
            <text:p>20:43:3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0.11" table:style-name="ce1">
            <text:p>550,11</text:p>
          </table:table-cell>
          <table:table-cell office:value-type="float" office:value="3.0204009594000003" table:formula="of:=[.C396]/1000 * [.D396]*[.E396]/1000" table:style-name="ce1">
            <text:p>3,020400959</text:p>
          </table:table-cell>
          <table:table-cell table:number-columns-repeated="2" table:style-name="ce1"/>
          <table:table-cell office:value-type="float" office:value="0.32090794577196124" table:formula="of:=[.F396]-([.$J$3]*[.C396]/1000)" table:style-name="ce1">
            <text:p>0,320907946</text:p>
          </table:table-cell>
          <table:table-cell table:number-columns-repeated="16375"/>
        </table:table-row>
        <table:table-row table:style-name="ro1">
          <table:table-cell office:value-type="time" office:time-value="PT20H43M36S" table:style-name="ce4">
            <text:p>20:43:36</text:p>
          </table:table-cell>
          <table:table-cell office:value-type="time" office:time-value="PT20H43M37S" table:style-name="ce4">
            <text:p>20:43:3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5.19000000000005" table:style-name="ce1">
            <text:p>525,19</text:p>
          </table:table-cell>
          <table:table-cell office:value-type="float" office:value="2.8998680964000005" table:formula="of:=[.C397]/1000 * [.D397]*[.E397]/1000" table:style-name="ce1">
            <text:p>2,899868096</text:p>
          </table:table-cell>
          <table:table-cell table:number-columns-repeated="2" table:style-name="ce1"/>
          <table:table-cell office:value-type="float" office:value="0.18512370981361137" table:formula="of:=[.F397]-([.$J$3]*[.C397]/1000)" table:style-name="ce1">
            <text:p>0,18512371</text:p>
          </table:table-cell>
          <table:table-cell table:number-columns-repeated="16375"/>
        </table:table-row>
        <table:table-row table:style-name="ro1">
          <table:table-cell office:value-type="time" office:time-value="PT20H43M37S" table:style-name="ce4">
            <text:p>20:43:37</text:p>
          </table:table-cell>
          <table:table-cell office:value-type="time" office:time-value="PT20H43M38S" table:style-name="ce4">
            <text:p>20:43:3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73" table:style-name="ce1">
            <text:p>541,73</text:p>
          </table:table-cell>
          <table:table-cell office:value-type="float" office:value="2.9743902341999999" table:formula="of:=[.C398]/1000 * [.D398]*[.E398]/1000" table:style-name="ce1">
            <text:p>2,974390234</text:p>
          </table:table-cell>
          <table:table-cell table:number-columns-repeated="2" table:style-name="ce1"/>
          <table:table-cell office:value-type="float" office:value="0.27489722057196087" table:formula="of:=[.F398]-([.$J$3]*[.C398]/1000)" table:style-name="ce1">
            <text:p>0,274897221</text:p>
          </table:table-cell>
          <table:table-cell table:number-columns-repeated="16375"/>
        </table:table-row>
        <table:table-row table:style-name="ro1">
          <table:table-cell office:value-type="time" office:time-value="PT20H43M38S" table:style-name="ce4">
            <text:p>20:43:38</text:p>
          </table:table-cell>
          <table:table-cell office:value-type="time" office:time-value="PT20H43M39S" table:style-name="ce4">
            <text:p>20:43:3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7.29" table:style-name="ce1">
            <text:p>547,29</text:p>
          </table:table-cell>
          <table:table-cell office:value-type="float" office:value="3.0132254987999998" table:formula="of:=[.C399]/1000 * [.D399]*[.E399]/1000" table:style-name="ce1">
            <text:p>3,013225499</text:p>
          </table:table-cell>
          <table:table-cell table:number-columns-repeated="2" table:style-name="ce1"/>
          <table:table-cell office:value-type="float" office:value="0.3010230077066689" table:formula="of:=[.F399]-([.$J$3]*[.C399]/1000)" table:style-name="ce1">
            <text:p>0,301023008</text:p>
          </table:table-cell>
          <table:table-cell table:number-columns-repeated="16375"/>
        </table:table-row>
        <table:table-row table:style-name="ro1">
          <table:table-cell office:value-type="time" office:time-value="PT20H43M39S" table:style-name="ce4">
            <text:p>20:43:39</text:p>
          </table:table-cell>
          <table:table-cell office:value-type="time" office:time-value="PT20H43M40S" table:style-name="ce4">
            <text:p>20:43:4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1.92999999999995" table:style-name="ce1">
            <text:p>541,93</text:p>
          </table:table-cell>
          <table:table-cell office:value-type="float" office:value="2.9865111984000001" table:formula="of:=[.C400]/1000 * [.D400]*[.E400]/1000" table:style-name="ce1">
            <text:p>2,986511198</text:p>
          </table:table-cell>
          <table:table-cell table:number-columns-repeated="2" table:style-name="ce1"/>
          <table:table-cell office:value-type="float" office:value="0.27176681181361095" table:formula="of:=[.F400]-([.$J$3]*[.C400]/1000)" table:style-name="ce1">
            <text:p>0,271766812</text:p>
          </table:table-cell>
          <table:table-cell table:number-columns-repeated="16375"/>
        </table:table-row>
        <table:table-row table:style-name="ro1">
          <table:table-cell office:value-type="time" office:time-value="PT20H43M40S" table:style-name="ce4">
            <text:p>20:43:40</text:p>
          </table:table-cell>
          <table:table-cell office:value-type="time" office:time-value="PT20H43M41S" table:style-name="ce4">
            <text:p>20:43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.73" table:style-name="ce1">
            <text:p>541,73</text:p>
          </table:table-cell>
          <table:table-cell office:value-type="float" office:value="2.9715894900999995" table:formula="of:=[.C401]/1000 * [.D401]*[.E401]/1000" table:style-name="ce1">
            <text:p>2,97158949</text:p>
          </table:table-cell>
          <table:table-cell table:number-columns-repeated="2" table:style-name="ce1"/>
          <table:table-cell office:value-type="float" office:value="0.27463837196501917" table:formula="of:=[.F401]-([.$J$3]*[.C401]/1000)" table:style-name="ce1">
            <text:p>0,274638372</text:p>
          </table:table-cell>
          <table:table-cell table:number-columns-repeated="16375"/>
        </table:table-row>
        <table:table-row table:style-name="ro1">
          <table:table-cell office:value-type="time" office:time-value="PT20H43M41S" table:style-name="ce4">
            <text:p>20:43:41</text:p>
          </table:table-cell>
          <table:table-cell office:value-type="time" office:time-value="PT20H43M42S" table:style-name="ce4">
            <text:p>20:43:4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6.41999999999996" table:style-name="ce1">
            <text:p>536,42</text:p>
          </table:table-cell>
          <table:table-cell office:value-type="float" office:value="2.9480087581999999" table:formula="of:=[.C402]/1000 * [.D402]*[.E402]/1000" table:style-name="ce1">
            <text:p>2,948008758</text:p>
          </table:table-cell>
          <table:table-cell table:number-columns-repeated="2" table:style-name="ce1"/>
          <table:table-cell office:value-type="float" office:value="0.24597384907890252" table:formula="of:=[.F402]-([.$J$3]*[.C402]/1000)" table:style-name="ce1">
            <text:p>0,245973849</text:p>
          </table:table-cell>
          <table:table-cell table:number-columns-repeated="16375"/>
        </table:table-row>
        <table:table-row table:style-name="ro1">
          <table:table-cell office:value-type="time" office:time-value="PT20H43M42S" table:style-name="ce4">
            <text:p>20:43:42</text:p>
          </table:table-cell>
          <table:table-cell office:value-type="time" office:time-value="PT20H43M43S" table:style-name="ce4">
            <text:p>20:43:4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8.23" table:style-name="ce1">
            <text:p>538,23</text:p>
          </table:table-cell>
          <table:table-cell office:value-type="float" office:value="2.9746518878999999" table:formula="of:=[.C403]/1000 * [.D403]*[.E403]/1000" table:style-name="ce1">
            <text:p>2,974651888</text:p>
          </table:table-cell>
          <table:table-cell table:number-columns-repeated="2" table:style-name="ce1"/>
          <table:table-cell office:value-type="float" office:value="0.25736560582055246" table:formula="of:=[.F403]-([.$J$3]*[.C403]/1000)" table:style-name="ce1">
            <text:p>0,257365606</text:p>
          </table:table-cell>
          <table:table-cell table:number-columns-repeated="16375"/>
        </table:table-row>
        <table:table-row table:style-name="ro1">
          <table:table-cell office:value-type="time" office:time-value="PT20H43M43S" table:style-name="ce4">
            <text:p>20:43:43</text:p>
          </table:table-cell>
          <table:table-cell office:value-type="time" office:time-value="PT20H43M45S" table:style-name="ce4">
            <text:p>20:43:4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9.04999999999995" table:style-name="ce1">
            <text:p>529,05</text:p>
          </table:table-cell>
          <table:table-cell office:value-type="float" office:value="2.8991516759999998" table:formula="of:=[.C404]/1000 * [.D404]*[.E404]/1000" table:style-name="ce1">
            <text:p>2,899151676</text:p>
          </table:table-cell>
          <table:table-cell table:number-columns-repeated="2" table:style-name="ce1"/>
          <table:table-cell office:value-type="float" office:value="0.19965866237196073" table:formula="of:=[.F404]-([.$J$3]*[.C404]/1000)" table:style-name="ce1">
            <text:p>0,199658662</text:p>
          </table:table-cell>
          <table:table-cell table:number-columns-repeated="16375"/>
        </table:table-row>
        <table:table-row table:style-name="ro1">
          <table:table-cell office:value-type="time" office:time-value="PT20H43M45S" table:style-name="ce4">
            <text:p>20:43:45</text:p>
          </table:table-cell>
          <table:table-cell office:value-type="time" office:time-value="PT20H43M46S" table:style-name="ce4">
            <text:p>20:43:4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42999999999995" table:style-name="ce1">
            <text:p>533,43</text:p>
          </table:table-cell>
          <table:table-cell office:value-type="float" office:value="2.9260609190999993" table:formula="of:=[.C405]/1000 * [.D405]*[.E405]/1000" table:style-name="ce1">
            <text:p>2,926060919</text:p>
          </table:table-cell>
          <table:table-cell table:number-columns-repeated="2" table:style-name="ce1"/>
          <table:table-cell office:value-type="float" office:value="0.22910980096501898" table:formula="of:=[.F405]-([.$J$3]*[.C405]/1000)" table:style-name="ce1">
            <text:p>0,229109801</text:p>
          </table:table-cell>
          <table:table-cell table:number-columns-repeated="16375"/>
        </table:table-row>
        <table:table-row table:style-name="ro1">
          <table:table-cell office:value-type="time" office:time-value="PT20H43M46S" table:style-name="ce4">
            <text:p>20:43:46</text:p>
          </table:table-cell>
          <table:table-cell office:value-type="time" office:time-value="PT20H43M47S" table:style-name="ce4">
            <text:p>20:43:4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81.91999999999996" table:style-name="ce1">
            <text:p>581,92</text:p>
          </table:table-cell>
          <table:table-cell office:value-type="float" office:value="3.1918777535999996" table:formula="of:=[.C406]/1000 * [.D406]*[.E406]/1000" table:style-name="ce1">
            <text:p>3,191877754</text:p>
          </table:table-cell>
          <table:table-cell table:number-columns-repeated="2" table:style-name="ce1"/>
          <table:table-cell office:value-type="float" office:value="0.48984284447890225" table:formula="of:=[.F406]-([.$J$3]*[.C406]/1000)" table:style-name="ce1">
            <text:p>0,489842844</text:p>
          </table:table-cell>
          <table:table-cell table:number-columns-repeated="16375"/>
        </table:table-row>
        <table:table-row table:style-name="ro1">
          <table:table-cell office:value-type="time" office:time-value="PT20H43M47S" table:style-name="ce4">
            <text:p>20:43:47</text:p>
          </table:table-cell>
          <table:table-cell office:value-type="time" office:time-value="PT20H43M48S" table:style-name="ce4">
            <text:p>20:43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96" table:style-name="ce1">
            <text:p>539,96</text:p>
          </table:table-cell>
          <table:table-cell office:value-type="float" office:value="2.9590887920000002" table:formula="of:=[.C407]/1000 * [.D407]*[.E407]/1000" table:style-name="ce1">
            <text:p>2,959088792</text:p>
          </table:table-cell>
          <table:table-cell table:number-columns-repeated="2" table:style-name="ce1"/>
          <table:table-cell office:value-type="float" office:value="0.26467956935807813" table:formula="of:=[.F407]-([.$J$3]*[.C407]/1000)" table:style-name="ce1">
            <text:p>0,264679569</text:p>
          </table:table-cell>
          <table:table-cell table:number-columns-repeated="16375"/>
        </table:table-row>
        <table:table-row table:style-name="ro1">
          <table:table-cell office:value-type="time" office:time-value="PT20H43M48S" table:style-name="ce4">
            <text:p>20:43:48</text:p>
          </table:table-cell>
          <table:table-cell office:value-type="time" office:time-value="PT20H43M49S" table:style-name="ce4">
            <text:p>20:43:4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97" table:style-name="ce1">
            <text:p>543,97</text:p>
          </table:table-cell>
          <table:table-cell office:value-type="float" office:value="2.9838767188999999" table:formula="of:=[.C408]/1000 * [.D408]*[.E408]/1000" table:style-name="ce1">
            <text:p>2,983876719</text:p>
          </table:table-cell>
          <table:table-cell table:number-columns-repeated="2" table:style-name="ce1"/>
          <table:table-cell office:value-type="float" office:value="0.28692560076501961" table:formula="of:=[.F408]-([.$J$3]*[.C408]/1000)" table:style-name="ce1">
            <text:p>0,286925601</text:p>
          </table:table-cell>
          <table:table-cell table:number-columns-repeated="16375"/>
        </table:table-row>
        <table:table-row table:style-name="ro1">
          <table:table-cell office:value-type="time" office:time-value="PT20H43M49S" table:style-name="ce4">
            <text:p>20:43:49</text:p>
          </table:table-cell>
          <table:table-cell office:value-type="time" office:time-value="PT20H43M50S" table:style-name="ce4">
            <text:p>20:43:5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9.89" table:style-name="ce1">
            <text:p>549,89</text:p>
          </table:table-cell>
          <table:table-cell office:value-type="float" office:value="3.0163501092999994" table:formula="of:=[.C409]/1000 * [.D409]*[.E409]/1000" table:style-name="ce1">
            <text:p>3,016350109</text:p>
          </table:table-cell>
          <table:table-cell table:number-columns-repeated="2" table:style-name="ce1"/>
          <table:table-cell office:value-type="float" office:value="0.31939899116501902" table:formula="of:=[.F409]-([.$J$3]*[.C409]/1000)" table:style-name="ce1">
            <text:p>0,319398991</text:p>
          </table:table-cell>
          <table:table-cell table:number-columns-repeated="16375"/>
        </table:table-row>
        <table:table-row table:style-name="ro1">
          <table:table-cell office:value-type="time" office:time-value="PT20H43M50S" table:style-name="ce4">
            <text:p>20:43:50</text:p>
          </table:table-cell>
          <table:table-cell office:value-type="time" office:time-value="PT20H43M51S" table:style-name="ce4">
            <text:p>20:43:5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2.48" table:style-name="ce1">
            <text:p>562,48</text:p>
          </table:table-cell>
          <table:table-cell office:value-type="float" office:value="3.1084669728000001" table:formula="of:=[.C410]/1000 * [.D410]*[.E410]/1000" table:style-name="ce1">
            <text:p>3,108466973</text:p>
          </table:table-cell>
          <table:table-cell table:number-columns-repeated="2" table:style-name="ce1"/>
          <table:table-cell office:value-type="float" office:value="0.38609689973443562" table:formula="of:=[.F410]-([.$J$3]*[.C410]/1000)" table:style-name="ce1">
            <text:p>0,3860969</text:p>
          </table:table-cell>
          <table:table-cell table:number-columns-repeated="16375"/>
        </table:table-row>
        <table:table-row table:style-name="ro1">
          <table:table-cell office:value-type="time" office:time-value="PT20H43M51S" table:style-name="ce4">
            <text:p>20:43:51</text:p>
          </table:table-cell>
          <table:table-cell office:value-type="time" office:time-value="PT20H43M52S" table:style-name="ce4">
            <text:p>20:43:5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36" table:style-name="ce1">
            <text:p>534,36</text:p>
          </table:table-cell>
          <table:table-cell office:value-type="float" office:value="2.9311623131999998" table:formula="of:=[.C411]/1000 * [.D411]*[.E411]/1000" table:style-name="ce1">
            <text:p>2,931162313</text:p>
          </table:table-cell>
          <table:table-cell table:number-columns-repeated="2" table:style-name="ce1"/>
          <table:table-cell office:value-type="float" office:value="0.23421119506501942" table:formula="of:=[.F411]-([.$J$3]*[.C411]/1000)" table:style-name="ce1">
            <text:p>0,234211195</text:p>
          </table:table-cell>
          <table:table-cell table:number-columns-repeated="16375"/>
        </table:table-row>
        <table:table-row table:style-name="ro1">
          <table:table-cell office:value-type="time" office:time-value="PT20H43M52S" table:style-name="ce4">
            <text:p>20:43:52</text:p>
          </table:table-cell>
          <table:table-cell office:value-type="time" office:time-value="PT20H43M53S" table:style-name="ce4">
            <text:p>20:43:5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9.37" table:style-name="ce1">
            <text:p>529,37</text:p>
          </table:table-cell>
          <table:table-cell office:value-type="float" office:value="2.9037903168999994" table:formula="of:=[.C412]/1000 * [.D412]*[.E412]/1000" table:style-name="ce1">
            <text:p>2,903790317</text:p>
          </table:table-cell>
          <table:table-cell table:number-columns-repeated="2" table:style-name="ce1"/>
          <table:table-cell office:value-type="float" office:value="0.20683919876501911" table:formula="of:=[.F412]-([.$J$3]*[.C412]/1000)" table:style-name="ce1">
            <text:p>0,206839199</text:p>
          </table:table-cell>
          <table:table-cell table:number-columns-repeated="16375"/>
        </table:table-row>
        <table:table-row table:style-name="ro1">
          <table:table-cell office:value-type="time" office:time-value="PT20H43M53S" table:style-name="ce4">
            <text:p>20:43:53</text:p>
          </table:table-cell>
          <table:table-cell office:value-type="time" office:time-value="PT20H43M54S" table:style-name="ce4">
            <text:p>20:43:54</text:p>
          </table:table-cell>
          <table:table-cell office:value-type="float" office:value="1058" table:style-name="ce1">
            <text:p>1058</text:p>
          </table:table-cell>
          <table:table-cell office:value-type="float" office:value="5.15" table:style-name="ce1">
            <text:p>5,15</text:p>
          </table:table-cell>
          <table:table-cell office:value-type="float" office:value="559.91999999999996" table:style-name="ce1">
            <text:p>559,92</text:p>
          </table:table-cell>
          <table:table-cell office:value-type="float" office:value="3.050836104" table:formula="of:=[.C413]/1000 * [.D413]*[.E413]/1000" table:style-name="ce1">
            <text:p>3,050836104</text:p>
          </table:table-cell>
          <table:table-cell table:number-columns-repeated="2" table:style-name="ce1"/>
          <table:table-cell office:value-type="float" office:value="0.36151067234419498" table:formula="of:=[.F413]-([.$J$3]*[.C413]/1000)" table:style-name="ce1">
            <text:p>0,361510672</text:p>
          </table:table-cell>
          <table:table-cell table:number-columns-repeated="16375"/>
        </table:table-row>
        <table:table-row table:style-name="ro1">
          <table:table-cell office:value-type="time" office:time-value="PT20H43M54S" table:style-name="ce4">
            <text:p>20:43:54</text:p>
          </table:table-cell>
          <table:table-cell office:value-type="time" office:time-value="PT20H43M55S" table:style-name="ce4">
            <text:p>20:43:55</text:p>
          </table:table-cell>
          <table:table-cell office:value-type="float" office:value="1054" table:style-name="ce1">
            <text:p>1054</text:p>
          </table:table-cell>
          <table:table-cell office:value-type="float" office:value="5.16" table:style-name="ce1">
            <text:p>5,16</text:p>
          </table:table-cell>
          <table:table-cell office:value-type="float" office:value="571.76" table:style-name="ce1">
            <text:p>571,76</text:p>
          </table:table-cell>
          <table:table-cell office:value-type="float" office:value="3.1095968064000004" table:formula="of:=[.C414]/1000 * [.D414]*[.E414]/1000" table:style-name="ce1">
            <text:p>3,109596806</text:p>
          </table:table-cell>
          <table:table-cell table:number-columns-repeated="2" table:style-name="ce1"/>
          <table:table-cell office:value-type="float" office:value="0.43043895671642884" table:formula="of:=[.F414]-([.$J$3]*[.C414]/1000)" table:style-name="ce1">
            <text:p>0,430438957</text:p>
          </table:table-cell>
          <table:table-cell table:number-columns-repeated="16375"/>
        </table:table-row>
        <table:table-row table:style-name="ro1">
          <table:table-cell office:value-type="time" office:time-value="PT20H43M55S" table:style-name="ce4">
            <text:p>20:43:55</text:p>
          </table:table-cell>
          <table:table-cell office:value-type="time" office:time-value="PT20H43M56S" table:style-name="ce4">
            <text:p>20:43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63" table:style-name="ce1">
            <text:p>515,63</text:p>
          </table:table-cell>
          <table:table-cell office:value-type="float" office:value="2.825755526" table:formula="of:=[.C415]/1000 * [.D415]*[.E415]/1000" table:style-name="ce1">
            <text:p>2,825755526</text:p>
          </table:table-cell>
          <table:table-cell table:number-columns-repeated="2" table:style-name="ce1"/>
          <table:table-cell office:value-type="float" office:value="0.13134630335807795" table:formula="of:=[.F415]-([.$J$3]*[.C415]/1000)" table:style-name="ce1">
            <text:p>0,131346303</text:p>
          </table:table-cell>
          <table:table-cell table:number-columns-repeated="16375"/>
        </table:table-row>
        <table:table-row table:style-name="ro1">
          <table:table-cell office:value-type="time" office:time-value="PT20H43M56S" table:style-name="ce4">
            <text:p>20:43:56</text:p>
          </table:table-cell>
          <table:table-cell office:value-type="time" office:time-value="PT20H43M58S" table:style-name="ce4">
            <text:p>20:43:58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7.92999999999995" table:style-name="ce1">
            <text:p>527,93</text:p>
          </table:table-cell>
          <table:table-cell office:value-type="float" office:value="2.9122677726999995" table:formula="of:=[.C416]/1000 * [.D416]*[.E416]/1000" table:style-name="ce1">
            <text:p>2,912267773</text:p>
          </table:table-cell>
          <table:table-cell table:number-columns-repeated="2" table:style-name="ce1"/>
          <table:table-cell office:value-type="float" office:value="0.20006528160666859" table:formula="of:=[.F416]-([.$J$3]*[.C416]/1000)" table:style-name="ce1">
            <text:p>0,200065282</text:p>
          </table:table-cell>
          <table:table-cell table:number-columns-repeated="16375"/>
        </table:table-row>
        <table:table-row table:style-name="ro1">
          <table:table-cell office:value-type="time" office:time-value="PT20H43M58S" table:style-name="ce4">
            <text:p>20:43:58</text:p>
          </table:table-cell>
          <table:table-cell office:value-type="time" office:time-value="PT20H43M59S" table:style-name="ce4">
            <text:p>20:43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6" table:style-name="ce1">
            <text:p>533,6</text:p>
          </table:table-cell>
          <table:table-cell office:value-type="float" office:value="2.9242347199999998" table:formula="of:=[.C417]/1000 * [.D417]*[.E417]/1000" table:style-name="ce1">
            <text:p>2,92423472</text:p>
          </table:table-cell>
          <table:table-cell table:number-columns-repeated="2" table:style-name="ce1"/>
          <table:table-cell office:value-type="float" office:value="0.22982549735807778" table:formula="of:=[.F417]-([.$J$3]*[.C417]/1000)" table:style-name="ce1">
            <text:p>0,229825497</text:p>
          </table:table-cell>
          <table:table-cell table:number-columns-repeated="16375"/>
        </table:table-row>
        <table:table-row table:style-name="ro1">
          <table:table-cell office:value-type="time" office:time-value="PT20H43M59S" table:style-name="ce4">
            <text:p>20:43:59</text:p>
          </table:table-cell>
          <table:table-cell office:value-type="time" office:time-value="PT20H44M0S" table:style-name="ce4">
            <text:p>20:44:00</text:p>
          </table:table-cell>
          <table:table-cell office:value-type="float" office:value="1065" table:style-name="ce1">
            <text:p>1065</text:p>
          </table:table-cell>
          <table:table-cell office:value-type="float" office:value="5.15" table:style-name="ce1">
            <text:p>5,15</text:p>
          </table:table-cell>
          <table:table-cell office:value-type="float" office:value="551.83000000000004" table:style-name="ce1">
            <text:p>551,83</text:p>
          </table:table-cell>
          <table:table-cell office:value-type="float" office:value="3.0266495925000005" table:formula="of:=[.C418]/1000 * [.D418]*[.E418]/1000" table:style-name="ce1">
            <text:p>3,026649593</text:p>
          </table:table-cell>
          <table:table-cell table:number-columns-repeated="2" table:style-name="ce1"/>
          <table:table-cell office:value-type="float" office:value="0.31953089239278665" table:formula="of:=[.F418]-([.$J$3]*[.C418]/1000)" table:style-name="ce1">
            <text:p>0,319530892</text:p>
          </table:table-cell>
          <table:table-cell table:number-columns-repeated="16375"/>
        </table:table-row>
        <table:table-row table:style-name="ro1">
          <table:table-cell office:value-type="time" office:time-value="PT20H44M0S" table:style-name="ce4">
            <text:p>20:44:00</text:p>
          </table:table-cell>
          <table:table-cell office:value-type="time" office:time-value="PT20H44M1S" table:style-name="ce4">
            <text:p>20:44:0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9.46" table:style-name="ce1">
            <text:p>549,46</text:p>
          </table:table-cell>
          <table:table-cell office:value-type="float" office:value="3.0280081247999999" table:formula="of:=[.C419]/1000 * [.D419]*[.E419]/1000" table:style-name="ce1">
            <text:p>3,028008125</text:p>
          </table:table-cell>
          <table:table-cell table:number-columns-repeated="2" table:style-name="ce1"/>
          <table:table-cell office:value-type="float" office:value="0.31326373821361075" table:formula="of:=[.F419]-([.$J$3]*[.C419]/1000)" table:style-name="ce1">
            <text:p>0,313263738</text:p>
          </table:table-cell>
          <table:table-cell table:number-columns-repeated="16375"/>
        </table:table-row>
        <table:table-row table:style-name="ro1">
          <table:table-cell office:value-type="time" office:time-value="PT20H44M1S" table:style-name="ce4">
            <text:p>20:44:01</text:p>
          </table:table-cell>
          <table:table-cell office:value-type="time" office:time-value="PT20H44M2S" table:style-name="ce4">
            <text:p>20:44:0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8.78" table:style-name="ce1">
            <text:p>518,78</text:p>
          </table:table-cell>
          <table:table-cell office:value-type="float" office:value="2.8401959927999996" table:formula="of:=[.C420]/1000 * [.D420]*[.E420]/1000" table:style-name="ce1">
            <text:p>2,840195993</text:p>
          </table:table-cell>
          <table:table-cell table:number-columns-repeated="2" table:style-name="ce1"/>
          <table:table-cell office:value-type="float" office:value="0.14324487466501923" table:formula="of:=[.F420]-([.$J$3]*[.C420]/1000)" table:style-name="ce1">
            <text:p>0,143244875</text:p>
          </table:table-cell>
          <table:table-cell table:number-columns-repeated="16375"/>
        </table:table-row>
        <table:table-row table:style-name="ro1">
          <table:table-cell office:value-type="time" office:time-value="PT20H44M2S" table:style-name="ce4">
            <text:p>20:44:02</text:p>
          </table:table-cell>
          <table:table-cell office:value-type="time" office:time-value="PT20H44M3S" table:style-name="ce4">
            <text:p>20:44:0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17999999999995" table:style-name="ce1">
            <text:p>520,18</text:p>
          </table:table-cell>
          <table:table-cell office:value-type="float" office:value="2.8533797665999994" table:formula="of:=[.C421]/1000 * [.D421]*[.E421]/1000" table:style-name="ce1">
            <text:p>2,853379767</text:p>
          </table:table-cell>
          <table:table-cell table:number-columns-repeated="2" table:style-name="ce1"/>
          <table:table-cell office:value-type="float" office:value="0.15642864846501903" table:formula="of:=[.F421]-([.$J$3]*[.C421]/1000)" table:style-name="ce1">
            <text:p>0,156428648</text:p>
          </table:table-cell>
          <table:table-cell table:number-columns-repeated="16375"/>
        </table:table-row>
        <table:table-row table:style-name="ro1">
          <table:table-cell office:value-type="time" office:time-value="PT20H44M3S" table:style-name="ce4">
            <text:p>20:44:03</text:p>
          </table:table-cell>
          <table:table-cell office:value-type="time" office:time-value="PT20H44M4S" table:style-name="ce4">
            <text:p>20:44:04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30.21" table:style-name="ce1">
            <text:p>530,21</text:p>
          </table:table-cell>
          <table:table-cell office:value-type="float" office:value="2.9356031028" table:formula="of:=[.C422]/1000 * [.D422]*[.E422]/1000" table:style-name="ce1">
            <text:p>2,935603103</text:p>
          </table:table-cell>
          <table:table-cell table:number-columns-repeated="2" table:style-name="ce1"/>
          <table:table-cell office:value-type="float" office:value="0.20814923874831859" table:formula="of:=[.F422]-([.$J$3]*[.C422]/1000)" table:style-name="ce1">
            <text:p>0,208149239</text:p>
          </table:table-cell>
          <table:table-cell table:number-columns-repeated="16375"/>
        </table:table-row>
        <table:table-row table:style-name="ro1">
          <table:table-cell office:value-type="time" office:time-value="PT20H44M4S" table:style-name="ce4">
            <text:p>20:44:04</text:p>
          </table:table-cell>
          <table:table-cell office:value-type="time" office:time-value="PT20H44M5S" table:style-name="ce4">
            <text:p>20:44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22" table:style-name="ce1">
            <text:p>533,22</text:p>
          </table:table-cell>
          <table:table-cell office:value-type="float" office:value="2.9193954965999995" table:formula="of:=[.C423]/1000 * [.D423]*[.E423]/1000" table:style-name="ce1">
            <text:p>2,919395497</text:p>
          </table:table-cell>
          <table:table-cell table:number-columns-repeated="2" table:style-name="ce1"/>
          <table:table-cell office:value-type="float" office:value="0.22752816945113574" table:formula="of:=[.F423]-([.$J$3]*[.C423]/1000)" table:style-name="ce1">
            <text:p>0,227528169</text:p>
          </table:table-cell>
          <table:table-cell table:number-columns-repeated="16375"/>
        </table:table-row>
        <table:table-row table:style-name="ro1">
          <table:table-cell office:value-type="time" office:time-value="PT20H44M5S" table:style-name="ce4">
            <text:p>20:44:05</text:p>
          </table:table-cell>
          <table:table-cell office:value-type="time" office:time-value="PT20H44M6S" table:style-name="ce4">
            <text:p>20:44:0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88" table:style-name="ce1">
            <text:p>533,88</text:p>
          </table:table-cell>
          <table:table-cell office:value-type="float" office:value="2.9285293355999999" table:formula="of:=[.C424]/1000 * [.D424]*[.E424]/1000" table:style-name="ce1">
            <text:p>2,928529336</text:p>
          </table:table-cell>
          <table:table-cell table:number-columns-repeated="2" table:style-name="ce1"/>
          <table:table-cell office:value-type="float" office:value="0.23157821746501961" table:formula="of:=[.F424]-([.$J$3]*[.C424]/1000)" table:style-name="ce1">
            <text:p>0,231578217</text:p>
          </table:table-cell>
          <table:table-cell table:number-columns-repeated="16375"/>
        </table:table-row>
        <table:table-row table:style-name="ro1">
          <table:table-cell office:value-type="time" office:time-value="PT20H44M6S" table:style-name="ce4">
            <text:p>20:44:06</text:p>
          </table:table-cell>
          <table:table-cell office:value-type="time" office:time-value="PT20H44M7S" table:style-name="ce4">
            <text:p>20:44:0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9.17999999999995" table:style-name="ce1">
            <text:p>539,18</text:p>
          </table:table-cell>
          <table:table-cell office:value-type="float" office:value="2.9490989279999997" table:formula="of:=[.C425]/1000 * [.D425]*[.E425]/1000" table:style-name="ce1">
            <text:p>2,949098928</text:p>
          </table:table-cell>
          <table:table-cell table:number-columns-repeated="2" table:style-name="ce1"/>
          <table:table-cell office:value-type="float" office:value="0.25468970535807767" table:formula="of:=[.F425]-([.$J$3]*[.C425]/1000)" table:style-name="ce1">
            <text:p>0,254689705</text:p>
          </table:table-cell>
          <table:table-cell table:number-columns-repeated="16375"/>
        </table:table-row>
        <table:table-row table:style-name="ro1">
          <table:table-cell office:value-type="time" office:time-value="PT20H44M7S" table:style-name="ce4">
            <text:p>20:44:07</text:p>
          </table:table-cell>
          <table:table-cell office:value-type="time" office:time-value="PT20H44M8S" table:style-name="ce4">
            <text:p>20:44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54999999999995" table:style-name="ce1">
            <text:p>535,55</text:p>
          </table:table-cell>
          <table:table-cell office:value-type="float" office:value="2.9349211099999999" table:formula="of:=[.C426]/1000 * [.D426]*[.E426]/1000" table:style-name="ce1">
            <text:p>2,93492111</text:p>
          </table:table-cell>
          <table:table-cell table:number-columns-repeated="2" table:style-name="ce1"/>
          <table:table-cell office:value-type="float" office:value="0.24051188735807782" table:formula="of:=[.F426]-([.$J$3]*[.C426]/1000)" table:style-name="ce1">
            <text:p>0,240511887</text:p>
          </table:table-cell>
          <table:table-cell table:number-columns-repeated="16375"/>
        </table:table-row>
        <table:table-row table:style-name="ro1">
          <table:table-cell office:value-type="time" office:time-value="PT20H44M8S" table:style-name="ce4">
            <text:p>20:44:08</text:p>
          </table:table-cell>
          <table:table-cell office:value-type="time" office:time-value="PT20H44M9S" table:style-name="ce4">
            <text:p>20:44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22" table:style-name="ce1">
            <text:p>540,22</text:p>
          </table:table-cell>
          <table:table-cell office:value-type="float" office:value="2.9605136440000002" table:formula="of:=[.C427]/1000 * [.D427]*[.E427]/1000" table:style-name="ce1">
            <text:p>2,960513644</text:p>
          </table:table-cell>
          <table:table-cell table:number-columns-repeated="2" table:style-name="ce1"/>
          <table:table-cell office:value-type="float" office:value="0.2661044213580781" table:formula="of:=[.F427]-([.$J$3]*[.C427]/1000)" table:style-name="ce1">
            <text:p>0,266104421</text:p>
          </table:table-cell>
          <table:table-cell table:number-columns-repeated="16375"/>
        </table:table-row>
        <table:table-row table:style-name="ro1">
          <table:table-cell office:value-type="time" office:time-value="PT20H44M10S" table:style-name="ce4">
            <text:p>20:44:10</text:p>
          </table:table-cell>
          <table:table-cell office:value-type="time" office:time-value="PT20H44M11S" table:style-name="ce4">
            <text:p>20:44:11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6.20000000000005" table:style-name="ce1">
            <text:p>526,2</text:p>
          </table:table-cell>
          <table:table-cell office:value-type="float" office:value="2.8781035200000007" table:formula="of:=[.C428]/1000 * [.D428]*[.E428]/1000" table:style-name="ce1">
            <text:p>2,87810352</text:p>
          </table:table-cell>
          <table:table-cell table:number-columns-repeated="2" table:style-name="ce1"/>
          <table:table-cell office:value-type="float" office:value="0.18369429735807863" table:formula="of:=[.F428]-([.$J$3]*[.C428]/1000)" table:style-name="ce1">
            <text:p>0,183694297</text:p>
          </table:table-cell>
          <table:table-cell table:number-columns-repeated="16375"/>
        </table:table-row>
        <table:table-row table:style-name="ro1">
          <table:table-cell office:value-type="time" office:time-value="PT20H44M11S" table:style-name="ce4">
            <text:p>20:44:11</text:p>
          </table:table-cell>
          <table:table-cell office:value-type="time" office:time-value="PT20H44M12S" table:style-name="ce4">
            <text:p>20:44:12</text:p>
          </table:table-cell>
          <table:table-cell office:value-type="float" office:value="1072" table:style-name="ce1">
            <text:p>1072</text:p>
          </table:table-cell>
          <table:table-cell office:value-type="float" office:value="5.15" table:style-name="ce1">
            <text:p>5,15</text:p>
          </table:table-cell>
          <table:table-cell office:value-type="float" office:value="533.54999999999995" table:style-name="ce1">
            <text:p>533,55</text:p>
          </table:table-cell>
          <table:table-cell office:value-type="float" office:value="2.94562284" table:formula="of:=[.C429]/1000 * [.D429]*[.E429]/1000" table:style-name="ce1">
            <text:p>2,94562284</text:p>
          </table:table-cell>
          <table:table-cell table:number-columns-repeated="2" table:style-name="ce1"/>
          <table:table-cell office:value-type="float" office:value="0.22071087144137724" table:formula="of:=[.F429]-([.$J$3]*[.C429]/1000)" table:style-name="ce1">
            <text:p>0,220710871</text:p>
          </table:table-cell>
          <table:table-cell table:number-columns-repeated="16375"/>
        </table:table-row>
        <table:table-row table:style-name="ro1">
          <table:table-cell office:value-type="time" office:time-value="PT20H44M12S" table:style-name="ce4">
            <text:p>20:44:12</text:p>
          </table:table-cell>
          <table:table-cell office:value-type="time" office:time-value="PT20H44M13S" table:style-name="ce4">
            <text:p>20:44:1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6.13" table:style-name="ce1">
            <text:p>546,13</text:p>
          </table:table-cell>
          <table:table-cell office:value-type="float" office:value="2.9985486101999999" table:formula="of:=[.C430]/1000 * [.D430]*[.E430]/1000" table:style-name="ce1">
            <text:p>2,99854861</text:p>
          </table:table-cell>
          <table:table-cell table:number-columns-repeated="2" table:style-name="ce1"/>
          <table:table-cell office:value-type="float" office:value="0.29905559657196079" table:formula="of:=[.F430]-([.$J$3]*[.C430]/1000)" table:style-name="ce1">
            <text:p>0,299055597</text:p>
          </table:table-cell>
          <table:table-cell table:number-columns-repeated="16375"/>
        </table:table-row>
        <table:table-row table:style-name="ro1">
          <table:table-cell office:value-type="time" office:time-value="PT20H44M13S" table:style-name="ce4">
            <text:p>20:44:13</text:p>
          </table:table-cell>
          <table:table-cell office:value-type="time" office:time-value="PT20H44M14S" table:style-name="ce4">
            <text:p>20:44:1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" table:style-name="ce1">
            <text:p>541</text:p>
          </table:table-cell>
          <table:table-cell office:value-type="float" office:value="2.96758517" table:formula="of:=[.C431]/1000 * [.D431]*[.E431]/1000" table:style-name="ce1">
            <text:p>2,96758517</text:p>
          </table:table-cell>
          <table:table-cell table:number-columns-repeated="2" table:style-name="ce1"/>
          <table:table-cell office:value-type="float" office:value="0.27063405186501965" table:formula="of:=[.F431]-([.$J$3]*[.C431]/1000)" table:style-name="ce1">
            <text:p>0,270634052</text:p>
          </table:table-cell>
          <table:table-cell table:number-columns-repeated="16375"/>
        </table:table-row>
        <table:table-row table:style-name="ro1">
          <table:table-cell office:value-type="time" office:time-value="PT20H44M14S" table:style-name="ce4">
            <text:p>20:44:14</text:p>
          </table:table-cell>
          <table:table-cell office:value-type="time" office:time-value="PT20H44M15S" table:style-name="ce4">
            <text:p>20:44:15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0.19000000000005" table:style-name="ce1">
            <text:p>530,19</text:p>
          </table:table-cell>
          <table:table-cell office:value-type="float" office:value="2.9274758964000003" table:formula="of:=[.C432]/1000 * [.D432]*[.E432]/1000" table:style-name="ce1">
            <text:p>2,927475896</text:p>
          </table:table-cell>
          <table:table-cell table:number-columns-repeated="2" table:style-name="ce1"/>
          <table:table-cell office:value-type="float" office:value="0.21273150981361111" table:formula="of:=[.F432]-([.$J$3]*[.C432]/1000)" table:style-name="ce1">
            <text:p>0,21273151</text:p>
          </table:table-cell>
          <table:table-cell table:number-columns-repeated="16375"/>
        </table:table-row>
        <table:table-row table:style-name="ro1">
          <table:table-cell office:value-type="time" office:time-value="PT20H44M15S" table:style-name="ce4">
            <text:p>20:44:15</text:p>
          </table:table-cell>
          <table:table-cell office:value-type="time" office:time-value="PT20H44M16S" table:style-name="ce4">
            <text:p>20:44:1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90.73" table:style-name="ce1">
            <text:p>590,73</text:p>
          </table:table-cell>
          <table:table-cell office:value-type="float" office:value="3.2554421424000002" table:formula="of:=[.C433]/1000 * [.D433]*[.E433]/1000" table:style-name="ce1">
            <text:p>3,255442142</text:p>
          </table:table-cell>
          <table:table-cell table:number-columns-repeated="2" table:style-name="ce1"/>
          <table:table-cell office:value-type="float" office:value="0.54069775581361101" table:formula="of:=[.F433]-([.$J$3]*[.C433]/1000)" table:style-name="ce1">
            <text:p>0,540697756</text:p>
          </table:table-cell>
          <table:table-cell table:number-columns-repeated="16375"/>
        </table:table-row>
        <table:table-row table:style-name="ro1">
          <table:table-cell office:value-type="time" office:time-value="PT20H44M16S" table:style-name="ce4">
            <text:p>20:44:16</text:p>
          </table:table-cell>
          <table:table-cell office:value-type="time" office:time-value="PT20H44M17S" table:style-name="ce4">
            <text:p>20:44:1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0.4" table:style-name="ce1">
            <text:p>520,4</text:p>
          </table:table-cell>
          <table:table-cell office:value-type="float" office:value="2.8572770159999998" table:formula="of:=[.C434]/1000 * [.D434]*[.E434]/1000" table:style-name="ce1">
            <text:p>2,857277016</text:p>
          </table:table-cell>
          <table:table-cell table:number-columns-repeated="2" table:style-name="ce1"/>
          <table:table-cell office:value-type="float" office:value="0.15778400237196077" table:formula="of:=[.F434]-([.$J$3]*[.C434]/1000)" table:style-name="ce1">
            <text:p>0,157784002</text:p>
          </table:table-cell>
          <table:table-cell table:number-columns-repeated="16375"/>
        </table:table-row>
        <table:table-row table:style-name="ro1">
          <table:table-cell office:value-type="time" office:time-value="PT20H44M17S" table:style-name="ce4">
            <text:p>20:44:17</text:p>
          </table:table-cell>
          <table:table-cell office:value-type="time" office:time-value="PT20H44M18S" table:style-name="ce4">
            <text:p>20:44:1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3.24" table:style-name="ce1">
            <text:p>523,24</text:p>
          </table:table-cell>
          <table:table-cell office:value-type="float" office:value="2.8727131776000001" table:formula="of:=[.C435]/1000 * [.D435]*[.E435]/1000" table:style-name="ce1">
            <text:p>2,872713178</text:p>
          </table:table-cell>
          <table:table-cell table:number-columns-repeated="2" table:style-name="ce1"/>
          <table:table-cell office:value-type="float" office:value="0.1681363729858445" table:formula="of:=[.F435]-([.$J$3]*[.C435]/1000)" table:style-name="ce1">
            <text:p>0,168136373</text:p>
          </table:table-cell>
          <table:table-cell table:number-columns-repeated="16375"/>
        </table:table-row>
        <table:table-row table:style-name="ro1">
          <table:table-cell office:value-type="time" office:time-value="PT20H44M18S" table:style-name="ce4">
            <text:p>20:44:18</text:p>
          </table:table-cell>
          <table:table-cell office:value-type="time" office:time-value="PT20H44M19S" table:style-name="ce4">
            <text:p>20:44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89" table:style-name="ce1">
            <text:p>525,89</text:p>
          </table:table-cell>
          <table:table-cell office:value-type="float" office:value="2.8847012292999996" table:formula="of:=[.C436]/1000 * [.D436]*[.E436]/1000" table:style-name="ce1">
            <text:p>2,884701229</text:p>
          </table:table-cell>
          <table:table-cell table:number-columns-repeated="2" table:style-name="ce1"/>
          <table:table-cell office:value-type="float" office:value="0.18775011116501927" table:formula="of:=[.F436]-([.$J$3]*[.C436]/1000)" table:style-name="ce1">
            <text:p>0,187750111</text:p>
          </table:table-cell>
          <table:table-cell table:number-columns-repeated="16375"/>
        </table:table-row>
        <table:table-row table:style-name="ro1">
          <table:table-cell office:value-type="time" office:time-value="PT20H44M19S" table:style-name="ce4">
            <text:p>20:44:19</text:p>
          </table:table-cell>
          <table:table-cell office:value-type="time" office:time-value="PT20H44M20S" table:style-name="ce4">
            <text:p>20:44:2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8.82000000000005" table:style-name="ce1">
            <text:p>568,82</text:p>
          </table:table-cell>
          <table:table-cell office:value-type="float" office:value="3.1317636504000004" table:formula="of:=[.C437]/1000 * [.D437]*[.E437]/1000" table:style-name="ce1">
            <text:p>3,13176365</text:p>
          </table:table-cell>
          <table:table-cell table:number-columns-repeated="2" table:style-name="ce1"/>
          <table:table-cell office:value-type="float" office:value="0.41956115930666948" table:formula="of:=[.F437]-([.$J$3]*[.C437]/1000)" table:style-name="ce1">
            <text:p>0,419561159</text:p>
          </table:table-cell>
          <table:table-cell table:number-columns-repeated="16375"/>
        </table:table-row>
        <table:table-row table:style-name="ro1">
          <table:table-cell office:value-type="time" office:time-value="PT20H44M20S" table:style-name="ce4">
            <text:p>20:44:20</text:p>
          </table:table-cell>
          <table:table-cell office:value-type="time" office:time-value="PT20H44M21S" table:style-name="ce4">
            <text:p>20:44:2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0.63" table:style-name="ce1">
            <text:p>540,63</text:p>
          </table:table-cell>
          <table:table-cell office:value-type="float" office:value="2.9765574036000002" table:formula="of:=[.C438]/1000 * [.D438]*[.E438]/1000" table:style-name="ce1">
            <text:p>2,976557404</text:p>
          </table:table-cell>
          <table:table-cell table:number-columns-repeated="2" table:style-name="ce1"/>
          <table:table-cell office:value-type="float" office:value="0.26435491250666932" table:formula="of:=[.F438]-([.$J$3]*[.C438]/1000)" table:style-name="ce1">
            <text:p>0,264354913</text:p>
          </table:table-cell>
          <table:table-cell table:number-columns-repeated="16375"/>
        </table:table-row>
        <table:table-row table:style-name="ro1">
          <table:table-cell office:value-type="time" office:time-value="PT20H44M21S" table:style-name="ce4">
            <text:p>20:44:21</text:p>
          </table:table-cell>
          <table:table-cell office:value-type="time" office:time-value="PT20H44M23S" table:style-name="ce4">
            <text:p>20:44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76" table:style-name="ce1">
            <text:p>536,76</text:p>
          </table:table-cell>
          <table:table-cell office:value-type="float" office:value="2.9415521519999999" table:formula="of:=[.C439]/1000 * [.D439]*[.E439]/1000" table:style-name="ce1">
            <text:p>2,941552152</text:p>
          </table:table-cell>
          <table:table-cell table:number-columns-repeated="2" table:style-name="ce1"/>
          <table:table-cell office:value-type="float" office:value="0.2471429293580778" table:formula="of:=[.F439]-([.$J$3]*[.C439]/1000)" table:style-name="ce1">
            <text:p>0,247142929</text:p>
          </table:table-cell>
          <table:table-cell table:number-columns-repeated="16375"/>
        </table:table-row>
        <table:table-row table:style-name="ro1">
          <table:table-cell office:value-type="time" office:time-value="PT20H44M23S" table:style-name="ce4">
            <text:p>20:44:23</text:p>
          </table:table-cell>
          <table:table-cell office:value-type="time" office:time-value="PT20H44M24S" table:style-name="ce4">
            <text:p>20:44:2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0.63" table:style-name="ce1">
            <text:p>540,63</text:p>
          </table:table-cell>
          <table:table-cell office:value-type="float" office:value="2.9655555830999996" table:formula="of:=[.C440]/1000 * [.D440]*[.E440]/1000" table:style-name="ce1">
            <text:p>2,965555583</text:p>
          </table:table-cell>
          <table:table-cell table:number-columns-repeated="2" table:style-name="ce1"/>
          <table:table-cell office:value-type="float" office:value="0.26860446496501922" table:formula="of:=[.F440]-([.$J$3]*[.C440]/1000)" table:style-name="ce1">
            <text:p>0,268604465</text:p>
          </table:table-cell>
          <table:table-cell table:number-columns-repeated="16375"/>
        </table:table-row>
        <table:table-row table:style-name="ro1">
          <table:table-cell office:value-type="time" office:time-value="PT20H44M24S" table:style-name="ce4">
            <text:p>20:44:24</text:p>
          </table:table-cell>
          <table:table-cell office:value-type="time" office:time-value="PT20H44M25S" table:style-name="ce4">
            <text:p>20:44:2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7.79" table:style-name="ce1">
            <text:p>527,79</text:p>
          </table:table-cell>
          <table:table-cell office:value-type="float" office:value="2.9033094552000001" table:formula="of:=[.C441]/1000 * [.D441]*[.E441]/1000" table:style-name="ce1">
            <text:p>2,903309455</text:p>
          </table:table-cell>
          <table:table-cell table:number-columns-repeated="2" table:style-name="ce1"/>
          <table:table-cell office:value-type="float" office:value="0.19873265058584444" table:formula="of:=[.F441]-([.$J$3]*[.C441]/1000)" table:style-name="ce1">
            <text:p>0,198732651</text:p>
          </table:table-cell>
          <table:table-cell table:number-columns-repeated="16375"/>
        </table:table-row>
        <table:table-row table:style-name="ro1">
          <table:table-cell office:value-type="time" office:time-value="PT20H44M25S" table:style-name="ce4">
            <text:p>20:44:25</text:p>
          </table:table-cell>
          <table:table-cell office:value-type="time" office:time-value="PT20H44M26S" table:style-name="ce4">
            <text:p>20:44:2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16" table:style-name="ce1">
            <text:p>528,16</text:p>
          </table:table-cell>
          <table:table-cell office:value-type="float" office:value="2.8944224319999998" table:formula="of:=[.C442]/1000 * [.D442]*[.E442]/1000" table:style-name="ce1">
            <text:p>2,894422432</text:p>
          </table:table-cell>
          <table:table-cell table:number-columns-repeated="2" table:style-name="ce1"/>
          <table:table-cell office:value-type="float" office:value="0.20001320935807776" table:formula="of:=[.F442]-([.$J$3]*[.C442]/1000)" table:style-name="ce1">
            <text:p>0,200013209</text:p>
          </table:table-cell>
          <table:table-cell table:number-columns-repeated="16375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560.29141276999985" table:formula="of:=SUM([.F254:.F442])" table:style-name="ce3">
            <text:p>560,2914128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49.327206441876179" table:formula="of:=SUM([.I254:.I442])" table:style-name="ce3">
            <text:p>49,32720644</text:p>
          </table:table-cell>
          <table:table-cell table:number-columns-repeated="16375" table:style-name="ce3"/>
        </table:table-row>
        <table:table-row table:number-rows-repeated="10481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1:01:33Z</meta:creation-date>
    <dc:date>2024-04-30T11:03:02Z</dc:date>
    <meta:editing-cycles>3</meta:editing-cycles>
    <meta:editing-duration>PT1344S</meta:editing-duration>
  </office:meta>
</office:document-meta>
</file>